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Comma" style:data-style-name="N48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2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1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49">
      <style:table-cell-properties fo:border="thin solid #000000" style:vertical-align="middle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49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49">
      <style:table-cell-properties fo:border="thin solid #000000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49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2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7.77875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co5" style:family="table-column">
      <style:table-column-properties fo:break-before="auto" style:column-width="6.21770833333333cm" style:use-optimal-column-width="true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5.21229166666667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2.54cm" style:use-optimal-column-width="true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3.20145833333333cm" style:use-optimal-column-width="true"/>
    </style:style>
    <style:style style:name="co23" style:family="table-column">
      <style:table-column-properties fo:break-before="auto" style:column-width="2.64583333333333cm" style:use-optimal-column-width="true"/>
    </style:style>
    <style:style style:name="co24" style:family="table-column">
      <style:table-column-properties fo:break-before="auto" style:column-width="4.2862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4.048125cm"/>
    </style:style>
    <style:style style:name="co28" style:family="table-column">
      <style:table-column-properties fo:break-before="auto" style:column-width="3.413125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5.476875cm" style:use-optimal-column-width="true"/>
    </style:style>
    <style:style style:name="co31" style:family="table-column">
      <style:table-column-properties fo:break-before="auto" style:column-width="7.35541666666667cm" style:use-optimal-column-width="true"/>
    </style:style>
    <style:style style:name="co32" style:family="table-column">
      <style:table-column-properties fo:break-before="auto" style:column-width="5.68854166666667cm"/>
    </style:style>
    <style:style style:name="co33" style:family="table-column">
      <style:table-column-properties fo:break-before="auto" style:column-width="4.63020833333333cm" style:use-optimal-column-width="true"/>
    </style:style>
    <style:style style:name="co34" style:family="table-column">
      <style:table-column-properties fo:break-before="auto" style:column-width="2.48708333333333cm" style:use-optimal-column-width="true"/>
    </style:style>
    <style:style style:name="co35" style:family="table-column">
      <style:table-column-properties fo:break-before="auto" style:column-width="3.75708333333333cm"/>
    </style:style>
    <style:style style:name="co36" style:family="table-column">
      <style:table-column-properties fo:break-before="auto" style:column-width="2.59291666666667cm" style:use-optimal-column-width="true"/>
    </style:style>
    <style:style style:name="co37" style:family="table-column">
      <style:table-column-properties fo:break-before="auto" style:column-width="5.42395833333333cm" style:use-optimal-column-width="true"/>
    </style:style>
    <style:style style:name="co38" style:family="table-column">
      <style:table-column-properties fo:break-before="auto" style:column-width="7.3025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pril_2021.F4"/>
    </style:style>
    <style:style style:name="ce2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pril_2021.G4"/>
    </style:style>
    <style:style style:name="ce2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pril_2021.H4"/>
    </style:style>
    <style:style style:name="ce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pril_2021.I4"/>
    </style:style>
    <style:style style:name="ce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pril_2021.J4"/>
    </style:style>
    <style:style style:name="ce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pril_2021.K4"/>
    </style:style>
    <style:style style:name="ce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pril_2021.L4"/>
    </style:style>
    <style:style style:name="ce34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6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39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1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pril_2021.O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4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pril_2021.N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47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4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pril_2021.M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April_2021.Z4"/>
    </style:style>
    <style:style style:name="ce5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y_2021.G4"/>
    </style:style>
    <style:style style:name="ce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y_2021.F4"/>
    </style:style>
    <style:style style:name="ce5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y_2021.I4"/>
    </style:style>
    <style:style style:name="ce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y_2021.H4"/>
    </style:style>
    <style:style style:name="ce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y_2021.K4"/>
    </style:style>
    <style:style style:name="ce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y_2021.J4"/>
    </style:style>
    <style:style style:name="ce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y_2021.M4"/>
    </style:style>
    <style:style style:name="ce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y_2021.L4"/>
    </style:style>
    <style:style style:name="ce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y_2021.O4"/>
    </style:style>
    <style:style style:name="ce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y_2021.N4"/>
    </style:style>
    <style:style style:name="ce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ne_2021.F4"/>
    </style:style>
    <style:style style:name="ce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ne_2021.G4"/>
    </style:style>
    <style:style style:name="ce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ne_2021.H4"/>
    </style:style>
    <style:style style:name="ce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ne_2021.I4"/>
    </style:style>
    <style:style style:name="ce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ne_2021.J4"/>
    </style:style>
    <style:style style:name="ce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ne_2021.K4"/>
    </style:style>
    <style:style style:name="ce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ne_2021.L4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ne_2021.T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ne_2021.U4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ne_2021.V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ne_2021.W4"/>
    </style:style>
    <style:style style:name="ce7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ne_2021.O4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ne_2021.X4"/>
    </style:style>
    <style:style style:name="ce7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ne_2021.N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ne_2021.Y4"/>
    </style:style>
    <style:style style:name="ce7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ne_2021.M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ne_2021.Z4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ly_2021.F4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ly_2021.G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ly_2021.H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ly_2021.I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ly_2021.J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ly_2021.K4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ly_2021.L4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ly_2021.M4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ly_2021.N4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ly_2021.O4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ly_2021.T4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ly_2021.U4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ly_2021.V4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ly_2021.W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ly_2021.X4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ly_2021.Y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ly_2021.Z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Z4]));ISBLANK([.AA4])))" style:apply-style-name="cf5" style:base-cell-address="July_2021.AA4"/>
    </style:style>
    <style:style style:name="ce9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ugust_2021.G4"/>
    </style:style>
    <style:style style:name="ce9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ugust_2021.F4"/>
    </style:style>
    <style:style style:name="ce9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ugust_2021.I4"/>
    </style:style>
    <style:style style:name="ce9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ugust_2021.H4"/>
    </style:style>
    <style:style style:name="ce9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ugust_2021.K4"/>
    </style:style>
    <style:style style:name="ce10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ugust_2021.J4"/>
    </style:style>
    <style:style style:name="ce10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ugust_2021.M4"/>
    </style:style>
    <style:style style:name="ce10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ugust_2021.L4"/>
    </style:style>
    <style:style style:name="ce10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ugust_2021.O4"/>
    </style:style>
    <style:style style:name="ce10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ugust_2021.N4"/>
    </style:style>
    <style:style style:name="ce10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September_2021.G4"/>
    </style:style>
    <style:style style:name="ce10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September_2021.F4"/>
    </style:style>
    <style:style style:name="ce10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September_2021.I4"/>
    </style:style>
    <style:style style:name="ce10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September_2021.H4"/>
    </style:style>
    <style:style style:name="ce10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September_2021.K4"/>
    </style:style>
    <style:style style:name="ce11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September_2021.J4"/>
    </style:style>
    <style:style style:name="ce11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September_2021.M4"/>
    </style:style>
    <style:style style:name="ce11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September_2021.L4"/>
    </style:style>
    <style:style style:name="ce11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September_2021.O4"/>
    </style:style>
    <style:style style:name="ce11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September_2021.N4"/>
    </style:style>
    <style:style style:name="ce11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October_2021.G4"/>
    </style:style>
    <style:style style:name="ce11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October_2021.F4"/>
    </style:style>
    <style:style style:name="ce11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October_2021.I4"/>
    </style:style>
    <style:style style:name="ce11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October_2021.H4"/>
    </style:style>
    <style:style style:name="ce11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October_2021.K4"/>
    </style:style>
    <style:style style:name="ce12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October_2021.J4"/>
    </style:style>
    <style:style style:name="ce12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October_2021.M4"/>
    </style:style>
    <style:style style:name="ce12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October_2021.L4"/>
    </style:style>
    <style:style style:name="ce12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October_2021.O4"/>
    </style:style>
    <style:style style:name="ce12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October_2021.N4"/>
    </style:style>
    <style:style style:name="ce12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November_2021.G4"/>
    </style:style>
    <style:style style:name="ce12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November_2021.F4"/>
    </style:style>
    <style:style style:name="ce12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November_2021.I4"/>
    </style:style>
    <style:style style:name="ce12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November_2021.H4"/>
    </style:style>
    <style:style style:name="ce12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November_2021.K4"/>
    </style:style>
    <style:style style:name="ce1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November_2021.J4"/>
    </style:style>
    <style:style style:name="ce1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November_2021.M4"/>
    </style:style>
    <style:style style:name="ce1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November_2021.L4"/>
    </style:style>
    <style:style style:name="ce1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November_2021.O4"/>
    </style:style>
    <style:style style:name="ce13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November_2021.N4"/>
    </style:style>
    <style:style style:name="ce13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December_2021.G4"/>
    </style:style>
    <style:style style:name="ce13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December_2021.F4"/>
    </style:style>
    <style:style style:name="ce13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December_2021.I4"/>
    </style:style>
    <style:style style:name="ce13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December_2021.H4"/>
    </style:style>
    <style:style style:name="ce13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December_2021.K4"/>
    </style:style>
    <style:style style:name="ce14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December_2021.J4"/>
    </style:style>
    <style:style style:name="ce14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December_2021.M4"/>
    </style:style>
    <style:style style:name="ce14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December_2021.L4"/>
    </style:style>
    <style:style style:name="ce14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December_2021.O4"/>
    </style:style>
    <style:style style:name="ce14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December_2021.N4"/>
    </style:style>
    <style:style style:name="ce14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anuary_2022.G4"/>
    </style:style>
    <style:style style:name="ce14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anuary_2022.F4"/>
    </style:style>
    <style:style style:name="ce14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anuary_2022.I4"/>
    </style:style>
    <style:style style:name="ce14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anuary_2022.H4"/>
    </style:style>
    <style:style style:name="ce14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anuary_2022.K4"/>
    </style:style>
    <style:style style:name="ce15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anuary_2022.J4"/>
    </style:style>
    <style:style style:name="ce1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anuary_2022.M4"/>
    </style:style>
    <style:style style:name="ce15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anuary_2022.L4"/>
    </style:style>
    <style:style style:name="ce1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anuary_2022.O4"/>
    </style:style>
    <style:style style:name="ce1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anuary_2022.N4"/>
    </style:style>
    <style:style style:name="ce1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February_2022.G4"/>
    </style:style>
    <style:style style:name="ce1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February_2022.F4"/>
    </style:style>
    <style:style style:name="ce1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February_2022.I4"/>
    </style:style>
    <style:style style:name="ce1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February_2022.H4"/>
    </style:style>
    <style:style style:name="ce1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February_2022.K4"/>
    </style:style>
    <style:style style:name="ce1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February_2022.J4"/>
    </style:style>
    <style:style style:name="ce1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February_2022.M4"/>
    </style:style>
    <style:style style:name="ce1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February_2022.L4"/>
    </style:style>
    <style:style style:name="ce1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February_2022.O4"/>
    </style:style>
    <style:style style:name="ce1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February_2022.N4"/>
    </style:style>
    <style:style style:name="ce1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rch_2022.G4"/>
    </style:style>
    <style:style style:name="ce1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rch_2022.F4"/>
    </style:style>
    <style:style style:name="ce16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rch_2022.I4"/>
    </style:style>
    <style:style style:name="ce16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rch_2022.H4"/>
    </style:style>
    <style:style style:name="ce16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rch_2022.K4"/>
    </style:style>
    <style:style style:name="ce17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rch_2022.J4"/>
    </style:style>
    <style:style style:name="ce17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rch_2022.M4"/>
    </style:style>
    <style:style style:name="ce17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rch_2022.L4"/>
    </style:style>
    <style:style style:name="ce17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rch_2022.O4"/>
    </style:style>
    <style:style style:name="ce17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rch_2022.N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F4]&gt;=[.G4])" table:base-cell-address="April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" table:condition="of:is-true-formula([.G4]&lt;=[.F4])" table:base-cell-address="April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">
          <table:help-message table:display="true"/>
          <table:error-message table:display="true"/>
        </table:content-validation>
        <table:content-validation table:name="val7" table:condition="of:is-true-formula([.G4]&lt;=[.F4])" table:base-cell-address="May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8" table:condition="of:is-true-formula([.F4]&gt;=[.G4])" table:base-cell-address="May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0" table:condition="of:cell-content-is-decimal-number() and cell-content()&gt;=0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T4])" table:base-cell-address="June_2021.U4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is-true-formula([.F4]&gt;=[.G4])" table:base-cell-address="June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4" table:condition="of:is-true-formula([.G4]&lt;=[.F4])" table:base-cell-address="June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6" table:condition="of:cell-content-is-decimal-number() and cell-content-is-between(0,[.F4])" table:base-cell-address="July_2021.G4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0" table:condition="of:cell-content-is-decimal-number() and cell-content()&gt;=0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/>
        </table:content-validation>
        <table:content-validation table:name="val22" table:condition="of:is-true-formula([.G4]&lt;=[.F4])" table:base-cell-address="August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3" table:condition="of:is-true-formula([.F4]&gt;=[.G4])" table:base-cell-address="August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is-true-formula([.F4]&gt;=[.G4])" table:base-cell-address="Sept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6" table:condition="of:is-true-formula([.G4]&lt;=[.F4])" table:base-cell-address="Sept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7">
          <table:help-message table:display="true"/>
          <table:error-message table:display="true"/>
        </table:content-validation>
        <table:content-validation table:name="val28" table:condition="of:cell-content-is-decimal-number() and cell-content()&gt;=0">
          <table:help-message table:display="true"/>
          <table:error-message table:display="true"/>
        </table:content-validation>
        <table:content-validation table:name="val2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0" table:condition="of:cell-content-is-decimal-number() and cell-content()&gt;=0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/>
        </table:content-validation>
        <table:content-validation table:name="val32" table:condition="of:is-true-formula([.G4]&lt;=[.F4])" table:base-cell-address="Octo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3" table:condition="of:is-true-formula([.F4]&gt;=[.G4])" table:base-cell-address="Octo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5" table:condition="of:is-true-formula([.F4]&gt;=[.G4])" table:base-cell-address="Nov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6" table:condition="of:is-true-formula([.G4]&lt;=[.F4])" table:base-cell-address="Nov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7">
          <table:help-message table:display="true"/>
          <table:error-message table:display="true"/>
        </table:content-validation>
        <table:content-validation table:name="val38" table:condition="of:cell-content-is-decimal-number() and cell-content()&gt;=0">
          <table:help-message table:display="true"/>
          <table:error-message table:display="true"/>
        </table:content-validation>
        <table:content-validation table:name="val3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0" table:condition="of:is-true-formula([.F4]&gt;=[.G4])" table:base-cell-address="Dec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1" table:condition="of:is-true-formula([.G4]&lt;=[.F4])" table:base-cell-address="Dec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2">
          <table:help-message table:display="true"/>
          <table:error-message table:display="true"/>
        </table:content-validation>
        <table:content-validation table:name="val43" table:condition="of:cell-content-is-decimal-number() and cell-content()&gt;=0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()&gt;=0">
          <table:help-message table:display="true"/>
          <table:error-message table:display="true"/>
        </table:content-validation>
        <table:content-validation table:name="val46">
          <table:help-message table:display="true"/>
          <table:error-message table:display="true"/>
        </table:content-validation>
        <table:content-validation table:name="val47" table:condition="of:is-true-formula([.G4]&lt;=[.F4])" table:base-cell-address="Jan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8" table:condition="of:is-true-formula([.F4]&gt;=[.G4])" table:base-cell-address="Jan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0" table:condition="of:is-true-formula([.F4]&gt;=[.G4])" table:base-cell-address="Febr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1" table:condition="of:is-true-formula([.G4]&lt;=[.F4])" table:base-cell-address="Febr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2">
          <table:help-message table:display="true"/>
          <table:error-message table:display="true"/>
        </table:content-validation>
        <table:content-validation table:name="val53" table:condition="of:cell-content-is-decimal-number() and cell-content()&gt;=0">
          <table:help-message table:display="true"/>
          <table:error-message table:display="true"/>
        </table:content-validation>
        <table:content-validation table:name="val5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5" table:condition="of:cell-content-is-decimal-number() and cell-content()&gt;=0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/>
        </table:content-validation>
        <table:content-validation table:name="val57" table:condition="of:is-true-formula([.G4]&lt;=[.F4])" table:base-cell-address="March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8" table:condition="of:is-true-formula([.F4]&gt;=[.G4])" table:base-cell-address="March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9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pril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" table:style-name="ce22">
            <text:p>Year</text:p>
          </table:table-cell>
          <table:table-cell office:value-type="string" table:number-columns-spanned="1" table:number-rows-spanned="3" table:content-validation-name="val5" table:style-name="ce23">
            <text:p>Month</text:p>
          </table:table-cell>
          <table:table-cell office:value-type="string" table:number-columns-spanned="1" table:number-rows-spanned="3" table:content-validation-name="val5" table:style-name="ce24">
            <text:p>Organisation name</text:p>
          </table:table-cell>
          <table:table-cell office:value-type="string" table:number-columns-spanned="1" table:number-rows-spanned="3" table:content-validation-name="val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" table:style-name="ce5">
            <text:p>Headcount</text:p>
          </table:table-cell>
          <table:table-cell office:value-type="string" table:content-validation-name="val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0" table:content-validation-name="val2" table:style-name="ce28">
            <text:p>0.00</text:p>
          </table:table-cell>
          <table:table-cell office:value-type="float" office:value="8" table:content-validation-name="val1" table:style-name="ce29">
            <text:p>8.00</text:p>
          </table:table-cell>
          <table:table-cell office:value-type="float" office:value="7.6" table:content-validation-name="val2" table:style-name="ce30">
            <text:p>7.60</text:p>
          </table:table-cell>
          <table:table-cell office:value-type="float" office:value="14" table:content-validation-name="val1" table:style-name="ce31">
            <text:p>14.00</text:p>
          </table:table-cell>
          <table:table-cell office:value-type="float" office:value="14" table:content-validation-name="val2" table:style-name="ce32">
            <text:p>14.00</text:p>
          </table:table-cell>
          <table:table-cell office:value-type="float" office:value="22" table:content-validation-name="val1" table:style-name="ce33">
            <text:p>22.00</text:p>
          </table:table-cell>
          <table:table-cell office:value-type="float" office:value="22" table:content-validation-name="val2" table:style-name="ce48">
            <text:p>22.00</text:p>
          </table:table-cell>
          <table:table-cell office:value-type="float" office:value="6" table:content-validation-name="val1" table:style-name="ce45">
            <text:p>6.00</text:p>
          </table:table-cell>
          <table:table-cell office:value-type="float" office:value="5.25" table:content-validation-name="val2" table:style-name="ce42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8.85" table:formula="of:=[.G4]+[.I4]+[.K4]+[.M4]+[.O4]" table:style-name="ce10">
            <text:p><text:s/>49<text:s/></text:p>
          </table:table-cell>
          <table:table-cell office:value-type="float" office:value="1" table:content-validation-name="val1" table:style-name="ce34">
            <text:p>1.00</text:p>
          </table:table-cell>
          <table:table-cell office:value-type="float" office:value="1" table:content-validation-name="val2" table:style-name="ce36">
            <text:p>1.00</text:p>
          </table:table-cell>
          <table:table-cell table:content-validation-name="val1" table:style-name="ce38"/>
          <table:table-cell table:content-validation-name="val2" table:style-name="ce40"/>
          <table:table-cell table:content-validation-name="val1" table:style-name="ce43"/>
          <table:table-cell table:content-validation-name="val2" table:style-name="ce46"/>
          <table:table-cell table:content-validation-name="val1" table:style-name="ce49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49.85" table:formula="of:=[.S4]+[.AC4]" table:style-name="ce16">
            <text:p>50</text:p>
          </table:table-cell>
          <table:table-cell office:value-type="currency" office:value="195632.56" table:content-validation-name="val4" table:style-name="ce17">
            <text:p>£195,632.56</text:p>
          </table:table-cell>
          <table:table-cell office:value-type="currency" office:value="5921.05" table:content-validation-name="val4" table:style-name="ce17">
            <text:p>£5,921.05</text:p>
          </table:table-cell>
          <table:table-cell office:value-type="currency" office:value="450" table:content-validation-name="val3" table:style-name="ce17">
            <text:p>£45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51199.38" table:content-validation-name="val4" table:style-name="ce17">
            <text:p>£51,199.38</text:p>
          </table:table-cell>
          <table:table-cell office:value-type="currency" office:value="23046.7" table:content-validation-name="val4" table:style-name="ce17">
            <text:p>£23,046.70</text:p>
          </table:table-cell>
          <table:table-cell office:value-type="currency" office:value="276249.69" table:formula="of:=[.AF4]+[.AG4]+[.AH4]+[.AI4]+[.AJ4]+[.AK4]" table:style-name="ce18">
            <text:p>£276,249.69</text:p>
          </table:table-cell>
          <table:table-cell office:value-type="currency" office:value="2922.56" table:content-validation-name="val4" table:style-name="ce19">
            <text:p>£2,922.5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2922.56" table:formula="of:=[.AM4]+[.AN4]" table:style-name="ce20">
            <text:p>£2,922.56</text:p>
          </table:table-cell>
          <table:table-cell office:value-type="currency" office:value="279172.25" table:formula="of:=[.AL4]+[.AO4]" table:style-name="ce18">
            <text:p>£279,172.2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3.6081081081081079" table:content-validation-name="val2" table:style-name="ce28">
            <text:p>3.61</text:p>
          </table:table-cell>
          <table:table-cell office:value-type="float" office:value="1" table:content-validation-name="val1" table:style-name="ce29">
            <text:p>1.00</text:p>
          </table:table-cell>
          <table:table-cell office:value-type="float" office:value="0.77777777777777801" table:content-validation-name="val2" table:style-name="ce30">
            <text:p>0.78</text:p>
          </table:table-cell>
          <table:table-cell office:value-type="float" office:value="1" table:content-validation-name="val1" table:style-name="ce31">
            <text:p>1.00</text:p>
          </table:table-cell>
          <table:table-cell office:value-type="float" office:value="0.81081081081081097" table:content-validation-name="val2" table:style-name="ce32">
            <text:p>0.81</text:p>
          </table:table-cell>
          <table:table-cell office:value-type="float" office:value="17" table:content-validation-name="val1" table:style-name="ce33">
            <text:p>17.00</text:p>
          </table:table-cell>
          <table:table-cell office:value-type="float" office:value="16.282499999999999" table:content-validation-name="val2" table:style-name="ce48">
            <text:p>16.28</text:p>
          </table:table-cell>
          <table:table-cell office:value-type="float" office:value="2" table:content-validation-name="val1" table:style-name="ce45">
            <text:p>2.00</text:p>
          </table:table-cell>
          <table:table-cell office:value-type="float" office:value="2" table:content-validation-name="val2" table:style-name="ce42">
            <text:p>2.00</text:p>
          </table:table-cell>
          <table:table-cell table:number-columns-repeated="2" table:style-name="ce8"/>
          <table:table-cell office:value-type="float" office:value="25" table:formula="of:=[.F5]+[.H5]+[.J5]+[.L5]+[.N5]" table:style-name="ce10">
            <text:p><text:s/>25<text:s/></text:p>
          </table:table-cell>
          <table:table-cell office:value-type="float" office:value="23.479196696696697" table:formula="of:=[.G5]+[.I5]+[.K5]+[.M5]+[.O5]" table:style-name="ce10">
            <text:p><text:s/>23<text:s/></text:p>
          </table:table-cell>
          <table:table-cell table:content-validation-name="val1" table:style-name="ce35"/>
          <table:table-cell table:content-validation-name="val2" table:style-name="ce37"/>
          <table:table-cell table:content-validation-name="val1" table:style-name="ce38"/>
          <table:table-cell table:content-validation-name="val2" table:style-name="ce40"/>
          <table:table-cell table:content-validation-name="val1" table:style-name="ce43"/>
          <table:table-cell table:content-validation-name="val2" table:style-name="ce46"/>
          <table:table-cell table:content-validation-name="val1" table:style-name="ce49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5" table:formula="of:=[.R5]+[.AB5]" table:style-name="ce15">
            <text:p>25</text:p>
          </table:table-cell>
          <table:table-cell office:value-type="float" office:value="23.479196696696697" table:formula="of:=[.S5]+[.AC5]" table:style-name="ce16">
            <text:p>23</text:p>
          </table:table-cell>
          <table:table-cell office:value-type="currency" office:value="119362.72" table:content-validation-name="val4" table:style-name="ce17">
            <text:p>£119,362.72</text:p>
          </table:table-cell>
          <table:table-cell office:value-type="currency" office:value="477.04" table:content-validation-name="val4" table:style-name="ce17">
            <text:p>£477.04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33904.47" table:content-validation-name="val4" table:style-name="ce17">
            <text:p>£33,904.47</text:p>
          </table:table-cell>
          <table:table-cell office:value-type="currency" office:value="13723.13" table:content-validation-name="val4" table:style-name="ce17">
            <text:p>£13,723.13</text:p>
          </table:table-cell>
          <table:table-cell office:value-type="currency" office:value="167467.35999999999" table:formula="of:=[.AF5]+[.AG5]+[.AH5]+[.AI5]+[.AJ5]+[.AK5]" table:style-name="ce18">
            <text:p>£167,467.3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7467.35999999999" table:formula="of:=[.AL5]+[.AO5]" table:style-name="ce18">
            <text:p>£167,467.3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1" table:style-name="ce27">
            <text:p>70.00</text:p>
          </table:table-cell>
          <table:table-cell office:value-type="float" office:value="65.73393393393394" table:content-validation-name="val2" table:style-name="ce28">
            <text:p>65.73</text:p>
          </table:table-cell>
          <table:table-cell office:value-type="float" office:value="332" table:content-validation-name="val1" table:style-name="ce29">
            <text:p>332.00</text:p>
          </table:table-cell>
          <table:table-cell office:value-type="float" office:value="323.19076576576583" table:content-validation-name="val2" table:style-name="ce30">
            <text:p>323.19</text:p>
          </table:table-cell>
          <table:table-cell office:value-type="float" office:value="256" table:content-validation-name="val1" table:style-name="ce31">
            <text:p>256.00</text:p>
          </table:table-cell>
          <table:table-cell office:value-type="float" office:value="249.53393393393392" table:content-validation-name="val2" table:style-name="ce32">
            <text:p>249.53</text:p>
          </table:table-cell>
          <table:table-cell office:value-type="float" office:value="1680" table:content-validation-name="val1" table:style-name="ce33">
            <text:p>1680.00</text:p>
          </table:table-cell>
          <table:table-cell office:value-type="float" office:value="1538.1713631488594" table:content-validation-name="val2" table:style-name="ce48">
            <text:p>1538.17</text:p>
          </table:table-cell>
          <table:table-cell office:value-type="float" office:value="202" table:content-validation-name="val1" table:style-name="ce45">
            <text:p>202.00</text:p>
          </table:table-cell>
          <table:table-cell office:value-type="float" office:value="191.59954954954964" table:content-validation-name="val2" table:style-name="ce42">
            <text:p>191.60</text:p>
          </table:table-cell>
          <table:table-cell table:number-columns-repeated="2" table:style-name="ce8"/>
          <table:table-cell office:value-type="float" office:value="2540" table:formula="of:=[.F6]+[.H6]+[.J6]+[.L6]+[.N6]" table:style-name="ce10">
            <text:p><text:s/>2,540<text:s/></text:p>
          </table:table-cell>
          <table:table-cell office:value-type="float" office:value="2368.2295463320424" table:formula="of:=[.G6]+[.I6]+[.K6]+[.M6]+[.O6]" table:style-name="ce10">
            <text:p><text:s/>2,368<text:s/></text:p>
          </table:table-cell>
          <table:table-cell office:value-type="float" office:value="134" table:content-validation-name="val1" table:style-name="ce34">
            <text:p>134.00</text:p>
          </table:table-cell>
          <table:table-cell office:value-type="float" office:value="133.26999999999998" table:content-validation-name="val2" table:style-name="ce36">
            <text:p>133.27</text:p>
          </table:table-cell>
          <table:table-cell office:value-type="float" office:value="136" table:content-validation-name="val1" table:style-name="ce39">
            <text:p>136.00</text:p>
          </table:table-cell>
          <table:table-cell office:value-type="float" office:value="135.26486486486488" table:content-validation-name="val2" table:style-name="ce41">
            <text:p>135.26</text:p>
          </table:table-cell>
          <table:table-cell office:value-type="float" office:value="30" table:content-validation-name="val1" table:style-name="ce44">
            <text:p>30.00</text:p>
          </table:table-cell>
          <table:table-cell office:value-type="float" office:value="30" table:content-validation-name="val2" table:style-name="ce47">
            <text:p>30.00</text:p>
          </table:table-cell>
          <table:table-cell table:content-validation-name="val1" table:style-name="ce49"/>
          <table:table-cell table:style-name="ce8"/>
          <table:table-cell office:value-type="float" office:value="300" table:formula="of:=[.T6]+[.V6]+[.X6]+[.Z6]" table:style-name="ce13">
            <text:p>300</text:p>
          </table:table-cell>
          <table:table-cell office:value-type="float" office:value="298.53486486486486" table:formula="of:=[.U6]+[.W6]+[.Y6]+[.AA6]" table:style-name="ce14">
            <text:p>298.53</text:p>
          </table:table-cell>
          <table:table-cell office:value-type="float" office:value="2840" table:formula="of:=[.R6]+[.AB6]" table:style-name="ce15">
            <text:p>2840</text:p>
          </table:table-cell>
          <table:table-cell office:value-type="float" office:value="2666.7644111969075" table:formula="of:=[.S6]+[.AC6]" table:style-name="ce16">
            <text:p>2667</text:p>
          </table:table-cell>
          <table:table-cell office:value-type="currency" office:value="10605622.380000001" table:content-validation-name="val4" table:style-name="ce17">
            <text:p>£10,605,622.38</text:p>
          </table:table-cell>
          <table:table-cell office:value-type="currency" office:value="31255.9" table:content-validation-name="val4" table:style-name="ce17">
            <text:p>£31,255.90</text:p>
          </table:table-cell>
          <table:table-cell office:value-type="currency" office:value="8050" table:content-validation-name="val4" table:style-name="ce17">
            <text:p>£8,050.00</text:p>
          </table:table-cell>
          <table:table-cell office:value-type="currency" office:value="247766.93" table:content-validation-name="val4" table:style-name="ce17">
            <text:p>£247,766.93</text:p>
          </table:table-cell>
          <table:table-cell office:value-type="currency" office:value="2922897.83" table:content-validation-name="val4" table:style-name="ce17">
            <text:p>£2,922,897.83</text:p>
          </table:table-cell>
          <table:table-cell office:value-type="currency" office:value="1241590.3899999999" table:content-validation-name="val4" table:style-name="ce17">
            <text:p>£1,241,590.39</text:p>
          </table:table-cell>
          <table:table-cell office:value-type="currency" office:value="15057183.430000002" table:formula="of:=[.AF6]+[.AG6]+[.AH6]+[.AI6]+[.AJ6]+[.AK6]" table:style-name="ce18">
            <text:p>£15,057,183.43</text:p>
          </table:table-cell>
          <table:table-cell office:value-type="currency" office:value="1471789.16" table:content-validation-name="val4" table:style-name="ce19">
            <text:p>£1,471,789.1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1471789.16" table:formula="of:=[.AM6]+[.AN6]" table:style-name="ce20">
            <text:p>£1,471,789.16</text:p>
          </table:table-cell>
          <table:table-cell office:value-type="currency" office:value="16528972.590000002" table:formula="of:=[.AL6]+[.AO6]" table:style-name="ce18">
            <text:p>£16,528,972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9" table:style-name="ce22">
            <text:p>Year</text:p>
          </table:table-cell>
          <table:table-cell office:value-type="string" table:number-columns-spanned="1" table:number-rows-spanned="3" table:content-validation-name="val9" table:style-name="ce23">
            <text:p>Month</text:p>
          </table:table-cell>
          <table:table-cell office:value-type="string" table:number-columns-spanned="1" table:number-rows-spanned="3" table:content-validation-name="val9" table:style-name="ce24">
            <text:p>Organisation name</text:p>
          </table:table-cell>
          <table:table-cell office:value-type="string" table:number-columns-spanned="1" table:number-rows-spanned="3" table:content-validation-name="val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9" table:style-name="ce5">
            <text:p>Headcount</text:p>
          </table:table-cell>
          <table:table-cell office:value-type="string" table:content-validation-name="val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8" table:style-name="ce51">
            <text:p>0.00</text:p>
          </table:table-cell>
          <table:table-cell office:value-type="float" office:value="0" table:content-validation-name="val7" table:style-name="ce50">
            <text:p>0.00</text:p>
          </table:table-cell>
          <table:table-cell office:value-type="float" office:value="6" table:content-validation-name="val8" table:style-name="ce53">
            <text:p>6.00</text:p>
          </table:table-cell>
          <table:table-cell office:value-type="float" office:value="6" table:content-validation-name="val7" table:style-name="ce52">
            <text:p>6.00</text:p>
          </table:table-cell>
          <table:table-cell office:value-type="float" office:value="15" table:content-validation-name="val8" table:style-name="ce55">
            <text:p>15.00</text:p>
          </table:table-cell>
          <table:table-cell office:value-type="float" office:value="15" table:content-validation-name="val7" table:style-name="ce54">
            <text:p>15.00</text:p>
          </table:table-cell>
          <table:table-cell office:value-type="float" office:value="23" table:content-validation-name="val8" table:style-name="ce57">
            <text:p>23.00</text:p>
          </table:table-cell>
          <table:table-cell office:value-type="float" office:value="23" table:content-validation-name="val7" table:style-name="ce56">
            <text:p>23.00</text:p>
          </table:table-cell>
          <table:table-cell office:value-type="float" office:value="6" table:content-validation-name="val8" table:style-name="ce59">
            <text:p>6.00</text:p>
          </table:table-cell>
          <table:table-cell office:value-type="float" office:value="5.25" table:content-validation-name="val7" table:style-name="ce58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9.25" table:formula="of:=[.G4]+[.I4]+[.K4]+[.M4]+[.O4]" table:style-name="ce10">
            <text:p><text:s/>49<text:s/></text:p>
          </table:table-cell>
          <table:table-cell office:value-type="float" office:value="1" table:style-name="ce26">
            <text:p>1.00</text:p>
          </table:table-cell>
          <table:table-cell office:value-type="float" office:value="1" table:style-name="ce8">
            <text:p>1</text:p>
          </table:table-cell>
          <table:table-cell table:number-columns-repeated="5" table:style-name="ce26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0.25" table:formula="of:=[.S4]+[.AC4]" table:style-name="ce16">
            <text:p>50</text:p>
          </table:table-cell>
          <table:table-cell office:value-type="currency" office:value="203403.45" table:content-validation-name="val10" table:style-name="ce17">
            <text:p>£203,403.45</text:p>
          </table:table-cell>
          <table:table-cell office:value-type="currency" office:value="7935.33" table:content-validation-name="val10" table:style-name="ce17">
            <text:p>£7,935.33</text:p>
          </table:table-cell>
          <table:table-cell office:value-type="currency" office:value="4350" table:content-validation-name="val6" table:style-name="ce17">
            <text:p>£4,35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54789.25" table:content-validation-name="val10" table:style-name="ce17">
            <text:p>£54,789.25</text:p>
          </table:table-cell>
          <table:table-cell office:value-type="currency" office:value="24540.7" table:content-validation-name="val10" table:style-name="ce17">
            <text:p>£24,540.70</text:p>
          </table:table-cell>
          <table:table-cell office:value-type="currency" office:value="295018.73000000004" table:formula="of:=[.AF4]+[.AG4]+[.AH4]+[.AI4]+[.AJ4]+[.AK4]" table:style-name="ce18">
            <text:p>£295,018.73</text:p>
          </table:table-cell>
          <table:table-cell office:value-type="currency" office:value="4479.34" table:content-validation-name="val10" table:style-name="ce19">
            <text:p>£4,479.34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4479.34" table:formula="of:=[.AM4]+[.AN4]" table:style-name="ce20">
            <text:p>£4,479.34</text:p>
          </table:table-cell>
          <table:table-cell office:value-type="currency" office:value="299498.07000000007" table:formula="of:=[.AL4]+[.AO4]" table:style-name="ce18">
            <text:p>£299,498.07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3" table:content-validation-name="val8" table:style-name="ce51">
            <text:p>3.00</text:p>
          </table:table-cell>
          <table:table-cell office:value-type="float" office:value="3" table:content-validation-name="val7" table:style-name="ce50">
            <text:p>3.00</text:p>
          </table:table-cell>
          <table:table-cell office:value-type="float" office:value="1" table:content-validation-name="val8" table:style-name="ce53">
            <text:p>1.00</text:p>
          </table:table-cell>
          <table:table-cell office:value-type="float" office:value="0.77777777777777801" table:content-validation-name="val7" table:style-name="ce52">
            <text:p>0.78</text:p>
          </table:table-cell>
          <table:table-cell office:value-type="float" office:value="0" table:content-validation-name="val8" table:style-name="ce55">
            <text:p>0.00</text:p>
          </table:table-cell>
          <table:table-cell office:value-type="float" office:value="0" table:content-validation-name="val7" table:style-name="ce54">
            <text:p>0.00</text:p>
          </table:table-cell>
          <table:table-cell office:value-type="float" office:value="17" table:content-validation-name="val8" table:style-name="ce57">
            <text:p>17.00</text:p>
          </table:table-cell>
          <table:table-cell office:value-type="float" office:value="16.282499999999999" table:content-validation-name="val7" table:style-name="ce56">
            <text:p>16.28</text:p>
          </table:table-cell>
          <table:table-cell office:value-type="float" office:value="2" table:content-validation-name="val8" table:style-name="ce59">
            <text:p>2.00</text:p>
          </table:table-cell>
          <table:table-cell office:value-type="float" office:value="2" table:content-validation-name="val7" table:style-name="ce58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20864.72" table:content-validation-name="val10" table:style-name="ce17">
            <text:p>£120,864.72</text:p>
          </table:table-cell>
          <table:table-cell office:value-type="currency" office:value="477.04" table:content-validation-name="val10" table:style-name="ce17">
            <text:p>£477.04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35178.46" table:content-validation-name="val10" table:style-name="ce17">
            <text:p>£35,178.46</text:p>
          </table:table-cell>
          <table:table-cell office:value-type="currency" office:value="13930.42" table:content-validation-name="val10" table:style-name="ce17">
            <text:p>£13,930.42</text:p>
          </table:table-cell>
          <table:table-cell office:value-type="currency" office:value="170450.64" table:formula="of:=[.AF5]+[.AG5]+[.AH5]+[.AI5]+[.AJ5]+[.AK5]" table:style-name="ce18">
            <text:p>£170,450.64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0450.64" table:formula="of:=[.AL5]+[.AO5]" table:style-name="ce18">
            <text:p>£170,450.6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8" table:style-name="ce51">
            <text:p>70.00</text:p>
          </table:table-cell>
          <table:table-cell office:value-type="float" office:value="65.73393393393394" table:content-validation-name="val7" table:style-name="ce50">
            <text:p>65.73</text:p>
          </table:table-cell>
          <table:table-cell office:value-type="float" office:value="328" table:content-validation-name="val8" table:style-name="ce53">
            <text:p>328.00</text:p>
          </table:table-cell>
          <table:table-cell office:value-type="float" office:value="319.59076576576575" table:content-validation-name="val7" table:style-name="ce52">
            <text:p>319.59</text:p>
          </table:table-cell>
          <table:table-cell office:value-type="float" office:value="251" table:content-validation-name="val8" table:style-name="ce55">
            <text:p>251.00</text:p>
          </table:table-cell>
          <table:table-cell office:value-type="float" office:value="244.53393393393395" table:content-validation-name="val7" table:style-name="ce54">
            <text:p>244.53</text:p>
          </table:table-cell>
          <table:table-cell office:value-type="float" office:value="1694" table:content-validation-name="val8" table:style-name="ce57">
            <text:p>1694.00</text:p>
          </table:table-cell>
          <table:table-cell office:value-type="float" office:value="1549.5560551579413" table:content-validation-name="val7" table:style-name="ce56">
            <text:p>1549.56</text:p>
          </table:table-cell>
          <table:table-cell office:value-type="float" office:value="204" table:content-validation-name="val8" table:style-name="ce59">
            <text:p>204.00</text:p>
          </table:table-cell>
          <table:table-cell office:value-type="float" office:value="193.377927927928" table:content-validation-name="val7" table:style-name="ce58">
            <text:p>193.38</text:p>
          </table:table-cell>
          <table:table-cell table:number-columns-repeated="2" table:style-name="ce8"/>
          <table:table-cell office:value-type="float" office:value="2547" table:formula="of:=[.F6]+[.H6]+[.J6]+[.L6]+[.N6]" table:style-name="ce10">
            <text:p><text:s/>2,547<text:s/></text:p>
          </table:table-cell>
          <table:table-cell office:value-type="float" office:value="2372.7926167195028" table:formula="of:=[.G6]+[.I6]+[.K6]+[.M6]+[.O6]" table:style-name="ce10">
            <text:p><text:s/>2,373<text:s/></text:p>
          </table:table-cell>
          <table:table-cell office:value-type="float" office:value="137" table:style-name="ce26">
            <text:p>137.00</text:p>
          </table:table-cell>
          <table:table-cell office:value-type="float" office:value="135.91864864864863" table:style-name="ce26">
            <text:p>135.92</text:p>
          </table:table-cell>
          <table:table-cell office:value-type="float" office:value="140" table:style-name="ce26">
            <text:p>140.00</text:p>
          </table:table-cell>
          <table:table-cell office:value-type="float" office:value="138.81" table:style-name="ce26">
            <text:p>138.81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07" table:formula="of:=[.T6]+[.V6]+[.X6]+[.Z6]" table:style-name="ce13">
            <text:p>307</text:p>
          </table:table-cell>
          <table:table-cell office:value-type="float" office:value="304.72864864864863" table:formula="of:=[.U6]+[.W6]+[.Y6]+[.AA6]" table:style-name="ce14">
            <text:p>304.73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7.5212653681515" table:formula="of:=[.S6]+[.AC6]" table:style-name="ce16">
            <text:p>2678</text:p>
          </table:table-cell>
          <table:table-cell office:value-type="currency" office:value="10603941.720000001" table:content-validation-name="val10" table:style-name="ce17">
            <text:p>£10,603,941.72</text:p>
          </table:table-cell>
          <table:table-cell office:value-type="currency" office:value="29221.51" table:content-validation-name="val10" table:style-name="ce17">
            <text:p>£29,221.51</text:p>
          </table:table-cell>
          <table:table-cell office:value-type="currency" office:value="4850" table:content-validation-name="val10" table:style-name="ce17">
            <text:p>£4,850.00</text:p>
          </table:table-cell>
          <table:table-cell office:value-type="currency" office:value="113863.2" table:content-validation-name="val10" table:style-name="ce17">
            <text:p>£113,863.20</text:p>
          </table:table-cell>
          <table:table-cell office:value-type="currency" office:value="2930750.28" table:content-validation-name="val10" table:style-name="ce17">
            <text:p>£2,930,750.28</text:p>
          </table:table-cell>
          <table:table-cell office:value-type="currency" office:value="1221368.46" table:content-validation-name="val10" table:style-name="ce17">
            <text:p>£1,221,368.46</text:p>
          </table:table-cell>
          <table:table-cell office:value-type="currency" office:value="14903995.169999998" table:formula="of:=[.AF6]+[.AG6]+[.AH6]+[.AI6]+[.AJ6]+[.AK6]" table:style-name="ce18">
            <text:p>£14,903,995.17</text:p>
          </table:table-cell>
          <table:table-cell office:value-type="currency" office:value="1533175.31" table:content-validation-name="val10" table:style-name="ce19">
            <text:p>£1,533,175.31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1533175.31" table:formula="of:=[.AM6]+[.AN6]" table:style-name="ce20">
            <text:p>£1,533,175.31</text:p>
          </table:table-cell>
          <table:table-cell office:value-type="currency" office:value="16437170.479999999" table:formula="of:=[.AL6]+[.AO6]" table:style-name="ce18">
            <text:p>£16,437,170.48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ne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5" table:style-name="ce22">
            <text:p>Year</text:p>
          </table:table-cell>
          <table:table-cell office:value-type="string" table:number-columns-spanned="1" table:number-rows-spanned="3" table:content-validation-name="val15" table:style-name="ce23">
            <text:p>Month</text:p>
          </table:table-cell>
          <table:table-cell office:value-type="string" table:number-columns-spanned="1" table:number-rows-spanned="3" table:content-validation-name="val15" table:style-name="ce24">
            <text:p>Organisation name</text:p>
          </table:table-cell>
          <table:table-cell office:value-type="string" table:number-columns-spanned="1" table:number-rows-spanned="3" table:content-validation-name="val1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5" table:style-name="ce5">
            <text:p>Headcount</text:p>
          </table:table-cell>
          <table:table-cell office:value-type="string" table:content-validation-name="val1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3" table:style-name="ce60">
            <text:p>1.00</text:p>
          </table:table-cell>
          <table:table-cell office:value-type="float" office:value="1" table:content-validation-name="val14" table:style-name="ce61">
            <text:p>1.00</text:p>
          </table:table-cell>
          <table:table-cell office:value-type="float" office:value="6" table:content-validation-name="val13" table:style-name="ce62">
            <text:p>6.00</text:p>
          </table:table-cell>
          <table:table-cell office:value-type="float" office:value="6" table:content-validation-name="val14" table:style-name="ce63">
            <text:p>6.00</text:p>
          </table:table-cell>
          <table:table-cell office:value-type="float" office:value="15" table:content-validation-name="val13" table:style-name="ce64">
            <text:p>15.00</text:p>
          </table:table-cell>
          <table:table-cell office:value-type="float" office:value="15" table:content-validation-name="val14" table:style-name="ce65">
            <text:p>15.00</text:p>
          </table:table-cell>
          <table:table-cell office:value-type="float" office:value="21" table:content-validation-name="val13" table:style-name="ce66">
            <text:p>21.00</text:p>
          </table:table-cell>
          <table:table-cell office:value-type="float" office:value="21" table:content-validation-name="val14" table:style-name="ce75">
            <text:p>21.00</text:p>
          </table:table-cell>
          <table:table-cell office:value-type="float" office:value="6" table:content-validation-name="val13" table:style-name="ce73">
            <text:p>6.00</text:p>
          </table:table-cell>
          <table:table-cell office:value-type="float" office:value="5.25" table:content-validation-name="val14" table:style-name="ce71">
            <text:p>5.25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8.25" table:formula="of:=[.G4]+[.I4]+[.K4]+[.M4]+[.O4]" table:style-name="ce10">
            <text:p><text:s/>48<text:s/></text:p>
          </table:table-cell>
          <table:table-cell office:value-type="float" office:value="1" table:content-validation-name="val12" table:style-name="ce67">
            <text:p>1.00</text:p>
          </table:table-cell>
          <table:table-cell office:value-type="float" office:value="1" table:content-validation-name="val11" table:style-name="ce68">
            <text:p>1.00</text:p>
          </table:table-cell>
          <table:table-cell table:content-validation-name="val12" table:style-name="ce69"/>
          <table:table-cell table:content-validation-name="val11" table:style-name="ce70"/>
          <table:table-cell table:content-validation-name="val12" table:style-name="ce72"/>
          <table:table-cell table:content-validation-name="val11" table:style-name="ce74"/>
          <table:table-cell table:content-validation-name="val12" table:style-name="ce76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9.25" table:formula="of:=[.S4]+[.AC4]" table:style-name="ce16">
            <text:p>49</text:p>
          </table:table-cell>
          <table:table-cell office:value-type="currency" office:value="185291.9" table:content-validation-name="val12" table:style-name="ce17">
            <text:p>£185,291.90</text:p>
          </table:table-cell>
          <table:table-cell office:value-type="currency" office:value="7103.62" table:content-validation-name="val12" table:style-name="ce17">
            <text:p>£7,103.62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53420.24" table:content-validation-name="val12" table:style-name="ce17">
            <text:p>£53,420.24</text:p>
          </table:table-cell>
          <table:table-cell office:value-type="currency" office:value="21764.400000000001" table:content-validation-name="val12" table:style-name="ce17">
            <text:p>£21,764.40</text:p>
          </table:table-cell>
          <table:table-cell office:value-type="currency" office:value="267580.15999999997" table:formula="of:=[.AF4]+[.AG4]+[.AH4]+[.AI4]+[.AJ4]+[.AK4]" table:style-name="ce18">
            <text:p>£267,580.16</text:p>
          </table:table-cell>
          <table:table-cell office:value-type="currency" office:value="3816.65" table:content-validation-name="val12" table:style-name="ce19">
            <text:p>£3,816.65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3816.65" table:formula="of:=[.AM4]+[.AN4]" table:style-name="ce20">
            <text:p>£3,816.65</text:p>
          </table:table-cell>
          <table:table-cell office:value-type="currency" office:value="271396.81" table:formula="of:=[.AL4]+[.AO4]" table:style-name="ce18">
            <text:p>£271,396.81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3" table:style-name="ce60">
            <text:p>4.00</text:p>
          </table:table-cell>
          <table:table-cell office:value-type="float" office:value="4" table:content-validation-name="val14" table:style-name="ce61">
            <text:p>4.00</text:p>
          </table:table-cell>
          <table:table-cell office:value-type="float" office:value="1" table:content-validation-name="val13" table:style-name="ce62">
            <text:p>1.00</text:p>
          </table:table-cell>
          <table:table-cell office:value-type="float" office:value="0.77777777777777801" table:content-validation-name="val14" table:style-name="ce63">
            <text:p>0.78</text:p>
          </table:table-cell>
          <table:table-cell office:value-type="float" office:value="0" table:content-validation-name="val13" table:style-name="ce64">
            <text:p>0.00</text:p>
          </table:table-cell>
          <table:table-cell office:value-type="float" office:value="0" table:content-validation-name="val14" table:style-name="ce65">
            <text:p>0.00</text:p>
          </table:table-cell>
          <table:table-cell office:value-type="float" office:value="16" table:content-validation-name="val13" table:style-name="ce66">
            <text:p>16.00</text:p>
          </table:table-cell>
          <table:table-cell office:value-type="float" office:value="15.282499999999999" table:content-validation-name="val14" table:style-name="ce75">
            <text:p>15.28</text:p>
          </table:table-cell>
          <table:table-cell office:value-type="float" office:value="2" table:content-validation-name="val13" table:style-name="ce73">
            <text:p>2.00</text:p>
          </table:table-cell>
          <table:table-cell office:value-type="float" office:value="2" table:content-validation-name="val14" table:style-name="ce71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content-validation-name="val12" table:style-name="ce67"/>
          <table:table-cell table:content-validation-name="val11" table:style-name="ce68"/>
          <table:table-cell table:content-validation-name="val12" table:style-name="ce69"/>
          <table:table-cell table:content-validation-name="val11" table:style-name="ce70"/>
          <table:table-cell table:content-validation-name="val12" table:style-name="ce72"/>
          <table:table-cell table:content-validation-name="val11" table:style-name="ce74"/>
          <table:table-cell table:content-validation-name="val12" table:style-name="ce7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16260.95" table:content-validation-name="val12" table:style-name="ce17">
            <text:p>£116,260.95</text:p>
          </table:table-cell>
          <table:table-cell office:value-type="currency" office:value="389.54" table:content-validation-name="val12" table:style-name="ce17">
            <text:p>£389.54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32967.19" table:content-validation-name="val12" table:style-name="ce17">
            <text:p>£32,967.19</text:p>
          </table:table-cell>
          <table:table-cell office:value-type="currency" office:value="13361.26" table:content-validation-name="val12" table:style-name="ce17">
            <text:p>£13,361.26</text:p>
          </table:table-cell>
          <table:table-cell office:value-type="currency" office:value="162978.94" table:formula="of:=[.AF5]+[.AG5]+[.AH5]+[.AI5]+[.AJ5]+[.AK5]" table:style-name="ce18">
            <text:p>£162,978.94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2978.94" table:formula="of:=[.AL5]+[.AO5]" table:style-name="ce18">
            <text:p>£162,978.9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3" table:style-name="ce60">
            <text:p>68.00</text:p>
          </table:table-cell>
          <table:table-cell office:value-type="float" office:value="63.845045045045048" table:content-validation-name="val14" table:style-name="ce61">
            <text:p>63.85</text:p>
          </table:table-cell>
          <table:table-cell office:value-type="float" office:value="326" table:content-validation-name="val13" table:style-name="ce62">
            <text:p>326.00</text:p>
          </table:table-cell>
          <table:table-cell office:value-type="float" office:value="318.55833333333328" table:content-validation-name="val14" table:style-name="ce63">
            <text:p>318.56</text:p>
          </table:table-cell>
          <table:table-cell office:value-type="float" office:value="251" table:content-validation-name="val13" table:style-name="ce64">
            <text:p>251.00</text:p>
          </table:table-cell>
          <table:table-cell office:value-type="float" office:value="245.53393393393395" table:content-validation-name="val14" table:style-name="ce65">
            <text:p>245.53</text:p>
          </table:table-cell>
          <table:table-cell office:value-type="float" office:value="1694" table:content-validation-name="val13" table:style-name="ce66">
            <text:p>1694.00</text:p>
          </table:table-cell>
          <table:table-cell office:value-type="float" office:value="1549.1669935963816" table:content-validation-name="val14" table:style-name="ce75">
            <text:p>1549.17</text:p>
          </table:table-cell>
          <table:table-cell office:value-type="float" office:value="205" table:content-validation-name="val13" table:style-name="ce73">
            <text:p>205.00</text:p>
          </table:table-cell>
          <table:table-cell office:value-type="float" office:value="194.52507507507511" table:content-validation-name="val14" table:style-name="ce71">
            <text:p>194.53</text:p>
          </table:table-cell>
          <table:table-cell table:number-columns-repeated="2" table:style-name="ce8"/>
          <table:table-cell office:value-type="float" office:value="2544" table:formula="of:=[.F6]+[.H6]+[.J6]+[.L6]+[.N6]" table:style-name="ce10">
            <text:p><text:s/>2,544<text:s/></text:p>
          </table:table-cell>
          <table:table-cell office:value-type="float" office:value="2371.6293809837694" table:formula="of:=[.G6]+[.I6]+[.K6]+[.M6]+[.O6]" table:style-name="ce10">
            <text:p><text:s/>2,372<text:s/></text:p>
          </table:table-cell>
          <table:table-cell office:value-type="float" office:value="137" table:content-validation-name="val12" table:style-name="ce67">
            <text:p>137.00</text:p>
          </table:table-cell>
          <table:table-cell office:value-type="float" office:value="135.78351351351353" table:content-validation-name="val11" table:style-name="ce68">
            <text:p>135.78</text:p>
          </table:table-cell>
          <table:table-cell office:value-type="float" office:value="143" table:content-validation-name="val12" table:style-name="ce69">
            <text:p>143.00</text:p>
          </table:table-cell>
          <table:table-cell office:value-type="float" office:value="141.92972972972973" table:content-validation-name="val11" table:style-name="ce70">
            <text:p>141.93</text:p>
          </table:table-cell>
          <table:table-cell office:value-type="float" office:value="30" table:content-validation-name="val12" table:style-name="ce72">
            <text:p>30.00</text:p>
          </table:table-cell>
          <table:table-cell office:value-type="float" office:value="30" table:content-validation-name="val11" table:style-name="ce74">
            <text:p>30.00</text:p>
          </table:table-cell>
          <table:table-cell table:content-validation-name="val12" table:style-name="ce76"/>
          <table:table-cell table:style-name="ce8"/>
          <table:table-cell office:value-type="float" office:value="310" table:formula="of:=[.T6]+[.V6]+[.X6]+[.Z6]" table:style-name="ce13">
            <text:p>310</text:p>
          </table:table-cell>
          <table:table-cell office:value-type="float" office:value="307.71324324324326" table:formula="of:=[.U6]+[.W6]+[.Y6]+[.AA6]" table:style-name="ce14">
            <text:p>307.71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9.3426242270125" table:formula="of:=[.S6]+[.AC6]" table:style-name="ce16">
            <text:p>2679</text:p>
          </table:table-cell>
          <table:table-cell office:value-type="currency" office:value="10574386.34" table:content-validation-name="val12" table:style-name="ce17">
            <text:p>£10,574,386.34</text:p>
          </table:table-cell>
          <table:table-cell office:value-type="currency" office:value="32330.560000000001" table:content-validation-name="val12" table:style-name="ce17">
            <text:p>£32,330.56</text:p>
          </table:table-cell>
          <table:table-cell office:value-type="currency" office:value="87200" table:content-validation-name="val12" table:style-name="ce17">
            <text:p>£87,200.00</text:p>
          </table:table-cell>
          <table:table-cell office:value-type="currency" office:value="135677.67000000001" table:content-validation-name="val12" table:style-name="ce17">
            <text:p>£135,677.67</text:p>
          </table:table-cell>
          <table:table-cell office:value-type="currency" office:value="2921719.02" table:content-validation-name="val12" table:style-name="ce17">
            <text:p>£2,921,719.02</text:p>
          </table:table-cell>
          <table:table-cell office:value-type="currency" office:value="1235481.5900000001" table:content-validation-name="val12" table:style-name="ce17">
            <text:p>£1,235,481.59</text:p>
          </table:table-cell>
          <table:table-cell office:value-type="currency" office:value="14986795.18" table:formula="of:=[.AF6]+[.AG6]+[.AH6]+[.AI6]+[.AJ6]+[.AK6]" table:style-name="ce18">
            <text:p>£14,986,795.18</text:p>
          </table:table-cell>
          <table:table-cell office:value-type="currency" office:value="1731792.41" table:content-validation-name="val12" table:style-name="ce19">
            <text:p>£1,731,792.41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1731792.41" table:formula="of:=[.AM6]+[.AN6]" table:style-name="ce20">
            <text:p>£1,731,792.41</text:p>
          </table:table-cell>
          <table:table-cell office:value-type="currency" office:value="16718587.59" table:formula="of:=[.AL6]+[.AO6]" table:style-name="ce18">
            <text:p>£16,718,587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l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9" table:style-name="ce22">
            <text:p>Year</text:p>
          </table:table-cell>
          <table:table-cell office:value-type="string" table:number-columns-spanned="1" table:number-rows-spanned="3" table:content-validation-name="val19" table:style-name="ce23">
            <text:p>Month</text:p>
          </table:table-cell>
          <table:table-cell office:value-type="string" table:number-columns-spanned="1" table:number-rows-spanned="3" table:content-validation-name="val19" table:style-name="ce24">
            <text:p>Organisation name</text:p>
          </table:table-cell>
          <table:table-cell office:value-type="string" table:number-columns-spanned="1" table:number-rows-spanned="3" table:content-validation-name="val1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9" table:style-name="ce5">
            <text:p>Headcount</text:p>
          </table:table-cell>
          <table:table-cell office:value-type="string" table:content-validation-name="val1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7" table:style-name="ce77">
            <text:p>1.00</text:p>
          </table:table-cell>
          <table:table-cell office:value-type="float" office:value="1" table:content-validation-name="val16" table:style-name="ce78">
            <text:p>1.00</text:p>
          </table:table-cell>
          <table:table-cell office:value-type="float" office:value="8" table:content-validation-name="val17" table:style-name="ce79">
            <text:p>8.00</text:p>
          </table:table-cell>
          <table:table-cell office:value-type="float" office:value="8" table:content-validation-name="val16" table:style-name="ce80">
            <text:p>8.00</text:p>
          </table:table-cell>
          <table:table-cell office:value-type="float" office:value="14" table:content-validation-name="val17" table:style-name="ce81">
            <text:p>14.00</text:p>
          </table:table-cell>
          <table:table-cell office:value-type="float" office:value="14" table:content-validation-name="val16" table:style-name="ce82">
            <text:p>14.00</text:p>
          </table:table-cell>
          <table:table-cell office:value-type="float" office:value="21" table:content-validation-name="val17" table:style-name="ce83">
            <text:p>21.00</text:p>
          </table:table-cell>
          <table:table-cell office:value-type="float" office:value="21" table:content-validation-name="val16" table:style-name="ce84">
            <text:p>21.00</text:p>
          </table:table-cell>
          <table:table-cell office:value-type="float" office:value="4" table:content-validation-name="val17" table:style-name="ce85">
            <text:p>4.00</text:p>
          </table:table-cell>
          <table:table-cell office:value-type="float" office:value="4" table:content-validation-name="val16" table:style-name="ce86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table:content-validation-name="val18" table:style-name="ce87"/>
          <table:table-cell table:content-validation-name="val16" table:style-name="ce88"/>
          <table:table-cell table:content-validation-name="val18" table:style-name="ce89"/>
          <table:table-cell table:content-validation-name="val16" table:style-name="ce90"/>
          <table:table-cell table:content-validation-name="val18" table:style-name="ce91"/>
          <table:table-cell table:content-validation-name="val16" table:style-name="ce92"/>
          <table:table-cell office:value-type="float" office:value="2" table:content-validation-name="val18" table:style-name="ce93">
            <text:p>2.00</text:p>
          </table:table-cell>
          <table:table-cell office:value-type="float" office:value="0.1" table:content-validation-name="val16" table:style-name="ce94">
            <text:p>0.10</text:p>
          </table:table-cell>
          <table:table-cell office:value-type="float" office:value="2" table:formula="of:=[.T4]+[.V4]+[.X4]+[.Z4]" table:style-name="ce13">
            <text:p>2</text:p>
          </table:table-cell>
          <table:table-cell office:value-type="float" office:value="0.1" table:formula="of:=[.U4]+[.W4]+[.Y4]+[.AA4]" table:style-name="ce14">
            <text:p>0.1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8.1" table:formula="of:=[.S4]+[.AC4]" table:style-name="ce16">
            <text:p>48</text:p>
          </table:table-cell>
          <table:table-cell office:value-type="currency" office:value="173036.98" table:content-validation-name="val18" table:style-name="ce17">
            <text:p>£173,036.98</text:p>
          </table:table-cell>
          <table:table-cell office:value-type="currency" office:value="5919.46" table:content-validation-name="val18" table:style-name="ce17">
            <text:p>£5,919.46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47008.35" table:content-validation-name="val18" table:style-name="ce17">
            <text:p>£47,008.35</text:p>
          </table:table-cell>
          <table:table-cell office:value-type="currency" office:value="20049.32" table:content-validation-name="val18" table:style-name="ce17">
            <text:p>£20,049.32</text:p>
          </table:table-cell>
          <table:table-cell office:value-type="currency" office:value="246014.11000000002" table:formula="of:=[.AF4]+[.AG4]+[.AH4]+[.AI4]+[.AJ4]+[.AK4]" table:style-name="ce18">
            <text:p>£246,014.11</text:p>
          </table:table-cell>
          <table:table-cell office:value-type="currency" office:value="3824.52" table:content-validation-name="val18" table:style-name="ce19">
            <text:p>£3,824.52</text:p>
          </table:table-cell>
          <table:table-cell office:value-type="currency" office:value="1760" table:content-validation-name="val18" table:style-name="ce19">
            <text:p>£1,760.00</text:p>
          </table:table-cell>
          <table:table-cell office:value-type="currency" office:value="5584.52" table:formula="of:=[.AM4]+[.AN4]" table:style-name="ce20">
            <text:p>£5,584.52</text:p>
          </table:table-cell>
          <table:table-cell office:value-type="currency" office:value="251598.63" table:formula="of:=[.AL4]+[.AO4]" table:style-name="ce18">
            <text:p>£251,598.63</text:p>
          </table:table-cell>
          <table:table-cell office:value-type="string" table:style-name="ce8">
            <text:p>There were no contingent labour staff in AGO in July 2021. The cost was in respect of one half of the backpay award, credits still being certified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7" table:style-name="ce77">
            <text:p>4.00</text:p>
          </table:table-cell>
          <table:table-cell office:value-type="float" office:value="4" table:content-validation-name="val16" table:style-name="ce78">
            <text:p>4.00</text:p>
          </table:table-cell>
          <table:table-cell office:value-type="float" office:value="1" table:content-validation-name="val17" table:style-name="ce79">
            <text:p>1.00</text:p>
          </table:table-cell>
          <table:table-cell office:value-type="float" office:value="0.77777777777777801" table:content-validation-name="val16" table:style-name="ce80">
            <text:p>0.78</text:p>
          </table:table-cell>
          <table:table-cell office:value-type="float" office:value="0" table:content-validation-name="val17" table:style-name="ce81">
            <text:p>0.00</text:p>
          </table:table-cell>
          <table:table-cell office:value-type="float" office:value="0" table:content-validation-name="val16" table:style-name="ce82">
            <text:p>0.00</text:p>
          </table:table-cell>
          <table:table-cell office:value-type="float" office:value="17" table:content-validation-name="val17" table:style-name="ce83">
            <text:p>17.00</text:p>
          </table:table-cell>
          <table:table-cell office:value-type="float" office:value="16.282499999999999" table:content-validation-name="val16" table:style-name="ce84">
            <text:p>16.28</text:p>
          </table:table-cell>
          <table:table-cell office:value-type="float" office:value="2" table:content-validation-name="val17" table:style-name="ce85">
            <text:p>2.00</text:p>
          </table:table-cell>
          <table:table-cell office:value-type="float" office:value="2" table:content-validation-name="val16" table:style-name="ce86">
            <text:p>2.00</text:p>
          </table:table-cell>
          <table:table-cell table:number-columns-repeated="2" table:style-name="ce8"/>
          <table:table-cell office:value-type="float" office:value="24" table:formula="of:=[.F5]+[.H5]+[.J5]+[.L5]+[.N5]" table:style-name="ce10">
            <text:p><text:s/>24<text:s/></text:p>
          </table:table-cell>
          <table:table-cell office:value-type="float" office:value="23.060277777777777" table:formula="of:=[.G5]+[.I5]+[.K5]+[.M5]+[.O5]" table:style-name="ce10">
            <text:p><text:s/>23<text:s/></text:p>
          </table:table-cell>
          <table:table-cell table:content-validation-name="val18" table:style-name="ce87"/>
          <table:table-cell table:content-validation-name="val16" table:style-name="ce88"/>
          <table:table-cell table:content-validation-name="val18" table:style-name="ce89"/>
          <table:table-cell table:content-validation-name="val16" table:style-name="ce90"/>
          <table:table-cell table:content-validation-name="val18" table:style-name="ce91"/>
          <table:table-cell table:content-validation-name="val16" table:style-name="ce92"/>
          <table:table-cell table:content-validation-name="val18" table:style-name="ce93"/>
          <table:table-cell table:content-validation-name="val16" table:style-name="ce94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4" table:formula="of:=[.R5]+[.AB5]" table:style-name="ce15">
            <text:p>24</text:p>
          </table:table-cell>
          <table:table-cell office:value-type="float" office:value="23.060277777777777" table:formula="of:=[.S5]+[.AC5]" table:style-name="ce16">
            <text:p>23</text:p>
          </table:table-cell>
          <table:table-cell office:value-type="currency" office:value="113483.83" table:content-validation-name="val18" table:style-name="ce17">
            <text:p>£113,483.83</text:p>
          </table:table-cell>
          <table:table-cell office:value-type="currency" office:value="214.54" table:content-validation-name="val18" table:style-name="ce17">
            <text:p>£214.54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32200.71" table:content-validation-name="val18" table:style-name="ce17">
            <text:p>£32,200.71</text:p>
          </table:table-cell>
          <table:table-cell office:value-type="currency" office:value="12912.54" table:content-validation-name="val18" table:style-name="ce17">
            <text:p>£12,912.54</text:p>
          </table:table-cell>
          <table:table-cell office:value-type="currency" office:value="158811.62" table:formula="of:=[.AF5]+[.AG5]+[.AH5]+[.AI5]+[.AJ5]+[.AK5]" table:style-name="ce18">
            <text:p>£158,811.62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58811.62" table:formula="of:=[.AL5]+[.AO5]" table:style-name="ce18">
            <text:p>£158,811.6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7" table:style-name="ce77">
            <text:p>68.00</text:p>
          </table:table-cell>
          <table:table-cell office:value-type="float" office:value="63.845045045045055" table:content-validation-name="val16" table:style-name="ce78">
            <text:p>63.85</text:p>
          </table:table-cell>
          <table:table-cell office:value-type="float" office:value="331" table:content-validation-name="val17" table:style-name="ce79">
            <text:p>331.00</text:p>
          </table:table-cell>
          <table:table-cell office:value-type="float" office:value="324.12590090090089" table:content-validation-name="val16" table:style-name="ce80">
            <text:p>324.13</text:p>
          </table:table-cell>
          <table:table-cell office:value-type="float" office:value="251" table:content-validation-name="val17" table:style-name="ce81">
            <text:p>251.00</text:p>
          </table:table-cell>
          <table:table-cell office:value-type="float" office:value="246.13393393393395" table:content-validation-name="val16" table:style-name="ce82">
            <text:p>246.13</text:p>
          </table:table-cell>
          <table:table-cell office:value-type="float" office:value="1698" table:content-validation-name="val17" table:style-name="ce83">
            <text:p>1698.00</text:p>
          </table:table-cell>
          <table:table-cell office:value-type="float" office:value="1552.0563256113223" table:content-validation-name="val16" table:style-name="ce84">
            <text:p>1552.06</text:p>
          </table:table-cell>
          <table:table-cell office:value-type="float" office:value="209" table:content-validation-name="val17" table:style-name="ce85">
            <text:p>209.00</text:p>
          </table:table-cell>
          <table:table-cell office:value-type="float" office:value="198.5025525525526" table:content-validation-name="val16" table:style-name="ce86">
            <text:p>198.50</text:p>
          </table:table-cell>
          <table:table-cell table:number-columns-repeated="2" table:style-name="ce8"/>
          <table:table-cell office:value-type="float" office:value="2557" table:formula="of:=[.F6]+[.H6]+[.J6]+[.L6]+[.N6]" table:style-name="ce10">
            <text:p><text:s/>2,557<text:s/></text:p>
          </table:table-cell>
          <table:table-cell office:value-type="float" office:value="2384.6637580437546" table:formula="of:=[.G6]+[.I6]+[.K6]+[.M6]+[.O6]" table:style-name="ce10">
            <text:p><text:s/>2,385<text:s/></text:p>
          </table:table-cell>
          <table:table-cell office:value-type="float" office:value="137" table:content-validation-name="val18" table:style-name="ce87">
            <text:p>137.00</text:p>
          </table:table-cell>
          <table:table-cell office:value-type="float" office:value="135.79702702702701" table:content-validation-name="val16" table:style-name="ce88">
            <text:p>135.80</text:p>
          </table:table-cell>
          <table:table-cell office:value-type="float" office:value="151" table:content-validation-name="val18" table:style-name="ce89">
            <text:p>151.00</text:p>
          </table:table-cell>
          <table:table-cell office:value-type="float" office:value="149.21068211068211" table:content-validation-name="val16" table:style-name="ce90">
            <text:p>149.21</text:p>
          </table:table-cell>
          <table:table-cell office:value-type="float" office:value="30" table:content-validation-name="val18" table:style-name="ce91">
            <text:p>30.00</text:p>
          </table:table-cell>
          <table:table-cell office:value-type="float" office:value="30" table:content-validation-name="val16" table:style-name="ce92">
            <text:p>30.00</text:p>
          </table:table-cell>
          <table:table-cell table:content-validation-name="val18" table:style-name="ce93"/>
          <table:table-cell table:content-validation-name="val16" table:style-name="ce94"/>
          <table:table-cell office:value-type="float" office:value="318" table:formula="of:=[.T6]+[.V6]+[.X6]+[.Z6]" table:style-name="ce13">
            <text:p>318</text:p>
          </table:table-cell>
          <table:table-cell office:value-type="float" office:value="315.00770913770913" table:formula="of:=[.U6]+[.W6]+[.Y6]+[.AA6]" table:style-name="ce14">
            <text:p>315.01</text:p>
          </table:table-cell>
          <table:table-cell office:value-type="float" office:value="2875" table:formula="of:=[.R6]+[.AB6]" table:style-name="ce15">
            <text:p>2875</text:p>
          </table:table-cell>
          <table:table-cell office:value-type="float" office:value="2699.6714671814639" table:formula="of:=[.S6]+[.AC6]" table:style-name="ce16">
            <text:p>2700</text:p>
          </table:table-cell>
          <table:table-cell office:value-type="currency" office:value="10630020.390000001" table:content-validation-name="val18" table:style-name="ce17">
            <text:p>£10,630,020.39</text:p>
          </table:table-cell>
          <table:table-cell office:value-type="currency" office:value="33869.29" table:content-validation-name="val18" table:style-name="ce17">
            <text:p>£33,869.29</text:p>
          </table:table-cell>
          <table:table-cell office:value-type="currency" office:value="20960" table:content-validation-name="val18" table:style-name="ce17">
            <text:p>£20,960.00</text:p>
          </table:table-cell>
          <table:table-cell office:value-type="currency" office:value="180392.21" table:content-validation-name="val18" table:style-name="ce17">
            <text:p>£180,392.21</text:p>
          </table:table-cell>
          <table:table-cell office:value-type="currency" office:value="2940221.28" table:content-validation-name="val18" table:style-name="ce17">
            <text:p>£2,940,221.28</text:p>
          </table:table-cell>
          <table:table-cell office:value-type="currency" office:value="1235290.07" table:content-validation-name="val18" table:style-name="ce17">
            <text:p>£1,235,290.07</text:p>
          </table:table-cell>
          <table:table-cell office:value-type="currency" office:value="15040753.24" table:formula="of:=[.AF6]+[.AG6]+[.AH6]+[.AI6]+[.AJ6]+[.AK6]" table:style-name="ce18">
            <text:p>£15,040,753.24</text:p>
          </table:table-cell>
          <table:table-cell office:value-type="currency" office:value="1557489.8" table:content-validation-name="val18" table:style-name="ce19">
            <text:p>£1,557,489.8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1557489.8" table:formula="of:=[.AM6]+[.AN6]" table:style-name="ce20">
            <text:p>£1,557,489.80</text:p>
          </table:table-cell>
          <table:table-cell office:value-type="currency" office:value="16598243.040000001" table:formula="of:=[.AL6]+[.AO6]" table:style-name="ce18">
            <text:p>£16,598,243.0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August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4" table:style-name="ce22">
            <text:p>Year</text:p>
          </table:table-cell>
          <table:table-cell office:value-type="string" table:number-columns-spanned="1" table:number-rows-spanned="3" table:content-validation-name="val24" table:style-name="ce23">
            <text:p>Month</text:p>
          </table:table-cell>
          <table:table-cell office:value-type="string" table:number-columns-spanned="1" table:number-rows-spanned="3" table:content-validation-name="val24" table:style-name="ce24">
            <text:p>Organisation name</text:p>
          </table:table-cell>
          <table:table-cell office:value-type="string" table:number-columns-spanned="1" table:number-rows-spanned="3" table:content-validation-name="val2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4" table:style-name="ce5">
            <text:p>Headcount</text:p>
          </table:table-cell>
          <table:table-cell office:value-type="string" table:content-validation-name="val2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3" table:style-name="ce96">
            <text:p>1.00</text:p>
          </table:table-cell>
          <table:table-cell office:value-type="float" office:value="1" table:content-validation-name="val22" table:style-name="ce95">
            <text:p>1.00</text:p>
          </table:table-cell>
          <table:table-cell office:value-type="float" office:value="8" table:content-validation-name="val23" table:style-name="ce98">
            <text:p>8.00</text:p>
          </table:table-cell>
          <table:table-cell office:value-type="float" office:value="8" table:content-validation-name="val22" table:style-name="ce97">
            <text:p>8.00</text:p>
          </table:table-cell>
          <table:table-cell office:value-type="float" office:value="14" table:content-validation-name="val23" table:style-name="ce100">
            <text:p>14.00</text:p>
          </table:table-cell>
          <table:table-cell office:value-type="float" office:value="14" table:content-validation-name="val22" table:style-name="ce99">
            <text:p>14.00</text:p>
          </table:table-cell>
          <table:table-cell office:value-type="float" office:value="21" table:content-validation-name="val23" table:style-name="ce102">
            <text:p>21.00</text:p>
          </table:table-cell>
          <table:table-cell office:value-type="float" office:value="21" table:content-validation-name="val22" table:style-name="ce101">
            <text:p>21.00</text:p>
          </table:table-cell>
          <table:table-cell office:value-type="float" office:value="4" table:content-validation-name="val23" table:style-name="ce104">
            <text:p>4.00</text:p>
          </table:table-cell>
          <table:table-cell office:value-type="float" office:value="4" table:content-validation-name="val22" table:style-name="ce103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8">
            <text:p>2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50" table:formula="of:=[.S4]+[.AC4]" table:style-name="ce16">
            <text:p>50</text:p>
          </table:table-cell>
          <table:table-cell office:value-type="currency" office:value="185766.92" table:content-validation-name="val20" table:style-name="ce17">
            <text:p>£185,766.92</text:p>
          </table:table-cell>
          <table:table-cell office:value-type="currency" office:value="13891.63" table:content-validation-name="val20" table:style-name="ce17">
            <text:p>£13,891.63</text:p>
          </table:table-cell>
          <table:table-cell office:value-type="currency" office:value="0" table:content-validation-name="val21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47535.87" table:content-validation-name="val20" table:style-name="ce17">
            <text:p>£47,535.87</text:p>
          </table:table-cell>
          <table:table-cell office:value-type="currency" office:value="23098.3" table:content-validation-name="val20" table:style-name="ce17">
            <text:p>£23,098.30</text:p>
          </table:table-cell>
          <table:table-cell office:value-type="currency" office:value="270292.72000000003" table:formula="of:=[.AF4]+[.AG4]+[.AH4]+[.AI4]+[.AJ4]+[.AK4]" table:style-name="ce18">
            <text:p>£270,292.72</text:p>
          </table:table-cell>
          <table:table-cell office:value-type="currency" office:value="5095.84" table:content-validation-name="val20" table:style-name="ce19">
            <text:p>£5,095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5095.84" table:formula="of:=[.AM4]+[.AN4]" table:style-name="ce20">
            <text:p>£5,095.84</text:p>
          </table:table-cell>
          <table:table-cell office:value-type="currency" office:value="275388.56000000006" table:formula="of:=[.AL4]+[.AO4]" table:style-name="ce18">
            <text:p>£275,388.5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3" table:style-name="ce96">
            <text:p>4.00</text:p>
          </table:table-cell>
          <table:table-cell office:value-type="float" office:value="4" table:content-validation-name="val22" table:style-name="ce95">
            <text:p>4.00</text:p>
          </table:table-cell>
          <table:table-cell office:value-type="float" office:value="1" table:content-validation-name="val23" table:style-name="ce98">
            <text:p>1.00</text:p>
          </table:table-cell>
          <table:table-cell office:value-type="float" office:value="0.77777777777777801" table:content-validation-name="val22" table:style-name="ce97">
            <text:p>0.78</text:p>
          </table:table-cell>
          <table:table-cell office:value-type="float" office:value="0" table:content-validation-name="val23" table:style-name="ce100">
            <text:p>0.00</text:p>
          </table:table-cell>
          <table:table-cell office:value-type="float" office:value="0" table:content-validation-name="val22" table:style-name="ce99">
            <text:p>0.00</text:p>
          </table:table-cell>
          <table:table-cell office:value-type="float" office:value="21" table:content-validation-name="val23" table:style-name="ce102">
            <text:p>21.00</text:p>
          </table:table-cell>
          <table:table-cell office:value-type="float" office:value="19.75138888888889" table:content-validation-name="val22" table:style-name="ce101">
            <text:p>19.75</text:p>
          </table:table-cell>
          <table:table-cell office:value-type="float" office:value="2" table:content-validation-name="val23" table:style-name="ce104">
            <text:p>2.00</text:p>
          </table:table-cell>
          <table:table-cell office:value-type="float" office:value="2" table:content-validation-name="val22" table:style-name="ce103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529166666666669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529166666666669" table:formula="of:=[.S5]+[.AC5]" table:style-name="ce16">
            <text:p>27</text:p>
          </table:table-cell>
          <table:table-cell office:value-type="currency" office:value="126981.8" table:content-validation-name="val20" table:style-name="ce17">
            <text:p>£126,981.80</text:p>
          </table:table-cell>
          <table:table-cell office:value-type="currency" office:value="500.69" table:content-validation-name="val20" table:style-name="ce17">
            <text:p>£500.69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35944.629999999997" table:content-validation-name="val20" table:style-name="ce17">
            <text:p>£35,944.63</text:p>
          </table:table-cell>
          <table:table-cell office:value-type="currency" office:value="14204.51" table:content-validation-name="val20" table:style-name="ce17">
            <text:p>£14,204.51</text:p>
          </table:table-cell>
          <table:table-cell office:value-type="currency" office:value="177631.63" table:formula="of:=[.AF5]+[.AG5]+[.AH5]+[.AI5]+[.AJ5]+[.AK5]" table:style-name="ce18">
            <text:p>£177,631.63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7631.63" table:formula="of:=[.AL5]+[.AO5]" table:style-name="ce18">
            <text:p>£177,631.63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3" table:style-name="ce96">
            <text:p>65.00</text:p>
          </table:table-cell>
          <table:table-cell office:value-type="float" office:value="60.94" table:content-validation-name="val22" table:style-name="ce95">
            <text:p>60.94</text:p>
          </table:table-cell>
          <table:table-cell office:value-type="float" office:value="336" table:content-validation-name="val23" table:style-name="ce98">
            <text:p>336.00</text:p>
          </table:table-cell>
          <table:table-cell office:value-type="float" office:value="328.63" table:content-validation-name="val22" table:style-name="ce97">
            <text:p>328.63</text:p>
          </table:table-cell>
          <table:table-cell office:value-type="float" office:value="257" table:content-validation-name="val23" table:style-name="ce100">
            <text:p>257.00</text:p>
          </table:table-cell>
          <table:table-cell office:value-type="float" office:value="251.94" table:content-validation-name="val22" table:style-name="ce99">
            <text:p>251.94</text:p>
          </table:table-cell>
          <table:table-cell office:value-type="float" office:value="1696" table:content-validation-name="val23" table:style-name="ce102">
            <text:p>1696.00</text:p>
          </table:table-cell>
          <table:table-cell office:value-type="float" office:value="1551.33" table:content-validation-name="val22" table:style-name="ce101">
            <text:p>1551.33</text:p>
          </table:table-cell>
          <table:table-cell office:value-type="float" office:value="207" table:content-validation-name="val23" table:style-name="ce104">
            <text:p>207.00</text:p>
          </table:table-cell>
          <table:table-cell office:value-type="float" office:value="196.01" table:content-validation-name="val22" table:style-name="ce103">
            <text:p>196.01</text:p>
          </table:table-cell>
          <table:table-cell table:number-columns-repeated="2" table:style-name="ce8"/>
          <table:table-cell office:value-type="float" office:value="2561" table:formula="of:=[.F6]+[.H6]+[.J6]+[.L6]+[.N6]" table:style-name="ce10">
            <text:p><text:s/>2,561<text:s/></text:p>
          </table:table-cell>
          <table:table-cell office:value-type="float" office:value="2388.8500000000004" table:formula="of:=[.G6]+[.I6]+[.K6]+[.M6]+[.O6]" table:style-name="ce10">
            <text:p><text:s/>2,389<text:s/></text:p>
          </table:table-cell>
          <table:table-cell office:value-type="float" office:value="145" table:style-name="ce26">
            <text:p>145.00</text:p>
          </table:table-cell>
          <table:table-cell office:value-type="float" office:value="143.26999999999998" table:style-name="ce8">
            <text:p>143.27</text:p>
          </table:table-cell>
          <table:table-cell office:value-type="float" office:value="158" table:style-name="ce26">
            <text:p>158.00</text:p>
          </table:table-cell>
          <table:table-cell office:value-type="float" office:value="156.41999999999999" table:style-name="ce26">
            <text:p>156.42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33" table:formula="of:=[.T6]+[.V6]+[.X6]+[.Z6]" table:style-name="ce13">
            <text:p>333</text:p>
          </table:table-cell>
          <table:table-cell office:value-type="float" office:value="329.68999999999994" table:formula="of:=[.U6]+[.W6]+[.Y6]+[.AA6]" table:style-name="ce14">
            <text:p>329.69</text:p>
          </table:table-cell>
          <table:table-cell office:value-type="float" office:value="2894" table:formula="of:=[.R6]+[.AB6]" table:style-name="ce15">
            <text:p>2894</text:p>
          </table:table-cell>
          <table:table-cell office:value-type="float" office:value="2718.5400000000004" table:formula="of:=[.S6]+[.AC6]" table:style-name="ce16">
            <text:p>2719</text:p>
          </table:table-cell>
          <table:table-cell office:value-type="currency" office:value="10674002.16" table:content-validation-name="val20" table:style-name="ce17">
            <text:p>£10,674,002.16</text:p>
          </table:table-cell>
          <table:table-cell office:value-type="currency" office:value="33861.24" table:content-validation-name="val20" table:style-name="ce17">
            <text:p>£33,861.24</text:p>
          </table:table-cell>
          <table:table-cell office:value-type="currency" office:value="12200" table:content-validation-name="val20" table:style-name="ce17">
            <text:p>£12,200.00</text:p>
          </table:table-cell>
          <table:table-cell office:value-type="currency" office:value="103096.01" table:content-validation-name="val20" table:style-name="ce17">
            <text:p>£103,096.01</text:p>
          </table:table-cell>
          <table:table-cell office:value-type="currency" office:value="2953647.94" table:content-validation-name="val20" table:style-name="ce17">
            <text:p>£2,953,647.94</text:p>
          </table:table-cell>
          <table:table-cell office:value-type="currency" office:value="1229031.8400000001" table:content-validation-name="val20" table:style-name="ce17">
            <text:p>£1,229,031.84</text:p>
          </table:table-cell>
          <table:table-cell office:value-type="currency" office:value="15005839.189999999" table:formula="of:=[.AF6]+[.AG6]+[.AH6]+[.AI6]+[.AJ6]+[.AK6]" table:style-name="ce18">
            <text:p>£15,005,839.19</text:p>
          </table:table-cell>
          <table:table-cell office:value-type="currency" office:value="3340639.84" table:content-validation-name="val20" table:style-name="ce19">
            <text:p>£3,340,639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3340639.84" table:formula="of:=[.AM6]+[.AN6]" table:style-name="ce20">
            <text:p>£3,340,639.84</text:p>
          </table:table-cell>
          <table:table-cell office:value-type="currency" office:value="18346479.030000001" table:formula="of:=[.AL6]+[.AO6]" table:style-name="ce18">
            <text:p>£18,346,479.03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Sept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9" table:style-name="ce22">
            <text:p>Year</text:p>
          </table:table-cell>
          <table:table-cell office:value-type="string" table:number-columns-spanned="1" table:number-rows-spanned="3" table:content-validation-name="val29" table:style-name="ce23">
            <text:p>Month</text:p>
          </table:table-cell>
          <table:table-cell office:value-type="string" table:number-columns-spanned="1" table:number-rows-spanned="3" table:content-validation-name="val29" table:style-name="ce24">
            <text:p>Organisation name</text:p>
          </table:table-cell>
          <table:table-cell office:value-type="string" table:number-columns-spanned="1" table:number-rows-spanned="3" table:content-validation-name="val2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9" table:style-name="ce5">
            <text:p>Headcount</text:p>
          </table:table-cell>
          <table:table-cell office:value-type="string" table:content-validation-name="val2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5" table:style-name="ce106">
            <text:p>1.00</text:p>
          </table:table-cell>
          <table:table-cell office:value-type="float" office:value="1" table:content-validation-name="val26" table:style-name="ce105">
            <text:p>1.00</text:p>
          </table:table-cell>
          <table:table-cell office:value-type="float" office:value="8" table:content-validation-name="val25" table:style-name="ce108">
            <text:p>8.00</text:p>
          </table:table-cell>
          <table:table-cell office:value-type="float" office:value="8" table:content-validation-name="val26" table:style-name="ce107">
            <text:p>8.00</text:p>
          </table:table-cell>
          <table:table-cell office:value-type="float" office:value="15" table:content-validation-name="val25" table:style-name="ce110">
            <text:p>15.00</text:p>
          </table:table-cell>
          <table:table-cell office:value-type="float" office:value="15" table:content-validation-name="val26" table:style-name="ce109">
            <text:p>15.00</text:p>
          </table:table-cell>
          <table:table-cell office:value-type="float" office:value="20" table:content-validation-name="val25" table:style-name="ce112">
            <text:p>20.00</text:p>
          </table:table-cell>
          <table:table-cell office:value-type="float" office:value="20" table:content-validation-name="val26" table:style-name="ce111">
            <text:p>20.00</text:p>
          </table:table-cell>
          <table:table-cell office:value-type="float" office:value="5" table:content-validation-name="val25" table:style-name="ce114">
            <text:p>5.00</text:p>
          </table:table-cell>
          <table:table-cell office:value-type="float" office:value="5" table:content-validation-name="val26" table:style-name="ce113">
            <text:p>5.00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9" table:formula="of:=[.G4]+[.I4]+[.K4]+[.M4]+[.O4]" table:style-name="ce10">
            <text:p><text:s/>49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1" table:formula="of:=[.S4]+[.AC4]" table:style-name="ce16">
            <text:p>51</text:p>
          </table:table-cell>
          <table:table-cell office:value-type="currency" office:value="171411.82" table:content-validation-name="val28" table:style-name="ce17">
            <text:p>£171,411.82</text:p>
          </table:table-cell>
          <table:table-cell office:value-type="currency" office:value="6888" table:content-validation-name="val28" table:style-name="ce17">
            <text:p>£6,888.00</text:p>
          </table:table-cell>
          <table:table-cell office:value-type="currency" office:value="600" table:content-validation-name="val27" table:style-name="ce17">
            <text:p>£60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47165.85" table:content-validation-name="val28" table:style-name="ce17">
            <text:p>£47,165.85</text:p>
          </table:table-cell>
          <table:table-cell office:value-type="currency" office:value="20178.8" table:content-validation-name="val28" table:style-name="ce17">
            <text:p>£20,178.80</text:p>
          </table:table-cell>
          <table:table-cell office:value-type="currency" office:value="246244.47" table:formula="of:=[.AF4]+[.AG4]+[.AH4]+[.AI4]+[.AJ4]+[.AK4]" table:style-name="ce18">
            <text:p>£246,244.47</text:p>
          </table:table-cell>
          <table:table-cell office:value-type="currency" office:value="19300.61" table:content-validation-name="val28" table:style-name="ce19">
            <text:p>£19,300.61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19300.61" table:formula="of:=[.AM4]+[.AN4]" table:style-name="ce20">
            <text:p>£19,300.61</text:p>
          </table:table-cell>
          <table:table-cell office:value-type="currency" office:value="265545.08" table:formula="of:=[.AL4]+[.AO4]" table:style-name="ce18">
            <text:p>£265,545.08</text:p>
          </table:table-cell>
          <table:table-cell office:value-type="string" table:style-name="ce8">
            <text:p>AGO contingent labour cost includes back pay relating to last year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5" table:style-name="ce106">
            <text:p>4.00</text:p>
          </table:table-cell>
          <table:table-cell office:value-type="float" office:value="4" table:content-validation-name="val26" table:style-name="ce105">
            <text:p>4.00</text:p>
          </table:table-cell>
          <table:table-cell office:value-type="float" office:value="0" table:content-validation-name="val25" table:style-name="ce108">
            <text:p>0.00</text:p>
          </table:table-cell>
          <table:table-cell office:value-type="float" office:value="0" table:content-validation-name="val26" table:style-name="ce107">
            <text:p>0.00</text:p>
          </table:table-cell>
          <table:table-cell office:value-type="float" office:value="1" table:content-validation-name="val25" table:style-name="ce110">
            <text:p>1.00</text:p>
          </table:table-cell>
          <table:table-cell office:value-type="float" office:value="0.88888888888888895" table:content-validation-name="val26" table:style-name="ce109">
            <text:p>0.89</text:p>
          </table:table-cell>
          <table:table-cell office:value-type="float" office:value="21" table:content-validation-name="val25" table:style-name="ce112">
            <text:p>21.00</text:p>
          </table:table-cell>
          <table:table-cell office:value-type="float" office:value="19.59156906906907" table:content-validation-name="val26" table:style-name="ce111">
            <text:p>19.59</text:p>
          </table:table-cell>
          <table:table-cell office:value-type="float" office:value="2" table:content-validation-name="val25" table:style-name="ce114">
            <text:p>2.00</text:p>
          </table:table-cell>
          <table:table-cell office:value-type="float" office:value="2" table:content-validation-name="val26" table:style-name="ce113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3629.91" table:content-validation-name="val28" table:style-name="ce17">
            <text:p>£133,629.91</text:p>
          </table:table-cell>
          <table:table-cell office:value-type="currency" office:value="504.2" table:content-validation-name="val28" table:style-name="ce17">
            <text:p>£504.2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37981.769999999997" table:content-validation-name="val28" table:style-name="ce17">
            <text:p>£37,981.77</text:p>
          </table:table-cell>
          <table:table-cell office:value-type="currency" office:value="15224.14" table:content-validation-name="val28" table:style-name="ce17">
            <text:p>£15,224.14</text:p>
          </table:table-cell>
          <table:table-cell office:value-type="currency" office:value="187340.02000000002" table:formula="of:=[.AF5]+[.AG5]+[.AH5]+[.AI5]+[.AJ5]+[.AK5]" table:style-name="ce18">
            <text:p>£187,340.02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7340.02000000002" table:formula="of:=[.AL5]+[.AO5]" table:style-name="ce18">
            <text:p>£187,340.0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5" table:style-name="ce106">
            <text:p>65.00</text:p>
          </table:table-cell>
          <table:table-cell office:value-type="float" office:value="60.939789789789799" table:content-validation-name="val26" table:style-name="ce105">
            <text:p>60.94</text:p>
          </table:table-cell>
          <table:table-cell office:value-type="float" office:value="342" table:content-validation-name="val25" table:style-name="ce108">
            <text:p>342.00</text:p>
          </table:table-cell>
          <table:table-cell office:value-type="float" office:value="333.75457957957963" table:content-validation-name="val26" table:style-name="ce107">
            <text:p>333.75</text:p>
          </table:table-cell>
          <table:table-cell office:value-type="float" office:value="267" table:content-validation-name="val25" table:style-name="ce110">
            <text:p>267.00</text:p>
          </table:table-cell>
          <table:table-cell office:value-type="float" office:value="260.54474474474478" table:content-validation-name="val26" table:style-name="ce109">
            <text:p>260.54</text:p>
          </table:table-cell>
          <table:table-cell office:value-type="float" office:value="1737.0000000000002" table:content-validation-name="val25" table:style-name="ce112">
            <text:p>1737.00</text:p>
          </table:table-cell>
          <table:table-cell office:value-type="float" office:value="1592.3887580437533" table:content-validation-name="val26" table:style-name="ce111">
            <text:p>1592.39</text:p>
          </table:table-cell>
          <table:table-cell office:value-type="float" office:value="212" table:content-validation-name="val25" table:style-name="ce114">
            <text:p>212.00</text:p>
          </table:table-cell>
          <table:table-cell office:value-type="float" office:value="199.76666666666671" table:content-validation-name="val26" table:style-name="ce113">
            <text:p>199.77</text:p>
          </table:table-cell>
          <table:table-cell table:number-columns-repeated="2" table:style-name="ce8"/>
          <table:table-cell office:value-type="float" office:value="2623" table:formula="of:=[.F6]+[.H6]+[.J6]+[.L6]+[.N6]" table:style-name="ce10">
            <text:p><text:s/>2,623<text:s/></text:p>
          </table:table-cell>
          <table:table-cell office:value-type="float" office:value="2447.3945388245343" table:formula="of:=[.G6]+[.I6]+[.K6]+[.M6]+[.O6]" table:style-name="ce10">
            <text:p><text:s/>2,447<text:s/></text:p>
          </table:table-cell>
          <table:table-cell office:value-type="float" office:value="143" table:style-name="ce26">
            <text:p>143.00</text:p>
          </table:table-cell>
          <table:table-cell office:value-type="float" office:value="140.26999999999998" table:style-name="ce8">
            <text:p>140.27</text:p>
          </table:table-cell>
          <table:table-cell office:value-type="float" office:value="156" table:style-name="ce26">
            <text:p>156.00</text:p>
          </table:table-cell>
          <table:table-cell office:value-type="float" office:value="154.37824967824966" table:style-name="ce26">
            <text:p>154.38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office:value-type="float" office:value="6" table:style-name="ce26">
            <text:p>6.00</text:p>
          </table:table-cell>
          <table:table-cell office:value-type="float" office:value="3.84" table:style-name="ce8">
            <text:p>3.84</text:p>
          </table:table-cell>
          <table:table-cell office:value-type="float" office:value="335" table:formula="of:=[.T6]+[.V6]+[.X6]+[.Z6]" table:style-name="ce13">
            <text:p>335</text:p>
          </table:table-cell>
          <table:table-cell office:value-type="float" office:value="328.48824967824959" table:formula="of:=[.U6]+[.W6]+[.Y6]+[.AA6]" table:style-name="ce14">
            <text:p>328.49</text:p>
          </table:table-cell>
          <table:table-cell office:value-type="float" office:value="2958" table:formula="of:=[.R6]+[.AB6]" table:style-name="ce15">
            <text:p>2958</text:p>
          </table:table-cell>
          <table:table-cell office:value-type="float" office:value="2775.882788502784" table:formula="of:=[.S6]+[.AC6]" table:style-name="ce16">
            <text:p>2776</text:p>
          </table:table-cell>
          <table:table-cell office:value-type="currency" office:value="10854151.6" table:content-validation-name="val28" table:style-name="ce17">
            <text:p>£10,854,151.60</text:p>
          </table:table-cell>
          <table:table-cell office:value-type="currency" office:value="37908.14" table:content-validation-name="val28" table:style-name="ce17">
            <text:p>£37,908.14</text:p>
          </table:table-cell>
          <table:table-cell office:value-type="currency" office:value="296600" table:content-validation-name="val28" table:style-name="ce17">
            <text:p>£296,600.00</text:p>
          </table:table-cell>
          <table:table-cell office:value-type="currency" office:value="98949.04" table:content-validation-name="val28" table:style-name="ce17">
            <text:p>£98,949.04</text:p>
          </table:table-cell>
          <table:table-cell office:value-type="currency" office:value="3003255.52" table:content-validation-name="val28" table:style-name="ce17">
            <text:p>£3,003,255.52</text:p>
          </table:table-cell>
          <table:table-cell office:value-type="currency" office:value="1287421.17" table:content-validation-name="val28" table:style-name="ce17">
            <text:p>£1,287,421.17</text:p>
          </table:table-cell>
          <table:table-cell office:value-type="currency" office:value="15578285.469999999" table:formula="of:=[.AF6]+[.AG6]+[.AH6]+[.AI6]+[.AJ6]+[.AK6]" table:style-name="ce18">
            <text:p>£15,578,285.47</text:p>
          </table:table-cell>
          <table:table-cell office:value-type="currency" office:value="1867319.62" table:content-validation-name="val28" table:style-name="ce19">
            <text:p>£1,867,319.62</text:p>
          </table:table-cell>
          <table:table-cell office:value-type="currency" office:value="73700" table:content-validation-name="val28" table:style-name="ce19">
            <text:p>£73,700.00</text:p>
          </table:table-cell>
          <table:table-cell office:value-type="currency" office:value="1941019.62" table:formula="of:=[.AM6]+[.AN6]" table:style-name="ce20">
            <text:p>£1,941,019.62</text:p>
          </table:table-cell>
          <table:table-cell office:value-type="currency" office:value="17519305.09" table:formula="of:=[.AL6]+[.AO6]" table:style-name="ce18">
            <text:p>£17,519,305.0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Octo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4" table:style-name="ce22">
            <text:p>Year</text:p>
          </table:table-cell>
          <table:table-cell office:value-type="string" table:number-columns-spanned="1" table:number-rows-spanned="3" table:content-validation-name="val34" table:style-name="ce23">
            <text:p>Month</text:p>
          </table:table-cell>
          <table:table-cell office:value-type="string" table:number-columns-spanned="1" table:number-rows-spanned="3" table:content-validation-name="val34" table:style-name="ce24">
            <text:p>Organisation name</text:p>
          </table:table-cell>
          <table:table-cell office:value-type="string" table:number-columns-spanned="1" table:number-rows-spanned="3" table:content-validation-name="val3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4" table:style-name="ce5">
            <text:p>Headcount</text:p>
          </table:table-cell>
          <table:table-cell office:value-type="string" table:content-validation-name="val3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3" table:style-name="ce116">
            <text:p>0.00</text:p>
          </table:table-cell>
          <table:table-cell office:value-type="float" office:value="0" table:content-validation-name="val32" table:style-name="ce115">
            <text:p>0.00</text:p>
          </table:table-cell>
          <table:table-cell office:value-type="float" office:value="7" table:content-validation-name="val33" table:style-name="ce118">
            <text:p>7.00</text:p>
          </table:table-cell>
          <table:table-cell office:value-type="float" office:value="7" table:content-validation-name="val32" table:style-name="ce117">
            <text:p>7.00</text:p>
          </table:table-cell>
          <table:table-cell office:value-type="float" office:value="14" table:content-validation-name="val33" table:style-name="ce120">
            <text:p>14.00</text:p>
          </table:table-cell>
          <table:table-cell office:value-type="float" office:value="14" table:content-validation-name="val32" table:style-name="ce119">
            <text:p>14.00</text:p>
          </table:table-cell>
          <table:table-cell office:value-type="float" office:value="19" table:content-validation-name="val33" table:style-name="ce122">
            <text:p>19.00</text:p>
          </table:table-cell>
          <table:table-cell office:value-type="float" office:value="19" table:content-validation-name="val32" table:style-name="ce121">
            <text:p>19.00</text:p>
          </table:table-cell>
          <table:table-cell office:value-type="float" office:value="4" table:content-validation-name="val33" table:style-name="ce124">
            <text:p>4.00</text:p>
          </table:table-cell>
          <table:table-cell office:value-type="float" office:value="4" table:content-validation-name="val32" table:style-name="ce123">
            <text:p>4.00</text:p>
          </table:table-cell>
          <table:table-cell table:number-columns-repeated="2" table:style-name="ce8"/>
          <table:table-cell office:value-type="float" office:value="44" table:formula="of:=[.F4]+[.H4]+[.J4]+[.L4]+[.N4]" table:style-name="ce10">
            <text:p><text:s/>44<text:s/></text:p>
          </table:table-cell>
          <table:table-cell office:value-type="float" office:value="44" table:formula="of:=[.G4]+[.I4]+[.K4]+[.M4]+[.O4]" table:style-name="ce10">
            <text:p><text:s/>44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46" table:formula="of:=[.R4]+[.AB4]" table:style-name="ce15">
            <text:p>46</text:p>
          </table:table-cell>
          <table:table-cell office:value-type="float" office:value="46" table:formula="of:=[.S4]+[.AC4]" table:style-name="ce16">
            <text:p>46</text:p>
          </table:table-cell>
          <table:table-cell office:value-type="currency" office:value="156652.9" table:content-validation-name="val30" table:style-name="ce17">
            <text:p>£156,652.90</text:p>
          </table:table-cell>
          <table:table-cell office:value-type="currency" office:value="2855.66" table:content-validation-name="val30" table:style-name="ce17">
            <text:p>£2,855.66</text:p>
          </table:table-cell>
          <table:table-cell office:value-type="currency" office:value="0" table:content-validation-name="val31" table:style-name="ce17">
            <text:p>£0.00</text:p>
          </table:table-cell>
          <table:table-cell office:value-type="currency" office:value="1257.8599999999999" table:content-validation-name="val30" table:style-name="ce17">
            <text:p>£1,257.86</text:p>
          </table:table-cell>
          <table:table-cell office:value-type="currency" office:value="42166.720000000001" table:content-validation-name="val30" table:style-name="ce17">
            <text:p>£42,166.72</text:p>
          </table:table-cell>
          <table:table-cell office:value-type="currency" office:value="18321.240000000002" table:content-validation-name="val30" table:style-name="ce17">
            <text:p>£18,321.24</text:p>
          </table:table-cell>
          <table:table-cell office:value-type="currency" office:value="221254.37999999998" table:formula="of:=[.AF4]+[.AG4]+[.AH4]+[.AI4]+[.AJ4]+[.AK4]" table:style-name="ce18">
            <text:p>£221,254.38</text:p>
          </table:table-cell>
          <table:table-cell office:value-type="currency" office:value="3219.8" table:content-validation-name="val30" table:style-name="ce19">
            <text:p>£3,219.8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3219.8" table:formula="of:=[.AM4]+[.AN4]" table:style-name="ce20">
            <text:p>£3,219.80</text:p>
          </table:table-cell>
          <table:table-cell office:value-type="currency" office:value="224474.17999999996" table:formula="of:=[.AL4]+[.AO4]" table:style-name="ce18">
            <text:p>£224,474.1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3" table:style-name="ce116">
            <text:p>4.00</text:p>
          </table:table-cell>
          <table:table-cell office:value-type="float" office:value="4" table:content-validation-name="val32" table:style-name="ce115">
            <text:p>4.00</text:p>
          </table:table-cell>
          <table:table-cell office:value-type="float" office:value="0" table:content-validation-name="val33" table:style-name="ce118">
            <text:p>0.00</text:p>
          </table:table-cell>
          <table:table-cell office:value-type="float" office:value="0" table:content-validation-name="val32" table:style-name="ce117">
            <text:p>0.00</text:p>
          </table:table-cell>
          <table:table-cell office:value-type="float" office:value="1" table:content-validation-name="val33" table:style-name="ce120">
            <text:p>1.00</text:p>
          </table:table-cell>
          <table:table-cell office:value-type="float" office:value="0.88888888888888895" table:content-validation-name="val32" table:style-name="ce119">
            <text:p>0.89</text:p>
          </table:table-cell>
          <table:table-cell office:value-type="float" office:value="21" table:content-validation-name="val33" table:style-name="ce122">
            <text:p>21.00</text:p>
          </table:table-cell>
          <table:table-cell office:value-type="float" office:value="19.591569069069074" table:content-validation-name="val32" table:style-name="ce121">
            <text:p>19.59</text:p>
          </table:table-cell>
          <table:table-cell office:value-type="float" office:value="2" table:content-validation-name="val33" table:style-name="ce124">
            <text:p>2.00</text:p>
          </table:table-cell>
          <table:table-cell office:value-type="float" office:value="2" table:content-validation-name="val32" table:style-name="ce123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3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3" table:formula="of:=[.S5]+[.AC5]" table:style-name="ce16">
            <text:p>26</text:p>
          </table:table-cell>
          <table:table-cell office:value-type="currency" office:value="142027.93" table:content-validation-name="val30" table:style-name="ce17">
            <text:p>£142,027.93</text:p>
          </table:table-cell>
          <table:table-cell office:value-type="currency" office:value="500.19" table:content-validation-name="val30" table:style-name="ce17">
            <text:p>£500.19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40232.06" table:content-validation-name="val30" table:style-name="ce17">
            <text:p>£40,232.06</text:p>
          </table:table-cell>
          <table:table-cell office:value-type="currency" office:value="16365.27" table:content-validation-name="val30" table:style-name="ce17">
            <text:p>£16,365.27</text:p>
          </table:table-cell>
          <table:table-cell office:value-type="currency" office:value="199125.44999999998" table:formula="of:=[.AF5]+[.AG5]+[.AH5]+[.AI5]+[.AJ5]+[.AK5]" table:style-name="ce18">
            <text:p>£199,125.45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9125.44999999998" table:formula="of:=[.AL5]+[.AO5]" table:style-name="ce18">
            <text:p>£199,125.4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3" table:style-name="ce116">
            <text:p>62.00</text:p>
          </table:table-cell>
          <table:table-cell office:value-type="float" office:value="57.939789789789799" table:content-validation-name="val32" table:style-name="ce115">
            <text:p>57.94</text:p>
          </table:table-cell>
          <table:table-cell office:value-type="float" office:value="337" table:content-validation-name="val33" table:style-name="ce118">
            <text:p>337.00</text:p>
          </table:table-cell>
          <table:table-cell office:value-type="float" office:value="328.67890390390392" table:content-validation-name="val32" table:style-name="ce117">
            <text:p>328.68</text:p>
          </table:table-cell>
          <table:table-cell office:value-type="float" office:value="271" table:content-validation-name="val33" table:style-name="ce120">
            <text:p>271.00</text:p>
          </table:table-cell>
          <table:table-cell office:value-type="float" office:value="264.74474474474476" table:content-validation-name="val32" table:style-name="ce119">
            <text:p>264.74</text:p>
          </table:table-cell>
          <table:table-cell office:value-type="float" office:value="1750.0000000000002" table:content-validation-name="val33" table:style-name="ce122">
            <text:p>1750.00</text:p>
          </table:table-cell>
          <table:table-cell office:value-type="float" office:value="1605.0321514371467" table:content-validation-name="val32" table:style-name="ce121">
            <text:p>1605.03</text:p>
          </table:table-cell>
          <table:table-cell office:value-type="float" office:value="212" table:content-validation-name="val33" table:style-name="ce124">
            <text:p>212.00</text:p>
          </table:table-cell>
          <table:table-cell office:value-type="float" office:value="200.30540540540545" table:content-validation-name="val32" table:style-name="ce123">
            <text:p>200.31</text:p>
          </table:table-cell>
          <table:table-cell table:number-columns-repeated="2" table:style-name="ce8"/>
          <table:table-cell office:value-type="float" office:value="2632" table:formula="of:=[.F6]+[.H6]+[.J6]+[.L6]+[.N6]" table:style-name="ce10">
            <text:p><text:s/>2,632<text:s/></text:p>
          </table:table-cell>
          <table:table-cell office:value-type="float" office:value="2456.7009952809908" table:formula="of:=[.G6]+[.I6]+[.K6]+[.M6]+[.O6]" table:style-name="ce10">
            <text:p><text:s/>2,457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6999999999998" table:style-name="ce8">
            <text:p>144.27</text:p>
          </table:table-cell>
          <table:table-cell office:value-type="float" office:value="152" table:style-name="ce26">
            <text:p>152.00</text:p>
          </table:table-cell>
          <table:table-cell office:value-type="float" office:value="150.25405405405405" table:style-name="ce26">
            <text:p>150.25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29" table:formula="of:=[.T6]+[.V6]+[.X6]+[.Z6]" table:style-name="ce13">
            <text:p>329</text:p>
          </table:table-cell>
          <table:table-cell office:value-type="float" office:value="325.52405405405403" table:formula="of:=[.U6]+[.W6]+[.Y6]+[.AA6]" table:style-name="ce14">
            <text:p>325.52</text:p>
          </table:table-cell>
          <table:table-cell office:value-type="float" office:value="2961" table:formula="of:=[.R6]+[.AB6]" table:style-name="ce15">
            <text:p>2961</text:p>
          </table:table-cell>
          <table:table-cell office:value-type="float" office:value="2782.2250493350448" table:formula="of:=[.S6]+[.AC6]" table:style-name="ce16">
            <text:p>2782</text:p>
          </table:table-cell>
          <table:table-cell office:value-type="currency" office:value="10950749.380000001" table:content-validation-name="val30" table:style-name="ce17">
            <text:p>£10,950,749.38</text:p>
          </table:table-cell>
          <table:table-cell office:value-type="currency" office:value="32843.040000000001" table:content-validation-name="val30" table:style-name="ce17">
            <text:p>£32,843.04</text:p>
          </table:table-cell>
          <table:table-cell office:value-type="currency" office:value="28750" table:content-validation-name="val30" table:style-name="ce17">
            <text:p>£28,750.00</text:p>
          </table:table-cell>
          <table:table-cell office:value-type="currency" office:value="99149.1" table:content-validation-name="val30" table:style-name="ce17">
            <text:p>£99,149.10</text:p>
          </table:table-cell>
          <table:table-cell office:value-type="currency" office:value="3017515.94" table:content-validation-name="val30" table:style-name="ce17">
            <text:p>£3,017,515.94</text:p>
          </table:table-cell>
          <table:table-cell office:value-type="currency" office:value="1257919.45" table:content-validation-name="val30" table:style-name="ce17">
            <text:p>£1,257,919.45</text:p>
          </table:table-cell>
          <table:table-cell office:value-type="currency" office:value="15386926.909999998" table:formula="of:=[.AF6]+[.AG6]+[.AH6]+[.AI6]+[.AJ6]+[.AK6]" table:style-name="ce18">
            <text:p>£15,386,926.91</text:p>
          </table:table-cell>
          <table:table-cell office:value-type="currency" office:value="1457968.93" table:content-validation-name="val30" table:style-name="ce19">
            <text:p>£1,457,968.93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1457968.93" table:formula="of:=[.AM6]+[.AN6]" table:style-name="ce20">
            <text:p>£1,457,968.93</text:p>
          </table:table-cell>
          <table:table-cell office:value-type="currency" office:value="16844895.84" table:formula="of:=[.AL6]+[.AO6]" table:style-name="ce18">
            <text:p>£16,844,895.8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Nov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9" table:style-name="ce22">
            <text:p>Year</text:p>
          </table:table-cell>
          <table:table-cell office:value-type="string" table:number-columns-spanned="1" table:number-rows-spanned="3" table:content-validation-name="val39" table:style-name="ce23">
            <text:p>Month</text:p>
          </table:table-cell>
          <table:table-cell office:value-type="string" table:number-columns-spanned="1" table:number-rows-spanned="3" table:content-validation-name="val39" table:style-name="ce24">
            <text:p>Organisation name</text:p>
          </table:table-cell>
          <table:table-cell office:value-type="string" table:number-columns-spanned="1" table:number-rows-spanned="3" table:content-validation-name="val3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9" table:style-name="ce5">
            <text:p>Headcount</text:p>
          </table:table-cell>
          <table:table-cell office:value-type="string" table:content-validation-name="val3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5" table:style-name="ce126">
            <text:p>0.00</text:p>
          </table:table-cell>
          <table:table-cell office:value-type="float" office:value="0" table:content-validation-name="val36" table:style-name="ce125">
            <text:p>0.00</text:p>
          </table:table-cell>
          <table:table-cell office:value-type="float" office:value="7" table:content-validation-name="val35" table:style-name="ce128">
            <text:p>7.00</text:p>
          </table:table-cell>
          <table:table-cell office:value-type="float" office:value="7" table:content-validation-name="val36" table:style-name="ce127">
            <text:p>7.00</text:p>
          </table:table-cell>
          <table:table-cell office:value-type="float" office:value="14" table:content-validation-name="val35" table:style-name="ce130">
            <text:p>14.00</text:p>
          </table:table-cell>
          <table:table-cell office:value-type="float" office:value="14" table:content-validation-name="val36" table:style-name="ce129">
            <text:p>14.00</text:p>
          </table:table-cell>
          <table:table-cell office:value-type="float" office:value="18" table:content-validation-name="val35" table:style-name="ce132">
            <text:p>18.00</text:p>
          </table:table-cell>
          <table:table-cell office:value-type="float" office:value="17.600000000000001" table:content-validation-name="val36" table:style-name="ce131">
            <text:p>17.60</text:p>
          </table:table-cell>
          <table:table-cell office:value-type="float" office:value="6" table:content-validation-name="val35" table:style-name="ce134">
            <text:p>6.00</text:p>
          </table:table-cell>
          <table:table-cell office:value-type="float" office:value="6" table:content-validation-name="val36" table:style-name="ce133">
            <text:p>6.00</text:p>
          </table:table-cell>
          <table:table-cell table:number-columns-repeated="2" table:style-name="ce8"/>
          <table:table-cell office:value-type="float" office:value="45" table:formula="of:=[.F4]+[.H4]+[.J4]+[.L4]+[.N4]" table:style-name="ce10">
            <text:p><text:s/>45<text:s/></text:p>
          </table:table-cell>
          <table:table-cell office:value-type="float" office:value="44.6" table:formula="of:=[.G4]+[.I4]+[.K4]+[.M4]+[.O4]" table:style-name="ce10">
            <text:p><text:s/>45<text:s/></text:p>
          </table:table-cell>
          <table:table-cell office:value-type="float" office:value="3" table:style-name="ce26">
            <text:p>3.00</text:p>
          </table:table-cell>
          <table:table-cell office:value-type="float" office:value="3" table:style-name="ce8">
            <text:p>3</text:p>
          </table:table-cell>
          <table:table-cell table:number-columns-repeated="5" table:style-name="ce26"/>
          <table:table-cell table:style-name="ce8"/>
          <table:table-cell office:value-type="float" office:value="3" table:formula="of:=[.T4]+[.V4]+[.X4]+[.Z4]" table:style-name="ce13">
            <text:p>3</text:p>
          </table:table-cell>
          <table:table-cell office:value-type="float" office:value="3" table:formula="of:=[.U4]+[.W4]+[.Y4]+[.AA4]" table:style-name="ce14">
            <text:p>3.00</text:p>
          </table:table-cell>
          <table:table-cell office:value-type="float" office:value="48" table:formula="of:=[.R4]+[.AB4]" table:style-name="ce15">
            <text:p>48</text:p>
          </table:table-cell>
          <table:table-cell office:value-type="float" office:value="47.6" table:formula="of:=[.S4]+[.AC4]" table:style-name="ce16">
            <text:p>48</text:p>
          </table:table-cell>
          <table:table-cell office:value-type="currency" office:value="163214.32" table:content-validation-name="val38" table:style-name="ce17">
            <text:p>£163,214.32</text:p>
          </table:table-cell>
          <table:table-cell office:value-type="currency" office:value="7116" table:content-validation-name="val38" table:style-name="ce17">
            <text:p>£7,116.00</text:p>
          </table:table-cell>
          <table:table-cell office:value-type="currency" office:value="9650" table:content-validation-name="val37" table:style-name="ce17">
            <text:p>£9,65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44406.44" table:content-validation-name="val38" table:style-name="ce17">
            <text:p>£44,406.44</text:p>
          </table:table-cell>
          <table:table-cell office:value-type="currency" office:value="20670.060000000001" table:content-validation-name="val38" table:style-name="ce17">
            <text:p>£20,670.06</text:p>
          </table:table-cell>
          <table:table-cell office:value-type="currency" office:value="245056.82" table:formula="of:=[.AF4]+[.AG4]+[.AH4]+[.AI4]+[.AJ4]+[.AK4]" table:style-name="ce18">
            <text:p>£245,056.8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4]+[.AN4]" table:style-name="ce20">
            <text:p>£0.00</text:p>
          </table:table-cell>
          <table:table-cell office:value-type="currency" office:value="245056.82" table:formula="of:=[.AL4]+[.AO4]" table:style-name="ce18">
            <text:p>£245,056.8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5" table:style-name="ce126">
            <text:p>4.00</text:p>
          </table:table-cell>
          <table:table-cell office:value-type="float" office:value="4" table:content-validation-name="val36" table:style-name="ce125">
            <text:p>4.00</text:p>
          </table:table-cell>
          <table:table-cell office:value-type="float" office:value="0" table:content-validation-name="val35" table:style-name="ce128">
            <text:p>0.00</text:p>
          </table:table-cell>
          <table:table-cell office:value-type="float" office:value="0" table:content-validation-name="val36" table:style-name="ce127">
            <text:p>0.00</text:p>
          </table:table-cell>
          <table:table-cell office:value-type="float" office:value="1" table:content-validation-name="val35" table:style-name="ce130">
            <text:p>1.00</text:p>
          </table:table-cell>
          <table:table-cell office:value-type="float" office:value="0.88888888888888895" table:content-validation-name="val36" table:style-name="ce129">
            <text:p>0.89</text:p>
          </table:table-cell>
          <table:table-cell office:value-type="float" office:value="21" table:content-validation-name="val35" table:style-name="ce132">
            <text:p>21.00</text:p>
          </table:table-cell>
          <table:table-cell office:value-type="float" office:value="19.59156906906907" table:content-validation-name="val36" table:style-name="ce131">
            <text:p>19.59</text:p>
          </table:table-cell>
          <table:table-cell office:value-type="float" office:value="2" table:content-validation-name="val35" table:style-name="ce134">
            <text:p>2.00</text:p>
          </table:table-cell>
          <table:table-cell office:value-type="float" office:value="2" table:content-validation-name="val36" table:style-name="ce133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38" table:style-name="ce17">
            <text:p>£134,903.41</text:p>
          </table:table-cell>
          <table:table-cell office:value-type="currency" office:value="500.19" table:content-validation-name="val38" table:style-name="ce17">
            <text:p>£500.19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38245.230000000003" table:content-validation-name="val38" table:style-name="ce17">
            <text:p>£38,245.23</text:p>
          </table:table-cell>
          <table:table-cell office:value-type="currency" office:value="15393.59" table:content-validation-name="val38" table:style-name="ce17">
            <text:p>£15,393.59</text:p>
          </table:table-cell>
          <table:table-cell office:value-type="currency" office:value="189042.42" table:formula="of:=[.AF5]+[.AG5]+[.AH5]+[.AI5]+[.AJ5]+[.AK5]" table:style-name="ce18">
            <text:p>£189,042.4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042.42" table:formula="of:=[.AL5]+[.AO5]" table:style-name="ce18">
            <text:p>£189,042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5" table:style-name="ce126">
            <text:p>62.00</text:p>
          </table:table-cell>
          <table:table-cell office:value-type="float" office:value="57.539789789789793" table:content-validation-name="val36" table:style-name="ce125">
            <text:p>57.54</text:p>
          </table:table-cell>
          <table:table-cell office:value-type="float" office:value="343" table:content-validation-name="val35" table:style-name="ce128">
            <text:p>343.00</text:p>
          </table:table-cell>
          <table:table-cell office:value-type="float" office:value="334.47890390390398" table:content-validation-name="val36" table:style-name="ce127">
            <text:p>334.48</text:p>
          </table:table-cell>
          <table:table-cell office:value-type="float" office:value="269" table:content-validation-name="val35" table:style-name="ce130">
            <text:p>269.00</text:p>
          </table:table-cell>
          <table:table-cell office:value-type="float" office:value="263.00337837837839" table:content-validation-name="val36" table:style-name="ce129">
            <text:p>263.00</text:p>
          </table:table-cell>
          <table:table-cell office:value-type="float" office:value="1772" table:content-validation-name="val35" table:style-name="ce132">
            <text:p>1772.00</text:p>
          </table:table-cell>
          <table:table-cell office:value-type="float" office:value="1624.8117310167263" table:content-validation-name="val36" table:style-name="ce131">
            <text:p>1624.81</text:p>
          </table:table-cell>
          <table:table-cell office:value-type="float" office:value="206" table:content-validation-name="val35" table:style-name="ce134">
            <text:p>206.00</text:p>
          </table:table-cell>
          <table:table-cell office:value-type="float" office:value="194.4855855855856" table:content-validation-name="val36" table:style-name="ce133">
            <text:p>194.49</text:p>
          </table:table-cell>
          <table:table-cell table:number-columns-repeated="2" table:style-name="ce8"/>
          <table:table-cell office:value-type="float" office:value="2652" table:formula="of:=[.F6]+[.H6]+[.J6]+[.L6]+[.N6]" table:style-name="ce10">
            <text:p><text:s/>2,652<text:s/></text:p>
          </table:table-cell>
          <table:table-cell office:value-type="float" office:value="2474.3193886743843" table:formula="of:=[.G6]+[.I6]+[.K6]+[.M6]+[.O6]" table:style-name="ce10">
            <text:p><text:s/>2,474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7000000000001" table:style-name="ce8">
            <text:p>144.27</text:p>
          </table:table-cell>
          <table:table-cell office:value-type="float" office:value="154" table:style-name="ce26">
            <text:p>154.00</text:p>
          </table:table-cell>
          <table:table-cell office:value-type="float" office:value="151.72" table:style-name="ce26">
            <text:p>151.72</text:p>
          </table:table-cell>
          <table:table-cell office:value-type="float" office:value="32" table:style-name="ce26">
            <text:p>32.00</text:p>
          </table:table-cell>
          <table:table-cell office:value-type="float" office:value="32" table:style-name="ce26">
            <text:p>32.00</text:p>
          </table:table-cell>
          <table:table-cell table:style-name="ce26"/>
          <table:table-cell table:style-name="ce8"/>
          <table:table-cell office:value-type="float" office:value="332" table:formula="of:=[.T6]+[.V6]+[.X6]+[.Z6]" table:style-name="ce13">
            <text:p>332</text:p>
          </table:table-cell>
          <table:table-cell office:value-type="float" office:value="327.99" table:formula="of:=[.U6]+[.W6]+[.Y6]+[.AA6]" table:style-name="ce14">
            <text:p>327.99</text:p>
          </table:table-cell>
          <table:table-cell office:value-type="float" office:value="2984" table:formula="of:=[.R6]+[.AB6]" table:style-name="ce15">
            <text:p>2984</text:p>
          </table:table-cell>
          <table:table-cell office:value-type="float" office:value="2802.3093886743845" table:formula="of:=[.S6]+[.AC6]" table:style-name="ce16">
            <text:p>2802</text:p>
          </table:table-cell>
          <table:table-cell office:value-type="currency" office:value="10940874.51" table:content-validation-name="val38" table:style-name="ce17">
            <text:p>£10,940,874.51</text:p>
          </table:table-cell>
          <table:table-cell office:value-type="currency" office:value="33671.31" table:content-validation-name="val38" table:style-name="ce17">
            <text:p>£33,671.31</text:p>
          </table:table-cell>
          <table:table-cell office:value-type="currency" office:value="28100" table:content-validation-name="val38" table:style-name="ce17">
            <text:p>£28,100.00</text:p>
          </table:table-cell>
          <table:table-cell office:value-type="currency" office:value="117378.41" table:content-validation-name="val38" table:style-name="ce17">
            <text:p>£117,378.41</text:p>
          </table:table-cell>
          <table:table-cell office:value-type="currency" office:value="3037753.36" table:content-validation-name="val38" table:style-name="ce17">
            <text:p>£3,037,753.36</text:p>
          </table:table-cell>
          <table:table-cell office:value-type="currency" office:value="1263168.74" table:content-validation-name="val38" table:style-name="ce17">
            <text:p>£1,263,168.74</text:p>
          </table:table-cell>
          <table:table-cell office:value-type="currency" office:value="15420946.33" table:formula="of:=[.AF6]+[.AG6]+[.AH6]+[.AI6]+[.AJ6]+[.AK6]" table:style-name="ce18">
            <text:p>£15,420,946.33</text:p>
          </table:table-cell>
          <table:table-cell office:value-type="currency" office:value="1715829.03" table:content-validation-name="val38" table:style-name="ce19">
            <text:p>£1,715,829.03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1715829.03" table:formula="of:=[.AM6]+[.AN6]" table:style-name="ce20">
            <text:p>£1,715,829.03</text:p>
          </table:table-cell>
          <table:table-cell office:value-type="currency" office:value="17136775.359999999" table:formula="of:=[.AL6]+[.AO6]" table:style-name="ce18">
            <text:p>£17,136,775.3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Dec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4" table:style-name="ce22">
            <text:p>Year</text:p>
          </table:table-cell>
          <table:table-cell office:value-type="string" table:number-columns-spanned="1" table:number-rows-spanned="3" table:content-validation-name="val44" table:style-name="ce23">
            <text:p>Month</text:p>
          </table:table-cell>
          <table:table-cell office:value-type="string" table:number-columns-spanned="1" table:number-rows-spanned="3" table:content-validation-name="val44" table:style-name="ce24">
            <text:p>Organisation name</text:p>
          </table:table-cell>
          <table:table-cell office:value-type="string" table:number-columns-spanned="1" table:number-rows-spanned="3" table:content-validation-name="val4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4" table:style-name="ce5">
            <text:p>Headcount</text:p>
          </table:table-cell>
          <table:table-cell office:value-type="string" table:content-validation-name="val4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0" table:style-name="ce136">
            <text:p>0.00</text:p>
          </table:table-cell>
          <table:table-cell office:value-type="float" office:value="0" table:content-validation-name="val41" table:style-name="ce135">
            <text:p>0.00</text:p>
          </table:table-cell>
          <table:table-cell office:value-type="float" office:value="7" table:content-validation-name="val40" table:style-name="ce138">
            <text:p>7.00</text:p>
          </table:table-cell>
          <table:table-cell office:value-type="float" office:value="7" table:content-validation-name="val41" table:style-name="ce137">
            <text:p>7.00</text:p>
          </table:table-cell>
          <table:table-cell office:value-type="float" office:value="13" table:content-validation-name="val40" table:style-name="ce140">
            <text:p>13.00</text:p>
          </table:table-cell>
          <table:table-cell office:value-type="float" office:value="13" table:content-validation-name="val41" table:style-name="ce139">
            <text:p>13.00</text:p>
          </table:table-cell>
          <table:table-cell office:value-type="float" office:value="25" table:content-validation-name="val40" table:style-name="ce142">
            <text:p>25.00</text:p>
          </table:table-cell>
          <table:table-cell office:value-type="float" office:value="23.970833333333331" table:content-validation-name="val41" table:style-name="ce141">
            <text:p>23.97</text:p>
          </table:table-cell>
          <table:table-cell office:value-type="float" office:value="6" table:content-validation-name="val40" table:style-name="ce144">
            <text:p>6.00</text:p>
          </table:table-cell>
          <table:table-cell office:value-type="float" office:value="6" table:content-validation-name="val41" table:style-name="ce143">
            <text:p>6.00</text:p>
          </table:table-cell>
          <table:table-cell table:number-columns-repeated="2" table:style-name="ce8"/>
          <table:table-cell office:value-type="float" office:value="51" table:formula="of:=[.F4]+[.H4]+[.J4]+[.L4]+[.N4]" table:style-name="ce10">
            <text:p><text:s/>51<text:s/></text:p>
          </table:table-cell>
          <table:table-cell office:value-type="float" office:value="49.970833333333331" table:formula="of:=[.G4]+[.I4]+[.K4]+[.M4]+[.O4]" table:style-name="ce10">
            <text:p><text:s/>50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8">
            <text:p>4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5" table:formula="of:=[.R4]+[.AB4]" table:style-name="ce15">
            <text:p>55</text:p>
          </table:table-cell>
          <table:table-cell office:value-type="float" office:value="53.970833333333331" table:formula="of:=[.S4]+[.AC4]" table:style-name="ce16">
            <text:p>54</text:p>
          </table:table-cell>
          <table:table-cell office:value-type="currency" office:value="179739.24" table:content-validation-name="val43" table:style-name="ce17">
            <text:p>£179,739.24</text:p>
          </table:table-cell>
          <table:table-cell office:value-type="currency" office:value="6180.69" table:content-validation-name="val43" table:style-name="ce17">
            <text:p>£6,180.69</text:p>
          </table:table-cell>
          <table:table-cell office:value-type="currency" office:value="1500" table:content-validation-name="val42" table:style-name="ce17">
            <text:p>£1,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47782.51" table:content-validation-name="val43" table:style-name="ce17">
            <text:p>£47,782.51</text:p>
          </table:table-cell>
          <table:table-cell office:value-type="currency" office:value="21174.14" table:content-validation-name="val43" table:style-name="ce17">
            <text:p>£21,174.14</text:p>
          </table:table-cell>
          <table:table-cell office:value-type="currency" office:value="256376.58000000002" table:formula="of:=[.AF4]+[.AG4]+[.AH4]+[.AI4]+[.AJ4]+[.AK4]" table:style-name="ce18">
            <text:p>£256,376.58</text:p>
          </table:table-cell>
          <table:table-cell office:value-type="currency" office:value="25100.38" table:content-validation-name="val43" table:style-name="ce19">
            <text:p>£25,100.38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25100.38" table:formula="of:=[.AM4]+[.AN4]" table:style-name="ce20">
            <text:p>£25,100.38</text:p>
          </table:table-cell>
          <table:table-cell office:value-type="currency" office:value="281476.96000000002" table:formula="of:=[.AL4]+[.AO4]" table:style-name="ce18">
            <text:p>£281,476.9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0" table:style-name="ce136">
            <text:p>4.00</text:p>
          </table:table-cell>
          <table:table-cell office:value-type="float" office:value="4" table:content-validation-name="val41" table:style-name="ce135">
            <text:p>4.00</text:p>
          </table:table-cell>
          <table:table-cell office:value-type="float" office:value="0" table:content-validation-name="val40" table:style-name="ce138">
            <text:p>0.00</text:p>
          </table:table-cell>
          <table:table-cell office:value-type="float" office:value="0" table:content-validation-name="val41" table:style-name="ce137">
            <text:p>0.00</text:p>
          </table:table-cell>
          <table:table-cell office:value-type="float" office:value="1" table:content-validation-name="val40" table:style-name="ce140">
            <text:p>1.00</text:p>
          </table:table-cell>
          <table:table-cell office:value-type="float" office:value="0.88888888888888895" table:content-validation-name="val41" table:style-name="ce139">
            <text:p>0.89</text:p>
          </table:table-cell>
          <table:table-cell office:value-type="float" office:value="21" table:content-validation-name="val40" table:style-name="ce142">
            <text:p>21.00</text:p>
          </table:table-cell>
          <table:table-cell office:value-type="float" office:value="19.59156906906907" table:content-validation-name="val41" table:style-name="ce141">
            <text:p>19.59</text:p>
          </table:table-cell>
          <table:table-cell office:value-type="float" office:value="2" table:content-validation-name="val40" table:style-name="ce144">
            <text:p>2.00</text:p>
          </table:table-cell>
          <table:table-cell office:value-type="float" office:value="2" table:content-validation-name="val41" table:style-name="ce143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43" table:style-name="ce17">
            <text:p>£134,903.41</text:p>
          </table:table-cell>
          <table:table-cell office:value-type="currency" office:value="500.19" table:content-validation-name="val43" table:style-name="ce17">
            <text:p>£500.19</text:p>
          </table:table-cell>
          <table:table-cell office:value-type="currency" office:value="500" table:content-validation-name="val43" table:style-name="ce17">
            <text:p>£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38245.230000000003" table:content-validation-name="val43" table:style-name="ce17">
            <text:p>£38,245.23</text:p>
          </table:table-cell>
          <table:table-cell office:value-type="currency" office:value="15462.59" table:content-validation-name="val43" table:style-name="ce17">
            <text:p>£15,462.59</text:p>
          </table:table-cell>
          <table:table-cell office:value-type="currency" office:value="189611.42" table:formula="of:=[.AF5]+[.AG5]+[.AH5]+[.AI5]+[.AJ5]+[.AK5]" table:style-name="ce18">
            <text:p>£189,611.4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611.42" table:formula="of:=[.AL5]+[.AO5]" table:style-name="ce18">
            <text:p>£189,611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3" table:content-validation-name="val40" table:style-name="ce136">
            <text:p>63.00</text:p>
          </table:table-cell>
          <table:table-cell office:value-type="float" office:value="58.6" table:content-validation-name="val41" table:style-name="ce135">
            <text:p>58.60</text:p>
          </table:table-cell>
          <table:table-cell office:value-type="float" office:value="339" table:content-validation-name="val40" table:style-name="ce138">
            <text:p>339.00</text:p>
          </table:table-cell>
          <table:table-cell office:value-type="float" office:value="330.88" table:content-validation-name="val41" table:style-name="ce137">
            <text:p>330.88</text:p>
          </table:table-cell>
          <table:table-cell office:value-type="float" office:value="269" table:content-validation-name="val40" table:style-name="ce140">
            <text:p>269.00</text:p>
          </table:table-cell>
          <table:table-cell office:value-type="float" office:value="262.41000000000003" table:content-validation-name="val41" table:style-name="ce139">
            <text:p>262.41</text:p>
          </table:table-cell>
          <table:table-cell office:value-type="float" office:value="1756" table:content-validation-name="val40" table:style-name="ce142">
            <text:p>1756.00</text:p>
          </table:table-cell>
          <table:table-cell office:value-type="float" office:value="1610.17" table:content-validation-name="val41" table:style-name="ce141">
            <text:p>1610.17</text:p>
          </table:table-cell>
          <table:table-cell office:value-type="float" office:value="207" table:content-validation-name="val40" table:style-name="ce144">
            <text:p>207.00</text:p>
          </table:table-cell>
          <table:table-cell office:value-type="float" office:value="195.89" table:content-validation-name="val41" table:style-name="ce143">
            <text:p>195.89</text:p>
          </table:table-cell>
          <table:table-cell table:number-columns-repeated="2" table:style-name="ce8"/>
          <table:table-cell office:value-type="float" office:value="2634" table:formula="of:=[.F6]+[.H6]+[.J6]+[.L6]+[.N6]" table:style-name="ce10">
            <text:p><text:s/>2,634<text:s/></text:p>
          </table:table-cell>
          <table:table-cell office:value-type="float" office:value="2457.9500000000003" table:formula="of:=[.G6]+[.I6]+[.K6]+[.M6]+[.O6]" table:style-name="ce10">
            <text:p><text:s/>2,458<text:s/></text:p>
          </table:table-cell>
          <table:table-cell office:value-type="float" office:value="149" table:style-name="ce26">
            <text:p>149.00</text:p>
          </table:table-cell>
          <table:table-cell office:value-type="float" office:value="147.13" table:style-name="ce8">
            <text:p>147.13</text:p>
          </table:table-cell>
          <table:table-cell office:value-type="float" office:value="160" table:style-name="ce26">
            <text:p>160.00</text:p>
          </table:table-cell>
          <table:table-cell office:value-type="float" office:value="157.72" table:style-name="ce26">
            <text:p>157.72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40" table:formula="of:=[.T6]+[.V6]+[.X6]+[.Z6]" table:style-name="ce13">
            <text:p>340</text:p>
          </table:table-cell>
          <table:table-cell office:value-type="float" office:value="335.85" table:formula="of:=[.U6]+[.W6]+[.Y6]+[.AA6]" table:style-name="ce14">
            <text:p>335.85</text:p>
          </table:table-cell>
          <table:table-cell office:value-type="float" office:value="2974" table:formula="of:=[.R6]+[.AB6]" table:style-name="ce15">
            <text:p>2974</text:p>
          </table:table-cell>
          <table:table-cell office:value-type="float" office:value="2793.8" table:formula="of:=[.S6]+[.AC6]" table:style-name="ce16">
            <text:p>2794</text:p>
          </table:table-cell>
          <table:table-cell office:value-type="currency" office:value="10999604.960000001" table:content-validation-name="val43" table:style-name="ce17">
            <text:p>£10,999,604.96</text:p>
          </table:table-cell>
          <table:table-cell office:value-type="currency" office:value="33484.78" table:content-validation-name="val43" table:style-name="ce17">
            <text:p>£33,484.78</text:p>
          </table:table-cell>
          <table:table-cell office:value-type="currency" office:value="61750" table:content-validation-name="val43" table:style-name="ce17">
            <text:p>£61,750.00</text:p>
          </table:table-cell>
          <table:table-cell office:value-type="currency" office:value="235656.1" table:content-validation-name="val43" table:style-name="ce17">
            <text:p>£235,656.10</text:p>
          </table:table-cell>
          <table:table-cell office:value-type="currency" office:value="3025557.66" table:content-validation-name="val43" table:style-name="ce17">
            <text:p>£3,025,557.66</text:p>
          </table:table-cell>
          <table:table-cell office:value-type="currency" office:value="1292376.54" table:content-validation-name="val43" table:style-name="ce17">
            <text:p>£1,292,376.54</text:p>
          </table:table-cell>
          <table:table-cell office:value-type="currency" office:value="15648430.039999999" table:formula="of:=[.AF6]+[.AG6]+[.AH6]+[.AI6]+[.AJ6]+[.AK6]" table:style-name="ce18">
            <text:p>£15,648,430.04</text:p>
          </table:table-cell>
          <table:table-cell office:value-type="currency" office:value="1835586.72" table:content-validation-name="val43" table:style-name="ce19">
            <text:p>£1,835,586.7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1835586.72" table:formula="of:=[.AM6]+[.AN6]" table:style-name="ce20">
            <text:p>£1,835,586.72</text:p>
          </table:table-cell>
          <table:table-cell office:value-type="currency" office:value="17484016.759999998" table:formula="of:=[.AL6]+[.AO6]" table:style-name="ce18">
            <text:p>£17,484,016.7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an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9" table:style-name="ce22">
            <text:p>Year</text:p>
          </table:table-cell>
          <table:table-cell office:value-type="string" table:number-columns-spanned="1" table:number-rows-spanned="3" table:content-validation-name="val49" table:style-name="ce23">
            <text:p>Month</text:p>
          </table:table-cell>
          <table:table-cell office:value-type="string" table:number-columns-spanned="1" table:number-rows-spanned="3" table:content-validation-name="val49" table:style-name="ce24">
            <text:p>Organisation name</text:p>
          </table:table-cell>
          <table:table-cell office:value-type="string" table:number-columns-spanned="1" table:number-rows-spanned="3" table:content-validation-name="val4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9" table:style-name="ce5">
            <text:p>Headcount</text:p>
          </table:table-cell>
          <table:table-cell office:value-type="string" table:content-validation-name="val4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8" table:style-name="ce146">
            <text:p>0.00</text:p>
          </table:table-cell>
          <table:table-cell office:value-type="float" office:value="0" table:content-validation-name="val47" table:style-name="ce145">
            <text:p>0.00</text:p>
          </table:table-cell>
          <table:table-cell office:value-type="float" office:value="7" table:content-validation-name="val48" table:style-name="ce148">
            <text:p>7.00</text:p>
          </table:table-cell>
          <table:table-cell office:value-type="float" office:value="7" table:content-validation-name="val47" table:style-name="ce147">
            <text:p>7.00</text:p>
          </table:table-cell>
          <table:table-cell office:value-type="float" office:value="14" table:content-validation-name="val48" table:style-name="ce150">
            <text:p>14.00</text:p>
          </table:table-cell>
          <table:table-cell office:value-type="float" office:value="14" table:content-validation-name="val47" table:style-name="ce149">
            <text:p>14.00</text:p>
          </table:table-cell>
          <table:table-cell office:value-type="float" office:value="25" table:content-validation-name="val48" table:style-name="ce152">
            <text:p>25.00</text:p>
          </table:table-cell>
          <table:table-cell office:value-type="float" office:value="23.970833333333331" table:content-validation-name="val47" table:style-name="ce151">
            <text:p>23.97</text:p>
          </table:table-cell>
          <table:table-cell office:value-type="float" office:value="6" table:content-validation-name="val48" table:style-name="ce154">
            <text:p>6.00</text:p>
          </table:table-cell>
          <table:table-cell office:value-type="float" office:value="6" table:content-validation-name="val47" table:style-name="ce153">
            <text:p>6.00</text:p>
          </table:table-cell>
          <table:table-cell table:number-columns-repeated="2" table:style-name="ce8"/>
          <table:table-cell office:value-type="float" office:value="52" table:formula="of:=[.F4]+[.H4]+[.J4]+[.L4]+[.N4]" table:style-name="ce10">
            <text:p><text:s/>52<text:s/></text:p>
          </table:table-cell>
          <table:table-cell office:value-type="float" office:value="50.970833333333331" table:formula="of:=[.G4]+[.I4]+[.K4]+[.M4]+[.O4]" table:style-name="ce10">
            <text:p><text:s/>51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26">
            <text:p>4.00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6" table:formula="of:=[.R4]+[.AB4]" table:style-name="ce15">
            <text:p>56</text:p>
          </table:table-cell>
          <table:table-cell office:value-type="float" office:value="54.970833333333331" table:formula="of:=[.S4]+[.AC4]" table:style-name="ce16">
            <text:p>55</text:p>
          </table:table-cell>
          <table:table-cell office:value-type="currency" office:value="203407.34" table:content-validation-name="val45" table:style-name="ce17">
            <text:p>£203,407.34</text:p>
          </table:table-cell>
          <table:table-cell office:value-type="currency" office:value="6584.33" table:content-validation-name="val45" table:style-name="ce17">
            <text:p>£6,584.33</text:p>
          </table:table-cell>
          <table:table-cell office:value-type="currency" office:value="8300" table:content-validation-name="val46" table:style-name="ce17">
            <text:p>£8,3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53360.46" table:content-validation-name="val45" table:style-name="ce17">
            <text:p>£53,360.46</text:p>
          </table:table-cell>
          <table:table-cell office:value-type="currency" office:value="24961.96" table:content-validation-name="val45" table:style-name="ce17">
            <text:p>£24,961.96</text:p>
          </table:table-cell>
          <table:table-cell office:value-type="currency" office:value="296614.09000000003" table:formula="of:=[.AF4]+[.AG4]+[.AH4]+[.AI4]+[.AJ4]+[.AK4]" table:style-name="ce18">
            <text:p>£296,614.09</text:p>
          </table:table-cell>
          <table:table-cell office:value-type="currency" office:value="7543.49" table:content-validation-name="val45" table:style-name="ce19">
            <text:p>£7,543.49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7543.49" table:formula="of:=[.AM4]+[.AN4]" table:style-name="ce20">
            <text:p>£7,543.49</text:p>
          </table:table-cell>
          <table:table-cell office:value-type="currency" office:value="304157.58" table:formula="of:=[.AL4]+[.AO4]" table:style-name="ce18">
            <text:p>£304,157.5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8" table:style-name="ce146">
            <text:p>4.00</text:p>
          </table:table-cell>
          <table:table-cell office:value-type="float" office:value="4" table:content-validation-name="val47" table:style-name="ce145">
            <text:p>4.00</text:p>
          </table:table-cell>
          <table:table-cell office:value-type="float" office:value="0" table:content-validation-name="val48" table:style-name="ce148">
            <text:p>0.00</text:p>
          </table:table-cell>
          <table:table-cell office:value-type="float" office:value="0" table:content-validation-name="val47" table:style-name="ce147">
            <text:p>0.00</text:p>
          </table:table-cell>
          <table:table-cell office:value-type="float" office:value="1" table:content-validation-name="val48" table:style-name="ce150">
            <text:p>1.00</text:p>
          </table:table-cell>
          <table:table-cell office:value-type="float" office:value="0.88888888888888895" table:content-validation-name="val47" table:style-name="ce149">
            <text:p>0.89</text:p>
          </table:table-cell>
          <table:table-cell office:value-type="float" office:value="22" table:content-validation-name="val48" table:style-name="ce152">
            <text:p>22.00</text:p>
          </table:table-cell>
          <table:table-cell office:value-type="float" office:value="20.59156906906907" table:content-validation-name="val47" table:style-name="ce151">
            <text:p>20.59</text:p>
          </table:table-cell>
          <table:table-cell office:value-type="float" office:value="2" table:content-validation-name="val48" table:style-name="ce154">
            <text:p>2.00</text:p>
          </table:table-cell>
          <table:table-cell office:value-type="float" office:value="2" table:content-validation-name="val47" table:style-name="ce153">
            <text:p>2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6" table:formula="of:=[.S5]+[.AC5]" table:style-name="ce16">
            <text:p>27</text:p>
          </table:table-cell>
          <table:table-cell office:value-type="currency" office:value="136215.9" table:content-validation-name="val45" table:style-name="ce17">
            <text:p>£136,215.90</text:p>
          </table:table-cell>
          <table:table-cell office:value-type="currency" office:value="500.19" table:content-validation-name="val45" table:style-name="ce17">
            <text:p>£500.19</text:p>
          </table:table-cell>
          <table:table-cell office:value-type="currency" office:value="3000" table:content-validation-name="val45" table:style-name="ce17">
            <text:p>£3,0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38596.769999999997" table:content-validation-name="val45" table:style-name="ce17">
            <text:p>£38,596.77</text:p>
          </table:table-cell>
          <table:table-cell office:value-type="currency" office:value="15887" table:content-validation-name="val45" table:style-name="ce17">
            <text:p>£15,887.00</text:p>
          </table:table-cell>
          <table:table-cell office:value-type="currency" office:value="194199.86" table:formula="of:=[.AF5]+[.AG5]+[.AH5]+[.AI5]+[.AJ5]+[.AK5]" table:style-name="ce18">
            <text:p>£194,199.8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4199.86" table:formula="of:=[.AL5]+[.AO5]" table:style-name="ce18">
            <text:p>£194,199.8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48" table:style-name="ce146">
            <text:p>62.00</text:p>
          </table:table-cell>
          <table:table-cell office:value-type="float" office:value="57.395345345345348" table:content-validation-name="val47" table:style-name="ce145">
            <text:p>57.40</text:p>
          </table:table-cell>
          <table:table-cell office:value-type="float" office:value="342" table:content-validation-name="val48" table:style-name="ce148">
            <text:p>342.00</text:p>
          </table:table-cell>
          <table:table-cell office:value-type="float" office:value="333.61944444444441" table:content-validation-name="val47" table:style-name="ce147">
            <text:p>333.62</text:p>
          </table:table-cell>
          <table:table-cell office:value-type="float" office:value="262" table:content-validation-name="val48" table:style-name="ce150">
            <text:p>262.00</text:p>
          </table:table-cell>
          <table:table-cell office:value-type="float" office:value="255.22349849849851" table:content-validation-name="val47" table:style-name="ce149">
            <text:p>255.22</text:p>
          </table:table-cell>
          <table:table-cell office:value-type="float" office:value="1762" table:content-validation-name="val48" table:style-name="ce152">
            <text:p>1762.00</text:p>
          </table:table-cell>
          <table:table-cell office:value-type="float" office:value="1614.4709051909001" table:content-validation-name="val47" table:style-name="ce151">
            <text:p>1614.47</text:p>
          </table:table-cell>
          <table:table-cell office:value-type="float" office:value="207" table:content-validation-name="val48" table:style-name="ce154">
            <text:p>207.00</text:p>
          </table:table-cell>
          <table:table-cell office:value-type="float" office:value="195.04084084084087" table:content-validation-name="val47" table:style-name="ce153">
            <text:p>195.04</text:p>
          </table:table-cell>
          <table:table-cell table:number-columns-repeated="2" table:style-name="ce8"/>
          <table:table-cell office:value-type="float" office:value="2635" table:formula="of:=[.F6]+[.H6]+[.J6]+[.L6]+[.N6]" table:style-name="ce10">
            <text:p><text:s/>2,635<text:s/></text:p>
          </table:table-cell>
          <table:table-cell office:value-type="float" office:value="2455.750034320029" table:formula="of:=[.G6]+[.I6]+[.K6]+[.M6]+[.O6]" table:style-name="ce10">
            <text:p><text:s/>2,456<text:s/></text:p>
          </table:table-cell>
          <table:table-cell office:value-type="float" office:value="163" table:style-name="ce26">
            <text:p>163.00</text:p>
          </table:table-cell>
          <table:table-cell office:value-type="float" office:value="161.13" table:style-name="ce8">
            <text:p>161.13</text:p>
          </table:table-cell>
          <table:table-cell office:value-type="float" office:value="161" table:style-name="ce26">
            <text:p>161.00</text:p>
          </table:table-cell>
          <table:table-cell office:value-type="float" office:value="158.88" table:style-name="ce26">
            <text:p>158.88</text:p>
          </table:table-cell>
          <table:table-cell office:value-type="float" office:value="35" table:style-name="ce26">
            <text:p>35.00</text:p>
          </table:table-cell>
          <table:table-cell office:value-type="float" office:value="35" table:style-name="ce26">
            <text:p>35.00</text:p>
          </table:table-cell>
          <table:table-cell table:style-name="ce26"/>
          <table:table-cell table:style-name="ce8"/>
          <table:table-cell office:value-type="float" office:value="359" table:formula="of:=[.T6]+[.V6]+[.X6]+[.Z6]" table:style-name="ce13">
            <text:p>359</text:p>
          </table:table-cell>
          <table:table-cell office:value-type="float" office:value="355.01" table:formula="of:=[.U6]+[.W6]+[.Y6]+[.AA6]" table:style-name="ce14">
            <text:p>355.01</text:p>
          </table:table-cell>
          <table:table-cell office:value-type="float" office:value="2994" table:formula="of:=[.R6]+[.AB6]" table:style-name="ce15">
            <text:p>2994</text:p>
          </table:table-cell>
          <table:table-cell office:value-type="float" office:value="2810.7600343200293" table:formula="of:=[.S6]+[.AC6]" table:style-name="ce16">
            <text:p>2811</text:p>
          </table:table-cell>
          <table:table-cell office:value-type="currency" office:value="11055636.699999999" table:content-validation-name="val45" table:style-name="ce17">
            <text:p>£11,055,636.70</text:p>
          </table:table-cell>
          <table:table-cell office:value-type="currency" office:value="37597.18" table:content-validation-name="val45" table:style-name="ce17">
            <text:p>£37,597.18</text:p>
          </table:table-cell>
          <table:table-cell office:value-type="currency" office:value="106250" table:content-validation-name="val45" table:style-name="ce17">
            <text:p>£106,250.00</text:p>
          </table:table-cell>
          <table:table-cell office:value-type="currency" office:value="275887.67" table:content-validation-name="val45" table:style-name="ce17">
            <text:p>£275,887.67</text:p>
          </table:table-cell>
          <table:table-cell office:value-type="currency" office:value="3021794.83" table:content-validation-name="val45" table:style-name="ce17">
            <text:p>£3,021,794.83</text:p>
          </table:table-cell>
          <table:table-cell office:value-type="currency" office:value="1311977.46" table:content-validation-name="val45" table:style-name="ce17">
            <text:p>£1,311,977.46</text:p>
          </table:table-cell>
          <table:table-cell office:value-type="currency" office:value="15809143.84" table:formula="of:=[.AF6]+[.AG6]+[.AH6]+[.AI6]+[.AJ6]+[.AK6]" table:style-name="ce18">
            <text:p>£15,809,143.84</text:p>
          </table:table-cell>
          <table:table-cell office:value-type="currency" office:value="1405940.76" table:content-validation-name="val45" table:style-name="ce19">
            <text:p>£1,405,940.7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1405940.76" table:formula="of:=[.AM6]+[.AN6]" table:style-name="ce20">
            <text:p>£1,405,940.76</text:p>
          </table:table-cell>
          <table:table-cell office:value-type="currency" office:value="17215084.600000001" table:formula="of:=[.AL6]+[.AO6]" table:style-name="ce18">
            <text:p>£17,215,084.6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Febr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4" table:style-name="ce22">
            <text:p>Year</text:p>
          </table:table-cell>
          <table:table-cell office:value-type="string" table:number-columns-spanned="1" table:number-rows-spanned="3" table:content-validation-name="val54" table:style-name="ce23">
            <text:p>Month</text:p>
          </table:table-cell>
          <table:table-cell office:value-type="string" table:number-columns-spanned="1" table:number-rows-spanned="3" table:content-validation-name="val54" table:style-name="ce24">
            <text:p>Organisation name</text:p>
          </table:table-cell>
          <table:table-cell office:value-type="string" table:number-columns-spanned="1" table:number-rows-spanned="3" table:content-validation-name="val5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content-validation-name="val54" table:style-name="ce2"/>
          <table:table-cell table:number-columns-repeated="14" table:style-name="ce2"/>
          <table:table-cell table:content-validation-name="val54" table:style-name="ce2"/>
          <table:table-cell table:number-columns-repeated="9" table:style-name="ce2"/>
          <table:table-cell table:content-validation-name="val54" table:style-name="ce2"/>
          <table:table-cell table:number-columns-repeated="12" table:style-name="ce2"/>
          <table:table-cell table:content-validation-name="val5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55" table:style-name="ce2"/>
          <table:table-cell table:content-validation-name="val5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4" table:style-name="ce5">
            <text:p>Headcount</text:p>
          </table:table-cell>
          <table:table-cell office:value-type="string" table:content-validation-name="val5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54" table:style-name="ce2"/>
          <table:table-cell table:content-validation-name="val54" table:style-name="ce2"/>
          <table:table-cell table:content-validation-name="val54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0" table:style-name="ce156"/>
          <table:table-cell table:content-validation-name="val51" table:style-name="ce155"/>
          <table:table-cell table:content-validation-name="val50" table:style-name="ce158"/>
          <table:table-cell table:content-validation-name="val51" table:style-name="ce157"/>
          <table:table-cell table:content-validation-name="val50" table:style-name="ce160"/>
          <table:table-cell table:content-validation-name="val51" table:style-name="ce159"/>
          <table:table-cell table:content-validation-name="val50" table:style-name="ce162"/>
          <table:table-cell table:content-validation-name="val51" table:style-name="ce161"/>
          <table:table-cell table:content-validation-name="val50" table:style-name="ce164"/>
          <table:table-cell table:content-validation-name="val51" table:style-name="ce163"/>
          <table:table-cell table:number-columns-repeated="2" table:style-name="ce8"/>
          <table:table-cell office:value-type="float" office:value="0" table:formula="of:=[.F4]+[.H4]+[.J4]+[.L4]+[.N4]" table:style-name="ce10">
            <text:p><text:s/>-00<text:s/></text:p>
          </table:table-cell>
          <table:table-cell office:value-type="float" office:value="0" table:formula="of:=[.G4]+[.I4]+[.K4]+[.M4]+[.O4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4]+[.V4]+[.X4]+[.Z4]" table:style-name="ce13">
            <text:p>0</text:p>
          </table:table-cell>
          <table:table-cell office:value-type="float" office:value="0" table:formula="of:=[.U4]+[.W4]+[.Y4]+[.AA4]" table:style-name="ce14">
            <text:p>0.00</text:p>
          </table:table-cell>
          <table:table-cell office:value-type="float" office:value="0" table:formula="of:=[.R4]+[.AB4]" table:style-name="ce15">
            <text:p>0</text:p>
          </table:table-cell>
          <table:table-cell office:value-type="float" office:value="0" table:formula="of:=[.S4]+[.AC4]" table:style-name="ce16">
            <text:p>0</text:p>
          </table:table-cell>
          <table:table-cell table:content-validation-name="val53" table:style-name="ce17"/>
          <table:table-cell table:content-validation-name="val53" table:style-name="ce17"/>
          <table:table-cell table:content-validation-name="val52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office:value-type="currency" office:value="0" table:formula="of:=[.AF4]+[.AG4]+[.AH4]+[.AI4]+[.AJ4]+[.AK4]" table:style-name="ce18">
            <text:p>£0.00</text:p>
          </table:table-cell>
          <table:table-cell table:content-validation-name="val53" table:style-name="ce19"/>
          <table:table-cell table:content-validation-name="val53" table:style-name="ce19"/>
          <table:table-cell office:value-type="currency" office:value="0" table:formula="of:=[.AM4]+[.AN4]" table:style-name="ce20">
            <text:p>£0.00</text:p>
          </table:table-cell>
          <table:table-cell office:value-type="currency" office:value="0" table:formula="of:=[.AL4]+[.AO4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0" table:style-name="ce156"/>
          <table:table-cell table:content-validation-name="val51" table:style-name="ce155"/>
          <table:table-cell table:content-validation-name="val50" table:style-name="ce158"/>
          <table:table-cell table:content-validation-name="val51" table:style-name="ce157"/>
          <table:table-cell table:content-validation-name="val50" table:style-name="ce160"/>
          <table:table-cell table:content-validation-name="val51" table:style-name="ce159"/>
          <table:table-cell table:content-validation-name="val50" table:style-name="ce162"/>
          <table:table-cell table:content-validation-name="val51" table:style-name="ce161"/>
          <table:table-cell table:content-validation-name="val50" table:style-name="ce164"/>
          <table:table-cell table:content-validation-name="val51" table:style-name="ce163"/>
          <table:table-cell table:number-columns-repeated="2" table:style-name="ce8"/>
          <table:table-cell office:value-type="float" office:value="0" table:formula="of:=[.F5]+[.H5]+[.J5]+[.L5]+[.N5]" table:style-name="ce10">
            <text:p><text:s/>-00<text:s/></text:p>
          </table:table-cell>
          <table:table-cell office:value-type="float" office:value="0" table:formula="of:=[.G5]+[.I5]+[.K5]+[.M5]+[.O5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0" table:formula="of:=[.R5]+[.AB5]" table:style-name="ce15">
            <text:p>0</text:p>
          </table:table-cell>
          <table:table-cell office:value-type="float" office:value="0" table:formula="of:=[.S5]+[.AC5]" table:style-name="ce16">
            <text:p>0</text:p>
          </table:table-cell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office:value-type="currency" office:value="0" table:formula="of:=[.AF5]+[.AG5]+[.AH5]+[.AI5]+[.AJ5]+[.AK5]" table:style-name="ce18">
            <text:p>£0.00</text:p>
          </table:table-cell>
          <table:table-cell table:content-validation-name="val53" table:style-name="ce19"/>
          <table:table-cell table:content-validation-name="val53" table:style-name="ce19"/>
          <table:table-cell office:value-type="currency" office:value="0" table:formula="of:=[.AM5]+[.AN5]" table:style-name="ce20">
            <text:p>£0.00</text:p>
          </table:table-cell>
          <table:table-cell office:value-type="currency" office:value="0" table:formula="of:=[.AL5]+[.AO5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0" table:style-name="ce156"/>
          <table:table-cell table:content-validation-name="val51" table:style-name="ce155"/>
          <table:table-cell table:content-validation-name="val50" table:style-name="ce158"/>
          <table:table-cell table:content-validation-name="val51" table:style-name="ce157"/>
          <table:table-cell table:content-validation-name="val50" table:style-name="ce160"/>
          <table:table-cell table:content-validation-name="val51" table:style-name="ce159"/>
          <table:table-cell table:content-validation-name="val50" table:style-name="ce162"/>
          <table:table-cell table:content-validation-name="val51" table:style-name="ce161"/>
          <table:table-cell table:content-validation-name="val50" table:style-name="ce164"/>
          <table:table-cell table:content-validation-name="val51" table:style-name="ce163"/>
          <table:table-cell table:number-columns-repeated="2" table:style-name="ce8"/>
          <table:table-cell office:value-type="float" office:value="0" table:formula="of:=[.F6]+[.H6]+[.J6]+[.L6]+[.N6]" table:style-name="ce10">
            <text:p><text:s/>-00<text:s/></text:p>
          </table:table-cell>
          <table:table-cell office:value-type="float" office:value="0" table:formula="of:=[.G6]+[.I6]+[.K6]+[.M6]+[.O6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6]+[.V6]+[.X6]+[.Z6]" table:style-name="ce13">
            <text:p>0</text:p>
          </table:table-cell>
          <table:table-cell office:value-type="float" office:value="0" table:formula="of:=[.U6]+[.W6]+[.Y6]+[.AA6]" table:style-name="ce14">
            <text:p>0.00</text:p>
          </table:table-cell>
          <table:table-cell office:value-type="float" office:value="0" table:formula="of:=[.R6]+[.AB6]" table:style-name="ce15">
            <text:p>0</text:p>
          </table:table-cell>
          <table:table-cell office:value-type="float" office:value="0" table:formula="of:=[.S6]+[.AC6]" table:style-name="ce16">
            <text:p>0</text:p>
          </table:table-cell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table:content-validation-name="val53" table:style-name="ce17"/>
          <table:table-cell office:value-type="currency" office:value="0" table:formula="of:=[.AF6]+[.AG6]+[.AH6]+[.AI6]+[.AJ6]+[.AK6]" table:style-name="ce18">
            <text:p>£0.00</text:p>
          </table:table-cell>
          <table:table-cell table:content-validation-name="val53" table:style-name="ce19"/>
          <table:table-cell table:content-validation-name="val53" table:style-name="ce19"/>
          <table:table-cell office:value-type="currency" office:value="0" table:formula="of:=[.AM6]+[.AN6]" table:style-name="ce20">
            <text:p>£0.00</text:p>
          </table:table-cell>
          <table:table-cell office:value-type="currency" office:value="0" table:formula="of:=[.AL6]+[.AO6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rch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9" table:style-name="ce22">
            <text:p>Year</text:p>
          </table:table-cell>
          <table:table-cell office:value-type="string" table:number-columns-spanned="1" table:number-rows-spanned="3" table:content-validation-name="val59" table:style-name="ce23">
            <text:p>Month</text:p>
          </table:table-cell>
          <table:table-cell office:value-type="string" table:number-columns-spanned="1" table:number-rows-spanned="3" table:content-validation-name="val59" table:style-name="ce24">
            <text:p>Organisation name</text:p>
          </table:table-cell>
          <table:table-cell office:value-type="string" table:number-columns-spanned="1" table:number-rows-spanned="3" table:content-validation-name="val5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9" table:style-name="ce5">
            <text:p>Headcount</text:p>
          </table:table-cell>
          <table:table-cell office:value-type="string" table:content-validation-name="val5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6"/>
          <table:table-cell table:content-validation-name="val57" table:style-name="ce165"/>
          <table:table-cell table:content-validation-name="val58" table:style-name="ce168"/>
          <table:table-cell table:content-validation-name="val57" table:style-name="ce167"/>
          <table:table-cell table:content-validation-name="val58" table:style-name="ce170"/>
          <table:table-cell table:content-validation-name="val57" table:style-name="ce169"/>
          <table:table-cell table:content-validation-name="val58" table:style-name="ce172"/>
          <table:table-cell table:content-validation-name="val57" table:style-name="ce171"/>
          <table:table-cell table:content-validation-name="val58" table:style-name="ce174"/>
          <table:table-cell table:content-validation-name="val57" table:style-name="ce173"/>
          <table:table-cell table:number-columns-repeated="2" table:style-name="ce8"/>
          <table:table-cell office:value-type="float" office:value="0" table:formula="of:=[.F4]+[.H4]+[.J4]+[.L4]+[.N4]" table:style-name="ce10">
            <text:p><text:s/>-00<text:s/></text:p>
          </table:table-cell>
          <table:table-cell office:value-type="float" office:value="0" table:formula="of:=[.G4]+[.I4]+[.K4]+[.M4]+[.O4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4]+[.V4]+[.X4]+[.Z4]" table:style-name="ce13">
            <text:p>0</text:p>
          </table:table-cell>
          <table:table-cell office:value-type="float" office:value="0" table:formula="of:=[.U4]+[.W4]+[.Y4]+[.AA4]" table:style-name="ce14">
            <text:p>0.00</text:p>
          </table:table-cell>
          <table:table-cell office:value-type="float" office:value="0" table:formula="of:=[.R4]+[.AB4]" table:style-name="ce15">
            <text:p>0</text:p>
          </table:table-cell>
          <table:table-cell office:value-type="float" office:value="0" table:formula="of:=[.S4]+[.AC4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6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4]+[.AG4]+[.AH4]+[.AI4]+[.AJ4]+[.AK4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4]+[.AN4]" table:style-name="ce20">
            <text:p>£0.00</text:p>
          </table:table-cell>
          <table:table-cell office:value-type="currency" office:value="0" table:formula="of:=[.AL4]+[.AO4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6"/>
          <table:table-cell table:content-validation-name="val57" table:style-name="ce165"/>
          <table:table-cell table:content-validation-name="val58" table:style-name="ce168"/>
          <table:table-cell table:content-validation-name="val57" table:style-name="ce167"/>
          <table:table-cell table:content-validation-name="val58" table:style-name="ce170"/>
          <table:table-cell table:content-validation-name="val57" table:style-name="ce169"/>
          <table:table-cell table:content-validation-name="val58" table:style-name="ce172"/>
          <table:table-cell table:content-validation-name="val57" table:style-name="ce171"/>
          <table:table-cell table:content-validation-name="val58" table:style-name="ce174"/>
          <table:table-cell table:content-validation-name="val57" table:style-name="ce173"/>
          <table:table-cell table:number-columns-repeated="2" table:style-name="ce8"/>
          <table:table-cell office:value-type="float" office:value="0" table:formula="of:=[.F5]+[.H5]+[.J5]+[.L5]+[.N5]" table:style-name="ce10">
            <text:p><text:s/>-00<text:s/></text:p>
          </table:table-cell>
          <table:table-cell office:value-type="float" office:value="0" table:formula="of:=[.G5]+[.I5]+[.K5]+[.M5]+[.O5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0" table:formula="of:=[.R5]+[.AB5]" table:style-name="ce15">
            <text:p>0</text:p>
          </table:table-cell>
          <table:table-cell office:value-type="float" office:value="0" table:formula="of:=[.S5]+[.AC5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5]+[.AG5]+[.AH5]+[.AI5]+[.AJ5]+[.AK5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5]+[.AN5]" table:style-name="ce20">
            <text:p>£0.00</text:p>
          </table:table-cell>
          <table:table-cell office:value-type="currency" office:value="0" table:formula="of:=[.AL5]+[.AO5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6"/>
          <table:table-cell table:content-validation-name="val57" table:style-name="ce165"/>
          <table:table-cell table:content-validation-name="val58" table:style-name="ce168"/>
          <table:table-cell table:content-validation-name="val57" table:style-name="ce167"/>
          <table:table-cell table:content-validation-name="val58" table:style-name="ce170"/>
          <table:table-cell table:content-validation-name="val57" table:style-name="ce169"/>
          <table:table-cell table:content-validation-name="val58" table:style-name="ce172"/>
          <table:table-cell table:content-validation-name="val57" table:style-name="ce171"/>
          <table:table-cell table:content-validation-name="val58" table:style-name="ce174"/>
          <table:table-cell table:content-validation-name="val57" table:style-name="ce173"/>
          <table:table-cell table:number-columns-repeated="2" table:style-name="ce8"/>
          <table:table-cell office:value-type="float" office:value="0" table:formula="of:=[.F6]+[.H6]+[.J6]+[.L6]+[.N6]" table:style-name="ce10">
            <text:p><text:s/>-00<text:s/></text:p>
          </table:table-cell>
          <table:table-cell office:value-type="float" office:value="0" table:formula="of:=[.G6]+[.I6]+[.K6]+[.M6]+[.O6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6]+[.V6]+[.X6]+[.Z6]" table:style-name="ce13">
            <text:p>0</text:p>
          </table:table-cell>
          <table:table-cell office:value-type="float" office:value="0" table:formula="of:=[.U6]+[.W6]+[.Y6]+[.AA6]" table:style-name="ce14">
            <text:p>0.00</text:p>
          </table:table-cell>
          <table:table-cell office:value-type="float" office:value="0" table:formula="of:=[.R6]+[.AB6]" table:style-name="ce15">
            <text:p>0</text:p>
          </table:table-cell>
          <table:table-cell office:value-type="float" office:value="0" table:formula="of:=[.S6]+[.AC6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6]+[.AG6]+[.AH6]+[.AI6]+[.AJ6]+[.AK6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6]+[.AN6]" table:style-name="ce20">
            <text:p>£0.00</text:p>
          </table:table-cell>
          <table:table-cell office:value-type="currency" office:value="0" table:formula="of:=[.AL6]+[.AO6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">
      <number:currency-symbol>£</number:currency-symbol>
      <number:number number:decimal-places="2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</style:style>
    <style:style style:name="_50_0_37__32_-_32_Accent1_32_2_32_2" style:display-name="20% - Accent1 2 2" style:family="table-cell" style:data-style-name="N0">
      <style:table-cell-properties fo:background-color="#C0C0C0"/>
    </style:style>
    <style:style style:name="_50_0_37__32_-_32_Accent1_32_2_32_2_32_2" style:display-name="20% - Accent1 2 2 2" style:family="table-cell" style:data-style-name="N0">
      <style:table-cell-properties fo:background-color="#C0C0C0"/>
    </style:style>
    <style:style style:name="_50_0_37__32_-_32_Accent1_32_2_32_2_32_2_32_2" style:display-name="20% - Accent1 2 2 2 2" style:family="table-cell" style:data-style-name="N0">
      <style:table-cell-properties fo:background-color="#C0C0C0"/>
    </style:style>
    <style:style style:name="_50_0_37__32_-_32_Accent1_32_2_32_2_32_2_32_2_32_2" style:display-name="20% - Accent1 2 2 2 2 2" style:family="table-cell" style:data-style-name="N0">
      <style:table-cell-properties fo:background-color="#C0C0C0"/>
    </style:style>
    <style:style style:name="_50_0_37__32_-_32_Accent1_32_2_32_2_32_2_32_2_32_3" style:display-name="20% - Accent1 2 2 2 2 3" style:family="table-cell" style:data-style-name="N0">
      <style:table-cell-properties fo:background-color="#C0C0C0"/>
    </style:style>
    <style:style style:name="_50_0_37__32_-_32_Accent1_32_2_32_2_32_2_32_2_32_4" style:display-name="20% - Accent1 2 2 2 2 4" style:family="table-cell" style:data-style-name="N0">
      <style:table-cell-properties fo:background-color="#C0C0C0"/>
    </style:style>
    <style:style style:name="_50_0_37__32_-_32_Accent1_32_2_32_2_32_2_32_3" style:display-name="20% - Accent1 2 2 2 3" style:family="table-cell" style:data-style-name="N0">
      <style:table-cell-properties fo:background-color="#C0C0C0"/>
    </style:style>
    <style:style style:name="_50_0_37__32_-_32_Accent1_32_2_32_2_32_2_32_4" style:display-name="20% - Accent1 2 2 2 4" style:family="table-cell" style:data-style-name="N0">
      <style:table-cell-properties fo:background-color="#C0C0C0"/>
    </style:style>
    <style:style style:name="_50_0_37__32_-_32_Accent1_32_2_32_2_32_2_32_5" style:display-name="20% - Accent1 2 2 2 5" style:family="table-cell" style:data-style-name="N0">
      <style:table-cell-properties fo:background-color="#C0C0C0"/>
    </style:style>
    <style:style style:name="_50_0_37__32_-_32_Accent1_32_2_32_2_32_3" style:display-name="20% - Accent1 2 2 3" style:family="table-cell" style:data-style-name="N0">
      <style:table-cell-properties fo:background-color="#C0C0C0"/>
    </style:style>
    <style:style style:name="_50_0_37__32_-_32_Accent1_32_2_32_2_32_3_32_2" style:display-name="20% - Accent1 2 2 3 2" style:family="table-cell" style:data-style-name="N0">
      <style:table-cell-properties fo:background-color="#C0C0C0"/>
    </style:style>
    <style:style style:name="_50_0_37__32_-_32_Accent1_32_2_32_2_32_3_32_3" style:display-name="20% - Accent1 2 2 3 3" style:family="table-cell" style:data-style-name="N0">
      <style:table-cell-properties fo:background-color="#C0C0C0"/>
    </style:style>
    <style:style style:name="_50_0_37__32_-_32_Accent1_32_2_32_2_32_3_32_4" style:display-name="20% - Accent1 2 2 3 4" style:family="table-cell" style:data-style-name="N0">
      <style:table-cell-properties fo:background-color="#C0C0C0"/>
    </style:style>
    <style:style style:name="_50_0_37__32_-_32_Accent1_32_2_32_2_32_4" style:display-name="20% - Accent1 2 2 4" style:family="table-cell" style:data-style-name="N0">
      <style:table-cell-properties fo:background-color="#C0C0C0"/>
    </style:style>
    <style:style style:name="_50_0_37__32_-_32_Accent1_32_2_32_2_32_5" style:display-name="20% - Accent1 2 2 5" style:family="table-cell" style:data-style-name="N0">
      <style:table-cell-properties fo:background-color="#C0C0C0"/>
    </style:style>
    <style:style style:name="_50_0_37__32_-_32_Accent1_32_2_32_2_32_6" style:display-name="20% - Accent1 2 2 6" style:family="table-cell" style:data-style-name="N0">
      <style:table-cell-properties fo:background-color="#C0C0C0"/>
    </style:style>
    <style:style style:name="_50_0_37__32_-_32_Accent1_32_2_32_3" style:display-name="20% - Accent1 2 3" style:family="table-cell" style:data-style-name="N0">
      <style:table-cell-properties fo:background-color="#DCE6F1"/>
    </style:style>
    <style:style style:name="_50_0_37__32_-_32_Accent1_32_2_32_3_32_2" style:display-name="20% - Accent1 2 3 2" style:family="table-cell" style:data-style-name="N0">
      <style:table-cell-properties fo:background-color="#DCE6F1"/>
    </style:style>
    <style:style style:name="_50_0_37__32_-_32_Accent1_32_2_32_3_32_2_32_2" style:display-name="20% - Accent1 2 3 2 2" style:family="table-cell" style:data-style-name="N0">
      <style:table-cell-properties fo:background-color="#DCE6F1"/>
    </style:style>
    <style:style style:name="_50_0_37__32_-_32_Accent1_32_2_32_3_32_2_32_3" style:display-name="20% - Accent1 2 3 2 3" style:family="table-cell" style:data-style-name="N0">
      <style:table-cell-properties fo:background-color="#DCE6F1"/>
    </style:style>
    <style:style style:name="_50_0_37__32_-_32_Accent1_32_2_32_3_32_2_32_4" style:display-name="20% - Accent1 2 3 2 4" style:family="table-cell" style:data-style-name="N0">
      <style:table-cell-properties fo:background-color="#DCE6F1"/>
    </style:style>
    <style:style style:name="_50_0_37__32_-_32_Accent1_32_2_32_3_32_3" style:display-name="20% - Accent1 2 3 3" style:family="table-cell" style:data-style-name="N0">
      <style:table-cell-properties fo:background-color="#DCE6F1"/>
    </style:style>
    <style:style style:name="_50_0_37__32_-_32_Accent1_32_2_32_3_32_4" style:display-name="20% - Accent1 2 3 4" style:family="table-cell" style:data-style-name="N0">
      <style:table-cell-properties fo:background-color="#DCE6F1"/>
    </style:style>
    <style:style style:name="_50_0_37__32_-_32_Accent1_32_2_32_3_32_5" style:display-name="20% - Accent1 2 3 5" style:family="table-cell" style:data-style-name="N0">
      <style:table-cell-properties fo:background-color="#DCE6F1"/>
    </style:style>
    <style:style style:name="_50_0_37__32_-_32_Accent1_32_2_32_4" style:display-name="20% - Accent1 2 4" style:family="table-cell" style:data-style-name="N0">
      <style:table-cell-properties fo:background-color="#DCE6F1"/>
    </style:style>
    <style:style style:name="_50_0_37__32_-_32_Accent1_32_2_32_4_32_2" style:display-name="20% - Accent1 2 4 2" style:family="table-cell" style:data-style-name="N0">
      <style:table-cell-properties fo:background-color="#DCE6F1"/>
    </style:style>
    <style:style style:name="_50_0_37__32_-_32_Accent1_32_2_32_4_32_3" style:display-name="20% - Accent1 2 4 3" style:family="table-cell" style:data-style-name="N0">
      <style:table-cell-properties fo:background-color="#DCE6F1"/>
    </style:style>
    <style:style style:name="_50_0_37__32_-_32_Accent1_32_2_32_4_32_4" style:display-name="20% - Accent1 2 4 4" style:family="table-cell" style:data-style-name="N0">
      <style:table-cell-properties fo:background-color="#DCE6F1"/>
    </style:style>
    <style:style style:name="_50_0_37__32_-_32_Accent1_32_2_32_5" style:display-name="20% - Accent1 2 5" style:family="table-cell" style:data-style-name="N0">
      <style:table-cell-properties fo:background-color="#DCE6F1"/>
    </style:style>
    <style:style style:name="_50_0_37__32_-_32_Accent1_32_2_32_6" style:display-name="20% - Accent1 2 6" style:family="table-cell" style:data-style-name="N0">
      <style:table-cell-properties fo:background-color="#DCE6F1"/>
    </style:style>
    <style:style style:name="_50_0_37__32_-_32_Accent1_32_2_32_7" style:display-name="20% - Accent1 2 7" style:family="table-cell" style:data-style-name="N0">
      <style:table-cell-properties fo:background-color="#DCE6F1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3_32_2" style:display-name="20% - Accent1 3 2" style:family="table-cell" style:data-style-name="N0">
      <style:table-cell-properties fo:background-color="#C0C0C0"/>
    </style:style>
    <style:style style:name="_50_0_37__32_-_32_Accent1_32_3_32_2_32_2" style:display-name="20% - Accent1 3 2 2" style:family="table-cell" style:data-style-name="N0">
      <style:table-cell-properties fo:background-color="#C0C0C0"/>
    </style:style>
    <style:style style:name="_50_0_37__32_-_32_Accent1_32_3_32_2_32_2_32_2" style:display-name="20% - Accent1 3 2 2 2" style:family="table-cell" style:data-style-name="N0">
      <style:table-cell-properties fo:background-color="#C0C0C0"/>
    </style:style>
    <style:style style:name="_50_0_37__32_-_32_Accent1_32_3_32_2_32_2_32_2_32_2" style:display-name="20% - Accent1 3 2 2 2 2" style:family="table-cell" style:data-style-name="N0">
      <style:table-cell-properties fo:background-color="#C0C0C0"/>
    </style:style>
    <style:style style:name="_50_0_37__32_-_32_Accent1_32_3_32_2_32_2_32_2_32_3" style:display-name="20% - Accent1 3 2 2 2 3" style:family="table-cell" style:data-style-name="N0">
      <style:table-cell-properties fo:background-color="#C0C0C0"/>
    </style:style>
    <style:style style:name="_50_0_37__32_-_32_Accent1_32_3_32_2_32_2_32_2_32_4" style:display-name="20% - Accent1 3 2 2 2 4" style:family="table-cell" style:data-style-name="N0">
      <style:table-cell-properties fo:background-color="#C0C0C0"/>
    </style:style>
    <style:style style:name="_50_0_37__32_-_32_Accent1_32_3_32_2_32_2_32_3" style:display-name="20% - Accent1 3 2 2 3" style:family="table-cell" style:data-style-name="N0">
      <style:table-cell-properties fo:background-color="#C0C0C0"/>
    </style:style>
    <style:style style:name="_50_0_37__32_-_32_Accent1_32_3_32_2_32_2_32_4" style:display-name="20% - Accent1 3 2 2 4" style:family="table-cell" style:data-style-name="N0">
      <style:table-cell-properties fo:background-color="#C0C0C0"/>
    </style:style>
    <style:style style:name="_50_0_37__32_-_32_Accent1_32_3_32_2_32_2_32_5" style:display-name="20% - Accent1 3 2 2 5" style:family="table-cell" style:data-style-name="N0">
      <style:table-cell-properties fo:background-color="#C0C0C0"/>
    </style:style>
    <style:style style:name="_50_0_37__32_-_32_Accent1_32_3_32_2_32_3" style:display-name="20% - Accent1 3 2 3" style:family="table-cell" style:data-style-name="N0">
      <style:table-cell-properties fo:background-color="#C0C0C0"/>
    </style:style>
    <style:style style:name="_50_0_37__32_-_32_Accent1_32_3_32_2_32_3_32_2" style:display-name="20% - Accent1 3 2 3 2" style:family="table-cell" style:data-style-name="N0">
      <style:table-cell-properties fo:background-color="#C0C0C0"/>
    </style:style>
    <style:style style:name="_50_0_37__32_-_32_Accent1_32_3_32_2_32_3_32_3" style:display-name="20% - Accent1 3 2 3 3" style:family="table-cell" style:data-style-name="N0">
      <style:table-cell-properties fo:background-color="#C0C0C0"/>
    </style:style>
    <style:style style:name="_50_0_37__32_-_32_Accent1_32_3_32_2_32_3_32_4" style:display-name="20% - Accent1 3 2 3 4" style:family="table-cell" style:data-style-name="N0">
      <style:table-cell-properties fo:background-color="#C0C0C0"/>
    </style:style>
    <style:style style:name="_50_0_37__32_-_32_Accent1_32_3_32_2_32_4" style:display-name="20% - Accent1 3 2 4" style:family="table-cell" style:data-style-name="N0">
      <style:table-cell-properties fo:background-color="#C0C0C0"/>
    </style:style>
    <style:style style:name="_50_0_37__32_-_32_Accent1_32_3_32_2_32_5" style:display-name="20% - Accent1 3 2 5" style:family="table-cell" style:data-style-name="N0">
      <style:table-cell-properties fo:background-color="#C0C0C0"/>
    </style:style>
    <style:style style:name="_50_0_37__32_-_32_Accent1_32_3_32_2_32_6" style:display-name="20% - Accent1 3 2 6" style:family="table-cell" style:data-style-name="N0">
      <style:table-cell-properties fo:background-color="#C0C0C0"/>
    </style:style>
    <style:style style:name="_50_0_37__32_-_32_Accent1_32_3_32_3" style:display-name="20% - Accent1 3 3" style:family="table-cell" style:data-style-name="N0">
      <style:table-cell-properties fo:background-color="#DCE6F1"/>
    </style:style>
    <style:style style:name="_50_0_37__32_-_32_Accent1_32_3_32_3_32_2" style:display-name="20% - Accent1 3 3 2" style:family="table-cell" style:data-style-name="N0">
      <style:table-cell-properties fo:background-color="#DCE6F1"/>
    </style:style>
    <style:style style:name="_50_0_37__32_-_32_Accent1_32_3_32_3_32_2_32_2" style:display-name="20% - Accent1 3 3 2 2" style:family="table-cell" style:data-style-name="N0">
      <style:table-cell-properties fo:background-color="#DCE6F1"/>
    </style:style>
    <style:style style:name="_50_0_37__32_-_32_Accent1_32_3_32_3_32_2_32_3" style:display-name="20% - Accent1 3 3 2 3" style:family="table-cell" style:data-style-name="N0">
      <style:table-cell-properties fo:background-color="#DCE6F1"/>
    </style:style>
    <style:style style:name="_50_0_37__32_-_32_Accent1_32_3_32_3_32_2_32_4" style:display-name="20% - Accent1 3 3 2 4" style:family="table-cell" style:data-style-name="N0">
      <style:table-cell-properties fo:background-color="#DCE6F1"/>
    </style:style>
    <style:style style:name="_50_0_37__32_-_32_Accent1_32_3_32_3_32_3" style:display-name="20% - Accent1 3 3 3" style:family="table-cell" style:data-style-name="N0">
      <style:table-cell-properties fo:background-color="#DCE6F1"/>
    </style:style>
    <style:style style:name="_50_0_37__32_-_32_Accent1_32_3_32_3_32_4" style:display-name="20% - Accent1 3 3 4" style:family="table-cell" style:data-style-name="N0">
      <style:table-cell-properties fo:background-color="#DCE6F1"/>
    </style:style>
    <style:style style:name="_50_0_37__32_-_32_Accent1_32_3_32_3_32_5" style:display-name="20% - Accent1 3 3 5" style:family="table-cell" style:data-style-name="N0">
      <style:table-cell-properties fo:background-color="#DCE6F1"/>
    </style:style>
    <style:style style:name="_50_0_37__32_-_32_Accent1_32_3_32_4" style:display-name="20% - Accent1 3 4" style:family="table-cell" style:data-style-name="N0">
      <style:table-cell-properties fo:background-color="#DCE6F1"/>
    </style:style>
    <style:style style:name="_50_0_37__32_-_32_Accent1_32_3_32_4_32_2" style:display-name="20% - Accent1 3 4 2" style:family="table-cell" style:data-style-name="N0">
      <style:table-cell-properties fo:background-color="#DCE6F1"/>
    </style:style>
    <style:style style:name="_50_0_37__32_-_32_Accent1_32_3_32_4_32_3" style:display-name="20% - Accent1 3 4 3" style:family="table-cell" style:data-style-name="N0">
      <style:table-cell-properties fo:background-color="#DCE6F1"/>
    </style:style>
    <style:style style:name="_50_0_37__32_-_32_Accent1_32_3_32_4_32_4" style:display-name="20% - Accent1 3 4 4" style:family="table-cell" style:data-style-name="N0">
      <style:table-cell-properties fo:background-color="#DCE6F1"/>
    </style:style>
    <style:style style:name="_50_0_37__32_-_32_Accent1_32_3_32_5" style:display-name="20% - Accent1 3 5" style:family="table-cell" style:data-style-name="N0">
      <style:table-cell-properties fo:background-color="#DCE6F1"/>
    </style:style>
    <style:style style:name="_50_0_37__32_-_32_Accent1_32_3_32_6" style:display-name="20% - Accent1 3 6" style:family="table-cell" style:data-style-name="N0">
      <style:table-cell-properties fo:background-color="#DCE6F1"/>
    </style:style>
    <style:style style:name="_50_0_37__32_-_32_Accent1_32_3_32_7" style:display-name="20% - Accent1 3 7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1_32_4_32_2" style:display-name="20% - Accent1 4 2" style:family="table-cell" style:data-style-name="N0">
      <style:table-cell-properties fo:background-color="#C0C0C0"/>
    </style:style>
    <style:style style:name="_50_0_37__32_-_32_Accent1_32_4_32_2_32_2" style:display-name="20% - Accent1 4 2 2" style:family="table-cell" style:data-style-name="N0">
      <style:table-cell-properties fo:background-color="#C0C0C0"/>
    </style:style>
    <style:style style:name="_50_0_37__32_-_32_Accent1_32_4_32_2_32_2_32_2" style:display-name="20% - Accent1 4 2 2 2" style:family="table-cell" style:data-style-name="N0">
      <style:table-cell-properties fo:background-color="#C0C0C0"/>
    </style:style>
    <style:style style:name="_50_0_37__32_-_32_Accent1_32_4_32_2_32_2_32_2_32_2" style:display-name="20% - Accent1 4 2 2 2 2" style:family="table-cell" style:data-style-name="N0">
      <style:table-cell-properties fo:background-color="#C0C0C0"/>
    </style:style>
    <style:style style:name="_50_0_37__32_-_32_Accent1_32_4_32_2_32_2_32_2_32_3" style:display-name="20% - Accent1 4 2 2 2 3" style:family="table-cell" style:data-style-name="N0">
      <style:table-cell-properties fo:background-color="#C0C0C0"/>
    </style:style>
    <style:style style:name="_50_0_37__32_-_32_Accent1_32_4_32_2_32_2_32_2_32_4" style:display-name="20% - Accent1 4 2 2 2 4" style:family="table-cell" style:data-style-name="N0">
      <style:table-cell-properties fo:background-color="#C0C0C0"/>
    </style:style>
    <style:style style:name="_50_0_37__32_-_32_Accent1_32_4_32_2_32_2_32_3" style:display-name="20% - Accent1 4 2 2 3" style:family="table-cell" style:data-style-name="N0">
      <style:table-cell-properties fo:background-color="#C0C0C0"/>
    </style:style>
    <style:style style:name="_50_0_37__32_-_32_Accent1_32_4_32_2_32_2_32_4" style:display-name="20% - Accent1 4 2 2 4" style:family="table-cell" style:data-style-name="N0">
      <style:table-cell-properties fo:background-color="#C0C0C0"/>
    </style:style>
    <style:style style:name="_50_0_37__32_-_32_Accent1_32_4_32_2_32_2_32_5" style:display-name="20% - Accent1 4 2 2 5" style:family="table-cell" style:data-style-name="N0">
      <style:table-cell-properties fo:background-color="#C0C0C0"/>
    </style:style>
    <style:style style:name="_50_0_37__32_-_32_Accent1_32_4_32_2_32_3" style:display-name="20% - Accent1 4 2 3" style:family="table-cell" style:data-style-name="N0">
      <style:table-cell-properties fo:background-color="#C0C0C0"/>
    </style:style>
    <style:style style:name="_50_0_37__32_-_32_Accent1_32_4_32_2_32_3_32_2" style:display-name="20% - Accent1 4 2 3 2" style:family="table-cell" style:data-style-name="N0">
      <style:table-cell-properties fo:background-color="#C0C0C0"/>
    </style:style>
    <style:style style:name="_50_0_37__32_-_32_Accent1_32_4_32_2_32_3_32_3" style:display-name="20% - Accent1 4 2 3 3" style:family="table-cell" style:data-style-name="N0">
      <style:table-cell-properties fo:background-color="#C0C0C0"/>
    </style:style>
    <style:style style:name="_50_0_37__32_-_32_Accent1_32_4_32_2_32_3_32_4" style:display-name="20% - Accent1 4 2 3 4" style:family="table-cell" style:data-style-name="N0">
      <style:table-cell-properties fo:background-color="#C0C0C0"/>
    </style:style>
    <style:style style:name="_50_0_37__32_-_32_Accent1_32_4_32_2_32_4" style:display-name="20% - Accent1 4 2 4" style:family="table-cell" style:data-style-name="N0">
      <style:table-cell-properties fo:background-color="#C0C0C0"/>
    </style:style>
    <style:style style:name="_50_0_37__32_-_32_Accent1_32_4_32_2_32_5" style:display-name="20% - Accent1 4 2 5" style:family="table-cell" style:data-style-name="N0">
      <style:table-cell-properties fo:background-color="#C0C0C0"/>
    </style:style>
    <style:style style:name="_50_0_37__32_-_32_Accent1_32_4_32_2_32_6" style:display-name="20% - Accent1 4 2 6" style:family="table-cell" style:data-style-name="N0">
      <style:table-cell-properties fo:background-color="#C0C0C0"/>
    </style:style>
    <style:style style:name="_50_0_37__32_-_32_Accent1_32_4_32_3" style:display-name="20% - Accent1 4 3" style:family="table-cell" style:data-style-name="N0">
      <style:table-cell-properties fo:background-color="#DCE6F1"/>
    </style:style>
    <style:style style:name="_50_0_37__32_-_32_Accent1_32_4_32_3_32_2" style:display-name="20% - Accent1 4 3 2" style:family="table-cell" style:data-style-name="N0">
      <style:table-cell-properties fo:background-color="#DCE6F1"/>
    </style:style>
    <style:style style:name="_50_0_37__32_-_32_Accent1_32_4_32_3_32_2_32_2" style:display-name="20% - Accent1 4 3 2 2" style:family="table-cell" style:data-style-name="N0">
      <style:table-cell-properties fo:background-color="#DCE6F1"/>
    </style:style>
    <style:style style:name="_50_0_37__32_-_32_Accent1_32_4_32_3_32_2_32_3" style:display-name="20% - Accent1 4 3 2 3" style:family="table-cell" style:data-style-name="N0">
      <style:table-cell-properties fo:background-color="#DCE6F1"/>
    </style:style>
    <style:style style:name="_50_0_37__32_-_32_Accent1_32_4_32_3_32_2_32_4" style:display-name="20% - Accent1 4 3 2 4" style:family="table-cell" style:data-style-name="N0">
      <style:table-cell-properties fo:background-color="#DCE6F1"/>
    </style:style>
    <style:style style:name="_50_0_37__32_-_32_Accent1_32_4_32_3_32_3" style:display-name="20% - Accent1 4 3 3" style:family="table-cell" style:data-style-name="N0">
      <style:table-cell-properties fo:background-color="#DCE6F1"/>
    </style:style>
    <style:style style:name="_50_0_37__32_-_32_Accent1_32_4_32_3_32_4" style:display-name="20% - Accent1 4 3 4" style:family="table-cell" style:data-style-name="N0">
      <style:table-cell-properties fo:background-color="#DCE6F1"/>
    </style:style>
    <style:style style:name="_50_0_37__32_-_32_Accent1_32_4_32_3_32_5" style:display-name="20% - Accent1 4 3 5" style:family="table-cell" style:data-style-name="N0">
      <style:table-cell-properties fo:background-color="#DCE6F1"/>
    </style:style>
    <style:style style:name="_50_0_37__32_-_32_Accent1_32_4_32_4" style:display-name="20% - Accent1 4 4" style:family="table-cell" style:data-style-name="N0">
      <style:table-cell-properties fo:background-color="#DCE6F1"/>
    </style:style>
    <style:style style:name="_50_0_37__32_-_32_Accent1_32_4_32_4_32_2" style:display-name="20% - Accent1 4 4 2" style:family="table-cell" style:data-style-name="N0">
      <style:table-cell-properties fo:background-color="#DCE6F1"/>
    </style:style>
    <style:style style:name="_50_0_37__32_-_32_Accent1_32_4_32_4_32_3" style:display-name="20% - Accent1 4 4 3" style:family="table-cell" style:data-style-name="N0">
      <style:table-cell-properties fo:background-color="#DCE6F1"/>
    </style:style>
    <style:style style:name="_50_0_37__32_-_32_Accent1_32_4_32_4_32_4" style:display-name="20% - Accent1 4 4 4" style:family="table-cell" style:data-style-name="N0">
      <style:table-cell-properties fo:background-color="#DCE6F1"/>
    </style:style>
    <style:style style:name="_50_0_37__32_-_32_Accent1_32_4_32_5" style:display-name="20% - Accent1 4 5" style:family="table-cell" style:data-style-name="N0">
      <style:table-cell-properties fo:background-color="#DCE6F1"/>
    </style:style>
    <style:style style:name="_50_0_37__32_-_32_Accent1_32_4_32_6" style:display-name="20% - Accent1 4 6" style:family="table-cell" style:data-style-name="N0">
      <style:table-cell-properties fo:background-color="#DCE6F1"/>
    </style:style>
    <style:style style:name="_50_0_37__32_-_32_Accent1_32_4_32_7" style:display-name="20% - Accent1 4 7" style:family="table-cell" style:data-style-name="N0">
      <style:table-cell-properties fo:background-color="#DCE6F1"/>
    </style:style>
    <style:style style:name="_50_0_37__32_-_32_Accent1_32_5" style:display-name="20% - Accent1 5" style:family="table-cell" style:data-style-name="N0">
      <style:table-cell-properties fo:background-color="#DCE6F1"/>
    </style:style>
    <style:style style:name="_50_0_37__32_-_32_Accent1_32_5_32_2" style:display-name="20% - Accent1 5 2" style:family="table-cell" style:data-style-name="N0">
      <style:table-cell-properties fo:background-color="#C0C0C0"/>
    </style:style>
    <style:style style:name="_50_0_37__32_-_32_Accent1_32_5_32_2_32_2" style:display-name="20% - Accent1 5 2 2" style:family="table-cell" style:data-style-name="N0">
      <style:table-cell-properties fo:background-color="#C0C0C0"/>
    </style:style>
    <style:style style:name="_50_0_37__32_-_32_Accent1_32_5_32_2_32_2_32_2" style:display-name="20% - Accent1 5 2 2 2" style:family="table-cell" style:data-style-name="N0">
      <style:table-cell-properties fo:background-color="#C0C0C0"/>
    </style:style>
    <style:style style:name="_50_0_37__32_-_32_Accent1_32_5_32_2_32_2_32_2_32_2" style:display-name="20% - Accent1 5 2 2 2 2" style:family="table-cell" style:data-style-name="N0">
      <style:table-cell-properties fo:background-color="#C0C0C0"/>
    </style:style>
    <style:style style:name="_50_0_37__32_-_32_Accent1_32_5_32_2_32_2_32_2_32_3" style:display-name="20% - Accent1 5 2 2 2 3" style:family="table-cell" style:data-style-name="N0">
      <style:table-cell-properties fo:background-color="#C0C0C0"/>
    </style:style>
    <style:style style:name="_50_0_37__32_-_32_Accent1_32_5_32_2_32_2_32_2_32_4" style:display-name="20% - Accent1 5 2 2 2 4" style:family="table-cell" style:data-style-name="N0">
      <style:table-cell-properties fo:background-color="#C0C0C0"/>
    </style:style>
    <style:style style:name="_50_0_37__32_-_32_Accent1_32_5_32_2_32_2_32_3" style:display-name="20% - Accent1 5 2 2 3" style:family="table-cell" style:data-style-name="N0">
      <style:table-cell-properties fo:background-color="#C0C0C0"/>
    </style:style>
    <style:style style:name="_50_0_37__32_-_32_Accent1_32_5_32_2_32_2_32_4" style:display-name="20% - Accent1 5 2 2 4" style:family="table-cell" style:data-style-name="N0">
      <style:table-cell-properties fo:background-color="#C0C0C0"/>
    </style:style>
    <style:style style:name="_50_0_37__32_-_32_Accent1_32_5_32_2_32_2_32_5" style:display-name="20% - Accent1 5 2 2 5" style:family="table-cell" style:data-style-name="N0">
      <style:table-cell-properties fo:background-color="#C0C0C0"/>
    </style:style>
    <style:style style:name="_50_0_37__32_-_32_Accent1_32_5_32_2_32_3" style:display-name="20% - Accent1 5 2 3" style:family="table-cell" style:data-style-name="N0">
      <style:table-cell-properties fo:background-color="#C0C0C0"/>
    </style:style>
    <style:style style:name="_50_0_37__32_-_32_Accent1_32_5_32_2_32_3_32_2" style:display-name="20% - Accent1 5 2 3 2" style:family="table-cell" style:data-style-name="N0">
      <style:table-cell-properties fo:background-color="#C0C0C0"/>
    </style:style>
    <style:style style:name="_50_0_37__32_-_32_Accent1_32_5_32_2_32_3_32_3" style:display-name="20% - Accent1 5 2 3 3" style:family="table-cell" style:data-style-name="N0">
      <style:table-cell-properties fo:background-color="#C0C0C0"/>
    </style:style>
    <style:style style:name="_50_0_37__32_-_32_Accent1_32_5_32_2_32_3_32_4" style:display-name="20% - Accent1 5 2 3 4" style:family="table-cell" style:data-style-name="N0">
      <style:table-cell-properties fo:background-color="#C0C0C0"/>
    </style:style>
    <style:style style:name="_50_0_37__32_-_32_Accent1_32_5_32_2_32_4" style:display-name="20% - Accent1 5 2 4" style:family="table-cell" style:data-style-name="N0">
      <style:table-cell-properties fo:background-color="#C0C0C0"/>
    </style:style>
    <style:style style:name="_50_0_37__32_-_32_Accent1_32_5_32_2_32_5" style:display-name="20% - Accent1 5 2 5" style:family="table-cell" style:data-style-name="N0">
      <style:table-cell-properties fo:background-color="#C0C0C0"/>
    </style:style>
    <style:style style:name="_50_0_37__32_-_32_Accent1_32_5_32_2_32_6" style:display-name="20% - Accent1 5 2 6" style:family="table-cell" style:data-style-name="N0">
      <style:table-cell-properties fo:background-color="#C0C0C0"/>
    </style:style>
    <style:style style:name="_50_0_37__32_-_32_Accent1_32_5_32_3" style:display-name="20% - Accent1 5 3" style:family="table-cell" style:data-style-name="N0">
      <style:table-cell-properties fo:background-color="#DCE6F1"/>
    </style:style>
    <style:style style:name="_50_0_37__32_-_32_Accent1_32_5_32_3_32_2" style:display-name="20% - Accent1 5 3 2" style:family="table-cell" style:data-style-name="N0">
      <style:table-cell-properties fo:background-color="#DCE6F1"/>
    </style:style>
    <style:style style:name="_50_0_37__32_-_32_Accent1_32_5_32_3_32_2_32_2" style:display-name="20% - Accent1 5 3 2 2" style:family="table-cell" style:data-style-name="N0">
      <style:table-cell-properties fo:background-color="#DCE6F1"/>
    </style:style>
    <style:style style:name="_50_0_37__32_-_32_Accent1_32_5_32_3_32_2_32_3" style:display-name="20% - Accent1 5 3 2 3" style:family="table-cell" style:data-style-name="N0">
      <style:table-cell-properties fo:background-color="#DCE6F1"/>
    </style:style>
    <style:style style:name="_50_0_37__32_-_32_Accent1_32_5_32_3_32_2_32_4" style:display-name="20% - Accent1 5 3 2 4" style:family="table-cell" style:data-style-name="N0">
      <style:table-cell-properties fo:background-color="#DCE6F1"/>
    </style:style>
    <style:style style:name="_50_0_37__32_-_32_Accent1_32_5_32_3_32_3" style:display-name="20% - Accent1 5 3 3" style:family="table-cell" style:data-style-name="N0">
      <style:table-cell-properties fo:background-color="#DCE6F1"/>
    </style:style>
    <style:style style:name="_50_0_37__32_-_32_Accent1_32_5_32_3_32_4" style:display-name="20% - Accent1 5 3 4" style:family="table-cell" style:data-style-name="N0">
      <style:table-cell-properties fo:background-color="#DCE6F1"/>
    </style:style>
    <style:style style:name="_50_0_37__32_-_32_Accent1_32_5_32_3_32_5" style:display-name="20% - Accent1 5 3 5" style:family="table-cell" style:data-style-name="N0">
      <style:table-cell-properties fo:background-color="#DCE6F1"/>
    </style:style>
    <style:style style:name="_50_0_37__32_-_32_Accent1_32_5_32_4" style:display-name="20% - Accent1 5 4" style:family="table-cell" style:data-style-name="N0">
      <style:table-cell-properties fo:background-color="#DCE6F1"/>
    </style:style>
    <style:style style:name="_50_0_37__32_-_32_Accent1_32_5_32_4_32_2" style:display-name="20% - Accent1 5 4 2" style:family="table-cell" style:data-style-name="N0">
      <style:table-cell-properties fo:background-color="#DCE6F1"/>
    </style:style>
    <style:style style:name="_50_0_37__32_-_32_Accent1_32_5_32_4_32_3" style:display-name="20% - Accent1 5 4 3" style:family="table-cell" style:data-style-name="N0">
      <style:table-cell-properties fo:background-color="#DCE6F1"/>
    </style:style>
    <style:style style:name="_50_0_37__32_-_32_Accent1_32_5_32_4_32_4" style:display-name="20% - Accent1 5 4 4" style:family="table-cell" style:data-style-name="N0">
      <style:table-cell-properties fo:background-color="#DCE6F1"/>
    </style:style>
    <style:style style:name="_50_0_37__32_-_32_Accent1_32_5_32_5" style:display-name="20% - Accent1 5 5" style:family="table-cell" style:data-style-name="N0">
      <style:table-cell-properties fo:background-color="#DCE6F1"/>
    </style:style>
    <style:style style:name="_50_0_37__32_-_32_Accent1_32_5_32_6" style:display-name="20% - Accent1 5 6" style:family="table-cell" style:data-style-name="N0">
      <style:table-cell-properties fo:background-color="#DCE6F1"/>
    </style:style>
    <style:style style:name="_50_0_37__32_-_32_Accent1_32_5_32_7" style:display-name="20% - Accent1 5 7" style:family="table-cell" style:data-style-name="N0">
      <style:table-cell-properties fo:background-color="#DCE6F1"/>
    </style:style>
    <style:style style:name="_50_0_37__32_-_32_Accent1_32_6" style:display-name="20% - Accent1 6" style:family="table-cell" style:data-style-name="N0">
      <style:table-cell-properties fo:background-color="#DCE6F1"/>
    </style:style>
    <style:style style:name="_50_0_37__32_-_32_Accent1_32_6_32_2" style:display-name="20% - Accent1 6 2" style:family="table-cell" style:data-style-name="N0">
      <style:table-cell-properties fo:background-color="#DCE6F1"/>
    </style:style>
    <style:style style:name="_50_0_37__32_-_32_Accent1_32_6_32_2_32_2" style:display-name="20% - Accent1 6 2 2" style:family="table-cell" style:data-style-name="N0">
      <style:table-cell-properties fo:background-color="#DCE6F1"/>
    </style:style>
    <style:style style:name="_50_0_37__32_-_32_Accent1_32_6_32_2_32_2_32_2" style:display-name="20% - Accent1 6 2 2 2" style:family="table-cell" style:data-style-name="N0">
      <style:table-cell-properties fo:background-color="#DCE6F1"/>
    </style:style>
    <style:style style:name="_50_0_37__32_-_32_Accent1_32_6_32_2_32_2_32_3" style:display-name="20% - Accent1 6 2 2 3" style:family="table-cell" style:data-style-name="N0">
      <style:table-cell-properties fo:background-color="#DCE6F1"/>
    </style:style>
    <style:style style:name="_50_0_37__32_-_32_Accent1_32_6_32_2_32_2_32_4" style:display-name="20% - Accent1 6 2 2 4" style:family="table-cell" style:data-style-name="N0">
      <style:table-cell-properties fo:background-color="#DCE6F1"/>
    </style:style>
    <style:style style:name="_50_0_37__32_-_32_Accent1_32_6_32_2_32_3" style:display-name="20% - Accent1 6 2 3" style:family="table-cell" style:data-style-name="N0">
      <style:table-cell-properties fo:background-color="#DCE6F1"/>
    </style:style>
    <style:style style:name="_50_0_37__32_-_32_Accent1_32_6_32_2_32_4" style:display-name="20% - Accent1 6 2 4" style:family="table-cell" style:data-style-name="N0">
      <style:table-cell-properties fo:background-color="#DCE6F1"/>
    </style:style>
    <style:style style:name="_50_0_37__32_-_32_Accent1_32_6_32_2_32_5" style:display-name="20% - Accent1 6 2 5" style:family="table-cell" style:data-style-name="N0">
      <style:table-cell-properties fo:background-color="#DCE6F1"/>
    </style:style>
    <style:style style:name="_50_0_37__32_-_32_Accent1_32_6_32_3" style:display-name="20% - Accent1 6 3" style:family="table-cell" style:data-style-name="N0">
      <style:table-cell-properties fo:background-color="#DCE6F1"/>
    </style:style>
    <style:style style:name="_50_0_37__32_-_32_Accent1_32_6_32_3_32_2" style:display-name="20% - Accent1 6 3 2" style:family="table-cell" style:data-style-name="N0">
      <style:table-cell-properties fo:background-color="#DCE6F1"/>
    </style:style>
    <style:style style:name="_50_0_37__32_-_32_Accent1_32_6_32_3_32_3" style:display-name="20% - Accent1 6 3 3" style:family="table-cell" style:data-style-name="N0">
      <style:table-cell-properties fo:background-color="#DCE6F1"/>
    </style:style>
    <style:style style:name="_50_0_37__32_-_32_Accent1_32_6_32_3_32_4" style:display-name="20% - Accent1 6 3 4" style:family="table-cell" style:data-style-name="N0">
      <style:table-cell-properties fo:background-color="#DCE6F1"/>
    </style:style>
    <style:style style:name="_50_0_37__32_-_32_Accent1_32_6_32_4" style:display-name="20% - Accent1 6 4" style:family="table-cell" style:data-style-name="N0">
      <style:table-cell-properties fo:background-color="#DCE6F1"/>
    </style:style>
    <style:style style:name="_50_0_37__32_-_32_Accent1_32_6_32_5" style:display-name="20% - Accent1 6 5" style:family="table-cell" style:data-style-name="N0">
      <style:table-cell-properties fo:background-color="#DCE6F1"/>
    </style:style>
    <style:style style:name="_50_0_37__32_-_32_Accent1_32_6_32_6" style:display-name="20% - Accent1 6 6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2DCDB"/>
    </style:style>
    <style:style style:name="_50_0_37__32_-_32_Accent2_32_2_32_2" style:display-name="20% - Accent2 2 2" style:family="table-cell" style:data-style-name="N0">
      <style:table-cell-properties fo:background-color="#F2DCDB"/>
    </style:style>
    <style:style style:name="_50_0_37__32_-_32_Accent2_32_2_32_2_32_2" style:display-name="20% - Accent2 2 2 2" style:family="table-cell" style:data-style-name="N0">
      <style:table-cell-properties fo:background-color="#F2DCDB"/>
    </style:style>
    <style:style style:name="_50_0_37__32_-_32_Accent2_32_2_32_2_32_2_32_2" style:display-name="20% - Accent2 2 2 2 2" style:family="table-cell" style:data-style-name="N0">
      <style:table-cell-properties fo:background-color="#F2DCDB"/>
    </style:style>
    <style:style style:name="_50_0_37__32_-_32_Accent2_32_2_32_2_32_2_32_2_32_2" style:display-name="20% - Accent2 2 2 2 2 2" style:family="table-cell" style:data-style-name="N0">
      <style:table-cell-properties fo:background-color="#F2DCDB"/>
    </style:style>
    <style:style style:name="_50_0_37__32_-_32_Accent2_32_2_32_2_32_2_32_2_32_3" style:display-name="20% - Accent2 2 2 2 2 3" style:family="table-cell" style:data-style-name="N0">
      <style:table-cell-properties fo:background-color="#F2DCDB"/>
    </style:style>
    <style:style style:name="_50_0_37__32_-_32_Accent2_32_2_32_2_32_2_32_2_32_4" style:display-name="20% - Accent2 2 2 2 2 4" style:family="table-cell" style:data-style-name="N0">
      <style:table-cell-properties fo:background-color="#F2DCDB"/>
    </style:style>
    <style:style style:name="_50_0_37__32_-_32_Accent2_32_2_32_2_32_2_32_3" style:display-name="20% - Accent2 2 2 2 3" style:family="table-cell" style:data-style-name="N0">
      <style:table-cell-properties fo:background-color="#F2DCDB"/>
    </style:style>
    <style:style style:name="_50_0_37__32_-_32_Accent2_32_2_32_2_32_2_32_4" style:display-name="20% - Accent2 2 2 2 4" style:family="table-cell" style:data-style-name="N0">
      <style:table-cell-properties fo:background-color="#F2DCDB"/>
    </style:style>
    <style:style style:name="_50_0_37__32_-_32_Accent2_32_2_32_2_32_2_32_5" style:display-name="20% - Accent2 2 2 2 5" style:family="table-cell" style:data-style-name="N0">
      <style:table-cell-properties fo:background-color="#F2DCDB"/>
    </style:style>
    <style:style style:name="_50_0_37__32_-_32_Accent2_32_2_32_2_32_3" style:display-name="20% - Accent2 2 2 3" style:family="table-cell" style:data-style-name="N0">
      <style:table-cell-properties fo:background-color="#F2DCDB"/>
    </style:style>
    <style:style style:name="_50_0_37__32_-_32_Accent2_32_2_32_2_32_3_32_2" style:display-name="20% - Accent2 2 2 3 2" style:family="table-cell" style:data-style-name="N0">
      <style:table-cell-properties fo:background-color="#F2DCDB"/>
    </style:style>
    <style:style style:name="_50_0_37__32_-_32_Accent2_32_2_32_2_32_3_32_3" style:display-name="20% - Accent2 2 2 3 3" style:family="table-cell" style:data-style-name="N0">
      <style:table-cell-properties fo:background-color="#F2DCDB"/>
    </style:style>
    <style:style style:name="_50_0_37__32_-_32_Accent2_32_2_32_2_32_3_32_4" style:display-name="20% - Accent2 2 2 3 4" style:family="table-cell" style:data-style-name="N0">
      <style:table-cell-properties fo:background-color="#F2DCDB"/>
    </style:style>
    <style:style style:name="_50_0_37__32_-_32_Accent2_32_2_32_2_32_4" style:display-name="20% - Accent2 2 2 4" style:family="table-cell" style:data-style-name="N0">
      <style:table-cell-properties fo:background-color="#F2DCDB"/>
    </style:style>
    <style:style style:name="_50_0_37__32_-_32_Accent2_32_2_32_2_32_5" style:display-name="20% - Accent2 2 2 5" style:family="table-cell" style:data-style-name="N0">
      <style:table-cell-properties fo:background-color="#F2DCDB"/>
    </style:style>
    <style:style style:name="_50_0_37__32_-_32_Accent2_32_2_32_2_32_6" style:display-name="20% - Accent2 2 2 6" style:family="table-cell" style:data-style-name="N0">
      <style:table-cell-properties fo:background-color="#F2DCDB"/>
    </style:style>
    <style:style style:name="_50_0_37__32_-_32_Accent2_32_2_32_3" style:display-name="20% - Accent2 2 3" style:family="table-cell" style:data-style-name="N0">
      <style:table-cell-properties fo:background-color="#F2DCDB"/>
    </style:style>
    <style:style style:name="_50_0_37__32_-_32_Accent2_32_2_32_3_32_2" style:display-name="20% - Accent2 2 3 2" style:family="table-cell" style:data-style-name="N0">
      <style:table-cell-properties fo:background-color="#F2DCDB"/>
    </style:style>
    <style:style style:name="_50_0_37__32_-_32_Accent2_32_2_32_3_32_2_32_2" style:display-name="20% - Accent2 2 3 2 2" style:family="table-cell" style:data-style-name="N0">
      <style:table-cell-properties fo:background-color="#F2DCDB"/>
    </style:style>
    <style:style style:name="_50_0_37__32_-_32_Accent2_32_2_32_3_32_2_32_3" style:display-name="20% - Accent2 2 3 2 3" style:family="table-cell" style:data-style-name="N0">
      <style:table-cell-properties fo:background-color="#F2DCDB"/>
    </style:style>
    <style:style style:name="_50_0_37__32_-_32_Accent2_32_2_32_3_32_2_32_4" style:display-name="20% - Accent2 2 3 2 4" style:family="table-cell" style:data-style-name="N0">
      <style:table-cell-properties fo:background-color="#F2DCDB"/>
    </style:style>
    <style:style style:name="_50_0_37__32_-_32_Accent2_32_2_32_3_32_3" style:display-name="20% - Accent2 2 3 3" style:family="table-cell" style:data-style-name="N0">
      <style:table-cell-properties fo:background-color="#F2DCDB"/>
    </style:style>
    <style:style style:name="_50_0_37__32_-_32_Accent2_32_2_32_3_32_4" style:display-name="20% - Accent2 2 3 4" style:family="table-cell" style:data-style-name="N0">
      <style:table-cell-properties fo:background-color="#F2DCDB"/>
    </style:style>
    <style:style style:name="_50_0_37__32_-_32_Accent2_32_2_32_3_32_5" style:display-name="20% - Accent2 2 3 5" style:family="table-cell" style:data-style-name="N0">
      <style:table-cell-properties fo:background-color="#F2DCDB"/>
    </style:style>
    <style:style style:name="_50_0_37__32_-_32_Accent2_32_2_32_4" style:display-name="20% - Accent2 2 4" style:family="table-cell" style:data-style-name="N0">
      <style:table-cell-properties fo:background-color="#F2DCDB"/>
    </style:style>
    <style:style style:name="_50_0_37__32_-_32_Accent2_32_2_32_4_32_2" style:display-name="20% - Accent2 2 4 2" style:family="table-cell" style:data-style-name="N0">
      <style:table-cell-properties fo:background-color="#F2DCDB"/>
    </style:style>
    <style:style style:name="_50_0_37__32_-_32_Accent2_32_2_32_4_32_3" style:display-name="20% - Accent2 2 4 3" style:family="table-cell" style:data-style-name="N0">
      <style:table-cell-properties fo:background-color="#F2DCDB"/>
    </style:style>
    <style:style style:name="_50_0_37__32_-_32_Accent2_32_2_32_4_32_4" style:display-name="20% - Accent2 2 4 4" style:family="table-cell" style:data-style-name="N0">
      <style:table-cell-properties fo:background-color="#F2DCDB"/>
    </style:style>
    <style:style style:name="_50_0_37__32_-_32_Accent2_32_2_32_5" style:display-name="20% - Accent2 2 5" style:family="table-cell" style:data-style-name="N0">
      <style:table-cell-properties fo:background-color="#F2DCDB"/>
    </style:style>
    <style:style style:name="_50_0_37__32_-_32_Accent2_32_2_32_6" style:display-name="20% - Accent2 2 6" style:family="table-cell" style:data-style-name="N0">
      <style:table-cell-properties fo:background-color="#F2DCDB"/>
    </style:style>
    <style:style style:name="_50_0_37__32_-_32_Accent2_32_2_32_7" style:display-name="20% - Accent2 2 7" style:family="table-cell" style:data-style-name="N0">
      <style:table-cell-properties fo:background-color="#F2DCDB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3_32_2" style:display-name="20% - Accent2 3 2" style:family="table-cell" style:data-style-name="N0">
      <style:table-cell-properties fo:background-color="#F2DCDB"/>
    </style:style>
    <style:style style:name="_50_0_37__32_-_32_Accent2_32_3_32_2_32_2" style:display-name="20% - Accent2 3 2 2" style:family="table-cell" style:data-style-name="N0">
      <style:table-cell-properties fo:background-color="#F2DCDB"/>
    </style:style>
    <style:style style:name="_50_0_37__32_-_32_Accent2_32_3_32_2_32_2_32_2" style:display-name="20% - Accent2 3 2 2 2" style:family="table-cell" style:data-style-name="N0">
      <style:table-cell-properties fo:background-color="#F2DCDB"/>
    </style:style>
    <style:style style:name="_50_0_37__32_-_32_Accent2_32_3_32_2_32_2_32_2_32_2" style:display-name="20% - Accent2 3 2 2 2 2" style:family="table-cell" style:data-style-name="N0">
      <style:table-cell-properties fo:background-color="#F2DCDB"/>
    </style:style>
    <style:style style:name="_50_0_37__32_-_32_Accent2_32_3_32_2_32_2_32_2_32_3" style:display-name="20% - Accent2 3 2 2 2 3" style:family="table-cell" style:data-style-name="N0">
      <style:table-cell-properties fo:background-color="#F2DCDB"/>
    </style:style>
    <style:style style:name="_50_0_37__32_-_32_Accent2_32_3_32_2_32_2_32_2_32_4" style:display-name="20% - Accent2 3 2 2 2 4" style:family="table-cell" style:data-style-name="N0">
      <style:table-cell-properties fo:background-color="#F2DCDB"/>
    </style:style>
    <style:style style:name="_50_0_37__32_-_32_Accent2_32_3_32_2_32_2_32_3" style:display-name="20% - Accent2 3 2 2 3" style:family="table-cell" style:data-style-name="N0">
      <style:table-cell-properties fo:background-color="#F2DCDB"/>
    </style:style>
    <style:style style:name="_50_0_37__32_-_32_Accent2_32_3_32_2_32_2_32_4" style:display-name="20% - Accent2 3 2 2 4" style:family="table-cell" style:data-style-name="N0">
      <style:table-cell-properties fo:background-color="#F2DCDB"/>
    </style:style>
    <style:style style:name="_50_0_37__32_-_32_Accent2_32_3_32_2_32_2_32_5" style:display-name="20% - Accent2 3 2 2 5" style:family="table-cell" style:data-style-name="N0">
      <style:table-cell-properties fo:background-color="#F2DCDB"/>
    </style:style>
    <style:style style:name="_50_0_37__32_-_32_Accent2_32_3_32_2_32_3" style:display-name="20% - Accent2 3 2 3" style:family="table-cell" style:data-style-name="N0">
      <style:table-cell-properties fo:background-color="#F2DCDB"/>
    </style:style>
    <style:style style:name="_50_0_37__32_-_32_Accent2_32_3_32_2_32_3_32_2" style:display-name="20% - Accent2 3 2 3 2" style:family="table-cell" style:data-style-name="N0">
      <style:table-cell-properties fo:background-color="#F2DCDB"/>
    </style:style>
    <style:style style:name="_50_0_37__32_-_32_Accent2_32_3_32_2_32_3_32_3" style:display-name="20% - Accent2 3 2 3 3" style:family="table-cell" style:data-style-name="N0">
      <style:table-cell-properties fo:background-color="#F2DCDB"/>
    </style:style>
    <style:style style:name="_50_0_37__32_-_32_Accent2_32_3_32_2_32_3_32_4" style:display-name="20% - Accent2 3 2 3 4" style:family="table-cell" style:data-style-name="N0">
      <style:table-cell-properties fo:background-color="#F2DCDB"/>
    </style:style>
    <style:style style:name="_50_0_37__32_-_32_Accent2_32_3_32_2_32_4" style:display-name="20% - Accent2 3 2 4" style:family="table-cell" style:data-style-name="N0">
      <style:table-cell-properties fo:background-color="#F2DCDB"/>
    </style:style>
    <style:style style:name="_50_0_37__32_-_32_Accent2_32_3_32_2_32_5" style:display-name="20% - Accent2 3 2 5" style:family="table-cell" style:data-style-name="N0">
      <style:table-cell-properties fo:background-color="#F2DCDB"/>
    </style:style>
    <style:style style:name="_50_0_37__32_-_32_Accent2_32_3_32_2_32_6" style:display-name="20% - Accent2 3 2 6" style:family="table-cell" style:data-style-name="N0">
      <style:table-cell-properties fo:background-color="#F2DCDB"/>
    </style:style>
    <style:style style:name="_50_0_37__32_-_32_Accent2_32_3_32_3" style:display-name="20% - Accent2 3 3" style:family="table-cell" style:data-style-name="N0">
      <style:table-cell-properties fo:background-color="#F2DCDB"/>
    </style:style>
    <style:style style:name="_50_0_37__32_-_32_Accent2_32_3_32_3_32_2" style:display-name="20% - Accent2 3 3 2" style:family="table-cell" style:data-style-name="N0">
      <style:table-cell-properties fo:background-color="#F2DCDB"/>
    </style:style>
    <style:style style:name="_50_0_37__32_-_32_Accent2_32_3_32_3_32_2_32_2" style:display-name="20% - Accent2 3 3 2 2" style:family="table-cell" style:data-style-name="N0">
      <style:table-cell-properties fo:background-color="#F2DCDB"/>
    </style:style>
    <style:style style:name="_50_0_37__32_-_32_Accent2_32_3_32_3_32_2_32_3" style:display-name="20% - Accent2 3 3 2 3" style:family="table-cell" style:data-style-name="N0">
      <style:table-cell-properties fo:background-color="#F2DCDB"/>
    </style:style>
    <style:style style:name="_50_0_37__32_-_32_Accent2_32_3_32_3_32_2_32_4" style:display-name="20% - Accent2 3 3 2 4" style:family="table-cell" style:data-style-name="N0">
      <style:table-cell-properties fo:background-color="#F2DCDB"/>
    </style:style>
    <style:style style:name="_50_0_37__32_-_32_Accent2_32_3_32_3_32_3" style:display-name="20% - Accent2 3 3 3" style:family="table-cell" style:data-style-name="N0">
      <style:table-cell-properties fo:background-color="#F2DCDB"/>
    </style:style>
    <style:style style:name="_50_0_37__32_-_32_Accent2_32_3_32_3_32_4" style:display-name="20% - Accent2 3 3 4" style:family="table-cell" style:data-style-name="N0">
      <style:table-cell-properties fo:background-color="#F2DCDB"/>
    </style:style>
    <style:style style:name="_50_0_37__32_-_32_Accent2_32_3_32_3_32_5" style:display-name="20% - Accent2 3 3 5" style:family="table-cell" style:data-style-name="N0">
      <style:table-cell-properties fo:background-color="#F2DCDB"/>
    </style:style>
    <style:style style:name="_50_0_37__32_-_32_Accent2_32_3_32_4" style:display-name="20% - Accent2 3 4" style:family="table-cell" style:data-style-name="N0">
      <style:table-cell-properties fo:background-color="#F2DCDB"/>
    </style:style>
    <style:style style:name="_50_0_37__32_-_32_Accent2_32_3_32_4_32_2" style:display-name="20% - Accent2 3 4 2" style:family="table-cell" style:data-style-name="N0">
      <style:table-cell-properties fo:background-color="#F2DCDB"/>
    </style:style>
    <style:style style:name="_50_0_37__32_-_32_Accent2_32_3_32_4_32_3" style:display-name="20% - Accent2 3 4 3" style:family="table-cell" style:data-style-name="N0">
      <style:table-cell-properties fo:background-color="#F2DCDB"/>
    </style:style>
    <style:style style:name="_50_0_37__32_-_32_Accent2_32_3_32_4_32_4" style:display-name="20% - Accent2 3 4 4" style:family="table-cell" style:data-style-name="N0">
      <style:table-cell-properties fo:background-color="#F2DCDB"/>
    </style:style>
    <style:style style:name="_50_0_37__32_-_32_Accent2_32_3_32_5" style:display-name="20% - Accent2 3 5" style:family="table-cell" style:data-style-name="N0">
      <style:table-cell-properties fo:background-color="#F2DCDB"/>
    </style:style>
    <style:style style:name="_50_0_37__32_-_32_Accent2_32_3_32_6" style:display-name="20% - Accent2 3 6" style:family="table-cell" style:data-style-name="N0">
      <style:table-cell-properties fo:background-color="#F2DCDB"/>
    </style:style>
    <style:style style:name="_50_0_37__32_-_32_Accent2_32_3_32_7" style:display-name="20% - Accent2 3 7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2_32_4_32_2" style:display-name="20% - Accent2 4 2" style:family="table-cell" style:data-style-name="N0">
      <style:table-cell-properties fo:background-color="#F2DCDB"/>
    </style:style>
    <style:style style:name="_50_0_37__32_-_32_Accent2_32_4_32_2_32_2" style:display-name="20% - Accent2 4 2 2" style:family="table-cell" style:data-style-name="N0">
      <style:table-cell-properties fo:background-color="#F2DCDB"/>
    </style:style>
    <style:style style:name="_50_0_37__32_-_32_Accent2_32_4_32_2_32_2_32_2" style:display-name="20% - Accent2 4 2 2 2" style:family="table-cell" style:data-style-name="N0">
      <style:table-cell-properties fo:background-color="#F2DCDB"/>
    </style:style>
    <style:style style:name="_50_0_37__32_-_32_Accent2_32_4_32_2_32_2_32_2_32_2" style:display-name="20% - Accent2 4 2 2 2 2" style:family="table-cell" style:data-style-name="N0">
      <style:table-cell-properties fo:background-color="#F2DCDB"/>
    </style:style>
    <style:style style:name="_50_0_37__32_-_32_Accent2_32_4_32_2_32_2_32_2_32_3" style:display-name="20% - Accent2 4 2 2 2 3" style:family="table-cell" style:data-style-name="N0">
      <style:table-cell-properties fo:background-color="#F2DCDB"/>
    </style:style>
    <style:style style:name="_50_0_37__32_-_32_Accent2_32_4_32_2_32_2_32_2_32_4" style:display-name="20% - Accent2 4 2 2 2 4" style:family="table-cell" style:data-style-name="N0">
      <style:table-cell-properties fo:background-color="#F2DCDB"/>
    </style:style>
    <style:style style:name="_50_0_37__32_-_32_Accent2_32_4_32_2_32_2_32_3" style:display-name="20% - Accent2 4 2 2 3" style:family="table-cell" style:data-style-name="N0">
      <style:table-cell-properties fo:background-color="#F2DCDB"/>
    </style:style>
    <style:style style:name="_50_0_37__32_-_32_Accent2_32_4_32_2_32_2_32_4" style:display-name="20% - Accent2 4 2 2 4" style:family="table-cell" style:data-style-name="N0">
      <style:table-cell-properties fo:background-color="#F2DCDB"/>
    </style:style>
    <style:style style:name="_50_0_37__32_-_32_Accent2_32_4_32_2_32_2_32_5" style:display-name="20% - Accent2 4 2 2 5" style:family="table-cell" style:data-style-name="N0">
      <style:table-cell-properties fo:background-color="#F2DCDB"/>
    </style:style>
    <style:style style:name="_50_0_37__32_-_32_Accent2_32_4_32_2_32_3" style:display-name="20% - Accent2 4 2 3" style:family="table-cell" style:data-style-name="N0">
      <style:table-cell-properties fo:background-color="#F2DCDB"/>
    </style:style>
    <style:style style:name="_50_0_37__32_-_32_Accent2_32_4_32_2_32_3_32_2" style:display-name="20% - Accent2 4 2 3 2" style:family="table-cell" style:data-style-name="N0">
      <style:table-cell-properties fo:background-color="#F2DCDB"/>
    </style:style>
    <style:style style:name="_50_0_37__32_-_32_Accent2_32_4_32_2_32_3_32_3" style:display-name="20% - Accent2 4 2 3 3" style:family="table-cell" style:data-style-name="N0">
      <style:table-cell-properties fo:background-color="#F2DCDB"/>
    </style:style>
    <style:style style:name="_50_0_37__32_-_32_Accent2_32_4_32_2_32_3_32_4" style:display-name="20% - Accent2 4 2 3 4" style:family="table-cell" style:data-style-name="N0">
      <style:table-cell-properties fo:background-color="#F2DCDB"/>
    </style:style>
    <style:style style:name="_50_0_37__32_-_32_Accent2_32_4_32_2_32_4" style:display-name="20% - Accent2 4 2 4" style:family="table-cell" style:data-style-name="N0">
      <style:table-cell-properties fo:background-color="#F2DCDB"/>
    </style:style>
    <style:style style:name="_50_0_37__32_-_32_Accent2_32_4_32_2_32_5" style:display-name="20% - Accent2 4 2 5" style:family="table-cell" style:data-style-name="N0">
      <style:table-cell-properties fo:background-color="#F2DCDB"/>
    </style:style>
    <style:style style:name="_50_0_37__32_-_32_Accent2_32_4_32_2_32_6" style:display-name="20% - Accent2 4 2 6" style:family="table-cell" style:data-style-name="N0">
      <style:table-cell-properties fo:background-color="#F2DCDB"/>
    </style:style>
    <style:style style:name="_50_0_37__32_-_32_Accent2_32_4_32_3" style:display-name="20% - Accent2 4 3" style:family="table-cell" style:data-style-name="N0">
      <style:table-cell-properties fo:background-color="#F2DCDB"/>
    </style:style>
    <style:style style:name="_50_0_37__32_-_32_Accent2_32_4_32_3_32_2" style:display-name="20% - Accent2 4 3 2" style:family="table-cell" style:data-style-name="N0">
      <style:table-cell-properties fo:background-color="#F2DCDB"/>
    </style:style>
    <style:style style:name="_50_0_37__32_-_32_Accent2_32_4_32_3_32_2_32_2" style:display-name="20% - Accent2 4 3 2 2" style:family="table-cell" style:data-style-name="N0">
      <style:table-cell-properties fo:background-color="#F2DCDB"/>
    </style:style>
    <style:style style:name="_50_0_37__32_-_32_Accent2_32_4_32_3_32_2_32_3" style:display-name="20% - Accent2 4 3 2 3" style:family="table-cell" style:data-style-name="N0">
      <style:table-cell-properties fo:background-color="#F2DCDB"/>
    </style:style>
    <style:style style:name="_50_0_37__32_-_32_Accent2_32_4_32_3_32_2_32_4" style:display-name="20% - Accent2 4 3 2 4" style:family="table-cell" style:data-style-name="N0">
      <style:table-cell-properties fo:background-color="#F2DCDB"/>
    </style:style>
    <style:style style:name="_50_0_37__32_-_32_Accent2_32_4_32_3_32_3" style:display-name="20% - Accent2 4 3 3" style:family="table-cell" style:data-style-name="N0">
      <style:table-cell-properties fo:background-color="#F2DCDB"/>
    </style:style>
    <style:style style:name="_50_0_37__32_-_32_Accent2_32_4_32_3_32_4" style:display-name="20% - Accent2 4 3 4" style:family="table-cell" style:data-style-name="N0">
      <style:table-cell-properties fo:background-color="#F2DCDB"/>
    </style:style>
    <style:style style:name="_50_0_37__32_-_32_Accent2_32_4_32_3_32_5" style:display-name="20% - Accent2 4 3 5" style:family="table-cell" style:data-style-name="N0">
      <style:table-cell-properties fo:background-color="#F2DCDB"/>
    </style:style>
    <style:style style:name="_50_0_37__32_-_32_Accent2_32_4_32_4" style:display-name="20% - Accent2 4 4" style:family="table-cell" style:data-style-name="N0">
      <style:table-cell-properties fo:background-color="#F2DCDB"/>
    </style:style>
    <style:style style:name="_50_0_37__32_-_32_Accent2_32_4_32_4_32_2" style:display-name="20% - Accent2 4 4 2" style:family="table-cell" style:data-style-name="N0">
      <style:table-cell-properties fo:background-color="#F2DCDB"/>
    </style:style>
    <style:style style:name="_50_0_37__32_-_32_Accent2_32_4_32_4_32_3" style:display-name="20% - Accent2 4 4 3" style:family="table-cell" style:data-style-name="N0">
      <style:table-cell-properties fo:background-color="#F2DCDB"/>
    </style:style>
    <style:style style:name="_50_0_37__32_-_32_Accent2_32_4_32_4_32_4" style:display-name="20% - Accent2 4 4 4" style:family="table-cell" style:data-style-name="N0">
      <style:table-cell-properties fo:background-color="#F2DCDB"/>
    </style:style>
    <style:style style:name="_50_0_37__32_-_32_Accent2_32_4_32_5" style:display-name="20% - Accent2 4 5" style:family="table-cell" style:data-style-name="N0">
      <style:table-cell-properties fo:background-color="#F2DCDB"/>
    </style:style>
    <style:style style:name="_50_0_37__32_-_32_Accent2_32_4_32_6" style:display-name="20% - Accent2 4 6" style:family="table-cell" style:data-style-name="N0">
      <style:table-cell-properties fo:background-color="#F2DCDB"/>
    </style:style>
    <style:style style:name="_50_0_37__32_-_32_Accent2_32_4_32_7" style:display-name="20% - Accent2 4 7" style:family="table-cell" style:data-style-name="N0">
      <style:table-cell-properties fo:background-color="#F2DCDB"/>
    </style:style>
    <style:style style:name="_50_0_37__32_-_32_Accent2_32_5" style:display-name="20% - Accent2 5" style:family="table-cell" style:data-style-name="N0">
      <style:table-cell-properties fo:background-color="#F2DCDB"/>
    </style:style>
    <style:style style:name="_50_0_37__32_-_32_Accent2_32_5_32_2" style:display-name="20% - Accent2 5 2" style:family="table-cell" style:data-style-name="N0">
      <style:table-cell-properties fo:background-color="#F2DCDB"/>
    </style:style>
    <style:style style:name="_50_0_37__32_-_32_Accent2_32_5_32_2_32_2" style:display-name="20% - Accent2 5 2 2" style:family="table-cell" style:data-style-name="N0">
      <style:table-cell-properties fo:background-color="#F2DCDB"/>
    </style:style>
    <style:style style:name="_50_0_37__32_-_32_Accent2_32_5_32_2_32_2_32_2" style:display-name="20% - Accent2 5 2 2 2" style:family="table-cell" style:data-style-name="N0">
      <style:table-cell-properties fo:background-color="#F2DCDB"/>
    </style:style>
    <style:style style:name="_50_0_37__32_-_32_Accent2_32_5_32_2_32_2_32_2_32_2" style:display-name="20% - Accent2 5 2 2 2 2" style:family="table-cell" style:data-style-name="N0">
      <style:table-cell-properties fo:background-color="#F2DCDB"/>
    </style:style>
    <style:style style:name="_50_0_37__32_-_32_Accent2_32_5_32_2_32_2_32_2_32_3" style:display-name="20% - Accent2 5 2 2 2 3" style:family="table-cell" style:data-style-name="N0">
      <style:table-cell-properties fo:background-color="#F2DCDB"/>
    </style:style>
    <style:style style:name="_50_0_37__32_-_32_Accent2_32_5_32_2_32_2_32_2_32_4" style:display-name="20% - Accent2 5 2 2 2 4" style:family="table-cell" style:data-style-name="N0">
      <style:table-cell-properties fo:background-color="#F2DCDB"/>
    </style:style>
    <style:style style:name="_50_0_37__32_-_32_Accent2_32_5_32_2_32_2_32_3" style:display-name="20% - Accent2 5 2 2 3" style:family="table-cell" style:data-style-name="N0">
      <style:table-cell-properties fo:background-color="#F2DCDB"/>
    </style:style>
    <style:style style:name="_50_0_37__32_-_32_Accent2_32_5_32_2_32_2_32_4" style:display-name="20% - Accent2 5 2 2 4" style:family="table-cell" style:data-style-name="N0">
      <style:table-cell-properties fo:background-color="#F2DCDB"/>
    </style:style>
    <style:style style:name="_50_0_37__32_-_32_Accent2_32_5_32_2_32_2_32_5" style:display-name="20% - Accent2 5 2 2 5" style:family="table-cell" style:data-style-name="N0">
      <style:table-cell-properties fo:background-color="#F2DCDB"/>
    </style:style>
    <style:style style:name="_50_0_37__32_-_32_Accent2_32_5_32_2_32_3" style:display-name="20% - Accent2 5 2 3" style:family="table-cell" style:data-style-name="N0">
      <style:table-cell-properties fo:background-color="#F2DCDB"/>
    </style:style>
    <style:style style:name="_50_0_37__32_-_32_Accent2_32_5_32_2_32_3_32_2" style:display-name="20% - Accent2 5 2 3 2" style:family="table-cell" style:data-style-name="N0">
      <style:table-cell-properties fo:background-color="#F2DCDB"/>
    </style:style>
    <style:style style:name="_50_0_37__32_-_32_Accent2_32_5_32_2_32_3_32_3" style:display-name="20% - Accent2 5 2 3 3" style:family="table-cell" style:data-style-name="N0">
      <style:table-cell-properties fo:background-color="#F2DCDB"/>
    </style:style>
    <style:style style:name="_50_0_37__32_-_32_Accent2_32_5_32_2_32_3_32_4" style:display-name="20% - Accent2 5 2 3 4" style:family="table-cell" style:data-style-name="N0">
      <style:table-cell-properties fo:background-color="#F2DCDB"/>
    </style:style>
    <style:style style:name="_50_0_37__32_-_32_Accent2_32_5_32_2_32_4" style:display-name="20% - Accent2 5 2 4" style:family="table-cell" style:data-style-name="N0">
      <style:table-cell-properties fo:background-color="#F2DCDB"/>
    </style:style>
    <style:style style:name="_50_0_37__32_-_32_Accent2_32_5_32_2_32_5" style:display-name="20% - Accent2 5 2 5" style:family="table-cell" style:data-style-name="N0">
      <style:table-cell-properties fo:background-color="#F2DCDB"/>
    </style:style>
    <style:style style:name="_50_0_37__32_-_32_Accent2_32_5_32_2_32_6" style:display-name="20% - Accent2 5 2 6" style:family="table-cell" style:data-style-name="N0">
      <style:table-cell-properties fo:background-color="#F2DCDB"/>
    </style:style>
    <style:style style:name="_50_0_37__32_-_32_Accent2_32_5_32_3" style:display-name="20% - Accent2 5 3" style:family="table-cell" style:data-style-name="N0">
      <style:table-cell-properties fo:background-color="#F2DCDB"/>
    </style:style>
    <style:style style:name="_50_0_37__32_-_32_Accent2_32_5_32_3_32_2" style:display-name="20% - Accent2 5 3 2" style:family="table-cell" style:data-style-name="N0">
      <style:table-cell-properties fo:background-color="#F2DCDB"/>
    </style:style>
    <style:style style:name="_50_0_37__32_-_32_Accent2_32_5_32_3_32_2_32_2" style:display-name="20% - Accent2 5 3 2 2" style:family="table-cell" style:data-style-name="N0">
      <style:table-cell-properties fo:background-color="#F2DCDB"/>
    </style:style>
    <style:style style:name="_50_0_37__32_-_32_Accent2_32_5_32_3_32_2_32_3" style:display-name="20% - Accent2 5 3 2 3" style:family="table-cell" style:data-style-name="N0">
      <style:table-cell-properties fo:background-color="#F2DCDB"/>
    </style:style>
    <style:style style:name="_50_0_37__32_-_32_Accent2_32_5_32_3_32_2_32_4" style:display-name="20% - Accent2 5 3 2 4" style:family="table-cell" style:data-style-name="N0">
      <style:table-cell-properties fo:background-color="#F2DCDB"/>
    </style:style>
    <style:style style:name="_50_0_37__32_-_32_Accent2_32_5_32_3_32_3" style:display-name="20% - Accent2 5 3 3" style:family="table-cell" style:data-style-name="N0">
      <style:table-cell-properties fo:background-color="#F2DCDB"/>
    </style:style>
    <style:style style:name="_50_0_37__32_-_32_Accent2_32_5_32_3_32_4" style:display-name="20% - Accent2 5 3 4" style:family="table-cell" style:data-style-name="N0">
      <style:table-cell-properties fo:background-color="#F2DCDB"/>
    </style:style>
    <style:style style:name="_50_0_37__32_-_32_Accent2_32_5_32_3_32_5" style:display-name="20% - Accent2 5 3 5" style:family="table-cell" style:data-style-name="N0">
      <style:table-cell-properties fo:background-color="#F2DCDB"/>
    </style:style>
    <style:style style:name="_50_0_37__32_-_32_Accent2_32_5_32_4" style:display-name="20% - Accent2 5 4" style:family="table-cell" style:data-style-name="N0">
      <style:table-cell-properties fo:background-color="#F2DCDB"/>
    </style:style>
    <style:style style:name="_50_0_37__32_-_32_Accent2_32_5_32_4_32_2" style:display-name="20% - Accent2 5 4 2" style:family="table-cell" style:data-style-name="N0">
      <style:table-cell-properties fo:background-color="#F2DCDB"/>
    </style:style>
    <style:style style:name="_50_0_37__32_-_32_Accent2_32_5_32_4_32_3" style:display-name="20% - Accent2 5 4 3" style:family="table-cell" style:data-style-name="N0">
      <style:table-cell-properties fo:background-color="#F2DCDB"/>
    </style:style>
    <style:style style:name="_50_0_37__32_-_32_Accent2_32_5_32_4_32_4" style:display-name="20% - Accent2 5 4 4" style:family="table-cell" style:data-style-name="N0">
      <style:table-cell-properties fo:background-color="#F2DCDB"/>
    </style:style>
    <style:style style:name="_50_0_37__32_-_32_Accent2_32_5_32_5" style:display-name="20% - Accent2 5 5" style:family="table-cell" style:data-style-name="N0">
      <style:table-cell-properties fo:background-color="#F2DCDB"/>
    </style:style>
    <style:style style:name="_50_0_37__32_-_32_Accent2_32_5_32_6" style:display-name="20% - Accent2 5 6" style:family="table-cell" style:data-style-name="N0">
      <style:table-cell-properties fo:background-color="#F2DCDB"/>
    </style:style>
    <style:style style:name="_50_0_37__32_-_32_Accent2_32_5_32_7" style:display-name="20% - Accent2 5 7" style:family="table-cell" style:data-style-name="N0">
      <style:table-cell-properties fo:background-color="#F2DCDB"/>
    </style:style>
    <style:style style:name="_50_0_37__32_-_32_Accent2_32_6" style:display-name="20% - Accent2 6" style:family="table-cell" style:data-style-name="N0">
      <style:table-cell-properties fo:background-color="#F2DCDB"/>
    </style:style>
    <style:style style:name="_50_0_37__32_-_32_Accent2_32_6_32_2" style:display-name="20% - Accent2 6 2" style:family="table-cell" style:data-style-name="N0">
      <style:table-cell-properties fo:background-color="#F2DCDB"/>
    </style:style>
    <style:style style:name="_50_0_37__32_-_32_Accent2_32_6_32_2_32_2" style:display-name="20% - Accent2 6 2 2" style:family="table-cell" style:data-style-name="N0">
      <style:table-cell-properties fo:background-color="#F2DCDB"/>
    </style:style>
    <style:style style:name="_50_0_37__32_-_32_Accent2_32_6_32_2_32_2_32_2" style:display-name="20% - Accent2 6 2 2 2" style:family="table-cell" style:data-style-name="N0">
      <style:table-cell-properties fo:background-color="#F2DCDB"/>
    </style:style>
    <style:style style:name="_50_0_37__32_-_32_Accent2_32_6_32_2_32_2_32_3" style:display-name="20% - Accent2 6 2 2 3" style:family="table-cell" style:data-style-name="N0">
      <style:table-cell-properties fo:background-color="#F2DCDB"/>
    </style:style>
    <style:style style:name="_50_0_37__32_-_32_Accent2_32_6_32_2_32_2_32_4" style:display-name="20% - Accent2 6 2 2 4" style:family="table-cell" style:data-style-name="N0">
      <style:table-cell-properties fo:background-color="#F2DCDB"/>
    </style:style>
    <style:style style:name="_50_0_37__32_-_32_Accent2_32_6_32_2_32_3" style:display-name="20% - Accent2 6 2 3" style:family="table-cell" style:data-style-name="N0">
      <style:table-cell-properties fo:background-color="#F2DCDB"/>
    </style:style>
    <style:style style:name="_50_0_37__32_-_32_Accent2_32_6_32_2_32_4" style:display-name="20% - Accent2 6 2 4" style:family="table-cell" style:data-style-name="N0">
      <style:table-cell-properties fo:background-color="#F2DCDB"/>
    </style:style>
    <style:style style:name="_50_0_37__32_-_32_Accent2_32_6_32_2_32_5" style:display-name="20% - Accent2 6 2 5" style:family="table-cell" style:data-style-name="N0">
      <style:table-cell-properties fo:background-color="#F2DCDB"/>
    </style:style>
    <style:style style:name="_50_0_37__32_-_32_Accent2_32_6_32_3" style:display-name="20% - Accent2 6 3" style:family="table-cell" style:data-style-name="N0">
      <style:table-cell-properties fo:background-color="#F2DCDB"/>
    </style:style>
    <style:style style:name="_50_0_37__32_-_32_Accent2_32_6_32_3_32_2" style:display-name="20% - Accent2 6 3 2" style:family="table-cell" style:data-style-name="N0">
      <style:table-cell-properties fo:background-color="#F2DCDB"/>
    </style:style>
    <style:style style:name="_50_0_37__32_-_32_Accent2_32_6_32_3_32_3" style:display-name="20% - Accent2 6 3 3" style:family="table-cell" style:data-style-name="N0">
      <style:table-cell-properties fo:background-color="#F2DCDB"/>
    </style:style>
    <style:style style:name="_50_0_37__32_-_32_Accent2_32_6_32_3_32_4" style:display-name="20% - Accent2 6 3 4" style:family="table-cell" style:data-style-name="N0">
      <style:table-cell-properties fo:background-color="#F2DCDB"/>
    </style:style>
    <style:style style:name="_50_0_37__32_-_32_Accent2_32_6_32_4" style:display-name="20% - Accent2 6 4" style:family="table-cell" style:data-style-name="N0">
      <style:table-cell-properties fo:background-color="#F2DCDB"/>
    </style:style>
    <style:style style:name="_50_0_37__32_-_32_Accent2_32_6_32_5" style:display-name="20% - Accent2 6 5" style:family="table-cell" style:data-style-name="N0">
      <style:table-cell-properties fo:background-color="#F2DCDB"/>
    </style:style>
    <style:style style:name="_50_0_37__32_-_32_Accent2_32_6_32_6" style:display-name="20% - Accent2 6 6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EBF1DE"/>
    </style:style>
    <style:style style:name="_50_0_37__32_-_32_Accent3_32_2_32_2" style:display-name="20% - Accent3 2 2" style:family="table-cell" style:data-style-name="N0">
      <style:table-cell-properties fo:background-color="#EBF1DE"/>
    </style:style>
    <style:style style:name="_50_0_37__32_-_32_Accent3_32_2_32_2_32_2" style:display-name="20% - Accent3 2 2 2" style:family="table-cell" style:data-style-name="N0">
      <style:table-cell-properties fo:background-color="#EBF1DE"/>
    </style:style>
    <style:style style:name="_50_0_37__32_-_32_Accent3_32_2_32_2_32_2_32_2" style:display-name="20% - Accent3 2 2 2 2" style:family="table-cell" style:data-style-name="N0">
      <style:table-cell-properties fo:background-color="#EBF1DE"/>
    </style:style>
    <style:style style:name="_50_0_37__32_-_32_Accent3_32_2_32_2_32_2_32_2_32_2" style:display-name="20% - Accent3 2 2 2 2 2" style:family="table-cell" style:data-style-name="N0">
      <style:table-cell-properties fo:background-color="#EBF1DE"/>
    </style:style>
    <style:style style:name="_50_0_37__32_-_32_Accent3_32_2_32_2_32_2_32_2_32_3" style:display-name="20% - Accent3 2 2 2 2 3" style:family="table-cell" style:data-style-name="N0">
      <style:table-cell-properties fo:background-color="#EBF1DE"/>
    </style:style>
    <style:style style:name="_50_0_37__32_-_32_Accent3_32_2_32_2_32_2_32_2_32_4" style:display-name="20% - Accent3 2 2 2 2 4" style:family="table-cell" style:data-style-name="N0">
      <style:table-cell-properties fo:background-color="#EBF1DE"/>
    </style:style>
    <style:style style:name="_50_0_37__32_-_32_Accent3_32_2_32_2_32_2_32_3" style:display-name="20% - Accent3 2 2 2 3" style:family="table-cell" style:data-style-name="N0">
      <style:table-cell-properties fo:background-color="#EBF1DE"/>
    </style:style>
    <style:style style:name="_50_0_37__32_-_32_Accent3_32_2_32_2_32_2_32_4" style:display-name="20% - Accent3 2 2 2 4" style:family="table-cell" style:data-style-name="N0">
      <style:table-cell-properties fo:background-color="#EBF1DE"/>
    </style:style>
    <style:style style:name="_50_0_37__32_-_32_Accent3_32_2_32_2_32_2_32_5" style:display-name="20% - Accent3 2 2 2 5" style:family="table-cell" style:data-style-name="N0">
      <style:table-cell-properties fo:background-color="#EBF1DE"/>
    </style:style>
    <style:style style:name="_50_0_37__32_-_32_Accent3_32_2_32_2_32_3" style:display-name="20% - Accent3 2 2 3" style:family="table-cell" style:data-style-name="N0">
      <style:table-cell-properties fo:background-color="#EBF1DE"/>
    </style:style>
    <style:style style:name="_50_0_37__32_-_32_Accent3_32_2_32_2_32_3_32_2" style:display-name="20% - Accent3 2 2 3 2" style:family="table-cell" style:data-style-name="N0">
      <style:table-cell-properties fo:background-color="#EBF1DE"/>
    </style:style>
    <style:style style:name="_50_0_37__32_-_32_Accent3_32_2_32_2_32_3_32_3" style:display-name="20% - Accent3 2 2 3 3" style:family="table-cell" style:data-style-name="N0">
      <style:table-cell-properties fo:background-color="#EBF1DE"/>
    </style:style>
    <style:style style:name="_50_0_37__32_-_32_Accent3_32_2_32_2_32_3_32_4" style:display-name="20% - Accent3 2 2 3 4" style:family="table-cell" style:data-style-name="N0">
      <style:table-cell-properties fo:background-color="#EBF1DE"/>
    </style:style>
    <style:style style:name="_50_0_37__32_-_32_Accent3_32_2_32_2_32_4" style:display-name="20% - Accent3 2 2 4" style:family="table-cell" style:data-style-name="N0">
      <style:table-cell-properties fo:background-color="#EBF1DE"/>
    </style:style>
    <style:style style:name="_50_0_37__32_-_32_Accent3_32_2_32_2_32_5" style:display-name="20% - Accent3 2 2 5" style:family="table-cell" style:data-style-name="N0">
      <style:table-cell-properties fo:background-color="#EBF1DE"/>
    </style:style>
    <style:style style:name="_50_0_37__32_-_32_Accent3_32_2_32_2_32_6" style:display-name="20% - Accent3 2 2 6" style:family="table-cell" style:data-style-name="N0">
      <style:table-cell-properties fo:background-color="#EBF1DE"/>
    </style:style>
    <style:style style:name="_50_0_37__32_-_32_Accent3_32_2_32_3" style:display-name="20% - Accent3 2 3" style:family="table-cell" style:data-style-name="N0">
      <style:table-cell-properties fo:background-color="#EBF1DE"/>
    </style:style>
    <style:style style:name="_50_0_37__32_-_32_Accent3_32_2_32_3_32_2" style:display-name="20% - Accent3 2 3 2" style:family="table-cell" style:data-style-name="N0">
      <style:table-cell-properties fo:background-color="#EBF1DE"/>
    </style:style>
    <style:style style:name="_50_0_37__32_-_32_Accent3_32_2_32_3_32_2_32_2" style:display-name="20% - Accent3 2 3 2 2" style:family="table-cell" style:data-style-name="N0">
      <style:table-cell-properties fo:background-color="#EBF1DE"/>
    </style:style>
    <style:style style:name="_50_0_37__32_-_32_Accent3_32_2_32_3_32_2_32_3" style:display-name="20% - Accent3 2 3 2 3" style:family="table-cell" style:data-style-name="N0">
      <style:table-cell-properties fo:background-color="#EBF1DE"/>
    </style:style>
    <style:style style:name="_50_0_37__32_-_32_Accent3_32_2_32_3_32_2_32_4" style:display-name="20% - Accent3 2 3 2 4" style:family="table-cell" style:data-style-name="N0">
      <style:table-cell-properties fo:background-color="#EBF1DE"/>
    </style:style>
    <style:style style:name="_50_0_37__32_-_32_Accent3_32_2_32_3_32_3" style:display-name="20% - Accent3 2 3 3" style:family="table-cell" style:data-style-name="N0">
      <style:table-cell-properties fo:background-color="#EBF1DE"/>
    </style:style>
    <style:style style:name="_50_0_37__32_-_32_Accent3_32_2_32_3_32_4" style:display-name="20% - Accent3 2 3 4" style:family="table-cell" style:data-style-name="N0">
      <style:table-cell-properties fo:background-color="#EBF1DE"/>
    </style:style>
    <style:style style:name="_50_0_37__32_-_32_Accent3_32_2_32_3_32_5" style:display-name="20% - Accent3 2 3 5" style:family="table-cell" style:data-style-name="N0">
      <style:table-cell-properties fo:background-color="#EBF1DE"/>
    </style:style>
    <style:style style:name="_50_0_37__32_-_32_Accent3_32_2_32_4" style:display-name="20% - Accent3 2 4" style:family="table-cell" style:data-style-name="N0">
      <style:table-cell-properties fo:background-color="#EBF1DE"/>
    </style:style>
    <style:style style:name="_50_0_37__32_-_32_Accent3_32_2_32_4_32_2" style:display-name="20% - Accent3 2 4 2" style:family="table-cell" style:data-style-name="N0">
      <style:table-cell-properties fo:background-color="#EBF1DE"/>
    </style:style>
    <style:style style:name="_50_0_37__32_-_32_Accent3_32_2_32_4_32_3" style:display-name="20% - Accent3 2 4 3" style:family="table-cell" style:data-style-name="N0">
      <style:table-cell-properties fo:background-color="#EBF1DE"/>
    </style:style>
    <style:style style:name="_50_0_37__32_-_32_Accent3_32_2_32_4_32_4" style:display-name="20% - Accent3 2 4 4" style:family="table-cell" style:data-style-name="N0">
      <style:table-cell-properties fo:background-color="#EBF1DE"/>
    </style:style>
    <style:style style:name="_50_0_37__32_-_32_Accent3_32_2_32_5" style:display-name="20% - Accent3 2 5" style:family="table-cell" style:data-style-name="N0">
      <style:table-cell-properties fo:background-color="#EBF1DE"/>
    </style:style>
    <style:style style:name="_50_0_37__32_-_32_Accent3_32_2_32_6" style:display-name="20% - Accent3 2 6" style:family="table-cell" style:data-style-name="N0">
      <style:table-cell-properties fo:background-color="#EBF1DE"/>
    </style:style>
    <style:style style:name="_50_0_37__32_-_32_Accent3_32_2_32_7" style:display-name="20% - Accent3 2 7" style:family="table-cell" style:data-style-name="N0">
      <style:table-cell-properties fo:background-color="#EBF1DE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3_32_2" style:display-name="20% - Accent3 3 2" style:family="table-cell" style:data-style-name="N0">
      <style:table-cell-properties fo:background-color="#EBF1DE"/>
    </style:style>
    <style:style style:name="_50_0_37__32_-_32_Accent3_32_3_32_2_32_2" style:display-name="20% - Accent3 3 2 2" style:family="table-cell" style:data-style-name="N0">
      <style:table-cell-properties fo:background-color="#EBF1DE"/>
    </style:style>
    <style:style style:name="_50_0_37__32_-_32_Accent3_32_3_32_2_32_2_32_2" style:display-name="20% - Accent3 3 2 2 2" style:family="table-cell" style:data-style-name="N0">
      <style:table-cell-properties fo:background-color="#EBF1DE"/>
    </style:style>
    <style:style style:name="_50_0_37__32_-_32_Accent3_32_3_32_2_32_2_32_2_32_2" style:display-name="20% - Accent3 3 2 2 2 2" style:family="table-cell" style:data-style-name="N0">
      <style:table-cell-properties fo:background-color="#EBF1DE"/>
    </style:style>
    <style:style style:name="_50_0_37__32_-_32_Accent3_32_3_32_2_32_2_32_2_32_3" style:display-name="20% - Accent3 3 2 2 2 3" style:family="table-cell" style:data-style-name="N0">
      <style:table-cell-properties fo:background-color="#EBF1DE"/>
    </style:style>
    <style:style style:name="_50_0_37__32_-_32_Accent3_32_3_32_2_32_2_32_2_32_4" style:display-name="20% - Accent3 3 2 2 2 4" style:family="table-cell" style:data-style-name="N0">
      <style:table-cell-properties fo:background-color="#EBF1DE"/>
    </style:style>
    <style:style style:name="_50_0_37__32_-_32_Accent3_32_3_32_2_32_2_32_3" style:display-name="20% - Accent3 3 2 2 3" style:family="table-cell" style:data-style-name="N0">
      <style:table-cell-properties fo:background-color="#EBF1DE"/>
    </style:style>
    <style:style style:name="_50_0_37__32_-_32_Accent3_32_3_32_2_32_2_32_4" style:display-name="20% - Accent3 3 2 2 4" style:family="table-cell" style:data-style-name="N0">
      <style:table-cell-properties fo:background-color="#EBF1DE"/>
    </style:style>
    <style:style style:name="_50_0_37__32_-_32_Accent3_32_3_32_2_32_2_32_5" style:display-name="20% - Accent3 3 2 2 5" style:family="table-cell" style:data-style-name="N0">
      <style:table-cell-properties fo:background-color="#EBF1DE"/>
    </style:style>
    <style:style style:name="_50_0_37__32_-_32_Accent3_32_3_32_2_32_3" style:display-name="20% - Accent3 3 2 3" style:family="table-cell" style:data-style-name="N0">
      <style:table-cell-properties fo:background-color="#EBF1DE"/>
    </style:style>
    <style:style style:name="_50_0_37__32_-_32_Accent3_32_3_32_2_32_3_32_2" style:display-name="20% - Accent3 3 2 3 2" style:family="table-cell" style:data-style-name="N0">
      <style:table-cell-properties fo:background-color="#EBF1DE"/>
    </style:style>
    <style:style style:name="_50_0_37__32_-_32_Accent3_32_3_32_2_32_3_32_3" style:display-name="20% - Accent3 3 2 3 3" style:family="table-cell" style:data-style-name="N0">
      <style:table-cell-properties fo:background-color="#EBF1DE"/>
    </style:style>
    <style:style style:name="_50_0_37__32_-_32_Accent3_32_3_32_2_32_3_32_4" style:display-name="20% - Accent3 3 2 3 4" style:family="table-cell" style:data-style-name="N0">
      <style:table-cell-properties fo:background-color="#EBF1DE"/>
    </style:style>
    <style:style style:name="_50_0_37__32_-_32_Accent3_32_3_32_2_32_4" style:display-name="20% - Accent3 3 2 4" style:family="table-cell" style:data-style-name="N0">
      <style:table-cell-properties fo:background-color="#EBF1DE"/>
    </style:style>
    <style:style style:name="_50_0_37__32_-_32_Accent3_32_3_32_2_32_5" style:display-name="20% - Accent3 3 2 5" style:family="table-cell" style:data-style-name="N0">
      <style:table-cell-properties fo:background-color="#EBF1DE"/>
    </style:style>
    <style:style style:name="_50_0_37__32_-_32_Accent3_32_3_32_2_32_6" style:display-name="20% - Accent3 3 2 6" style:family="table-cell" style:data-style-name="N0">
      <style:table-cell-properties fo:background-color="#EBF1DE"/>
    </style:style>
    <style:style style:name="_50_0_37__32_-_32_Accent3_32_3_32_3" style:display-name="20% - Accent3 3 3" style:family="table-cell" style:data-style-name="N0">
      <style:table-cell-properties fo:background-color="#EBF1DE"/>
    </style:style>
    <style:style style:name="_50_0_37__32_-_32_Accent3_32_3_32_3_32_2" style:display-name="20% - Accent3 3 3 2" style:family="table-cell" style:data-style-name="N0">
      <style:table-cell-properties fo:background-color="#EBF1DE"/>
    </style:style>
    <style:style style:name="_50_0_37__32_-_32_Accent3_32_3_32_3_32_2_32_2" style:display-name="20% - Accent3 3 3 2 2" style:family="table-cell" style:data-style-name="N0">
      <style:table-cell-properties fo:background-color="#EBF1DE"/>
    </style:style>
    <style:style style:name="_50_0_37__32_-_32_Accent3_32_3_32_3_32_2_32_3" style:display-name="20% - Accent3 3 3 2 3" style:family="table-cell" style:data-style-name="N0">
      <style:table-cell-properties fo:background-color="#EBF1DE"/>
    </style:style>
    <style:style style:name="_50_0_37__32_-_32_Accent3_32_3_32_3_32_2_32_4" style:display-name="20% - Accent3 3 3 2 4" style:family="table-cell" style:data-style-name="N0">
      <style:table-cell-properties fo:background-color="#EBF1DE"/>
    </style:style>
    <style:style style:name="_50_0_37__32_-_32_Accent3_32_3_32_3_32_3" style:display-name="20% - Accent3 3 3 3" style:family="table-cell" style:data-style-name="N0">
      <style:table-cell-properties fo:background-color="#EBF1DE"/>
    </style:style>
    <style:style style:name="_50_0_37__32_-_32_Accent3_32_3_32_3_32_4" style:display-name="20% - Accent3 3 3 4" style:family="table-cell" style:data-style-name="N0">
      <style:table-cell-properties fo:background-color="#EBF1DE"/>
    </style:style>
    <style:style style:name="_50_0_37__32_-_32_Accent3_32_3_32_3_32_5" style:display-name="20% - Accent3 3 3 5" style:family="table-cell" style:data-style-name="N0">
      <style:table-cell-properties fo:background-color="#EBF1DE"/>
    </style:style>
    <style:style style:name="_50_0_37__32_-_32_Accent3_32_3_32_4" style:display-name="20% - Accent3 3 4" style:family="table-cell" style:data-style-name="N0">
      <style:table-cell-properties fo:background-color="#EBF1DE"/>
    </style:style>
    <style:style style:name="_50_0_37__32_-_32_Accent3_32_3_32_4_32_2" style:display-name="20% - Accent3 3 4 2" style:family="table-cell" style:data-style-name="N0">
      <style:table-cell-properties fo:background-color="#EBF1DE"/>
    </style:style>
    <style:style style:name="_50_0_37__32_-_32_Accent3_32_3_32_4_32_3" style:display-name="20% - Accent3 3 4 3" style:family="table-cell" style:data-style-name="N0">
      <style:table-cell-properties fo:background-color="#EBF1DE"/>
    </style:style>
    <style:style style:name="_50_0_37__32_-_32_Accent3_32_3_32_4_32_4" style:display-name="20% - Accent3 3 4 4" style:family="table-cell" style:data-style-name="N0">
      <style:table-cell-properties fo:background-color="#EBF1DE"/>
    </style:style>
    <style:style style:name="_50_0_37__32_-_32_Accent3_32_3_32_5" style:display-name="20% - Accent3 3 5" style:family="table-cell" style:data-style-name="N0">
      <style:table-cell-properties fo:background-color="#EBF1DE"/>
    </style:style>
    <style:style style:name="_50_0_37__32_-_32_Accent3_32_3_32_6" style:display-name="20% - Accent3 3 6" style:family="table-cell" style:data-style-name="N0">
      <style:table-cell-properties fo:background-color="#EBF1DE"/>
    </style:style>
    <style:style style:name="_50_0_37__32_-_32_Accent3_32_3_32_7" style:display-name="20% - Accent3 3 7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3_32_4_32_2" style:display-name="20% - Accent3 4 2" style:family="table-cell" style:data-style-name="N0">
      <style:table-cell-properties fo:background-color="#EBF1DE"/>
    </style:style>
    <style:style style:name="_50_0_37__32_-_32_Accent3_32_4_32_2_32_2" style:display-name="20% - Accent3 4 2 2" style:family="table-cell" style:data-style-name="N0">
      <style:table-cell-properties fo:background-color="#EBF1DE"/>
    </style:style>
    <style:style style:name="_50_0_37__32_-_32_Accent3_32_4_32_2_32_2_32_2" style:display-name="20% - Accent3 4 2 2 2" style:family="table-cell" style:data-style-name="N0">
      <style:table-cell-properties fo:background-color="#EBF1DE"/>
    </style:style>
    <style:style style:name="_50_0_37__32_-_32_Accent3_32_4_32_2_32_2_32_2_32_2" style:display-name="20% - Accent3 4 2 2 2 2" style:family="table-cell" style:data-style-name="N0">
      <style:table-cell-properties fo:background-color="#EBF1DE"/>
    </style:style>
    <style:style style:name="_50_0_37__32_-_32_Accent3_32_4_32_2_32_2_32_2_32_3" style:display-name="20% - Accent3 4 2 2 2 3" style:family="table-cell" style:data-style-name="N0">
      <style:table-cell-properties fo:background-color="#EBF1DE"/>
    </style:style>
    <style:style style:name="_50_0_37__32_-_32_Accent3_32_4_32_2_32_2_32_2_32_4" style:display-name="20% - Accent3 4 2 2 2 4" style:family="table-cell" style:data-style-name="N0">
      <style:table-cell-properties fo:background-color="#EBF1DE"/>
    </style:style>
    <style:style style:name="_50_0_37__32_-_32_Accent3_32_4_32_2_32_2_32_3" style:display-name="20% - Accent3 4 2 2 3" style:family="table-cell" style:data-style-name="N0">
      <style:table-cell-properties fo:background-color="#EBF1DE"/>
    </style:style>
    <style:style style:name="_50_0_37__32_-_32_Accent3_32_4_32_2_32_2_32_4" style:display-name="20% - Accent3 4 2 2 4" style:family="table-cell" style:data-style-name="N0">
      <style:table-cell-properties fo:background-color="#EBF1DE"/>
    </style:style>
    <style:style style:name="_50_0_37__32_-_32_Accent3_32_4_32_2_32_2_32_5" style:display-name="20% - Accent3 4 2 2 5" style:family="table-cell" style:data-style-name="N0">
      <style:table-cell-properties fo:background-color="#EBF1DE"/>
    </style:style>
    <style:style style:name="_50_0_37__32_-_32_Accent3_32_4_32_2_32_3" style:display-name="20% - Accent3 4 2 3" style:family="table-cell" style:data-style-name="N0">
      <style:table-cell-properties fo:background-color="#EBF1DE"/>
    </style:style>
    <style:style style:name="_50_0_37__32_-_32_Accent3_32_4_32_2_32_3_32_2" style:display-name="20% - Accent3 4 2 3 2" style:family="table-cell" style:data-style-name="N0">
      <style:table-cell-properties fo:background-color="#EBF1DE"/>
    </style:style>
    <style:style style:name="_50_0_37__32_-_32_Accent3_32_4_32_2_32_3_32_3" style:display-name="20% - Accent3 4 2 3 3" style:family="table-cell" style:data-style-name="N0">
      <style:table-cell-properties fo:background-color="#EBF1DE"/>
    </style:style>
    <style:style style:name="_50_0_37__32_-_32_Accent3_32_4_32_2_32_3_32_4" style:display-name="20% - Accent3 4 2 3 4" style:family="table-cell" style:data-style-name="N0">
      <style:table-cell-properties fo:background-color="#EBF1DE"/>
    </style:style>
    <style:style style:name="_50_0_37__32_-_32_Accent3_32_4_32_2_32_4" style:display-name="20% - Accent3 4 2 4" style:family="table-cell" style:data-style-name="N0">
      <style:table-cell-properties fo:background-color="#EBF1DE"/>
    </style:style>
    <style:style style:name="_50_0_37__32_-_32_Accent3_32_4_32_2_32_5" style:display-name="20% - Accent3 4 2 5" style:family="table-cell" style:data-style-name="N0">
      <style:table-cell-properties fo:background-color="#EBF1DE"/>
    </style:style>
    <style:style style:name="_50_0_37__32_-_32_Accent3_32_4_32_2_32_6" style:display-name="20% - Accent3 4 2 6" style:family="table-cell" style:data-style-name="N0">
      <style:table-cell-properties fo:background-color="#EBF1DE"/>
    </style:style>
    <style:style style:name="_50_0_37__32_-_32_Accent3_32_4_32_3" style:display-name="20% - Accent3 4 3" style:family="table-cell" style:data-style-name="N0">
      <style:table-cell-properties fo:background-color="#EBF1DE"/>
    </style:style>
    <style:style style:name="_50_0_37__32_-_32_Accent3_32_4_32_3_32_2" style:display-name="20% - Accent3 4 3 2" style:family="table-cell" style:data-style-name="N0">
      <style:table-cell-properties fo:background-color="#EBF1DE"/>
    </style:style>
    <style:style style:name="_50_0_37__32_-_32_Accent3_32_4_32_3_32_2_32_2" style:display-name="20% - Accent3 4 3 2 2" style:family="table-cell" style:data-style-name="N0">
      <style:table-cell-properties fo:background-color="#EBF1DE"/>
    </style:style>
    <style:style style:name="_50_0_37__32_-_32_Accent3_32_4_32_3_32_2_32_3" style:display-name="20% - Accent3 4 3 2 3" style:family="table-cell" style:data-style-name="N0">
      <style:table-cell-properties fo:background-color="#EBF1DE"/>
    </style:style>
    <style:style style:name="_50_0_37__32_-_32_Accent3_32_4_32_3_32_2_32_4" style:display-name="20% - Accent3 4 3 2 4" style:family="table-cell" style:data-style-name="N0">
      <style:table-cell-properties fo:background-color="#EBF1DE"/>
    </style:style>
    <style:style style:name="_50_0_37__32_-_32_Accent3_32_4_32_3_32_3" style:display-name="20% - Accent3 4 3 3" style:family="table-cell" style:data-style-name="N0">
      <style:table-cell-properties fo:background-color="#EBF1DE"/>
    </style:style>
    <style:style style:name="_50_0_37__32_-_32_Accent3_32_4_32_3_32_4" style:display-name="20% - Accent3 4 3 4" style:family="table-cell" style:data-style-name="N0">
      <style:table-cell-properties fo:background-color="#EBF1DE"/>
    </style:style>
    <style:style style:name="_50_0_37__32_-_32_Accent3_32_4_32_3_32_5" style:display-name="20% - Accent3 4 3 5" style:family="table-cell" style:data-style-name="N0">
      <style:table-cell-properties fo:background-color="#EBF1DE"/>
    </style:style>
    <style:style style:name="_50_0_37__32_-_32_Accent3_32_4_32_4" style:display-name="20% - Accent3 4 4" style:family="table-cell" style:data-style-name="N0">
      <style:table-cell-properties fo:background-color="#EBF1DE"/>
    </style:style>
    <style:style style:name="_50_0_37__32_-_32_Accent3_32_4_32_4_32_2" style:display-name="20% - Accent3 4 4 2" style:family="table-cell" style:data-style-name="N0">
      <style:table-cell-properties fo:background-color="#EBF1DE"/>
    </style:style>
    <style:style style:name="_50_0_37__32_-_32_Accent3_32_4_32_4_32_3" style:display-name="20% - Accent3 4 4 3" style:family="table-cell" style:data-style-name="N0">
      <style:table-cell-properties fo:background-color="#EBF1DE"/>
    </style:style>
    <style:style style:name="_50_0_37__32_-_32_Accent3_32_4_32_4_32_4" style:display-name="20% - Accent3 4 4 4" style:family="table-cell" style:data-style-name="N0">
      <style:table-cell-properties fo:background-color="#EBF1DE"/>
    </style:style>
    <style:style style:name="_50_0_37__32_-_32_Accent3_32_4_32_5" style:display-name="20% - Accent3 4 5" style:family="table-cell" style:data-style-name="N0">
      <style:table-cell-properties fo:background-color="#EBF1DE"/>
    </style:style>
    <style:style style:name="_50_0_37__32_-_32_Accent3_32_4_32_6" style:display-name="20% - Accent3 4 6" style:family="table-cell" style:data-style-name="N0">
      <style:table-cell-properties fo:background-color="#EBF1DE"/>
    </style:style>
    <style:style style:name="_50_0_37__32_-_32_Accent3_32_4_32_7" style:display-name="20% - Accent3 4 7" style:family="table-cell" style:data-style-name="N0">
      <style:table-cell-properties fo:background-color="#EBF1DE"/>
    </style:style>
    <style:style style:name="_50_0_37__32_-_32_Accent3_32_5" style:display-name="20% - Accent3 5" style:family="table-cell" style:data-style-name="N0">
      <style:table-cell-properties fo:background-color="#EBF1DE"/>
    </style:style>
    <style:style style:name="_50_0_37__32_-_32_Accent3_32_5_32_2" style:display-name="20% - Accent3 5 2" style:family="table-cell" style:data-style-name="N0">
      <style:table-cell-properties fo:background-color="#EBF1DE"/>
    </style:style>
    <style:style style:name="_50_0_37__32_-_32_Accent3_32_5_32_2_32_2" style:display-name="20% - Accent3 5 2 2" style:family="table-cell" style:data-style-name="N0">
      <style:table-cell-properties fo:background-color="#EBF1DE"/>
    </style:style>
    <style:style style:name="_50_0_37__32_-_32_Accent3_32_5_32_2_32_2_32_2" style:display-name="20% - Accent3 5 2 2 2" style:family="table-cell" style:data-style-name="N0">
      <style:table-cell-properties fo:background-color="#EBF1DE"/>
    </style:style>
    <style:style style:name="_50_0_37__32_-_32_Accent3_32_5_32_2_32_2_32_2_32_2" style:display-name="20% - Accent3 5 2 2 2 2" style:family="table-cell" style:data-style-name="N0">
      <style:table-cell-properties fo:background-color="#EBF1DE"/>
    </style:style>
    <style:style style:name="_50_0_37__32_-_32_Accent3_32_5_32_2_32_2_32_2_32_3" style:display-name="20% - Accent3 5 2 2 2 3" style:family="table-cell" style:data-style-name="N0">
      <style:table-cell-properties fo:background-color="#EBF1DE"/>
    </style:style>
    <style:style style:name="_50_0_37__32_-_32_Accent3_32_5_32_2_32_2_32_2_32_4" style:display-name="20% - Accent3 5 2 2 2 4" style:family="table-cell" style:data-style-name="N0">
      <style:table-cell-properties fo:background-color="#EBF1DE"/>
    </style:style>
    <style:style style:name="_50_0_37__32_-_32_Accent3_32_5_32_2_32_2_32_3" style:display-name="20% - Accent3 5 2 2 3" style:family="table-cell" style:data-style-name="N0">
      <style:table-cell-properties fo:background-color="#EBF1DE"/>
    </style:style>
    <style:style style:name="_50_0_37__32_-_32_Accent3_32_5_32_2_32_2_32_4" style:display-name="20% - Accent3 5 2 2 4" style:family="table-cell" style:data-style-name="N0">
      <style:table-cell-properties fo:background-color="#EBF1DE"/>
    </style:style>
    <style:style style:name="_50_0_37__32_-_32_Accent3_32_5_32_2_32_2_32_5" style:display-name="20% - Accent3 5 2 2 5" style:family="table-cell" style:data-style-name="N0">
      <style:table-cell-properties fo:background-color="#EBF1DE"/>
    </style:style>
    <style:style style:name="_50_0_37__32_-_32_Accent3_32_5_32_2_32_3" style:display-name="20% - Accent3 5 2 3" style:family="table-cell" style:data-style-name="N0">
      <style:table-cell-properties fo:background-color="#EBF1DE"/>
    </style:style>
    <style:style style:name="_50_0_37__32_-_32_Accent3_32_5_32_2_32_3_32_2" style:display-name="20% - Accent3 5 2 3 2" style:family="table-cell" style:data-style-name="N0">
      <style:table-cell-properties fo:background-color="#EBF1DE"/>
    </style:style>
    <style:style style:name="_50_0_37__32_-_32_Accent3_32_5_32_2_32_3_32_3" style:display-name="20% - Accent3 5 2 3 3" style:family="table-cell" style:data-style-name="N0">
      <style:table-cell-properties fo:background-color="#EBF1DE"/>
    </style:style>
    <style:style style:name="_50_0_37__32_-_32_Accent3_32_5_32_2_32_3_32_4" style:display-name="20% - Accent3 5 2 3 4" style:family="table-cell" style:data-style-name="N0">
      <style:table-cell-properties fo:background-color="#EBF1DE"/>
    </style:style>
    <style:style style:name="_50_0_37__32_-_32_Accent3_32_5_32_2_32_4" style:display-name="20% - Accent3 5 2 4" style:family="table-cell" style:data-style-name="N0">
      <style:table-cell-properties fo:background-color="#EBF1DE"/>
    </style:style>
    <style:style style:name="_50_0_37__32_-_32_Accent3_32_5_32_2_32_5" style:display-name="20% - Accent3 5 2 5" style:family="table-cell" style:data-style-name="N0">
      <style:table-cell-properties fo:background-color="#EBF1DE"/>
    </style:style>
    <style:style style:name="_50_0_37__32_-_32_Accent3_32_5_32_2_32_6" style:display-name="20% - Accent3 5 2 6" style:family="table-cell" style:data-style-name="N0">
      <style:table-cell-properties fo:background-color="#EBF1DE"/>
    </style:style>
    <style:style style:name="_50_0_37__32_-_32_Accent3_32_5_32_3" style:display-name="20% - Accent3 5 3" style:family="table-cell" style:data-style-name="N0">
      <style:table-cell-properties fo:background-color="#EBF1DE"/>
    </style:style>
    <style:style style:name="_50_0_37__32_-_32_Accent3_32_5_32_3_32_2" style:display-name="20% - Accent3 5 3 2" style:family="table-cell" style:data-style-name="N0">
      <style:table-cell-properties fo:background-color="#EBF1DE"/>
    </style:style>
    <style:style style:name="_50_0_37__32_-_32_Accent3_32_5_32_3_32_2_32_2" style:display-name="20% - Accent3 5 3 2 2" style:family="table-cell" style:data-style-name="N0">
      <style:table-cell-properties fo:background-color="#EBF1DE"/>
    </style:style>
    <style:style style:name="_50_0_37__32_-_32_Accent3_32_5_32_3_32_2_32_3" style:display-name="20% - Accent3 5 3 2 3" style:family="table-cell" style:data-style-name="N0">
      <style:table-cell-properties fo:background-color="#EBF1DE"/>
    </style:style>
    <style:style style:name="_50_0_37__32_-_32_Accent3_32_5_32_3_32_2_32_4" style:display-name="20% - Accent3 5 3 2 4" style:family="table-cell" style:data-style-name="N0">
      <style:table-cell-properties fo:background-color="#EBF1DE"/>
    </style:style>
    <style:style style:name="_50_0_37__32_-_32_Accent3_32_5_32_3_32_3" style:display-name="20% - Accent3 5 3 3" style:family="table-cell" style:data-style-name="N0">
      <style:table-cell-properties fo:background-color="#EBF1DE"/>
    </style:style>
    <style:style style:name="_50_0_37__32_-_32_Accent3_32_5_32_3_32_4" style:display-name="20% - Accent3 5 3 4" style:family="table-cell" style:data-style-name="N0">
      <style:table-cell-properties fo:background-color="#EBF1DE"/>
    </style:style>
    <style:style style:name="_50_0_37__32_-_32_Accent3_32_5_32_3_32_5" style:display-name="20% - Accent3 5 3 5" style:family="table-cell" style:data-style-name="N0">
      <style:table-cell-properties fo:background-color="#EBF1DE"/>
    </style:style>
    <style:style style:name="_50_0_37__32_-_32_Accent3_32_5_32_4" style:display-name="20% - Accent3 5 4" style:family="table-cell" style:data-style-name="N0">
      <style:table-cell-properties fo:background-color="#EBF1DE"/>
    </style:style>
    <style:style style:name="_50_0_37__32_-_32_Accent3_32_5_32_4_32_2" style:display-name="20% - Accent3 5 4 2" style:family="table-cell" style:data-style-name="N0">
      <style:table-cell-properties fo:background-color="#EBF1DE"/>
    </style:style>
    <style:style style:name="_50_0_37__32_-_32_Accent3_32_5_32_4_32_3" style:display-name="20% - Accent3 5 4 3" style:family="table-cell" style:data-style-name="N0">
      <style:table-cell-properties fo:background-color="#EBF1DE"/>
    </style:style>
    <style:style style:name="_50_0_37__32_-_32_Accent3_32_5_32_4_32_4" style:display-name="20% - Accent3 5 4 4" style:family="table-cell" style:data-style-name="N0">
      <style:table-cell-properties fo:background-color="#EBF1DE"/>
    </style:style>
    <style:style style:name="_50_0_37__32_-_32_Accent3_32_5_32_5" style:display-name="20% - Accent3 5 5" style:family="table-cell" style:data-style-name="N0">
      <style:table-cell-properties fo:background-color="#EBF1DE"/>
    </style:style>
    <style:style style:name="_50_0_37__32_-_32_Accent3_32_5_32_6" style:display-name="20% - Accent3 5 6" style:family="table-cell" style:data-style-name="N0">
      <style:table-cell-properties fo:background-color="#EBF1DE"/>
    </style:style>
    <style:style style:name="_50_0_37__32_-_32_Accent3_32_5_32_7" style:display-name="20% - Accent3 5 7" style:family="table-cell" style:data-style-name="N0">
      <style:table-cell-properties fo:background-color="#EBF1DE"/>
    </style:style>
    <style:style style:name="_50_0_37__32_-_32_Accent3_32_6" style:display-name="20% - Accent3 6" style:family="table-cell" style:data-style-name="N0">
      <style:table-cell-properties fo:background-color="#EBF1DE"/>
    </style:style>
    <style:style style:name="_50_0_37__32_-_32_Accent3_32_6_32_2" style:display-name="20% - Accent3 6 2" style:family="table-cell" style:data-style-name="N0">
      <style:table-cell-properties fo:background-color="#EBF1DE"/>
    </style:style>
    <style:style style:name="_50_0_37__32_-_32_Accent3_32_6_32_2_32_2" style:display-name="20% - Accent3 6 2 2" style:family="table-cell" style:data-style-name="N0">
      <style:table-cell-properties fo:background-color="#EBF1DE"/>
    </style:style>
    <style:style style:name="_50_0_37__32_-_32_Accent3_32_6_32_2_32_2_32_2" style:display-name="20% - Accent3 6 2 2 2" style:family="table-cell" style:data-style-name="N0">
      <style:table-cell-properties fo:background-color="#EBF1DE"/>
    </style:style>
    <style:style style:name="_50_0_37__32_-_32_Accent3_32_6_32_2_32_2_32_3" style:display-name="20% - Accent3 6 2 2 3" style:family="table-cell" style:data-style-name="N0">
      <style:table-cell-properties fo:background-color="#EBF1DE"/>
    </style:style>
    <style:style style:name="_50_0_37__32_-_32_Accent3_32_6_32_2_32_2_32_4" style:display-name="20% - Accent3 6 2 2 4" style:family="table-cell" style:data-style-name="N0">
      <style:table-cell-properties fo:background-color="#EBF1DE"/>
    </style:style>
    <style:style style:name="_50_0_37__32_-_32_Accent3_32_6_32_2_32_3" style:display-name="20% - Accent3 6 2 3" style:family="table-cell" style:data-style-name="N0">
      <style:table-cell-properties fo:background-color="#EBF1DE"/>
    </style:style>
    <style:style style:name="_50_0_37__32_-_32_Accent3_32_6_32_2_32_4" style:display-name="20% - Accent3 6 2 4" style:family="table-cell" style:data-style-name="N0">
      <style:table-cell-properties fo:background-color="#EBF1DE"/>
    </style:style>
    <style:style style:name="_50_0_37__32_-_32_Accent3_32_6_32_2_32_5" style:display-name="20% - Accent3 6 2 5" style:family="table-cell" style:data-style-name="N0">
      <style:table-cell-properties fo:background-color="#EBF1DE"/>
    </style:style>
    <style:style style:name="_50_0_37__32_-_32_Accent3_32_6_32_3" style:display-name="20% - Accent3 6 3" style:family="table-cell" style:data-style-name="N0">
      <style:table-cell-properties fo:background-color="#EBF1DE"/>
    </style:style>
    <style:style style:name="_50_0_37__32_-_32_Accent3_32_6_32_3_32_2" style:display-name="20% - Accent3 6 3 2" style:family="table-cell" style:data-style-name="N0">
      <style:table-cell-properties fo:background-color="#EBF1DE"/>
    </style:style>
    <style:style style:name="_50_0_37__32_-_32_Accent3_32_6_32_3_32_3" style:display-name="20% - Accent3 6 3 3" style:family="table-cell" style:data-style-name="N0">
      <style:table-cell-properties fo:background-color="#EBF1DE"/>
    </style:style>
    <style:style style:name="_50_0_37__32_-_32_Accent3_32_6_32_3_32_4" style:display-name="20% - Accent3 6 3 4" style:family="table-cell" style:data-style-name="N0">
      <style:table-cell-properties fo:background-color="#EBF1DE"/>
    </style:style>
    <style:style style:name="_50_0_37__32_-_32_Accent3_32_6_32_4" style:display-name="20% - Accent3 6 4" style:family="table-cell" style:data-style-name="N0">
      <style:table-cell-properties fo:background-color="#EBF1DE"/>
    </style:style>
    <style:style style:name="_50_0_37__32_-_32_Accent3_32_6_32_5" style:display-name="20% - Accent3 6 5" style:family="table-cell" style:data-style-name="N0">
      <style:table-cell-properties fo:background-color="#EBF1DE"/>
    </style:style>
    <style:style style:name="_50_0_37__32_-_32_Accent3_32_6_32_6" style:display-name="20% - Accent3 6 6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E4DFEC"/>
    </style:style>
    <style:style style:name="_50_0_37__32_-_32_Accent4_32_2_32_2" style:display-name="20% - Accent4 2 2" style:family="table-cell" style:data-style-name="N0">
      <style:table-cell-properties fo:background-color="#C0C0C0"/>
    </style:style>
    <style:style style:name="_50_0_37__32_-_32_Accent4_32_2_32_2_32_2" style:display-name="20% - Accent4 2 2 2" style:family="table-cell" style:data-style-name="N0">
      <style:table-cell-properties fo:background-color="#C0C0C0"/>
    </style:style>
    <style:style style:name="_50_0_37__32_-_32_Accent4_32_2_32_2_32_2_32_2" style:display-name="20% - Accent4 2 2 2 2" style:family="table-cell" style:data-style-name="N0">
      <style:table-cell-properties fo:background-color="#C0C0C0"/>
    </style:style>
    <style:style style:name="_50_0_37__32_-_32_Accent4_32_2_32_2_32_2_32_2_32_2" style:display-name="20% - Accent4 2 2 2 2 2" style:family="table-cell" style:data-style-name="N0">
      <style:table-cell-properties fo:background-color="#C0C0C0"/>
    </style:style>
    <style:style style:name="_50_0_37__32_-_32_Accent4_32_2_32_2_32_2_32_2_32_3" style:display-name="20% - Accent4 2 2 2 2 3" style:family="table-cell" style:data-style-name="N0">
      <style:table-cell-properties fo:background-color="#C0C0C0"/>
    </style:style>
    <style:style style:name="_50_0_37__32_-_32_Accent4_32_2_32_2_32_2_32_2_32_4" style:display-name="20% - Accent4 2 2 2 2 4" style:family="table-cell" style:data-style-name="N0">
      <style:table-cell-properties fo:background-color="#C0C0C0"/>
    </style:style>
    <style:style style:name="_50_0_37__32_-_32_Accent4_32_2_32_2_32_2_32_3" style:display-name="20% - Accent4 2 2 2 3" style:family="table-cell" style:data-style-name="N0">
      <style:table-cell-properties fo:background-color="#C0C0C0"/>
    </style:style>
    <style:style style:name="_50_0_37__32_-_32_Accent4_32_2_32_2_32_2_32_4" style:display-name="20% - Accent4 2 2 2 4" style:family="table-cell" style:data-style-name="N0">
      <style:table-cell-properties fo:background-color="#C0C0C0"/>
    </style:style>
    <style:style style:name="_50_0_37__32_-_32_Accent4_32_2_32_2_32_2_32_5" style:display-name="20% - Accent4 2 2 2 5" style:family="table-cell" style:data-style-name="N0">
      <style:table-cell-properties fo:background-color="#C0C0C0"/>
    </style:style>
    <style:style style:name="_50_0_37__32_-_32_Accent4_32_2_32_2_32_3" style:display-name="20% - Accent4 2 2 3" style:family="table-cell" style:data-style-name="N0">
      <style:table-cell-properties fo:background-color="#C0C0C0"/>
    </style:style>
    <style:style style:name="_50_0_37__32_-_32_Accent4_32_2_32_2_32_3_32_2" style:display-name="20% - Accent4 2 2 3 2" style:family="table-cell" style:data-style-name="N0">
      <style:table-cell-properties fo:background-color="#C0C0C0"/>
    </style:style>
    <style:style style:name="_50_0_37__32_-_32_Accent4_32_2_32_2_32_3_32_3" style:display-name="20% - Accent4 2 2 3 3" style:family="table-cell" style:data-style-name="N0">
      <style:table-cell-properties fo:background-color="#C0C0C0"/>
    </style:style>
    <style:style style:name="_50_0_37__32_-_32_Accent4_32_2_32_2_32_3_32_4" style:display-name="20% - Accent4 2 2 3 4" style:family="table-cell" style:data-style-name="N0">
      <style:table-cell-properties fo:background-color="#C0C0C0"/>
    </style:style>
    <style:style style:name="_50_0_37__32_-_32_Accent4_32_2_32_2_32_4" style:display-name="20% - Accent4 2 2 4" style:family="table-cell" style:data-style-name="N0">
      <style:table-cell-properties fo:background-color="#C0C0C0"/>
    </style:style>
    <style:style style:name="_50_0_37__32_-_32_Accent4_32_2_32_2_32_5" style:display-name="20% - Accent4 2 2 5" style:family="table-cell" style:data-style-name="N0">
      <style:table-cell-properties fo:background-color="#C0C0C0"/>
    </style:style>
    <style:style style:name="_50_0_37__32_-_32_Accent4_32_2_32_2_32_6" style:display-name="20% - Accent4 2 2 6" style:family="table-cell" style:data-style-name="N0">
      <style:table-cell-properties fo:background-color="#C0C0C0"/>
    </style:style>
    <style:style style:name="_50_0_37__32_-_32_Accent4_32_2_32_3" style:display-name="20% - Accent4 2 3" style:family="table-cell" style:data-style-name="N0">
      <style:table-cell-properties fo:background-color="#E4DFEC"/>
    </style:style>
    <style:style style:name="_50_0_37__32_-_32_Accent4_32_2_32_3_32_2" style:display-name="20% - Accent4 2 3 2" style:family="table-cell" style:data-style-name="N0">
      <style:table-cell-properties fo:background-color="#E4DFEC"/>
    </style:style>
    <style:style style:name="_50_0_37__32_-_32_Accent4_32_2_32_3_32_2_32_2" style:display-name="20% - Accent4 2 3 2 2" style:family="table-cell" style:data-style-name="N0">
      <style:table-cell-properties fo:background-color="#E4DFEC"/>
    </style:style>
    <style:style style:name="_50_0_37__32_-_32_Accent4_32_2_32_3_32_2_32_3" style:display-name="20% - Accent4 2 3 2 3" style:family="table-cell" style:data-style-name="N0">
      <style:table-cell-properties fo:background-color="#E4DFEC"/>
    </style:style>
    <style:style style:name="_50_0_37__32_-_32_Accent4_32_2_32_3_32_2_32_4" style:display-name="20% - Accent4 2 3 2 4" style:family="table-cell" style:data-style-name="N0">
      <style:table-cell-properties fo:background-color="#E4DFEC"/>
    </style:style>
    <style:style style:name="_50_0_37__32_-_32_Accent4_32_2_32_3_32_3" style:display-name="20% - Accent4 2 3 3" style:family="table-cell" style:data-style-name="N0">
      <style:table-cell-properties fo:background-color="#E4DFEC"/>
    </style:style>
    <style:style style:name="_50_0_37__32_-_32_Accent4_32_2_32_3_32_4" style:display-name="20% - Accent4 2 3 4" style:family="table-cell" style:data-style-name="N0">
      <style:table-cell-properties fo:background-color="#E4DFEC"/>
    </style:style>
    <style:style style:name="_50_0_37__32_-_32_Accent4_32_2_32_3_32_5" style:display-name="20% - Accent4 2 3 5" style:family="table-cell" style:data-style-name="N0">
      <style:table-cell-properties fo:background-color="#E4DFEC"/>
    </style:style>
    <style:style style:name="_50_0_37__32_-_32_Accent4_32_2_32_4" style:display-name="20% - Accent4 2 4" style:family="table-cell" style:data-style-name="N0">
      <style:table-cell-properties fo:background-color="#E4DFEC"/>
    </style:style>
    <style:style style:name="_50_0_37__32_-_32_Accent4_32_2_32_4_32_2" style:display-name="20% - Accent4 2 4 2" style:family="table-cell" style:data-style-name="N0">
      <style:table-cell-properties fo:background-color="#E4DFEC"/>
    </style:style>
    <style:style style:name="_50_0_37__32_-_32_Accent4_32_2_32_4_32_3" style:display-name="20% - Accent4 2 4 3" style:family="table-cell" style:data-style-name="N0">
      <style:table-cell-properties fo:background-color="#E4DFEC"/>
    </style:style>
    <style:style style:name="_50_0_37__32_-_32_Accent4_32_2_32_4_32_4" style:display-name="20% - Accent4 2 4 4" style:family="table-cell" style:data-style-name="N0">
      <style:table-cell-properties fo:background-color="#E4DFEC"/>
    </style:style>
    <style:style style:name="_50_0_37__32_-_32_Accent4_32_2_32_5" style:display-name="20% - Accent4 2 5" style:family="table-cell" style:data-style-name="N0">
      <style:table-cell-properties fo:background-color="#E4DFEC"/>
    </style:style>
    <style:style style:name="_50_0_37__32_-_32_Accent4_32_2_32_6" style:display-name="20% - Accent4 2 6" style:family="table-cell" style:data-style-name="N0">
      <style:table-cell-properties fo:background-color="#E4DFEC"/>
    </style:style>
    <style:style style:name="_50_0_37__32_-_32_Accent4_32_2_32_7" style:display-name="20% - Accent4 2 7" style:family="table-cell" style:data-style-name="N0">
      <style:table-cell-properties fo:background-color="#E4DFEC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3_32_2" style:display-name="20% - Accent4 3 2" style:family="table-cell" style:data-style-name="N0">
      <style:table-cell-properties fo:background-color="#C0C0C0"/>
    </style:style>
    <style:style style:name="_50_0_37__32_-_32_Accent4_32_3_32_2_32_2" style:display-name="20% - Accent4 3 2 2" style:family="table-cell" style:data-style-name="N0">
      <style:table-cell-properties fo:background-color="#C0C0C0"/>
    </style:style>
    <style:style style:name="_50_0_37__32_-_32_Accent4_32_3_32_2_32_2_32_2" style:display-name="20% - Accent4 3 2 2 2" style:family="table-cell" style:data-style-name="N0">
      <style:table-cell-properties fo:background-color="#C0C0C0"/>
    </style:style>
    <style:style style:name="_50_0_37__32_-_32_Accent4_32_3_32_2_32_2_32_2_32_2" style:display-name="20% - Accent4 3 2 2 2 2" style:family="table-cell" style:data-style-name="N0">
      <style:table-cell-properties fo:background-color="#C0C0C0"/>
    </style:style>
    <style:style style:name="_50_0_37__32_-_32_Accent4_32_3_32_2_32_2_32_2_32_3" style:display-name="20% - Accent4 3 2 2 2 3" style:family="table-cell" style:data-style-name="N0">
      <style:table-cell-properties fo:background-color="#C0C0C0"/>
    </style:style>
    <style:style style:name="_50_0_37__32_-_32_Accent4_32_3_32_2_32_2_32_2_32_4" style:display-name="20% - Accent4 3 2 2 2 4" style:family="table-cell" style:data-style-name="N0">
      <style:table-cell-properties fo:background-color="#C0C0C0"/>
    </style:style>
    <style:style style:name="_50_0_37__32_-_32_Accent4_32_3_32_2_32_2_32_3" style:display-name="20% - Accent4 3 2 2 3" style:family="table-cell" style:data-style-name="N0">
      <style:table-cell-properties fo:background-color="#C0C0C0"/>
    </style:style>
    <style:style style:name="_50_0_37__32_-_32_Accent4_32_3_32_2_32_2_32_4" style:display-name="20% - Accent4 3 2 2 4" style:family="table-cell" style:data-style-name="N0">
      <style:table-cell-properties fo:background-color="#C0C0C0"/>
    </style:style>
    <style:style style:name="_50_0_37__32_-_32_Accent4_32_3_32_2_32_2_32_5" style:display-name="20% - Accent4 3 2 2 5" style:family="table-cell" style:data-style-name="N0">
      <style:table-cell-properties fo:background-color="#C0C0C0"/>
    </style:style>
    <style:style style:name="_50_0_37__32_-_32_Accent4_32_3_32_2_32_3" style:display-name="20% - Accent4 3 2 3" style:family="table-cell" style:data-style-name="N0">
      <style:table-cell-properties fo:background-color="#C0C0C0"/>
    </style:style>
    <style:style style:name="_50_0_37__32_-_32_Accent4_32_3_32_2_32_3_32_2" style:display-name="20% - Accent4 3 2 3 2" style:family="table-cell" style:data-style-name="N0">
      <style:table-cell-properties fo:background-color="#C0C0C0"/>
    </style:style>
    <style:style style:name="_50_0_37__32_-_32_Accent4_32_3_32_2_32_3_32_3" style:display-name="20% - Accent4 3 2 3 3" style:family="table-cell" style:data-style-name="N0">
      <style:table-cell-properties fo:background-color="#C0C0C0"/>
    </style:style>
    <style:style style:name="_50_0_37__32_-_32_Accent4_32_3_32_2_32_3_32_4" style:display-name="20% - Accent4 3 2 3 4" style:family="table-cell" style:data-style-name="N0">
      <style:table-cell-properties fo:background-color="#C0C0C0"/>
    </style:style>
    <style:style style:name="_50_0_37__32_-_32_Accent4_32_3_32_2_32_4" style:display-name="20% - Accent4 3 2 4" style:family="table-cell" style:data-style-name="N0">
      <style:table-cell-properties fo:background-color="#C0C0C0"/>
    </style:style>
    <style:style style:name="_50_0_37__32_-_32_Accent4_32_3_32_2_32_5" style:display-name="20% - Accent4 3 2 5" style:family="table-cell" style:data-style-name="N0">
      <style:table-cell-properties fo:background-color="#C0C0C0"/>
    </style:style>
    <style:style style:name="_50_0_37__32_-_32_Accent4_32_3_32_2_32_6" style:display-name="20% - Accent4 3 2 6" style:family="table-cell" style:data-style-name="N0">
      <style:table-cell-properties fo:background-color="#C0C0C0"/>
    </style:style>
    <style:style style:name="_50_0_37__32_-_32_Accent4_32_3_32_3" style:display-name="20% - Accent4 3 3" style:family="table-cell" style:data-style-name="N0">
      <style:table-cell-properties fo:background-color="#E4DFEC"/>
    </style:style>
    <style:style style:name="_50_0_37__32_-_32_Accent4_32_3_32_3_32_2" style:display-name="20% - Accent4 3 3 2" style:family="table-cell" style:data-style-name="N0">
      <style:table-cell-properties fo:background-color="#E4DFEC"/>
    </style:style>
    <style:style style:name="_50_0_37__32_-_32_Accent4_32_3_32_3_32_2_32_2" style:display-name="20% - Accent4 3 3 2 2" style:family="table-cell" style:data-style-name="N0">
      <style:table-cell-properties fo:background-color="#E4DFEC"/>
    </style:style>
    <style:style style:name="_50_0_37__32_-_32_Accent4_32_3_32_3_32_2_32_3" style:display-name="20% - Accent4 3 3 2 3" style:family="table-cell" style:data-style-name="N0">
      <style:table-cell-properties fo:background-color="#E4DFEC"/>
    </style:style>
    <style:style style:name="_50_0_37__32_-_32_Accent4_32_3_32_3_32_2_32_4" style:display-name="20% - Accent4 3 3 2 4" style:family="table-cell" style:data-style-name="N0">
      <style:table-cell-properties fo:background-color="#E4DFEC"/>
    </style:style>
    <style:style style:name="_50_0_37__32_-_32_Accent4_32_3_32_3_32_3" style:display-name="20% - Accent4 3 3 3" style:family="table-cell" style:data-style-name="N0">
      <style:table-cell-properties fo:background-color="#E4DFEC"/>
    </style:style>
    <style:style style:name="_50_0_37__32_-_32_Accent4_32_3_32_3_32_4" style:display-name="20% - Accent4 3 3 4" style:family="table-cell" style:data-style-name="N0">
      <style:table-cell-properties fo:background-color="#E4DFEC"/>
    </style:style>
    <style:style style:name="_50_0_37__32_-_32_Accent4_32_3_32_3_32_5" style:display-name="20% - Accent4 3 3 5" style:family="table-cell" style:data-style-name="N0">
      <style:table-cell-properties fo:background-color="#E4DFEC"/>
    </style:style>
    <style:style style:name="_50_0_37__32_-_32_Accent4_32_3_32_4" style:display-name="20% - Accent4 3 4" style:family="table-cell" style:data-style-name="N0">
      <style:table-cell-properties fo:background-color="#E4DFEC"/>
    </style:style>
    <style:style style:name="_50_0_37__32_-_32_Accent4_32_3_32_4_32_2" style:display-name="20% - Accent4 3 4 2" style:family="table-cell" style:data-style-name="N0">
      <style:table-cell-properties fo:background-color="#E4DFEC"/>
    </style:style>
    <style:style style:name="_50_0_37__32_-_32_Accent4_32_3_32_4_32_3" style:display-name="20% - Accent4 3 4 3" style:family="table-cell" style:data-style-name="N0">
      <style:table-cell-properties fo:background-color="#E4DFEC"/>
    </style:style>
    <style:style style:name="_50_0_37__32_-_32_Accent4_32_3_32_4_32_4" style:display-name="20% - Accent4 3 4 4" style:family="table-cell" style:data-style-name="N0">
      <style:table-cell-properties fo:background-color="#E4DFEC"/>
    </style:style>
    <style:style style:name="_50_0_37__32_-_32_Accent4_32_3_32_5" style:display-name="20% - Accent4 3 5" style:family="table-cell" style:data-style-name="N0">
      <style:table-cell-properties fo:background-color="#E4DFEC"/>
    </style:style>
    <style:style style:name="_50_0_37__32_-_32_Accent4_32_3_32_6" style:display-name="20% - Accent4 3 6" style:family="table-cell" style:data-style-name="N0">
      <style:table-cell-properties fo:background-color="#E4DFEC"/>
    </style:style>
    <style:style style:name="_50_0_37__32_-_32_Accent4_32_3_32_7" style:display-name="20% - Accent4 3 7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4_32_4_32_2" style:display-name="20% - Accent4 4 2" style:family="table-cell" style:data-style-name="N0">
      <style:table-cell-properties fo:background-color="#C0C0C0"/>
    </style:style>
    <style:style style:name="_50_0_37__32_-_32_Accent4_32_4_32_2_32_2" style:display-name="20% - Accent4 4 2 2" style:family="table-cell" style:data-style-name="N0">
      <style:table-cell-properties fo:background-color="#C0C0C0"/>
    </style:style>
    <style:style style:name="_50_0_37__32_-_32_Accent4_32_4_32_2_32_2_32_2" style:display-name="20% - Accent4 4 2 2 2" style:family="table-cell" style:data-style-name="N0">
      <style:table-cell-properties fo:background-color="#C0C0C0"/>
    </style:style>
    <style:style style:name="_50_0_37__32_-_32_Accent4_32_4_32_2_32_2_32_2_32_2" style:display-name="20% - Accent4 4 2 2 2 2" style:family="table-cell" style:data-style-name="N0">
      <style:table-cell-properties fo:background-color="#C0C0C0"/>
    </style:style>
    <style:style style:name="_50_0_37__32_-_32_Accent4_32_4_32_2_32_2_32_2_32_3" style:display-name="20% - Accent4 4 2 2 2 3" style:family="table-cell" style:data-style-name="N0">
      <style:table-cell-properties fo:background-color="#C0C0C0"/>
    </style:style>
    <style:style style:name="_50_0_37__32_-_32_Accent4_32_4_32_2_32_2_32_2_32_4" style:display-name="20% - Accent4 4 2 2 2 4" style:family="table-cell" style:data-style-name="N0">
      <style:table-cell-properties fo:background-color="#C0C0C0"/>
    </style:style>
    <style:style style:name="_50_0_37__32_-_32_Accent4_32_4_32_2_32_2_32_3" style:display-name="20% - Accent4 4 2 2 3" style:family="table-cell" style:data-style-name="N0">
      <style:table-cell-properties fo:background-color="#C0C0C0"/>
    </style:style>
    <style:style style:name="_50_0_37__32_-_32_Accent4_32_4_32_2_32_2_32_4" style:display-name="20% - Accent4 4 2 2 4" style:family="table-cell" style:data-style-name="N0">
      <style:table-cell-properties fo:background-color="#C0C0C0"/>
    </style:style>
    <style:style style:name="_50_0_37__32_-_32_Accent4_32_4_32_2_32_2_32_5" style:display-name="20% - Accent4 4 2 2 5" style:family="table-cell" style:data-style-name="N0">
      <style:table-cell-properties fo:background-color="#C0C0C0"/>
    </style:style>
    <style:style style:name="_50_0_37__32_-_32_Accent4_32_4_32_2_32_3" style:display-name="20% - Accent4 4 2 3" style:family="table-cell" style:data-style-name="N0">
      <style:table-cell-properties fo:background-color="#C0C0C0"/>
    </style:style>
    <style:style style:name="_50_0_37__32_-_32_Accent4_32_4_32_2_32_3_32_2" style:display-name="20% - Accent4 4 2 3 2" style:family="table-cell" style:data-style-name="N0">
      <style:table-cell-properties fo:background-color="#C0C0C0"/>
    </style:style>
    <style:style style:name="_50_0_37__32_-_32_Accent4_32_4_32_2_32_3_32_3" style:display-name="20% - Accent4 4 2 3 3" style:family="table-cell" style:data-style-name="N0">
      <style:table-cell-properties fo:background-color="#C0C0C0"/>
    </style:style>
    <style:style style:name="_50_0_37__32_-_32_Accent4_32_4_32_2_32_3_32_4" style:display-name="20% - Accent4 4 2 3 4" style:family="table-cell" style:data-style-name="N0">
      <style:table-cell-properties fo:background-color="#C0C0C0"/>
    </style:style>
    <style:style style:name="_50_0_37__32_-_32_Accent4_32_4_32_2_32_4" style:display-name="20% - Accent4 4 2 4" style:family="table-cell" style:data-style-name="N0">
      <style:table-cell-properties fo:background-color="#C0C0C0"/>
    </style:style>
    <style:style style:name="_50_0_37__32_-_32_Accent4_32_4_32_2_32_5" style:display-name="20% - Accent4 4 2 5" style:family="table-cell" style:data-style-name="N0">
      <style:table-cell-properties fo:background-color="#C0C0C0"/>
    </style:style>
    <style:style style:name="_50_0_37__32_-_32_Accent4_32_4_32_2_32_6" style:display-name="20% - Accent4 4 2 6" style:family="table-cell" style:data-style-name="N0">
      <style:table-cell-properties fo:background-color="#C0C0C0"/>
    </style:style>
    <style:style style:name="_50_0_37__32_-_32_Accent4_32_4_32_3" style:display-name="20% - Accent4 4 3" style:family="table-cell" style:data-style-name="N0">
      <style:table-cell-properties fo:background-color="#E4DFEC"/>
    </style:style>
    <style:style style:name="_50_0_37__32_-_32_Accent4_32_4_32_3_32_2" style:display-name="20% - Accent4 4 3 2" style:family="table-cell" style:data-style-name="N0">
      <style:table-cell-properties fo:background-color="#E4DFEC"/>
    </style:style>
    <style:style style:name="_50_0_37__32_-_32_Accent4_32_4_32_3_32_2_32_2" style:display-name="20% - Accent4 4 3 2 2" style:family="table-cell" style:data-style-name="N0">
      <style:table-cell-properties fo:background-color="#E4DFEC"/>
    </style:style>
    <style:style style:name="_50_0_37__32_-_32_Accent4_32_4_32_3_32_2_32_3" style:display-name="20% - Accent4 4 3 2 3" style:family="table-cell" style:data-style-name="N0">
      <style:table-cell-properties fo:background-color="#E4DFEC"/>
    </style:style>
    <style:style style:name="_50_0_37__32_-_32_Accent4_32_4_32_3_32_2_32_4" style:display-name="20% - Accent4 4 3 2 4" style:family="table-cell" style:data-style-name="N0">
      <style:table-cell-properties fo:background-color="#E4DFEC"/>
    </style:style>
    <style:style style:name="_50_0_37__32_-_32_Accent4_32_4_32_3_32_3" style:display-name="20% - Accent4 4 3 3" style:family="table-cell" style:data-style-name="N0">
      <style:table-cell-properties fo:background-color="#E4DFEC"/>
    </style:style>
    <style:style style:name="_50_0_37__32_-_32_Accent4_32_4_32_3_32_4" style:display-name="20% - Accent4 4 3 4" style:family="table-cell" style:data-style-name="N0">
      <style:table-cell-properties fo:background-color="#E4DFEC"/>
    </style:style>
    <style:style style:name="_50_0_37__32_-_32_Accent4_32_4_32_3_32_5" style:display-name="20% - Accent4 4 3 5" style:family="table-cell" style:data-style-name="N0">
      <style:table-cell-properties fo:background-color="#E4DFEC"/>
    </style:style>
    <style:style style:name="_50_0_37__32_-_32_Accent4_32_4_32_4" style:display-name="20% - Accent4 4 4" style:family="table-cell" style:data-style-name="N0">
      <style:table-cell-properties fo:background-color="#E4DFEC"/>
    </style:style>
    <style:style style:name="_50_0_37__32_-_32_Accent4_32_4_32_4_32_2" style:display-name="20% - Accent4 4 4 2" style:family="table-cell" style:data-style-name="N0">
      <style:table-cell-properties fo:background-color="#E4DFEC"/>
    </style:style>
    <style:style style:name="_50_0_37__32_-_32_Accent4_32_4_32_4_32_3" style:display-name="20% - Accent4 4 4 3" style:family="table-cell" style:data-style-name="N0">
      <style:table-cell-properties fo:background-color="#E4DFEC"/>
    </style:style>
    <style:style style:name="_50_0_37__32_-_32_Accent4_32_4_32_4_32_4" style:display-name="20% - Accent4 4 4 4" style:family="table-cell" style:data-style-name="N0">
      <style:table-cell-properties fo:background-color="#E4DFEC"/>
    </style:style>
    <style:style style:name="_50_0_37__32_-_32_Accent4_32_4_32_5" style:display-name="20% - Accent4 4 5" style:family="table-cell" style:data-style-name="N0">
      <style:table-cell-properties fo:background-color="#E4DFEC"/>
    </style:style>
    <style:style style:name="_50_0_37__32_-_32_Accent4_32_4_32_6" style:display-name="20% - Accent4 4 6" style:family="table-cell" style:data-style-name="N0">
      <style:table-cell-properties fo:background-color="#E4DFEC"/>
    </style:style>
    <style:style style:name="_50_0_37__32_-_32_Accent4_32_4_32_7" style:display-name="20% - Accent4 4 7" style:family="table-cell" style:data-style-name="N0">
      <style:table-cell-properties fo:background-color="#E4DFEC"/>
    </style:style>
    <style:style style:name="_50_0_37__32_-_32_Accent4_32_5" style:display-name="20% - Accent4 5" style:family="table-cell" style:data-style-name="N0">
      <style:table-cell-properties fo:background-color="#E4DFEC"/>
    </style:style>
    <style:style style:name="_50_0_37__32_-_32_Accent4_32_5_32_2" style:display-name="20% - Accent4 5 2" style:family="table-cell" style:data-style-name="N0">
      <style:table-cell-properties fo:background-color="#C0C0C0"/>
    </style:style>
    <style:style style:name="_50_0_37__32_-_32_Accent4_32_5_32_2_32_2" style:display-name="20% - Accent4 5 2 2" style:family="table-cell" style:data-style-name="N0">
      <style:table-cell-properties fo:background-color="#C0C0C0"/>
    </style:style>
    <style:style style:name="_50_0_37__32_-_32_Accent4_32_5_32_2_32_2_32_2" style:display-name="20% - Accent4 5 2 2 2" style:family="table-cell" style:data-style-name="N0">
      <style:table-cell-properties fo:background-color="#C0C0C0"/>
    </style:style>
    <style:style style:name="_50_0_37__32_-_32_Accent4_32_5_32_2_32_2_32_2_32_2" style:display-name="20% - Accent4 5 2 2 2 2" style:family="table-cell" style:data-style-name="N0">
      <style:table-cell-properties fo:background-color="#C0C0C0"/>
    </style:style>
    <style:style style:name="_50_0_37__32_-_32_Accent4_32_5_32_2_32_2_32_2_32_3" style:display-name="20% - Accent4 5 2 2 2 3" style:family="table-cell" style:data-style-name="N0">
      <style:table-cell-properties fo:background-color="#C0C0C0"/>
    </style:style>
    <style:style style:name="_50_0_37__32_-_32_Accent4_32_5_32_2_32_2_32_2_32_4" style:display-name="20% - Accent4 5 2 2 2 4" style:family="table-cell" style:data-style-name="N0">
      <style:table-cell-properties fo:background-color="#C0C0C0"/>
    </style:style>
    <style:style style:name="_50_0_37__32_-_32_Accent4_32_5_32_2_32_2_32_3" style:display-name="20% - Accent4 5 2 2 3" style:family="table-cell" style:data-style-name="N0">
      <style:table-cell-properties fo:background-color="#C0C0C0"/>
    </style:style>
    <style:style style:name="_50_0_37__32_-_32_Accent4_32_5_32_2_32_2_32_4" style:display-name="20% - Accent4 5 2 2 4" style:family="table-cell" style:data-style-name="N0">
      <style:table-cell-properties fo:background-color="#C0C0C0"/>
    </style:style>
    <style:style style:name="_50_0_37__32_-_32_Accent4_32_5_32_2_32_2_32_5" style:display-name="20% - Accent4 5 2 2 5" style:family="table-cell" style:data-style-name="N0">
      <style:table-cell-properties fo:background-color="#C0C0C0"/>
    </style:style>
    <style:style style:name="_50_0_37__32_-_32_Accent4_32_5_32_2_32_3" style:display-name="20% - Accent4 5 2 3" style:family="table-cell" style:data-style-name="N0">
      <style:table-cell-properties fo:background-color="#C0C0C0"/>
    </style:style>
    <style:style style:name="_50_0_37__32_-_32_Accent4_32_5_32_2_32_3_32_2" style:display-name="20% - Accent4 5 2 3 2" style:family="table-cell" style:data-style-name="N0">
      <style:table-cell-properties fo:background-color="#C0C0C0"/>
    </style:style>
    <style:style style:name="_50_0_37__32_-_32_Accent4_32_5_32_2_32_3_32_3" style:display-name="20% - Accent4 5 2 3 3" style:family="table-cell" style:data-style-name="N0">
      <style:table-cell-properties fo:background-color="#C0C0C0"/>
    </style:style>
    <style:style style:name="_50_0_37__32_-_32_Accent4_32_5_32_2_32_3_32_4" style:display-name="20% - Accent4 5 2 3 4" style:family="table-cell" style:data-style-name="N0">
      <style:table-cell-properties fo:background-color="#C0C0C0"/>
    </style:style>
    <style:style style:name="_50_0_37__32_-_32_Accent4_32_5_32_2_32_4" style:display-name="20% - Accent4 5 2 4" style:family="table-cell" style:data-style-name="N0">
      <style:table-cell-properties fo:background-color="#C0C0C0"/>
    </style:style>
    <style:style style:name="_50_0_37__32_-_32_Accent4_32_5_32_2_32_5" style:display-name="20% - Accent4 5 2 5" style:family="table-cell" style:data-style-name="N0">
      <style:table-cell-properties fo:background-color="#C0C0C0"/>
    </style:style>
    <style:style style:name="_50_0_37__32_-_32_Accent4_32_5_32_2_32_6" style:display-name="20% - Accent4 5 2 6" style:family="table-cell" style:data-style-name="N0">
      <style:table-cell-properties fo:background-color="#C0C0C0"/>
    </style:style>
    <style:style style:name="_50_0_37__32_-_32_Accent4_32_5_32_3" style:display-name="20% - Accent4 5 3" style:family="table-cell" style:data-style-name="N0">
      <style:table-cell-properties fo:background-color="#E4DFEC"/>
    </style:style>
    <style:style style:name="_50_0_37__32_-_32_Accent4_32_5_32_3_32_2" style:display-name="20% - Accent4 5 3 2" style:family="table-cell" style:data-style-name="N0">
      <style:table-cell-properties fo:background-color="#E4DFEC"/>
    </style:style>
    <style:style style:name="_50_0_37__32_-_32_Accent4_32_5_32_3_32_2_32_2" style:display-name="20% - Accent4 5 3 2 2" style:family="table-cell" style:data-style-name="N0">
      <style:table-cell-properties fo:background-color="#E4DFEC"/>
    </style:style>
    <style:style style:name="_50_0_37__32_-_32_Accent4_32_5_32_3_32_2_32_3" style:display-name="20% - Accent4 5 3 2 3" style:family="table-cell" style:data-style-name="N0">
      <style:table-cell-properties fo:background-color="#E4DFEC"/>
    </style:style>
    <style:style style:name="_50_0_37__32_-_32_Accent4_32_5_32_3_32_2_32_4" style:display-name="20% - Accent4 5 3 2 4" style:family="table-cell" style:data-style-name="N0">
      <style:table-cell-properties fo:background-color="#E4DFEC"/>
    </style:style>
    <style:style style:name="_50_0_37__32_-_32_Accent4_32_5_32_3_32_3" style:display-name="20% - Accent4 5 3 3" style:family="table-cell" style:data-style-name="N0">
      <style:table-cell-properties fo:background-color="#E4DFEC"/>
    </style:style>
    <style:style style:name="_50_0_37__32_-_32_Accent4_32_5_32_3_32_4" style:display-name="20% - Accent4 5 3 4" style:family="table-cell" style:data-style-name="N0">
      <style:table-cell-properties fo:background-color="#E4DFEC"/>
    </style:style>
    <style:style style:name="_50_0_37__32_-_32_Accent4_32_5_32_3_32_5" style:display-name="20% - Accent4 5 3 5" style:family="table-cell" style:data-style-name="N0">
      <style:table-cell-properties fo:background-color="#E4DFEC"/>
    </style:style>
    <style:style style:name="_50_0_37__32_-_32_Accent4_32_5_32_4" style:display-name="20% - Accent4 5 4" style:family="table-cell" style:data-style-name="N0">
      <style:table-cell-properties fo:background-color="#E4DFEC"/>
    </style:style>
    <style:style style:name="_50_0_37__32_-_32_Accent4_32_5_32_4_32_2" style:display-name="20% - Accent4 5 4 2" style:family="table-cell" style:data-style-name="N0">
      <style:table-cell-properties fo:background-color="#E4DFEC"/>
    </style:style>
    <style:style style:name="_50_0_37__32_-_32_Accent4_32_5_32_4_32_3" style:display-name="20% - Accent4 5 4 3" style:family="table-cell" style:data-style-name="N0">
      <style:table-cell-properties fo:background-color="#E4DFEC"/>
    </style:style>
    <style:style style:name="_50_0_37__32_-_32_Accent4_32_5_32_4_32_4" style:display-name="20% - Accent4 5 4 4" style:family="table-cell" style:data-style-name="N0">
      <style:table-cell-properties fo:background-color="#E4DFEC"/>
    </style:style>
    <style:style style:name="_50_0_37__32_-_32_Accent4_32_5_32_5" style:display-name="20% - Accent4 5 5" style:family="table-cell" style:data-style-name="N0">
      <style:table-cell-properties fo:background-color="#E4DFEC"/>
    </style:style>
    <style:style style:name="_50_0_37__32_-_32_Accent4_32_5_32_6" style:display-name="20% - Accent4 5 6" style:family="table-cell" style:data-style-name="N0">
      <style:table-cell-properties fo:background-color="#E4DFEC"/>
    </style:style>
    <style:style style:name="_50_0_37__32_-_32_Accent4_32_5_32_7" style:display-name="20% - Accent4 5 7" style:family="table-cell" style:data-style-name="N0">
      <style:table-cell-properties fo:background-color="#E4DFEC"/>
    </style:style>
    <style:style style:name="_50_0_37__32_-_32_Accent4_32_6" style:display-name="20% - Accent4 6" style:family="table-cell" style:data-style-name="N0">
      <style:table-cell-properties fo:background-color="#E4DFEC"/>
    </style:style>
    <style:style style:name="_50_0_37__32_-_32_Accent4_32_6_32_2" style:display-name="20% - Accent4 6 2" style:family="table-cell" style:data-style-name="N0">
      <style:table-cell-properties fo:background-color="#E4DFEC"/>
    </style:style>
    <style:style style:name="_50_0_37__32_-_32_Accent4_32_6_32_2_32_2" style:display-name="20% - Accent4 6 2 2" style:family="table-cell" style:data-style-name="N0">
      <style:table-cell-properties fo:background-color="#E4DFEC"/>
    </style:style>
    <style:style style:name="_50_0_37__32_-_32_Accent4_32_6_32_2_32_2_32_2" style:display-name="20% - Accent4 6 2 2 2" style:family="table-cell" style:data-style-name="N0">
      <style:table-cell-properties fo:background-color="#E4DFEC"/>
    </style:style>
    <style:style style:name="_50_0_37__32_-_32_Accent4_32_6_32_2_32_2_32_3" style:display-name="20% - Accent4 6 2 2 3" style:family="table-cell" style:data-style-name="N0">
      <style:table-cell-properties fo:background-color="#E4DFEC"/>
    </style:style>
    <style:style style:name="_50_0_37__32_-_32_Accent4_32_6_32_2_32_2_32_4" style:display-name="20% - Accent4 6 2 2 4" style:family="table-cell" style:data-style-name="N0">
      <style:table-cell-properties fo:background-color="#E4DFEC"/>
    </style:style>
    <style:style style:name="_50_0_37__32_-_32_Accent4_32_6_32_2_32_3" style:display-name="20% - Accent4 6 2 3" style:family="table-cell" style:data-style-name="N0">
      <style:table-cell-properties fo:background-color="#E4DFEC"/>
    </style:style>
    <style:style style:name="_50_0_37__32_-_32_Accent4_32_6_32_2_32_4" style:display-name="20% - Accent4 6 2 4" style:family="table-cell" style:data-style-name="N0">
      <style:table-cell-properties fo:background-color="#E4DFEC"/>
    </style:style>
    <style:style style:name="_50_0_37__32_-_32_Accent4_32_6_32_2_32_5" style:display-name="20% - Accent4 6 2 5" style:family="table-cell" style:data-style-name="N0">
      <style:table-cell-properties fo:background-color="#E4DFEC"/>
    </style:style>
    <style:style style:name="_50_0_37__32_-_32_Accent4_32_6_32_3" style:display-name="20% - Accent4 6 3" style:family="table-cell" style:data-style-name="N0">
      <style:table-cell-properties fo:background-color="#E4DFEC"/>
    </style:style>
    <style:style style:name="_50_0_37__32_-_32_Accent4_32_6_32_3_32_2" style:display-name="20% - Accent4 6 3 2" style:family="table-cell" style:data-style-name="N0">
      <style:table-cell-properties fo:background-color="#E4DFEC"/>
    </style:style>
    <style:style style:name="_50_0_37__32_-_32_Accent4_32_6_32_3_32_3" style:display-name="20% - Accent4 6 3 3" style:family="table-cell" style:data-style-name="N0">
      <style:table-cell-properties fo:background-color="#E4DFEC"/>
    </style:style>
    <style:style style:name="_50_0_37__32_-_32_Accent4_32_6_32_3_32_4" style:display-name="20% - Accent4 6 3 4" style:family="table-cell" style:data-style-name="N0">
      <style:table-cell-properties fo:background-color="#E4DFEC"/>
    </style:style>
    <style:style style:name="_50_0_37__32_-_32_Accent4_32_6_32_4" style:display-name="20% - Accent4 6 4" style:family="table-cell" style:data-style-name="N0">
      <style:table-cell-properties fo:background-color="#E4DFEC"/>
    </style:style>
    <style:style style:name="_50_0_37__32_-_32_Accent4_32_6_32_5" style:display-name="20% - Accent4 6 5" style:family="table-cell" style:data-style-name="N0">
      <style:table-cell-properties fo:background-color="#E4DFEC"/>
    </style:style>
    <style:style style:name="_50_0_37__32_-_32_Accent4_32_6_32_6" style:display-name="20% - Accent4 6 6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DAEEF3"/>
    </style:style>
    <style:style style:name="_50_0_37__32_-_32_Accent5_32_2_32_2" style:display-name="20% - Accent5 2 2" style:family="table-cell" style:data-style-name="N0">
      <style:table-cell-properties fo:background-color="#DAEEF3"/>
    </style:style>
    <style:style style:name="_50_0_37__32_-_32_Accent5_32_2_32_2_32_2" style:display-name="20% - Accent5 2 2 2" style:family="table-cell" style:data-style-name="N0">
      <style:table-cell-properties fo:background-color="#DAEEF3"/>
    </style:style>
    <style:style style:name="_50_0_37__32_-_32_Accent5_32_2_32_2_32_2_32_2" style:display-name="20% - Accent5 2 2 2 2" style:family="table-cell" style:data-style-name="N0">
      <style:table-cell-properties fo:background-color="#DAEEF3"/>
    </style:style>
    <style:style style:name="_50_0_37__32_-_32_Accent5_32_2_32_2_32_2_32_2_32_2" style:display-name="20% - Accent5 2 2 2 2 2" style:family="table-cell" style:data-style-name="N0">
      <style:table-cell-properties fo:background-color="#DAEEF3"/>
    </style:style>
    <style:style style:name="_50_0_37__32_-_32_Accent5_32_2_32_2_32_2_32_2_32_3" style:display-name="20% - Accent5 2 2 2 2 3" style:family="table-cell" style:data-style-name="N0">
      <style:table-cell-properties fo:background-color="#DAEEF3"/>
    </style:style>
    <style:style style:name="_50_0_37__32_-_32_Accent5_32_2_32_2_32_2_32_2_32_4" style:display-name="20% - Accent5 2 2 2 2 4" style:family="table-cell" style:data-style-name="N0">
      <style:table-cell-properties fo:background-color="#DAEEF3"/>
    </style:style>
    <style:style style:name="_50_0_37__32_-_32_Accent5_32_2_32_2_32_2_32_3" style:display-name="20% - Accent5 2 2 2 3" style:family="table-cell" style:data-style-name="N0">
      <style:table-cell-properties fo:background-color="#DAEEF3"/>
    </style:style>
    <style:style style:name="_50_0_37__32_-_32_Accent5_32_2_32_2_32_2_32_4" style:display-name="20% - Accent5 2 2 2 4" style:family="table-cell" style:data-style-name="N0">
      <style:table-cell-properties fo:background-color="#DAEEF3"/>
    </style:style>
    <style:style style:name="_50_0_37__32_-_32_Accent5_32_2_32_2_32_2_32_5" style:display-name="20% - Accent5 2 2 2 5" style:family="table-cell" style:data-style-name="N0">
      <style:table-cell-properties fo:background-color="#DAEEF3"/>
    </style:style>
    <style:style style:name="_50_0_37__32_-_32_Accent5_32_2_32_2_32_3" style:display-name="20% - Accent5 2 2 3" style:family="table-cell" style:data-style-name="N0">
      <style:table-cell-properties fo:background-color="#DAEEF3"/>
    </style:style>
    <style:style style:name="_50_0_37__32_-_32_Accent5_32_2_32_2_32_3_32_2" style:display-name="20% - Accent5 2 2 3 2" style:family="table-cell" style:data-style-name="N0">
      <style:table-cell-properties fo:background-color="#DAEEF3"/>
    </style:style>
    <style:style style:name="_50_0_37__32_-_32_Accent5_32_2_32_2_32_3_32_3" style:display-name="20% - Accent5 2 2 3 3" style:family="table-cell" style:data-style-name="N0">
      <style:table-cell-properties fo:background-color="#DAEEF3"/>
    </style:style>
    <style:style style:name="_50_0_37__32_-_32_Accent5_32_2_32_2_32_3_32_4" style:display-name="20% - Accent5 2 2 3 4" style:family="table-cell" style:data-style-name="N0">
      <style:table-cell-properties fo:background-color="#DAEEF3"/>
    </style:style>
    <style:style style:name="_50_0_37__32_-_32_Accent5_32_2_32_2_32_4" style:display-name="20% - Accent5 2 2 4" style:family="table-cell" style:data-style-name="N0">
      <style:table-cell-properties fo:background-color="#DAEEF3"/>
    </style:style>
    <style:style style:name="_50_0_37__32_-_32_Accent5_32_2_32_2_32_5" style:display-name="20% - Accent5 2 2 5" style:family="table-cell" style:data-style-name="N0">
      <style:table-cell-properties fo:background-color="#DAEEF3"/>
    </style:style>
    <style:style style:name="_50_0_37__32_-_32_Accent5_32_2_32_2_32_6" style:display-name="20% - Accent5 2 2 6" style:family="table-cell" style:data-style-name="N0">
      <style:table-cell-properties fo:background-color="#DAEEF3"/>
    </style:style>
    <style:style style:name="_50_0_37__32_-_32_Accent5_32_2_32_3" style:display-name="20% - Accent5 2 3" style:family="table-cell" style:data-style-name="N0">
      <style:table-cell-properties fo:background-color="#DAEEF3"/>
    </style:style>
    <style:style style:name="_50_0_37__32_-_32_Accent5_32_2_32_3_32_2" style:display-name="20% - Accent5 2 3 2" style:family="table-cell" style:data-style-name="N0">
      <style:table-cell-properties fo:background-color="#DAEEF3"/>
    </style:style>
    <style:style style:name="_50_0_37__32_-_32_Accent5_32_2_32_3_32_2_32_2" style:display-name="20% - Accent5 2 3 2 2" style:family="table-cell" style:data-style-name="N0">
      <style:table-cell-properties fo:background-color="#DAEEF3"/>
    </style:style>
    <style:style style:name="_50_0_37__32_-_32_Accent5_32_2_32_3_32_2_32_3" style:display-name="20% - Accent5 2 3 2 3" style:family="table-cell" style:data-style-name="N0">
      <style:table-cell-properties fo:background-color="#DAEEF3"/>
    </style:style>
    <style:style style:name="_50_0_37__32_-_32_Accent5_32_2_32_3_32_2_32_4" style:display-name="20% - Accent5 2 3 2 4" style:family="table-cell" style:data-style-name="N0">
      <style:table-cell-properties fo:background-color="#DAEEF3"/>
    </style:style>
    <style:style style:name="_50_0_37__32_-_32_Accent5_32_2_32_3_32_3" style:display-name="20% - Accent5 2 3 3" style:family="table-cell" style:data-style-name="N0">
      <style:table-cell-properties fo:background-color="#DAEEF3"/>
    </style:style>
    <style:style style:name="_50_0_37__32_-_32_Accent5_32_2_32_3_32_4" style:display-name="20% - Accent5 2 3 4" style:family="table-cell" style:data-style-name="N0">
      <style:table-cell-properties fo:background-color="#DAEEF3"/>
    </style:style>
    <style:style style:name="_50_0_37__32_-_32_Accent5_32_2_32_3_32_5" style:display-name="20% - Accent5 2 3 5" style:family="table-cell" style:data-style-name="N0">
      <style:table-cell-properties fo:background-color="#DAEEF3"/>
    </style:style>
    <style:style style:name="_50_0_37__32_-_32_Accent5_32_2_32_4" style:display-name="20% - Accent5 2 4" style:family="table-cell" style:data-style-name="N0">
      <style:table-cell-properties fo:background-color="#DAEEF3"/>
    </style:style>
    <style:style style:name="_50_0_37__32_-_32_Accent5_32_2_32_4_32_2" style:display-name="20% - Accent5 2 4 2" style:family="table-cell" style:data-style-name="N0">
      <style:table-cell-properties fo:background-color="#DAEEF3"/>
    </style:style>
    <style:style style:name="_50_0_37__32_-_32_Accent5_32_2_32_4_32_3" style:display-name="20% - Accent5 2 4 3" style:family="table-cell" style:data-style-name="N0">
      <style:table-cell-properties fo:background-color="#DAEEF3"/>
    </style:style>
    <style:style style:name="_50_0_37__32_-_32_Accent5_32_2_32_4_32_4" style:display-name="20% - Accent5 2 4 4" style:family="table-cell" style:data-style-name="N0">
      <style:table-cell-properties fo:background-color="#DAEEF3"/>
    </style:style>
    <style:style style:name="_50_0_37__32_-_32_Accent5_32_2_32_5" style:display-name="20% - Accent5 2 5" style:family="table-cell" style:data-style-name="N0">
      <style:table-cell-properties fo:background-color="#DAEEF3"/>
    </style:style>
    <style:style style:name="_50_0_37__32_-_32_Accent5_32_2_32_6" style:display-name="20% - Accent5 2 6" style:family="table-cell" style:data-style-name="N0">
      <style:table-cell-properties fo:background-color="#DAEEF3"/>
    </style:style>
    <style:style style:name="_50_0_37__32_-_32_Accent5_32_2_32_7" style:display-name="20% - Accent5 2 7" style:family="table-cell" style:data-style-name="N0">
      <style:table-cell-properties fo:background-color="#DAEEF3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3_32_2" style:display-name="20% - Accent5 3 2" style:family="table-cell" style:data-style-name="N0">
      <style:table-cell-properties fo:background-color="#DAEEF3"/>
    </style:style>
    <style:style style:name="_50_0_37__32_-_32_Accent5_32_3_32_2_32_2" style:display-name="20% - Accent5 3 2 2" style:family="table-cell" style:data-style-name="N0">
      <style:table-cell-properties fo:background-color="#DAEEF3"/>
    </style:style>
    <style:style style:name="_50_0_37__32_-_32_Accent5_32_3_32_2_32_2_32_2" style:display-name="20% - Accent5 3 2 2 2" style:family="table-cell" style:data-style-name="N0">
      <style:table-cell-properties fo:background-color="#DAEEF3"/>
    </style:style>
    <style:style style:name="_50_0_37__32_-_32_Accent5_32_3_32_2_32_2_32_2_32_2" style:display-name="20% - Accent5 3 2 2 2 2" style:family="table-cell" style:data-style-name="N0">
      <style:table-cell-properties fo:background-color="#DAEEF3"/>
    </style:style>
    <style:style style:name="_50_0_37__32_-_32_Accent5_32_3_32_2_32_2_32_2_32_3" style:display-name="20% - Accent5 3 2 2 2 3" style:family="table-cell" style:data-style-name="N0">
      <style:table-cell-properties fo:background-color="#DAEEF3"/>
    </style:style>
    <style:style style:name="_50_0_37__32_-_32_Accent5_32_3_32_2_32_2_32_2_32_4" style:display-name="20% - Accent5 3 2 2 2 4" style:family="table-cell" style:data-style-name="N0">
      <style:table-cell-properties fo:background-color="#DAEEF3"/>
    </style:style>
    <style:style style:name="_50_0_37__32_-_32_Accent5_32_3_32_2_32_2_32_3" style:display-name="20% - Accent5 3 2 2 3" style:family="table-cell" style:data-style-name="N0">
      <style:table-cell-properties fo:background-color="#DAEEF3"/>
    </style:style>
    <style:style style:name="_50_0_37__32_-_32_Accent5_32_3_32_2_32_2_32_4" style:display-name="20% - Accent5 3 2 2 4" style:family="table-cell" style:data-style-name="N0">
      <style:table-cell-properties fo:background-color="#DAEEF3"/>
    </style:style>
    <style:style style:name="_50_0_37__32_-_32_Accent5_32_3_32_2_32_2_32_5" style:display-name="20% - Accent5 3 2 2 5" style:family="table-cell" style:data-style-name="N0">
      <style:table-cell-properties fo:background-color="#DAEEF3"/>
    </style:style>
    <style:style style:name="_50_0_37__32_-_32_Accent5_32_3_32_2_32_3" style:display-name="20% - Accent5 3 2 3" style:family="table-cell" style:data-style-name="N0">
      <style:table-cell-properties fo:background-color="#DAEEF3"/>
    </style:style>
    <style:style style:name="_50_0_37__32_-_32_Accent5_32_3_32_2_32_3_32_2" style:display-name="20% - Accent5 3 2 3 2" style:family="table-cell" style:data-style-name="N0">
      <style:table-cell-properties fo:background-color="#DAEEF3"/>
    </style:style>
    <style:style style:name="_50_0_37__32_-_32_Accent5_32_3_32_2_32_3_32_3" style:display-name="20% - Accent5 3 2 3 3" style:family="table-cell" style:data-style-name="N0">
      <style:table-cell-properties fo:background-color="#DAEEF3"/>
    </style:style>
    <style:style style:name="_50_0_37__32_-_32_Accent5_32_3_32_2_32_3_32_4" style:display-name="20% - Accent5 3 2 3 4" style:family="table-cell" style:data-style-name="N0">
      <style:table-cell-properties fo:background-color="#DAEEF3"/>
    </style:style>
    <style:style style:name="_50_0_37__32_-_32_Accent5_32_3_32_2_32_4" style:display-name="20% - Accent5 3 2 4" style:family="table-cell" style:data-style-name="N0">
      <style:table-cell-properties fo:background-color="#DAEEF3"/>
    </style:style>
    <style:style style:name="_50_0_37__32_-_32_Accent5_32_3_32_2_32_5" style:display-name="20% - Accent5 3 2 5" style:family="table-cell" style:data-style-name="N0">
      <style:table-cell-properties fo:background-color="#DAEEF3"/>
    </style:style>
    <style:style style:name="_50_0_37__32_-_32_Accent5_32_3_32_2_32_6" style:display-name="20% - Accent5 3 2 6" style:family="table-cell" style:data-style-name="N0">
      <style:table-cell-properties fo:background-color="#DAEEF3"/>
    </style:style>
    <style:style style:name="_50_0_37__32_-_32_Accent5_32_3_32_3" style:display-name="20% - Accent5 3 3" style:family="table-cell" style:data-style-name="N0">
      <style:table-cell-properties fo:background-color="#DAEEF3"/>
    </style:style>
    <style:style style:name="_50_0_37__32_-_32_Accent5_32_3_32_3_32_2" style:display-name="20% - Accent5 3 3 2" style:family="table-cell" style:data-style-name="N0">
      <style:table-cell-properties fo:background-color="#DAEEF3"/>
    </style:style>
    <style:style style:name="_50_0_37__32_-_32_Accent5_32_3_32_3_32_2_32_2" style:display-name="20% - Accent5 3 3 2 2" style:family="table-cell" style:data-style-name="N0">
      <style:table-cell-properties fo:background-color="#DAEEF3"/>
    </style:style>
    <style:style style:name="_50_0_37__32_-_32_Accent5_32_3_32_3_32_2_32_3" style:display-name="20% - Accent5 3 3 2 3" style:family="table-cell" style:data-style-name="N0">
      <style:table-cell-properties fo:background-color="#DAEEF3"/>
    </style:style>
    <style:style style:name="_50_0_37__32_-_32_Accent5_32_3_32_3_32_2_32_4" style:display-name="20% - Accent5 3 3 2 4" style:family="table-cell" style:data-style-name="N0">
      <style:table-cell-properties fo:background-color="#DAEEF3"/>
    </style:style>
    <style:style style:name="_50_0_37__32_-_32_Accent5_32_3_32_3_32_3" style:display-name="20% - Accent5 3 3 3" style:family="table-cell" style:data-style-name="N0">
      <style:table-cell-properties fo:background-color="#DAEEF3"/>
    </style:style>
    <style:style style:name="_50_0_37__32_-_32_Accent5_32_3_32_3_32_4" style:display-name="20% - Accent5 3 3 4" style:family="table-cell" style:data-style-name="N0">
      <style:table-cell-properties fo:background-color="#DAEEF3"/>
    </style:style>
    <style:style style:name="_50_0_37__32_-_32_Accent5_32_3_32_3_32_5" style:display-name="20% - Accent5 3 3 5" style:family="table-cell" style:data-style-name="N0">
      <style:table-cell-properties fo:background-color="#DAEEF3"/>
    </style:style>
    <style:style style:name="_50_0_37__32_-_32_Accent5_32_3_32_4" style:display-name="20% - Accent5 3 4" style:family="table-cell" style:data-style-name="N0">
      <style:table-cell-properties fo:background-color="#DAEEF3"/>
    </style:style>
    <style:style style:name="_50_0_37__32_-_32_Accent5_32_3_32_4_32_2" style:display-name="20% - Accent5 3 4 2" style:family="table-cell" style:data-style-name="N0">
      <style:table-cell-properties fo:background-color="#DAEEF3"/>
    </style:style>
    <style:style style:name="_50_0_37__32_-_32_Accent5_32_3_32_4_32_3" style:display-name="20% - Accent5 3 4 3" style:family="table-cell" style:data-style-name="N0">
      <style:table-cell-properties fo:background-color="#DAEEF3"/>
    </style:style>
    <style:style style:name="_50_0_37__32_-_32_Accent5_32_3_32_4_32_4" style:display-name="20% - Accent5 3 4 4" style:family="table-cell" style:data-style-name="N0">
      <style:table-cell-properties fo:background-color="#DAEEF3"/>
    </style:style>
    <style:style style:name="_50_0_37__32_-_32_Accent5_32_3_32_5" style:display-name="20% - Accent5 3 5" style:family="table-cell" style:data-style-name="N0">
      <style:table-cell-properties fo:background-color="#DAEEF3"/>
    </style:style>
    <style:style style:name="_50_0_37__32_-_32_Accent5_32_3_32_6" style:display-name="20% - Accent5 3 6" style:family="table-cell" style:data-style-name="N0">
      <style:table-cell-properties fo:background-color="#DAEEF3"/>
    </style:style>
    <style:style style:name="_50_0_37__32_-_32_Accent5_32_3_32_7" style:display-name="20% - Accent5 3 7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5_32_4_32_2" style:display-name="20% - Accent5 4 2" style:family="table-cell" style:data-style-name="N0">
      <style:table-cell-properties fo:background-color="#DAEEF3"/>
    </style:style>
    <style:style style:name="_50_0_37__32_-_32_Accent5_32_4_32_2_32_2" style:display-name="20% - Accent5 4 2 2" style:family="table-cell" style:data-style-name="N0">
      <style:table-cell-properties fo:background-color="#DAEEF3"/>
    </style:style>
    <style:style style:name="_50_0_37__32_-_32_Accent5_32_4_32_2_32_2_32_2" style:display-name="20% - Accent5 4 2 2 2" style:family="table-cell" style:data-style-name="N0">
      <style:table-cell-properties fo:background-color="#DAEEF3"/>
    </style:style>
    <style:style style:name="_50_0_37__32_-_32_Accent5_32_4_32_2_32_2_32_2_32_2" style:display-name="20% - Accent5 4 2 2 2 2" style:family="table-cell" style:data-style-name="N0">
      <style:table-cell-properties fo:background-color="#DAEEF3"/>
    </style:style>
    <style:style style:name="_50_0_37__32_-_32_Accent5_32_4_32_2_32_2_32_2_32_3" style:display-name="20% - Accent5 4 2 2 2 3" style:family="table-cell" style:data-style-name="N0">
      <style:table-cell-properties fo:background-color="#DAEEF3"/>
    </style:style>
    <style:style style:name="_50_0_37__32_-_32_Accent5_32_4_32_2_32_2_32_2_32_4" style:display-name="20% - Accent5 4 2 2 2 4" style:family="table-cell" style:data-style-name="N0">
      <style:table-cell-properties fo:background-color="#DAEEF3"/>
    </style:style>
    <style:style style:name="_50_0_37__32_-_32_Accent5_32_4_32_2_32_2_32_3" style:display-name="20% - Accent5 4 2 2 3" style:family="table-cell" style:data-style-name="N0">
      <style:table-cell-properties fo:background-color="#DAEEF3"/>
    </style:style>
    <style:style style:name="_50_0_37__32_-_32_Accent5_32_4_32_2_32_2_32_4" style:display-name="20% - Accent5 4 2 2 4" style:family="table-cell" style:data-style-name="N0">
      <style:table-cell-properties fo:background-color="#DAEEF3"/>
    </style:style>
    <style:style style:name="_50_0_37__32_-_32_Accent5_32_4_32_2_32_2_32_5" style:display-name="20% - Accent5 4 2 2 5" style:family="table-cell" style:data-style-name="N0">
      <style:table-cell-properties fo:background-color="#DAEEF3"/>
    </style:style>
    <style:style style:name="_50_0_37__32_-_32_Accent5_32_4_32_2_32_3" style:display-name="20% - Accent5 4 2 3" style:family="table-cell" style:data-style-name="N0">
      <style:table-cell-properties fo:background-color="#DAEEF3"/>
    </style:style>
    <style:style style:name="_50_0_37__32_-_32_Accent5_32_4_32_2_32_3_32_2" style:display-name="20% - Accent5 4 2 3 2" style:family="table-cell" style:data-style-name="N0">
      <style:table-cell-properties fo:background-color="#DAEEF3"/>
    </style:style>
    <style:style style:name="_50_0_37__32_-_32_Accent5_32_4_32_2_32_3_32_3" style:display-name="20% - Accent5 4 2 3 3" style:family="table-cell" style:data-style-name="N0">
      <style:table-cell-properties fo:background-color="#DAEEF3"/>
    </style:style>
    <style:style style:name="_50_0_37__32_-_32_Accent5_32_4_32_2_32_3_32_4" style:display-name="20% - Accent5 4 2 3 4" style:family="table-cell" style:data-style-name="N0">
      <style:table-cell-properties fo:background-color="#DAEEF3"/>
    </style:style>
    <style:style style:name="_50_0_37__32_-_32_Accent5_32_4_32_2_32_4" style:display-name="20% - Accent5 4 2 4" style:family="table-cell" style:data-style-name="N0">
      <style:table-cell-properties fo:background-color="#DAEEF3"/>
    </style:style>
    <style:style style:name="_50_0_37__32_-_32_Accent5_32_4_32_2_32_5" style:display-name="20% - Accent5 4 2 5" style:family="table-cell" style:data-style-name="N0">
      <style:table-cell-properties fo:background-color="#DAEEF3"/>
    </style:style>
    <style:style style:name="_50_0_37__32_-_32_Accent5_32_4_32_2_32_6" style:display-name="20% - Accent5 4 2 6" style:family="table-cell" style:data-style-name="N0">
      <style:table-cell-properties fo:background-color="#DAEEF3"/>
    </style:style>
    <style:style style:name="_50_0_37__32_-_32_Accent5_32_4_32_3" style:display-name="20% - Accent5 4 3" style:family="table-cell" style:data-style-name="N0">
      <style:table-cell-properties fo:background-color="#DAEEF3"/>
    </style:style>
    <style:style style:name="_50_0_37__32_-_32_Accent5_32_4_32_3_32_2" style:display-name="20% - Accent5 4 3 2" style:family="table-cell" style:data-style-name="N0">
      <style:table-cell-properties fo:background-color="#DAEEF3"/>
    </style:style>
    <style:style style:name="_50_0_37__32_-_32_Accent5_32_4_32_3_32_2_32_2" style:display-name="20% - Accent5 4 3 2 2" style:family="table-cell" style:data-style-name="N0">
      <style:table-cell-properties fo:background-color="#DAEEF3"/>
    </style:style>
    <style:style style:name="_50_0_37__32_-_32_Accent5_32_4_32_3_32_2_32_3" style:display-name="20% - Accent5 4 3 2 3" style:family="table-cell" style:data-style-name="N0">
      <style:table-cell-properties fo:background-color="#DAEEF3"/>
    </style:style>
    <style:style style:name="_50_0_37__32_-_32_Accent5_32_4_32_3_32_2_32_4" style:display-name="20% - Accent5 4 3 2 4" style:family="table-cell" style:data-style-name="N0">
      <style:table-cell-properties fo:background-color="#DAEEF3"/>
    </style:style>
    <style:style style:name="_50_0_37__32_-_32_Accent5_32_4_32_3_32_3" style:display-name="20% - Accent5 4 3 3" style:family="table-cell" style:data-style-name="N0">
      <style:table-cell-properties fo:background-color="#DAEEF3"/>
    </style:style>
    <style:style style:name="_50_0_37__32_-_32_Accent5_32_4_32_3_32_4" style:display-name="20% - Accent5 4 3 4" style:family="table-cell" style:data-style-name="N0">
      <style:table-cell-properties fo:background-color="#DAEEF3"/>
    </style:style>
    <style:style style:name="_50_0_37__32_-_32_Accent5_32_4_32_3_32_5" style:display-name="20% - Accent5 4 3 5" style:family="table-cell" style:data-style-name="N0">
      <style:table-cell-properties fo:background-color="#DAEEF3"/>
    </style:style>
    <style:style style:name="_50_0_37__32_-_32_Accent5_32_4_32_4" style:display-name="20% - Accent5 4 4" style:family="table-cell" style:data-style-name="N0">
      <style:table-cell-properties fo:background-color="#DAEEF3"/>
    </style:style>
    <style:style style:name="_50_0_37__32_-_32_Accent5_32_4_32_4_32_2" style:display-name="20% - Accent5 4 4 2" style:family="table-cell" style:data-style-name="N0">
      <style:table-cell-properties fo:background-color="#DAEEF3"/>
    </style:style>
    <style:style style:name="_50_0_37__32_-_32_Accent5_32_4_32_4_32_3" style:display-name="20% - Accent5 4 4 3" style:family="table-cell" style:data-style-name="N0">
      <style:table-cell-properties fo:background-color="#DAEEF3"/>
    </style:style>
    <style:style style:name="_50_0_37__32_-_32_Accent5_32_4_32_4_32_4" style:display-name="20% - Accent5 4 4 4" style:family="table-cell" style:data-style-name="N0">
      <style:table-cell-properties fo:background-color="#DAEEF3"/>
    </style:style>
    <style:style style:name="_50_0_37__32_-_32_Accent5_32_4_32_5" style:display-name="20% - Accent5 4 5" style:family="table-cell" style:data-style-name="N0">
      <style:table-cell-properties fo:background-color="#DAEEF3"/>
    </style:style>
    <style:style style:name="_50_0_37__32_-_32_Accent5_32_4_32_6" style:display-name="20% - Accent5 4 6" style:family="table-cell" style:data-style-name="N0">
      <style:table-cell-properties fo:background-color="#DAEEF3"/>
    </style:style>
    <style:style style:name="_50_0_37__32_-_32_Accent5_32_4_32_7" style:display-name="20% - Accent5 4 7" style:family="table-cell" style:data-style-name="N0">
      <style:table-cell-properties fo:background-color="#DAEEF3"/>
    </style:style>
    <style:style style:name="_50_0_37__32_-_32_Accent5_32_5" style:display-name="20% - Accent5 5" style:family="table-cell" style:data-style-name="N0">
      <style:table-cell-properties fo:background-color="#DAEEF3"/>
    </style:style>
    <style:style style:name="_50_0_37__32_-_32_Accent5_32_5_32_2" style:display-name="20% - Accent5 5 2" style:family="table-cell" style:data-style-name="N0">
      <style:table-cell-properties fo:background-color="#DAEEF3"/>
    </style:style>
    <style:style style:name="_50_0_37__32_-_32_Accent5_32_5_32_2_32_2" style:display-name="20% - Accent5 5 2 2" style:family="table-cell" style:data-style-name="N0">
      <style:table-cell-properties fo:background-color="#DAEEF3"/>
    </style:style>
    <style:style style:name="_50_0_37__32_-_32_Accent5_32_5_32_2_32_2_32_2" style:display-name="20% - Accent5 5 2 2 2" style:family="table-cell" style:data-style-name="N0">
      <style:table-cell-properties fo:background-color="#DAEEF3"/>
    </style:style>
    <style:style style:name="_50_0_37__32_-_32_Accent5_32_5_32_2_32_2_32_2_32_2" style:display-name="20% - Accent5 5 2 2 2 2" style:family="table-cell" style:data-style-name="N0">
      <style:table-cell-properties fo:background-color="#DAEEF3"/>
    </style:style>
    <style:style style:name="_50_0_37__32_-_32_Accent5_32_5_32_2_32_2_32_2_32_3" style:display-name="20% - Accent5 5 2 2 2 3" style:family="table-cell" style:data-style-name="N0">
      <style:table-cell-properties fo:background-color="#DAEEF3"/>
    </style:style>
    <style:style style:name="_50_0_37__32_-_32_Accent5_32_5_32_2_32_2_32_2_32_4" style:display-name="20% - Accent5 5 2 2 2 4" style:family="table-cell" style:data-style-name="N0">
      <style:table-cell-properties fo:background-color="#DAEEF3"/>
    </style:style>
    <style:style style:name="_50_0_37__32_-_32_Accent5_32_5_32_2_32_2_32_3" style:display-name="20% - Accent5 5 2 2 3" style:family="table-cell" style:data-style-name="N0">
      <style:table-cell-properties fo:background-color="#DAEEF3"/>
    </style:style>
    <style:style style:name="_50_0_37__32_-_32_Accent5_32_5_32_2_32_2_32_4" style:display-name="20% - Accent5 5 2 2 4" style:family="table-cell" style:data-style-name="N0">
      <style:table-cell-properties fo:background-color="#DAEEF3"/>
    </style:style>
    <style:style style:name="_50_0_37__32_-_32_Accent5_32_5_32_2_32_2_32_5" style:display-name="20% - Accent5 5 2 2 5" style:family="table-cell" style:data-style-name="N0">
      <style:table-cell-properties fo:background-color="#DAEEF3"/>
    </style:style>
    <style:style style:name="_50_0_37__32_-_32_Accent5_32_5_32_2_32_3" style:display-name="20% - Accent5 5 2 3" style:family="table-cell" style:data-style-name="N0">
      <style:table-cell-properties fo:background-color="#DAEEF3"/>
    </style:style>
    <style:style style:name="_50_0_37__32_-_32_Accent5_32_5_32_2_32_3_32_2" style:display-name="20% - Accent5 5 2 3 2" style:family="table-cell" style:data-style-name="N0">
      <style:table-cell-properties fo:background-color="#DAEEF3"/>
    </style:style>
    <style:style style:name="_50_0_37__32_-_32_Accent5_32_5_32_2_32_3_32_3" style:display-name="20% - Accent5 5 2 3 3" style:family="table-cell" style:data-style-name="N0">
      <style:table-cell-properties fo:background-color="#DAEEF3"/>
    </style:style>
    <style:style style:name="_50_0_37__32_-_32_Accent5_32_5_32_2_32_3_32_4" style:display-name="20% - Accent5 5 2 3 4" style:family="table-cell" style:data-style-name="N0">
      <style:table-cell-properties fo:background-color="#DAEEF3"/>
    </style:style>
    <style:style style:name="_50_0_37__32_-_32_Accent5_32_5_32_2_32_4" style:display-name="20% - Accent5 5 2 4" style:family="table-cell" style:data-style-name="N0">
      <style:table-cell-properties fo:background-color="#DAEEF3"/>
    </style:style>
    <style:style style:name="_50_0_37__32_-_32_Accent5_32_5_32_2_32_5" style:display-name="20% - Accent5 5 2 5" style:family="table-cell" style:data-style-name="N0">
      <style:table-cell-properties fo:background-color="#DAEEF3"/>
    </style:style>
    <style:style style:name="_50_0_37__32_-_32_Accent5_32_5_32_2_32_6" style:display-name="20% - Accent5 5 2 6" style:family="table-cell" style:data-style-name="N0">
      <style:table-cell-properties fo:background-color="#DAEEF3"/>
    </style:style>
    <style:style style:name="_50_0_37__32_-_32_Accent5_32_5_32_3" style:display-name="20% - Accent5 5 3" style:family="table-cell" style:data-style-name="N0">
      <style:table-cell-properties fo:background-color="#DAEEF3"/>
    </style:style>
    <style:style style:name="_50_0_37__32_-_32_Accent5_32_5_32_3_32_2" style:display-name="20% - Accent5 5 3 2" style:family="table-cell" style:data-style-name="N0">
      <style:table-cell-properties fo:background-color="#DAEEF3"/>
    </style:style>
    <style:style style:name="_50_0_37__32_-_32_Accent5_32_5_32_3_32_2_32_2" style:display-name="20% - Accent5 5 3 2 2" style:family="table-cell" style:data-style-name="N0">
      <style:table-cell-properties fo:background-color="#DAEEF3"/>
    </style:style>
    <style:style style:name="_50_0_37__32_-_32_Accent5_32_5_32_3_32_2_32_3" style:display-name="20% - Accent5 5 3 2 3" style:family="table-cell" style:data-style-name="N0">
      <style:table-cell-properties fo:background-color="#DAEEF3"/>
    </style:style>
    <style:style style:name="_50_0_37__32_-_32_Accent5_32_5_32_3_32_2_32_4" style:display-name="20% - Accent5 5 3 2 4" style:family="table-cell" style:data-style-name="N0">
      <style:table-cell-properties fo:background-color="#DAEEF3"/>
    </style:style>
    <style:style style:name="_50_0_37__32_-_32_Accent5_32_5_32_3_32_3" style:display-name="20% - Accent5 5 3 3" style:family="table-cell" style:data-style-name="N0">
      <style:table-cell-properties fo:background-color="#DAEEF3"/>
    </style:style>
    <style:style style:name="_50_0_37__32_-_32_Accent5_32_5_32_3_32_4" style:display-name="20% - Accent5 5 3 4" style:family="table-cell" style:data-style-name="N0">
      <style:table-cell-properties fo:background-color="#DAEEF3"/>
    </style:style>
    <style:style style:name="_50_0_37__32_-_32_Accent5_32_5_32_3_32_5" style:display-name="20% - Accent5 5 3 5" style:family="table-cell" style:data-style-name="N0">
      <style:table-cell-properties fo:background-color="#DAEEF3"/>
    </style:style>
    <style:style style:name="_50_0_37__32_-_32_Accent5_32_5_32_4" style:display-name="20% - Accent5 5 4" style:family="table-cell" style:data-style-name="N0">
      <style:table-cell-properties fo:background-color="#DAEEF3"/>
    </style:style>
    <style:style style:name="_50_0_37__32_-_32_Accent5_32_5_32_4_32_2" style:display-name="20% - Accent5 5 4 2" style:family="table-cell" style:data-style-name="N0">
      <style:table-cell-properties fo:background-color="#DAEEF3"/>
    </style:style>
    <style:style style:name="_50_0_37__32_-_32_Accent5_32_5_32_4_32_3" style:display-name="20% - Accent5 5 4 3" style:family="table-cell" style:data-style-name="N0">
      <style:table-cell-properties fo:background-color="#DAEEF3"/>
    </style:style>
    <style:style style:name="_50_0_37__32_-_32_Accent5_32_5_32_4_32_4" style:display-name="20% - Accent5 5 4 4" style:family="table-cell" style:data-style-name="N0">
      <style:table-cell-properties fo:background-color="#DAEEF3"/>
    </style:style>
    <style:style style:name="_50_0_37__32_-_32_Accent5_32_5_32_5" style:display-name="20% - Accent5 5 5" style:family="table-cell" style:data-style-name="N0">
      <style:table-cell-properties fo:background-color="#DAEEF3"/>
    </style:style>
    <style:style style:name="_50_0_37__32_-_32_Accent5_32_5_32_6" style:display-name="20% - Accent5 5 6" style:family="table-cell" style:data-style-name="N0">
      <style:table-cell-properties fo:background-color="#DAEEF3"/>
    </style:style>
    <style:style style:name="_50_0_37__32_-_32_Accent5_32_5_32_7" style:display-name="20% - Accent5 5 7" style:family="table-cell" style:data-style-name="N0">
      <style:table-cell-properties fo:background-color="#DAEEF3"/>
    </style:style>
    <style:style style:name="_50_0_37__32_-_32_Accent5_32_6" style:display-name="20% - Accent5 6" style:family="table-cell" style:data-style-name="N0">
      <style:table-cell-properties fo:background-color="#DAEEF3"/>
    </style:style>
    <style:style style:name="_50_0_37__32_-_32_Accent5_32_6_32_2" style:display-name="20% - Accent5 6 2" style:family="table-cell" style:data-style-name="N0">
      <style:table-cell-properties fo:background-color="#DAEEF3"/>
    </style:style>
    <style:style style:name="_50_0_37__32_-_32_Accent5_32_6_32_2_32_2" style:display-name="20% - Accent5 6 2 2" style:family="table-cell" style:data-style-name="N0">
      <style:table-cell-properties fo:background-color="#DAEEF3"/>
    </style:style>
    <style:style style:name="_50_0_37__32_-_32_Accent5_32_6_32_2_32_2_32_2" style:display-name="20% - Accent5 6 2 2 2" style:family="table-cell" style:data-style-name="N0">
      <style:table-cell-properties fo:background-color="#DAEEF3"/>
    </style:style>
    <style:style style:name="_50_0_37__32_-_32_Accent5_32_6_32_2_32_2_32_3" style:display-name="20% - Accent5 6 2 2 3" style:family="table-cell" style:data-style-name="N0">
      <style:table-cell-properties fo:background-color="#DAEEF3"/>
    </style:style>
    <style:style style:name="_50_0_37__32_-_32_Accent5_32_6_32_2_32_2_32_4" style:display-name="20% - Accent5 6 2 2 4" style:family="table-cell" style:data-style-name="N0">
      <style:table-cell-properties fo:background-color="#DAEEF3"/>
    </style:style>
    <style:style style:name="_50_0_37__32_-_32_Accent5_32_6_32_2_32_3" style:display-name="20% - Accent5 6 2 3" style:family="table-cell" style:data-style-name="N0">
      <style:table-cell-properties fo:background-color="#DAEEF3"/>
    </style:style>
    <style:style style:name="_50_0_37__32_-_32_Accent5_32_6_32_2_32_4" style:display-name="20% - Accent5 6 2 4" style:family="table-cell" style:data-style-name="N0">
      <style:table-cell-properties fo:background-color="#DAEEF3"/>
    </style:style>
    <style:style style:name="_50_0_37__32_-_32_Accent5_32_6_32_2_32_5" style:display-name="20% - Accent5 6 2 5" style:family="table-cell" style:data-style-name="N0">
      <style:table-cell-properties fo:background-color="#DAEEF3"/>
    </style:style>
    <style:style style:name="_50_0_37__32_-_32_Accent5_32_6_32_3" style:display-name="20% - Accent5 6 3" style:family="table-cell" style:data-style-name="N0">
      <style:table-cell-properties fo:background-color="#DAEEF3"/>
    </style:style>
    <style:style style:name="_50_0_37__32_-_32_Accent5_32_6_32_3_32_2" style:display-name="20% - Accent5 6 3 2" style:family="table-cell" style:data-style-name="N0">
      <style:table-cell-properties fo:background-color="#DAEEF3"/>
    </style:style>
    <style:style style:name="_50_0_37__32_-_32_Accent5_32_6_32_3_32_3" style:display-name="20% - Accent5 6 3 3" style:family="table-cell" style:data-style-name="N0">
      <style:table-cell-properties fo:background-color="#DAEEF3"/>
    </style:style>
    <style:style style:name="_50_0_37__32_-_32_Accent5_32_6_32_3_32_4" style:display-name="20% - Accent5 6 3 4" style:family="table-cell" style:data-style-name="N0">
      <style:table-cell-properties fo:background-color="#DAEEF3"/>
    </style:style>
    <style:style style:name="_50_0_37__32_-_32_Accent5_32_6_32_4" style:display-name="20% - Accent5 6 4" style:family="table-cell" style:data-style-name="N0">
      <style:table-cell-properties fo:background-color="#DAEEF3"/>
    </style:style>
    <style:style style:name="_50_0_37__32_-_32_Accent5_32_6_32_5" style:display-name="20% - Accent5 6 5" style:family="table-cell" style:data-style-name="N0">
      <style:table-cell-properties fo:background-color="#DAEEF3"/>
    </style:style>
    <style:style style:name="_50_0_37__32_-_32_Accent5_32_6_32_6" style:display-name="20% - Accent5 6 6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DE9D9"/>
    </style:style>
    <style:style style:name="_50_0_37__32_-_32_Accent6_32_2_32_2" style:display-name="20% - Accent6 2 2" style:family="table-cell" style:data-style-name="N0">
      <style:table-cell-properties fo:background-color="#FDE9D9"/>
    </style:style>
    <style:style style:name="_50_0_37__32_-_32_Accent6_32_2_32_2_32_2" style:display-name="20% - Accent6 2 2 2" style:family="table-cell" style:data-style-name="N0">
      <style:table-cell-properties fo:background-color="#FDE9D9"/>
    </style:style>
    <style:style style:name="_50_0_37__32_-_32_Accent6_32_2_32_2_32_2_32_2" style:display-name="20% - Accent6 2 2 2 2" style:family="table-cell" style:data-style-name="N0">
      <style:table-cell-properties fo:background-color="#FDE9D9"/>
    </style:style>
    <style:style style:name="_50_0_37__32_-_32_Accent6_32_2_32_2_32_2_32_2_32_2" style:display-name="20% - Accent6 2 2 2 2 2" style:family="table-cell" style:data-style-name="N0">
      <style:table-cell-properties fo:background-color="#FDE9D9"/>
    </style:style>
    <style:style style:name="_50_0_37__32_-_32_Accent6_32_2_32_2_32_2_32_2_32_3" style:display-name="20% - Accent6 2 2 2 2 3" style:family="table-cell" style:data-style-name="N0">
      <style:table-cell-properties fo:background-color="#FDE9D9"/>
    </style:style>
    <style:style style:name="_50_0_37__32_-_32_Accent6_32_2_32_2_32_2_32_2_32_4" style:display-name="20% - Accent6 2 2 2 2 4" style:family="table-cell" style:data-style-name="N0">
      <style:table-cell-properties fo:background-color="#FDE9D9"/>
    </style:style>
    <style:style style:name="_50_0_37__32_-_32_Accent6_32_2_32_2_32_2_32_3" style:display-name="20% - Accent6 2 2 2 3" style:family="table-cell" style:data-style-name="N0">
      <style:table-cell-properties fo:background-color="#FDE9D9"/>
    </style:style>
    <style:style style:name="_50_0_37__32_-_32_Accent6_32_2_32_2_32_2_32_4" style:display-name="20% - Accent6 2 2 2 4" style:family="table-cell" style:data-style-name="N0">
      <style:table-cell-properties fo:background-color="#FDE9D9"/>
    </style:style>
    <style:style style:name="_50_0_37__32_-_32_Accent6_32_2_32_2_32_2_32_5" style:display-name="20% - Accent6 2 2 2 5" style:family="table-cell" style:data-style-name="N0">
      <style:table-cell-properties fo:background-color="#FDE9D9"/>
    </style:style>
    <style:style style:name="_50_0_37__32_-_32_Accent6_32_2_32_2_32_3" style:display-name="20% - Accent6 2 2 3" style:family="table-cell" style:data-style-name="N0">
      <style:table-cell-properties fo:background-color="#FDE9D9"/>
    </style:style>
    <style:style style:name="_50_0_37__32_-_32_Accent6_32_2_32_2_32_3_32_2" style:display-name="20% - Accent6 2 2 3 2" style:family="table-cell" style:data-style-name="N0">
      <style:table-cell-properties fo:background-color="#FDE9D9"/>
    </style:style>
    <style:style style:name="_50_0_37__32_-_32_Accent6_32_2_32_2_32_3_32_3" style:display-name="20% - Accent6 2 2 3 3" style:family="table-cell" style:data-style-name="N0">
      <style:table-cell-properties fo:background-color="#FDE9D9"/>
    </style:style>
    <style:style style:name="_50_0_37__32_-_32_Accent6_32_2_32_2_32_3_32_4" style:display-name="20% - Accent6 2 2 3 4" style:family="table-cell" style:data-style-name="N0">
      <style:table-cell-properties fo:background-color="#FDE9D9"/>
    </style:style>
    <style:style style:name="_50_0_37__32_-_32_Accent6_32_2_32_2_32_4" style:display-name="20% - Accent6 2 2 4" style:family="table-cell" style:data-style-name="N0">
      <style:table-cell-properties fo:background-color="#FDE9D9"/>
    </style:style>
    <style:style style:name="_50_0_37__32_-_32_Accent6_32_2_32_2_32_5" style:display-name="20% - Accent6 2 2 5" style:family="table-cell" style:data-style-name="N0">
      <style:table-cell-properties fo:background-color="#FDE9D9"/>
    </style:style>
    <style:style style:name="_50_0_37__32_-_32_Accent6_32_2_32_2_32_6" style:display-name="20% - Accent6 2 2 6" style:family="table-cell" style:data-style-name="N0">
      <style:table-cell-properties fo:background-color="#FDE9D9"/>
    </style:style>
    <style:style style:name="_50_0_37__32_-_32_Accent6_32_2_32_3" style:display-name="20% - Accent6 2 3" style:family="table-cell" style:data-style-name="N0">
      <style:table-cell-properties fo:background-color="#FDE9D9"/>
    </style:style>
    <style:style style:name="_50_0_37__32_-_32_Accent6_32_2_32_3_32_2" style:display-name="20% - Accent6 2 3 2" style:family="table-cell" style:data-style-name="N0">
      <style:table-cell-properties fo:background-color="#FDE9D9"/>
    </style:style>
    <style:style style:name="_50_0_37__32_-_32_Accent6_32_2_32_3_32_2_32_2" style:display-name="20% - Accent6 2 3 2 2" style:family="table-cell" style:data-style-name="N0">
      <style:table-cell-properties fo:background-color="#FDE9D9"/>
    </style:style>
    <style:style style:name="_50_0_37__32_-_32_Accent6_32_2_32_3_32_2_32_3" style:display-name="20% - Accent6 2 3 2 3" style:family="table-cell" style:data-style-name="N0">
      <style:table-cell-properties fo:background-color="#FDE9D9"/>
    </style:style>
    <style:style style:name="_50_0_37__32_-_32_Accent6_32_2_32_3_32_2_32_4" style:display-name="20% - Accent6 2 3 2 4" style:family="table-cell" style:data-style-name="N0">
      <style:table-cell-properties fo:background-color="#FDE9D9"/>
    </style:style>
    <style:style style:name="_50_0_37__32_-_32_Accent6_32_2_32_3_32_3" style:display-name="20% - Accent6 2 3 3" style:family="table-cell" style:data-style-name="N0">
      <style:table-cell-properties fo:background-color="#FDE9D9"/>
    </style:style>
    <style:style style:name="_50_0_37__32_-_32_Accent6_32_2_32_3_32_4" style:display-name="20% - Accent6 2 3 4" style:family="table-cell" style:data-style-name="N0">
      <style:table-cell-properties fo:background-color="#FDE9D9"/>
    </style:style>
    <style:style style:name="_50_0_37__32_-_32_Accent6_32_2_32_3_32_5" style:display-name="20% - Accent6 2 3 5" style:family="table-cell" style:data-style-name="N0">
      <style:table-cell-properties fo:background-color="#FDE9D9"/>
    </style:style>
    <style:style style:name="_50_0_37__32_-_32_Accent6_32_2_32_4" style:display-name="20% - Accent6 2 4" style:family="table-cell" style:data-style-name="N0">
      <style:table-cell-properties fo:background-color="#FDE9D9"/>
    </style:style>
    <style:style style:name="_50_0_37__32_-_32_Accent6_32_2_32_4_32_2" style:display-name="20% - Accent6 2 4 2" style:family="table-cell" style:data-style-name="N0">
      <style:table-cell-properties fo:background-color="#FDE9D9"/>
    </style:style>
    <style:style style:name="_50_0_37__32_-_32_Accent6_32_2_32_4_32_3" style:display-name="20% - Accent6 2 4 3" style:family="table-cell" style:data-style-name="N0">
      <style:table-cell-properties fo:background-color="#FDE9D9"/>
    </style:style>
    <style:style style:name="_50_0_37__32_-_32_Accent6_32_2_32_4_32_4" style:display-name="20% - Accent6 2 4 4" style:family="table-cell" style:data-style-name="N0">
      <style:table-cell-properties fo:background-color="#FDE9D9"/>
    </style:style>
    <style:style style:name="_50_0_37__32_-_32_Accent6_32_2_32_5" style:display-name="20% - Accent6 2 5" style:family="table-cell" style:data-style-name="N0">
      <style:table-cell-properties fo:background-color="#FDE9D9"/>
    </style:style>
    <style:style style:name="_50_0_37__32_-_32_Accent6_32_2_32_6" style:display-name="20% - Accent6 2 6" style:family="table-cell" style:data-style-name="N0">
      <style:table-cell-properties fo:background-color="#FDE9D9"/>
    </style:style>
    <style:style style:name="_50_0_37__32_-_32_Accent6_32_2_32_7" style:display-name="20% - Accent6 2 7" style:family="table-cell" style:data-style-name="N0">
      <style:table-cell-properties fo:background-color="#FDE9D9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3_32_2" style:display-name="20% - Accent6 3 2" style:family="table-cell" style:data-style-name="N0">
      <style:table-cell-properties fo:background-color="#FDE9D9"/>
    </style:style>
    <style:style style:name="_50_0_37__32_-_32_Accent6_32_3_32_2_32_2" style:display-name="20% - Accent6 3 2 2" style:family="table-cell" style:data-style-name="N0">
      <style:table-cell-properties fo:background-color="#FDE9D9"/>
    </style:style>
    <style:style style:name="_50_0_37__32_-_32_Accent6_32_3_32_2_32_2_32_2" style:display-name="20% - Accent6 3 2 2 2" style:family="table-cell" style:data-style-name="N0">
      <style:table-cell-properties fo:background-color="#FDE9D9"/>
    </style:style>
    <style:style style:name="_50_0_37__32_-_32_Accent6_32_3_32_2_32_2_32_2_32_2" style:display-name="20% - Accent6 3 2 2 2 2" style:family="table-cell" style:data-style-name="N0">
      <style:table-cell-properties fo:background-color="#FDE9D9"/>
    </style:style>
    <style:style style:name="_50_0_37__32_-_32_Accent6_32_3_32_2_32_2_32_2_32_3" style:display-name="20% - Accent6 3 2 2 2 3" style:family="table-cell" style:data-style-name="N0">
      <style:table-cell-properties fo:background-color="#FDE9D9"/>
    </style:style>
    <style:style style:name="_50_0_37__32_-_32_Accent6_32_3_32_2_32_2_32_2_32_4" style:display-name="20% - Accent6 3 2 2 2 4" style:family="table-cell" style:data-style-name="N0">
      <style:table-cell-properties fo:background-color="#FDE9D9"/>
    </style:style>
    <style:style style:name="_50_0_37__32_-_32_Accent6_32_3_32_2_32_2_32_3" style:display-name="20% - Accent6 3 2 2 3" style:family="table-cell" style:data-style-name="N0">
      <style:table-cell-properties fo:background-color="#FDE9D9"/>
    </style:style>
    <style:style style:name="_50_0_37__32_-_32_Accent6_32_3_32_2_32_2_32_4" style:display-name="20% - Accent6 3 2 2 4" style:family="table-cell" style:data-style-name="N0">
      <style:table-cell-properties fo:background-color="#FDE9D9"/>
    </style:style>
    <style:style style:name="_50_0_37__32_-_32_Accent6_32_3_32_2_32_2_32_5" style:display-name="20% - Accent6 3 2 2 5" style:family="table-cell" style:data-style-name="N0">
      <style:table-cell-properties fo:background-color="#FDE9D9"/>
    </style:style>
    <style:style style:name="_50_0_37__32_-_32_Accent6_32_3_32_2_32_3" style:display-name="20% - Accent6 3 2 3" style:family="table-cell" style:data-style-name="N0">
      <style:table-cell-properties fo:background-color="#FDE9D9"/>
    </style:style>
    <style:style style:name="_50_0_37__32_-_32_Accent6_32_3_32_2_32_3_32_2" style:display-name="20% - Accent6 3 2 3 2" style:family="table-cell" style:data-style-name="N0">
      <style:table-cell-properties fo:background-color="#FDE9D9"/>
    </style:style>
    <style:style style:name="_50_0_37__32_-_32_Accent6_32_3_32_2_32_3_32_3" style:display-name="20% - Accent6 3 2 3 3" style:family="table-cell" style:data-style-name="N0">
      <style:table-cell-properties fo:background-color="#FDE9D9"/>
    </style:style>
    <style:style style:name="_50_0_37__32_-_32_Accent6_32_3_32_2_32_3_32_4" style:display-name="20% - Accent6 3 2 3 4" style:family="table-cell" style:data-style-name="N0">
      <style:table-cell-properties fo:background-color="#FDE9D9"/>
    </style:style>
    <style:style style:name="_50_0_37__32_-_32_Accent6_32_3_32_2_32_4" style:display-name="20% - Accent6 3 2 4" style:family="table-cell" style:data-style-name="N0">
      <style:table-cell-properties fo:background-color="#FDE9D9"/>
    </style:style>
    <style:style style:name="_50_0_37__32_-_32_Accent6_32_3_32_2_32_5" style:display-name="20% - Accent6 3 2 5" style:family="table-cell" style:data-style-name="N0">
      <style:table-cell-properties fo:background-color="#FDE9D9"/>
    </style:style>
    <style:style style:name="_50_0_37__32_-_32_Accent6_32_3_32_2_32_6" style:display-name="20% - Accent6 3 2 6" style:family="table-cell" style:data-style-name="N0">
      <style:table-cell-properties fo:background-color="#FDE9D9"/>
    </style:style>
    <style:style style:name="_50_0_37__32_-_32_Accent6_32_3_32_3" style:display-name="20% - Accent6 3 3" style:family="table-cell" style:data-style-name="N0">
      <style:table-cell-properties fo:background-color="#FDE9D9"/>
    </style:style>
    <style:style style:name="_50_0_37__32_-_32_Accent6_32_3_32_3_32_2" style:display-name="20% - Accent6 3 3 2" style:family="table-cell" style:data-style-name="N0">
      <style:table-cell-properties fo:background-color="#FDE9D9"/>
    </style:style>
    <style:style style:name="_50_0_37__32_-_32_Accent6_32_3_32_3_32_2_32_2" style:display-name="20% - Accent6 3 3 2 2" style:family="table-cell" style:data-style-name="N0">
      <style:table-cell-properties fo:background-color="#FDE9D9"/>
    </style:style>
    <style:style style:name="_50_0_37__32_-_32_Accent6_32_3_32_3_32_2_32_3" style:display-name="20% - Accent6 3 3 2 3" style:family="table-cell" style:data-style-name="N0">
      <style:table-cell-properties fo:background-color="#FDE9D9"/>
    </style:style>
    <style:style style:name="_50_0_37__32_-_32_Accent6_32_3_32_3_32_2_32_4" style:display-name="20% - Accent6 3 3 2 4" style:family="table-cell" style:data-style-name="N0">
      <style:table-cell-properties fo:background-color="#FDE9D9"/>
    </style:style>
    <style:style style:name="_50_0_37__32_-_32_Accent6_32_3_32_3_32_3" style:display-name="20% - Accent6 3 3 3" style:family="table-cell" style:data-style-name="N0">
      <style:table-cell-properties fo:background-color="#FDE9D9"/>
    </style:style>
    <style:style style:name="_50_0_37__32_-_32_Accent6_32_3_32_3_32_4" style:display-name="20% - Accent6 3 3 4" style:family="table-cell" style:data-style-name="N0">
      <style:table-cell-properties fo:background-color="#FDE9D9"/>
    </style:style>
    <style:style style:name="_50_0_37__32_-_32_Accent6_32_3_32_3_32_5" style:display-name="20% - Accent6 3 3 5" style:family="table-cell" style:data-style-name="N0">
      <style:table-cell-properties fo:background-color="#FDE9D9"/>
    </style:style>
    <style:style style:name="_50_0_37__32_-_32_Accent6_32_3_32_4" style:display-name="20% - Accent6 3 4" style:family="table-cell" style:data-style-name="N0">
      <style:table-cell-properties fo:background-color="#FDE9D9"/>
    </style:style>
    <style:style style:name="_50_0_37__32_-_32_Accent6_32_3_32_4_32_2" style:display-name="20% - Accent6 3 4 2" style:family="table-cell" style:data-style-name="N0">
      <style:table-cell-properties fo:background-color="#FDE9D9"/>
    </style:style>
    <style:style style:name="_50_0_37__32_-_32_Accent6_32_3_32_4_32_3" style:display-name="20% - Accent6 3 4 3" style:family="table-cell" style:data-style-name="N0">
      <style:table-cell-properties fo:background-color="#FDE9D9"/>
    </style:style>
    <style:style style:name="_50_0_37__32_-_32_Accent6_32_3_32_4_32_4" style:display-name="20% - Accent6 3 4 4" style:family="table-cell" style:data-style-name="N0">
      <style:table-cell-properties fo:background-color="#FDE9D9"/>
    </style:style>
    <style:style style:name="_50_0_37__32_-_32_Accent6_32_3_32_5" style:display-name="20% - Accent6 3 5" style:family="table-cell" style:data-style-name="N0">
      <style:table-cell-properties fo:background-color="#FDE9D9"/>
    </style:style>
    <style:style style:name="_50_0_37__32_-_32_Accent6_32_3_32_6" style:display-name="20% - Accent6 3 6" style:family="table-cell" style:data-style-name="N0">
      <style:table-cell-properties fo:background-color="#FDE9D9"/>
    </style:style>
    <style:style style:name="_50_0_37__32_-_32_Accent6_32_3_32_7" style:display-name="20% - Accent6 3 7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0_0_37__32_-_32_Accent6_32_4_32_2" style:display-name="20% - Accent6 4 2" style:family="table-cell" style:data-style-name="N0">
      <style:table-cell-properties fo:background-color="#FDE9D9"/>
    </style:style>
    <style:style style:name="_50_0_37__32_-_32_Accent6_32_4_32_2_32_2" style:display-name="20% - Accent6 4 2 2" style:family="table-cell" style:data-style-name="N0">
      <style:table-cell-properties fo:background-color="#FDE9D9"/>
    </style:style>
    <style:style style:name="_50_0_37__32_-_32_Accent6_32_4_32_2_32_2_32_2" style:display-name="20% - Accent6 4 2 2 2" style:family="table-cell" style:data-style-name="N0">
      <style:table-cell-properties fo:background-color="#FDE9D9"/>
    </style:style>
    <style:style style:name="_50_0_37__32_-_32_Accent6_32_4_32_2_32_2_32_2_32_2" style:display-name="20% - Accent6 4 2 2 2 2" style:family="table-cell" style:data-style-name="N0">
      <style:table-cell-properties fo:background-color="#FDE9D9"/>
    </style:style>
    <style:style style:name="_50_0_37__32_-_32_Accent6_32_4_32_2_32_2_32_2_32_3" style:display-name="20% - Accent6 4 2 2 2 3" style:family="table-cell" style:data-style-name="N0">
      <style:table-cell-properties fo:background-color="#FDE9D9"/>
    </style:style>
    <style:style style:name="_50_0_37__32_-_32_Accent6_32_4_32_2_32_2_32_2_32_4" style:display-name="20% - Accent6 4 2 2 2 4" style:family="table-cell" style:data-style-name="N0">
      <style:table-cell-properties fo:background-color="#FDE9D9"/>
    </style:style>
    <style:style style:name="_50_0_37__32_-_32_Accent6_32_4_32_2_32_2_32_3" style:display-name="20% - Accent6 4 2 2 3" style:family="table-cell" style:data-style-name="N0">
      <style:table-cell-properties fo:background-color="#FDE9D9"/>
    </style:style>
    <style:style style:name="_50_0_37__32_-_32_Accent6_32_4_32_2_32_2_32_4" style:display-name="20% - Accent6 4 2 2 4" style:family="table-cell" style:data-style-name="N0">
      <style:table-cell-properties fo:background-color="#FDE9D9"/>
    </style:style>
    <style:style style:name="_50_0_37__32_-_32_Accent6_32_4_32_2_32_2_32_5" style:display-name="20% - Accent6 4 2 2 5" style:family="table-cell" style:data-style-name="N0">
      <style:table-cell-properties fo:background-color="#FDE9D9"/>
    </style:style>
    <style:style style:name="_50_0_37__32_-_32_Accent6_32_4_32_2_32_3" style:display-name="20% - Accent6 4 2 3" style:family="table-cell" style:data-style-name="N0">
      <style:table-cell-properties fo:background-color="#FDE9D9"/>
    </style:style>
    <style:style style:name="_50_0_37__32_-_32_Accent6_32_4_32_2_32_3_32_2" style:display-name="20% - Accent6 4 2 3 2" style:family="table-cell" style:data-style-name="N0">
      <style:table-cell-properties fo:background-color="#FDE9D9"/>
    </style:style>
    <style:style style:name="_50_0_37__32_-_32_Accent6_32_4_32_2_32_3_32_3" style:display-name="20% - Accent6 4 2 3 3" style:family="table-cell" style:data-style-name="N0">
      <style:table-cell-properties fo:background-color="#FDE9D9"/>
    </style:style>
    <style:style style:name="_50_0_37__32_-_32_Accent6_32_4_32_2_32_3_32_4" style:display-name="20% - Accent6 4 2 3 4" style:family="table-cell" style:data-style-name="N0">
      <style:table-cell-properties fo:background-color="#FDE9D9"/>
    </style:style>
    <style:style style:name="_50_0_37__32_-_32_Accent6_32_4_32_2_32_4" style:display-name="20% - Accent6 4 2 4" style:family="table-cell" style:data-style-name="N0">
      <style:table-cell-properties fo:background-color="#FDE9D9"/>
    </style:style>
    <style:style style:name="_50_0_37__32_-_32_Accent6_32_4_32_2_32_5" style:display-name="20% - Accent6 4 2 5" style:family="table-cell" style:data-style-name="N0">
      <style:table-cell-properties fo:background-color="#FDE9D9"/>
    </style:style>
    <style:style style:name="_50_0_37__32_-_32_Accent6_32_4_32_2_32_6" style:display-name="20% - Accent6 4 2 6" style:family="table-cell" style:data-style-name="N0">
      <style:table-cell-properties fo:background-color="#FDE9D9"/>
    </style:style>
    <style:style style:name="_50_0_37__32_-_32_Accent6_32_4_32_3" style:display-name="20% - Accent6 4 3" style:family="table-cell" style:data-style-name="N0">
      <style:table-cell-properties fo:background-color="#FDE9D9"/>
    </style:style>
    <style:style style:name="_50_0_37__32_-_32_Accent6_32_4_32_3_32_2" style:display-name="20% - Accent6 4 3 2" style:family="table-cell" style:data-style-name="N0">
      <style:table-cell-properties fo:background-color="#FDE9D9"/>
    </style:style>
    <style:style style:name="_50_0_37__32_-_32_Accent6_32_4_32_3_32_2_32_2" style:display-name="20% - Accent6 4 3 2 2" style:family="table-cell" style:data-style-name="N0">
      <style:table-cell-properties fo:background-color="#FDE9D9"/>
    </style:style>
    <style:style style:name="_50_0_37__32_-_32_Accent6_32_4_32_3_32_2_32_3" style:display-name="20% - Accent6 4 3 2 3" style:family="table-cell" style:data-style-name="N0">
      <style:table-cell-properties fo:background-color="#FDE9D9"/>
    </style:style>
    <style:style style:name="_50_0_37__32_-_32_Accent6_32_4_32_3_32_2_32_4" style:display-name="20% - Accent6 4 3 2 4" style:family="table-cell" style:data-style-name="N0">
      <style:table-cell-properties fo:background-color="#FDE9D9"/>
    </style:style>
    <style:style style:name="_50_0_37__32_-_32_Accent6_32_4_32_3_32_3" style:display-name="20% - Accent6 4 3 3" style:family="table-cell" style:data-style-name="N0">
      <style:table-cell-properties fo:background-color="#FDE9D9"/>
    </style:style>
    <style:style style:name="_50_0_37__32_-_32_Accent6_32_4_32_3_32_4" style:display-name="20% - Accent6 4 3 4" style:family="table-cell" style:data-style-name="N0">
      <style:table-cell-properties fo:background-color="#FDE9D9"/>
    </style:style>
    <style:style style:name="_50_0_37__32_-_32_Accent6_32_4_32_3_32_5" style:display-name="20% - Accent6 4 3 5" style:family="table-cell" style:data-style-name="N0">
      <style:table-cell-properties fo:background-color="#FDE9D9"/>
    </style:style>
    <style:style style:name="_50_0_37__32_-_32_Accent6_32_4_32_4" style:display-name="20% - Accent6 4 4" style:family="table-cell" style:data-style-name="N0">
      <style:table-cell-properties fo:background-color="#FDE9D9"/>
    </style:style>
    <style:style style:name="_50_0_37__32_-_32_Accent6_32_4_32_4_32_2" style:display-name="20% - Accent6 4 4 2" style:family="table-cell" style:data-style-name="N0">
      <style:table-cell-properties fo:background-color="#FDE9D9"/>
    </style:style>
    <style:style style:name="_50_0_37__32_-_32_Accent6_32_4_32_4_32_3" style:display-name="20% - Accent6 4 4 3" style:family="table-cell" style:data-style-name="N0">
      <style:table-cell-properties fo:background-color="#FDE9D9"/>
    </style:style>
    <style:style style:name="_50_0_37__32_-_32_Accent6_32_4_32_4_32_4" style:display-name="20% - Accent6 4 4 4" style:family="table-cell" style:data-style-name="N0">
      <style:table-cell-properties fo:background-color="#FDE9D9"/>
    </style:style>
    <style:style style:name="_50_0_37__32_-_32_Accent6_32_4_32_5" style:display-name="20% - Accent6 4 5" style:family="table-cell" style:data-style-name="N0">
      <style:table-cell-properties fo:background-color="#FDE9D9"/>
    </style:style>
    <style:style style:name="_50_0_37__32_-_32_Accent6_32_4_32_6" style:display-name="20% - Accent6 4 6" style:family="table-cell" style:data-style-name="N0">
      <style:table-cell-properties fo:background-color="#FDE9D9"/>
    </style:style>
    <style:style style:name="_50_0_37__32_-_32_Accent6_32_4_32_7" style:display-name="20% - Accent6 4 7" style:family="table-cell" style:data-style-name="N0">
      <style:table-cell-properties fo:background-color="#FDE9D9"/>
    </style:style>
    <style:style style:name="_50_0_37__32_-_32_Accent6_32_5" style:display-name="20% - Accent6 5" style:family="table-cell" style:data-style-name="N0">
      <style:table-cell-properties fo:background-color="#FDE9D9"/>
    </style:style>
    <style:style style:name="_50_0_37__32_-_32_Accent6_32_5_32_2" style:display-name="20% - Accent6 5 2" style:family="table-cell" style:data-style-name="N0">
      <style:table-cell-properties fo:background-color="#FDE9D9"/>
    </style:style>
    <style:style style:name="_50_0_37__32_-_32_Accent6_32_5_32_2_32_2" style:display-name="20% - Accent6 5 2 2" style:family="table-cell" style:data-style-name="N0">
      <style:table-cell-properties fo:background-color="#FDE9D9"/>
    </style:style>
    <style:style style:name="_50_0_37__32_-_32_Accent6_32_5_32_2_32_2_32_2" style:display-name="20% - Accent6 5 2 2 2" style:family="table-cell" style:data-style-name="N0">
      <style:table-cell-properties fo:background-color="#FDE9D9"/>
    </style:style>
    <style:style style:name="_50_0_37__32_-_32_Accent6_32_5_32_2_32_2_32_2_32_2" style:display-name="20% - Accent6 5 2 2 2 2" style:family="table-cell" style:data-style-name="N0">
      <style:table-cell-properties fo:background-color="#FDE9D9"/>
    </style:style>
    <style:style style:name="_50_0_37__32_-_32_Accent6_32_5_32_2_32_2_32_2_32_3" style:display-name="20% - Accent6 5 2 2 2 3" style:family="table-cell" style:data-style-name="N0">
      <style:table-cell-properties fo:background-color="#FDE9D9"/>
    </style:style>
    <style:style style:name="_50_0_37__32_-_32_Accent6_32_5_32_2_32_2_32_2_32_4" style:display-name="20% - Accent6 5 2 2 2 4" style:family="table-cell" style:data-style-name="N0">
      <style:table-cell-properties fo:background-color="#FDE9D9"/>
    </style:style>
    <style:style style:name="_50_0_37__32_-_32_Accent6_32_5_32_2_32_2_32_3" style:display-name="20% - Accent6 5 2 2 3" style:family="table-cell" style:data-style-name="N0">
      <style:table-cell-properties fo:background-color="#FDE9D9"/>
    </style:style>
    <style:style style:name="_50_0_37__32_-_32_Accent6_32_5_32_2_32_2_32_4" style:display-name="20% - Accent6 5 2 2 4" style:family="table-cell" style:data-style-name="N0">
      <style:table-cell-properties fo:background-color="#FDE9D9"/>
    </style:style>
    <style:style style:name="_50_0_37__32_-_32_Accent6_32_5_32_2_32_2_32_5" style:display-name="20% - Accent6 5 2 2 5" style:family="table-cell" style:data-style-name="N0">
      <style:table-cell-properties fo:background-color="#FDE9D9"/>
    </style:style>
    <style:style style:name="_50_0_37__32_-_32_Accent6_32_5_32_2_32_3" style:display-name="20% - Accent6 5 2 3" style:family="table-cell" style:data-style-name="N0">
      <style:table-cell-properties fo:background-color="#FDE9D9"/>
    </style:style>
    <style:style style:name="_50_0_37__32_-_32_Accent6_32_5_32_2_32_3_32_2" style:display-name="20% - Accent6 5 2 3 2" style:family="table-cell" style:data-style-name="N0">
      <style:table-cell-properties fo:background-color="#FDE9D9"/>
    </style:style>
    <style:style style:name="_50_0_37__32_-_32_Accent6_32_5_32_2_32_3_32_3" style:display-name="20% - Accent6 5 2 3 3" style:family="table-cell" style:data-style-name="N0">
      <style:table-cell-properties fo:background-color="#FDE9D9"/>
    </style:style>
    <style:style style:name="_50_0_37__32_-_32_Accent6_32_5_32_2_32_3_32_4" style:display-name="20% - Accent6 5 2 3 4" style:family="table-cell" style:data-style-name="N0">
      <style:table-cell-properties fo:background-color="#FDE9D9"/>
    </style:style>
    <style:style style:name="_50_0_37__32_-_32_Accent6_32_5_32_2_32_4" style:display-name="20% - Accent6 5 2 4" style:family="table-cell" style:data-style-name="N0">
      <style:table-cell-properties fo:background-color="#FDE9D9"/>
    </style:style>
    <style:style style:name="_50_0_37__32_-_32_Accent6_32_5_32_2_32_5" style:display-name="20% - Accent6 5 2 5" style:family="table-cell" style:data-style-name="N0">
      <style:table-cell-properties fo:background-color="#FDE9D9"/>
    </style:style>
    <style:style style:name="_50_0_37__32_-_32_Accent6_32_5_32_2_32_6" style:display-name="20% - Accent6 5 2 6" style:family="table-cell" style:data-style-name="N0">
      <style:table-cell-properties fo:background-color="#FDE9D9"/>
    </style:style>
    <style:style style:name="_50_0_37__32_-_32_Accent6_32_5_32_3" style:display-name="20% - Accent6 5 3" style:family="table-cell" style:data-style-name="N0">
      <style:table-cell-properties fo:background-color="#FDE9D9"/>
    </style:style>
    <style:style style:name="_50_0_37__32_-_32_Accent6_32_5_32_3_32_2" style:display-name="20% - Accent6 5 3 2" style:family="table-cell" style:data-style-name="N0">
      <style:table-cell-properties fo:background-color="#FDE9D9"/>
    </style:style>
    <style:style style:name="_50_0_37__32_-_32_Accent6_32_5_32_3_32_2_32_2" style:display-name="20% - Accent6 5 3 2 2" style:family="table-cell" style:data-style-name="N0">
      <style:table-cell-properties fo:background-color="#FDE9D9"/>
    </style:style>
    <style:style style:name="_50_0_37__32_-_32_Accent6_32_5_32_3_32_2_32_3" style:display-name="20% - Accent6 5 3 2 3" style:family="table-cell" style:data-style-name="N0">
      <style:table-cell-properties fo:background-color="#FDE9D9"/>
    </style:style>
    <style:style style:name="_50_0_37__32_-_32_Accent6_32_5_32_3_32_2_32_4" style:display-name="20% - Accent6 5 3 2 4" style:family="table-cell" style:data-style-name="N0">
      <style:table-cell-properties fo:background-color="#FDE9D9"/>
    </style:style>
    <style:style style:name="_50_0_37__32_-_32_Accent6_32_5_32_3_32_3" style:display-name="20% - Accent6 5 3 3" style:family="table-cell" style:data-style-name="N0">
      <style:table-cell-properties fo:background-color="#FDE9D9"/>
    </style:style>
    <style:style style:name="_50_0_37__32_-_32_Accent6_32_5_32_3_32_4" style:display-name="20% - Accent6 5 3 4" style:family="table-cell" style:data-style-name="N0">
      <style:table-cell-properties fo:background-color="#FDE9D9"/>
    </style:style>
    <style:style style:name="_50_0_37__32_-_32_Accent6_32_5_32_3_32_5" style:display-name="20% - Accent6 5 3 5" style:family="table-cell" style:data-style-name="N0">
      <style:table-cell-properties fo:background-color="#FDE9D9"/>
    </style:style>
    <style:style style:name="_50_0_37__32_-_32_Accent6_32_5_32_4" style:display-name="20% - Accent6 5 4" style:family="table-cell" style:data-style-name="N0">
      <style:table-cell-properties fo:background-color="#FDE9D9"/>
    </style:style>
    <style:style style:name="_50_0_37__32_-_32_Accent6_32_5_32_4_32_2" style:display-name="20% - Accent6 5 4 2" style:family="table-cell" style:data-style-name="N0">
      <style:table-cell-properties fo:background-color="#FDE9D9"/>
    </style:style>
    <style:style style:name="_50_0_37__32_-_32_Accent6_32_5_32_4_32_3" style:display-name="20% - Accent6 5 4 3" style:family="table-cell" style:data-style-name="N0">
      <style:table-cell-properties fo:background-color="#FDE9D9"/>
    </style:style>
    <style:style style:name="_50_0_37__32_-_32_Accent6_32_5_32_4_32_4" style:display-name="20% - Accent6 5 4 4" style:family="table-cell" style:data-style-name="N0">
      <style:table-cell-properties fo:background-color="#FDE9D9"/>
    </style:style>
    <style:style style:name="_50_0_37__32_-_32_Accent6_32_5_32_5" style:display-name="20% - Accent6 5 5" style:family="table-cell" style:data-style-name="N0">
      <style:table-cell-properties fo:background-color="#FDE9D9"/>
    </style:style>
    <style:style style:name="_50_0_37__32_-_32_Accent6_32_5_32_6" style:display-name="20% - Accent6 5 6" style:family="table-cell" style:data-style-name="N0">
      <style:table-cell-properties fo:background-color="#FDE9D9"/>
    </style:style>
    <style:style style:name="_50_0_37__32_-_32_Accent6_32_5_32_7" style:display-name="20% - Accent6 5 7" style:family="table-cell" style:data-style-name="N0">
      <style:table-cell-properties fo:background-color="#FDE9D9"/>
    </style:style>
    <style:style style:name="_50_0_37__32_-_32_Accent6_32_6" style:display-name="20% - Accent6 6" style:family="table-cell" style:data-style-name="N0">
      <style:table-cell-properties fo:background-color="#FDE9D9"/>
    </style:style>
    <style:style style:name="_50_0_37__32_-_32_Accent6_32_6_32_2" style:display-name="20% - Accent6 6 2" style:family="table-cell" style:data-style-name="N0">
      <style:table-cell-properties fo:background-color="#FDE9D9"/>
    </style:style>
    <style:style style:name="_50_0_37__32_-_32_Accent6_32_6_32_2_32_2" style:display-name="20% - Accent6 6 2 2" style:family="table-cell" style:data-style-name="N0">
      <style:table-cell-properties fo:background-color="#FDE9D9"/>
    </style:style>
    <style:style style:name="_50_0_37__32_-_32_Accent6_32_6_32_2_32_2_32_2" style:display-name="20% - Accent6 6 2 2 2" style:family="table-cell" style:data-style-name="N0">
      <style:table-cell-properties fo:background-color="#FDE9D9"/>
    </style:style>
    <style:style style:name="_50_0_37__32_-_32_Accent6_32_6_32_2_32_2_32_3" style:display-name="20% - Accent6 6 2 2 3" style:family="table-cell" style:data-style-name="N0">
      <style:table-cell-properties fo:background-color="#FDE9D9"/>
    </style:style>
    <style:style style:name="_50_0_37__32_-_32_Accent6_32_6_32_2_32_2_32_4" style:display-name="20% - Accent6 6 2 2 4" style:family="table-cell" style:data-style-name="N0">
      <style:table-cell-properties fo:background-color="#FDE9D9"/>
    </style:style>
    <style:style style:name="_50_0_37__32_-_32_Accent6_32_6_32_2_32_3" style:display-name="20% - Accent6 6 2 3" style:family="table-cell" style:data-style-name="N0">
      <style:table-cell-properties fo:background-color="#FDE9D9"/>
    </style:style>
    <style:style style:name="_50_0_37__32_-_32_Accent6_32_6_32_2_32_4" style:display-name="20% - Accent6 6 2 4" style:family="table-cell" style:data-style-name="N0">
      <style:table-cell-properties fo:background-color="#FDE9D9"/>
    </style:style>
    <style:style style:name="_50_0_37__32_-_32_Accent6_32_6_32_2_32_5" style:display-name="20% - Accent6 6 2 5" style:family="table-cell" style:data-style-name="N0">
      <style:table-cell-properties fo:background-color="#FDE9D9"/>
    </style:style>
    <style:style style:name="_50_0_37__32_-_32_Accent6_32_6_32_3" style:display-name="20% - Accent6 6 3" style:family="table-cell" style:data-style-name="N0">
      <style:table-cell-properties fo:background-color="#FDE9D9"/>
    </style:style>
    <style:style style:name="_50_0_37__32_-_32_Accent6_32_6_32_3_32_2" style:display-name="20% - Accent6 6 3 2" style:family="table-cell" style:data-style-name="N0">
      <style:table-cell-properties fo:background-color="#FDE9D9"/>
    </style:style>
    <style:style style:name="_50_0_37__32_-_32_Accent6_32_6_32_3_32_3" style:display-name="20% - Accent6 6 3 3" style:family="table-cell" style:data-style-name="N0">
      <style:table-cell-properties fo:background-color="#FDE9D9"/>
    </style:style>
    <style:style style:name="_50_0_37__32_-_32_Accent6_32_6_32_3_32_4" style:display-name="20% - Accent6 6 3 4" style:family="table-cell" style:data-style-name="N0">
      <style:table-cell-properties fo:background-color="#FDE9D9"/>
    </style:style>
    <style:style style:name="_50_0_37__32_-_32_Accent6_32_6_32_4" style:display-name="20% - Accent6 6 4" style:family="table-cell" style:data-style-name="N0">
      <style:table-cell-properties fo:background-color="#FDE9D9"/>
    </style:style>
    <style:style style:name="_50_0_37__32_-_32_Accent6_32_6_32_5" style:display-name="20% - Accent6 6 5" style:family="table-cell" style:data-style-name="N0">
      <style:table-cell-properties fo:background-color="#FDE9D9"/>
    </style:style>
    <style:style style:name="_50_0_37__32_-_32_Accent6_32_6_32_6" style:display-name="20% - Accent6 6 6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B8CCE4"/>
    </style:style>
    <style:style style:name="_52_0_37__32_-_32_Accent1_32_2_32_2" style:display-name="40% - Accent1 2 2" style:family="table-cell" style:data-style-name="N0">
      <style:table-cell-properties fo:background-color="#C0C0C0"/>
    </style:style>
    <style:style style:name="_52_0_37__32_-_32_Accent1_32_2_32_2_32_2" style:display-name="40% - Accent1 2 2 2" style:family="table-cell" style:data-style-name="N0">
      <style:table-cell-properties fo:background-color="#C0C0C0"/>
    </style:style>
    <style:style style:name="_52_0_37__32_-_32_Accent1_32_2_32_2_32_2_32_2" style:display-name="40% - Accent1 2 2 2 2" style:family="table-cell" style:data-style-name="N0">
      <style:table-cell-properties fo:background-color="#C0C0C0"/>
    </style:style>
    <style:style style:name="_52_0_37__32_-_32_Accent1_32_2_32_2_32_2_32_2_32_2" style:display-name="40% - Accent1 2 2 2 2 2" style:family="table-cell" style:data-style-name="N0">
      <style:table-cell-properties fo:background-color="#C0C0C0"/>
    </style:style>
    <style:style style:name="_52_0_37__32_-_32_Accent1_32_2_32_2_32_2_32_2_32_3" style:display-name="40% - Accent1 2 2 2 2 3" style:family="table-cell" style:data-style-name="N0">
      <style:table-cell-properties fo:background-color="#C0C0C0"/>
    </style:style>
    <style:style style:name="_52_0_37__32_-_32_Accent1_32_2_32_2_32_2_32_2_32_4" style:display-name="40% - Accent1 2 2 2 2 4" style:family="table-cell" style:data-style-name="N0">
      <style:table-cell-properties fo:background-color="#C0C0C0"/>
    </style:style>
    <style:style style:name="_52_0_37__32_-_32_Accent1_32_2_32_2_32_2_32_3" style:display-name="40% - Accent1 2 2 2 3" style:family="table-cell" style:data-style-name="N0">
      <style:table-cell-properties fo:background-color="#C0C0C0"/>
    </style:style>
    <style:style style:name="_52_0_37__32_-_32_Accent1_32_2_32_2_32_2_32_4" style:display-name="40% - Accent1 2 2 2 4" style:family="table-cell" style:data-style-name="N0">
      <style:table-cell-properties fo:background-color="#C0C0C0"/>
    </style:style>
    <style:style style:name="_52_0_37__32_-_32_Accent1_32_2_32_2_32_2_32_5" style:display-name="40% - Accent1 2 2 2 5" style:family="table-cell" style:data-style-name="N0">
      <style:table-cell-properties fo:background-color="#C0C0C0"/>
    </style:style>
    <style:style style:name="_52_0_37__32_-_32_Accent1_32_2_32_2_32_3" style:display-name="40% - Accent1 2 2 3" style:family="table-cell" style:data-style-name="N0">
      <style:table-cell-properties fo:background-color="#C0C0C0"/>
    </style:style>
    <style:style style:name="_52_0_37__32_-_32_Accent1_32_2_32_2_32_3_32_2" style:display-name="40% - Accent1 2 2 3 2" style:family="table-cell" style:data-style-name="N0">
      <style:table-cell-properties fo:background-color="#C0C0C0"/>
    </style:style>
    <style:style style:name="_52_0_37__32_-_32_Accent1_32_2_32_2_32_3_32_3" style:display-name="40% - Accent1 2 2 3 3" style:family="table-cell" style:data-style-name="N0">
      <style:table-cell-properties fo:background-color="#C0C0C0"/>
    </style:style>
    <style:style style:name="_52_0_37__32_-_32_Accent1_32_2_32_2_32_3_32_4" style:display-name="40% - Accent1 2 2 3 4" style:family="table-cell" style:data-style-name="N0">
      <style:table-cell-properties fo:background-color="#C0C0C0"/>
    </style:style>
    <style:style style:name="_52_0_37__32_-_32_Accent1_32_2_32_2_32_4" style:display-name="40% - Accent1 2 2 4" style:family="table-cell" style:data-style-name="N0">
      <style:table-cell-properties fo:background-color="#C0C0C0"/>
    </style:style>
    <style:style style:name="_52_0_37__32_-_32_Accent1_32_2_32_2_32_5" style:display-name="40% - Accent1 2 2 5" style:family="table-cell" style:data-style-name="N0">
      <style:table-cell-properties fo:background-color="#C0C0C0"/>
    </style:style>
    <style:style style:name="_52_0_37__32_-_32_Accent1_32_2_32_2_32_6" style:display-name="40% - Accent1 2 2 6" style:family="table-cell" style:data-style-name="N0">
      <style:table-cell-properties fo:background-color="#C0C0C0"/>
    </style:style>
    <style:style style:name="_52_0_37__32_-_32_Accent1_32_2_32_3" style:display-name="40% - Accent1 2 3" style:family="table-cell" style:data-style-name="N0">
      <style:table-cell-properties fo:background-color="#B8CCE4"/>
    </style:style>
    <style:style style:name="_52_0_37__32_-_32_Accent1_32_2_32_3_32_2" style:display-name="40% - Accent1 2 3 2" style:family="table-cell" style:data-style-name="N0">
      <style:table-cell-properties fo:background-color="#B8CCE4"/>
    </style:style>
    <style:style style:name="_52_0_37__32_-_32_Accent1_32_2_32_3_32_2_32_2" style:display-name="40% - Accent1 2 3 2 2" style:family="table-cell" style:data-style-name="N0">
      <style:table-cell-properties fo:background-color="#B8CCE4"/>
    </style:style>
    <style:style style:name="_52_0_37__32_-_32_Accent1_32_2_32_3_32_2_32_3" style:display-name="40% - Accent1 2 3 2 3" style:family="table-cell" style:data-style-name="N0">
      <style:table-cell-properties fo:background-color="#B8CCE4"/>
    </style:style>
    <style:style style:name="_52_0_37__32_-_32_Accent1_32_2_32_3_32_2_32_4" style:display-name="40% - Accent1 2 3 2 4" style:family="table-cell" style:data-style-name="N0">
      <style:table-cell-properties fo:background-color="#B8CCE4"/>
    </style:style>
    <style:style style:name="_52_0_37__32_-_32_Accent1_32_2_32_3_32_3" style:display-name="40% - Accent1 2 3 3" style:family="table-cell" style:data-style-name="N0">
      <style:table-cell-properties fo:background-color="#B8CCE4"/>
    </style:style>
    <style:style style:name="_52_0_37__32_-_32_Accent1_32_2_32_3_32_4" style:display-name="40% - Accent1 2 3 4" style:family="table-cell" style:data-style-name="N0">
      <style:table-cell-properties fo:background-color="#B8CCE4"/>
    </style:style>
    <style:style style:name="_52_0_37__32_-_32_Accent1_32_2_32_3_32_5" style:display-name="40% - Accent1 2 3 5" style:family="table-cell" style:data-style-name="N0">
      <style:table-cell-properties fo:background-color="#B8CCE4"/>
    </style:style>
    <style:style style:name="_52_0_37__32_-_32_Accent1_32_2_32_4" style:display-name="40% - Accent1 2 4" style:family="table-cell" style:data-style-name="N0">
      <style:table-cell-properties fo:background-color="#B8CCE4"/>
    </style:style>
    <style:style style:name="_52_0_37__32_-_32_Accent1_32_2_32_4_32_2" style:display-name="40% - Accent1 2 4 2" style:family="table-cell" style:data-style-name="N0">
      <style:table-cell-properties fo:background-color="#B8CCE4"/>
    </style:style>
    <style:style style:name="_52_0_37__32_-_32_Accent1_32_2_32_4_32_3" style:display-name="40% - Accent1 2 4 3" style:family="table-cell" style:data-style-name="N0">
      <style:table-cell-properties fo:background-color="#B8CCE4"/>
    </style:style>
    <style:style style:name="_52_0_37__32_-_32_Accent1_32_2_32_4_32_4" style:display-name="40% - Accent1 2 4 4" style:family="table-cell" style:data-style-name="N0">
      <style:table-cell-properties fo:background-color="#B8CCE4"/>
    </style:style>
    <style:style style:name="_52_0_37__32_-_32_Accent1_32_2_32_5" style:display-name="40% - Accent1 2 5" style:family="table-cell" style:data-style-name="N0">
      <style:table-cell-properties fo:background-color="#B8CCE4"/>
    </style:style>
    <style:style style:name="_52_0_37__32_-_32_Accent1_32_2_32_6" style:display-name="40% - Accent1 2 6" style:family="table-cell" style:data-style-name="N0">
      <style:table-cell-properties fo:background-color="#B8CCE4"/>
    </style:style>
    <style:style style:name="_52_0_37__32_-_32_Accent1_32_2_32_7" style:display-name="40% - Accent1 2 7" style:family="table-cell" style:data-style-name="N0">
      <style:table-cell-properties fo:background-color="#B8CCE4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3_32_2" style:display-name="40% - Accent1 3 2" style:family="table-cell" style:data-style-name="N0">
      <style:table-cell-properties fo:background-color="#C0C0C0"/>
    </style:style>
    <style:style style:name="_52_0_37__32_-_32_Accent1_32_3_32_2_32_2" style:display-name="40% - Accent1 3 2 2" style:family="table-cell" style:data-style-name="N0">
      <style:table-cell-properties fo:background-color="#C0C0C0"/>
    </style:style>
    <style:style style:name="_52_0_37__32_-_32_Accent1_32_3_32_2_32_2_32_2" style:display-name="40% - Accent1 3 2 2 2" style:family="table-cell" style:data-style-name="N0">
      <style:table-cell-properties fo:background-color="#C0C0C0"/>
    </style:style>
    <style:style style:name="_52_0_37__32_-_32_Accent1_32_3_32_2_32_2_32_2_32_2" style:display-name="40% - Accent1 3 2 2 2 2" style:family="table-cell" style:data-style-name="N0">
      <style:table-cell-properties fo:background-color="#C0C0C0"/>
    </style:style>
    <style:style style:name="_52_0_37__32_-_32_Accent1_32_3_32_2_32_2_32_2_32_3" style:display-name="40% - Accent1 3 2 2 2 3" style:family="table-cell" style:data-style-name="N0">
      <style:table-cell-properties fo:background-color="#C0C0C0"/>
    </style:style>
    <style:style style:name="_52_0_37__32_-_32_Accent1_32_3_32_2_32_2_32_2_32_4" style:display-name="40% - Accent1 3 2 2 2 4" style:family="table-cell" style:data-style-name="N0">
      <style:table-cell-properties fo:background-color="#C0C0C0"/>
    </style:style>
    <style:style style:name="_52_0_37__32_-_32_Accent1_32_3_32_2_32_2_32_3" style:display-name="40% - Accent1 3 2 2 3" style:family="table-cell" style:data-style-name="N0">
      <style:table-cell-properties fo:background-color="#C0C0C0"/>
    </style:style>
    <style:style style:name="_52_0_37__32_-_32_Accent1_32_3_32_2_32_2_32_4" style:display-name="40% - Accent1 3 2 2 4" style:family="table-cell" style:data-style-name="N0">
      <style:table-cell-properties fo:background-color="#C0C0C0"/>
    </style:style>
    <style:style style:name="_52_0_37__32_-_32_Accent1_32_3_32_2_32_2_32_5" style:display-name="40% - Accent1 3 2 2 5" style:family="table-cell" style:data-style-name="N0">
      <style:table-cell-properties fo:background-color="#C0C0C0"/>
    </style:style>
    <style:style style:name="_52_0_37__32_-_32_Accent1_32_3_32_2_32_3" style:display-name="40% - Accent1 3 2 3" style:family="table-cell" style:data-style-name="N0">
      <style:table-cell-properties fo:background-color="#C0C0C0"/>
    </style:style>
    <style:style style:name="_52_0_37__32_-_32_Accent1_32_3_32_2_32_3_32_2" style:display-name="40% - Accent1 3 2 3 2" style:family="table-cell" style:data-style-name="N0">
      <style:table-cell-properties fo:background-color="#C0C0C0"/>
    </style:style>
    <style:style style:name="_52_0_37__32_-_32_Accent1_32_3_32_2_32_3_32_3" style:display-name="40% - Accent1 3 2 3 3" style:family="table-cell" style:data-style-name="N0">
      <style:table-cell-properties fo:background-color="#C0C0C0"/>
    </style:style>
    <style:style style:name="_52_0_37__32_-_32_Accent1_32_3_32_2_32_3_32_4" style:display-name="40% - Accent1 3 2 3 4" style:family="table-cell" style:data-style-name="N0">
      <style:table-cell-properties fo:background-color="#C0C0C0"/>
    </style:style>
    <style:style style:name="_52_0_37__32_-_32_Accent1_32_3_32_2_32_4" style:display-name="40% - Accent1 3 2 4" style:family="table-cell" style:data-style-name="N0">
      <style:table-cell-properties fo:background-color="#C0C0C0"/>
    </style:style>
    <style:style style:name="_52_0_37__32_-_32_Accent1_32_3_32_2_32_5" style:display-name="40% - Accent1 3 2 5" style:family="table-cell" style:data-style-name="N0">
      <style:table-cell-properties fo:background-color="#C0C0C0"/>
    </style:style>
    <style:style style:name="_52_0_37__32_-_32_Accent1_32_3_32_2_32_6" style:display-name="40% - Accent1 3 2 6" style:family="table-cell" style:data-style-name="N0">
      <style:table-cell-properties fo:background-color="#C0C0C0"/>
    </style:style>
    <style:style style:name="_52_0_37__32_-_32_Accent1_32_3_32_3" style:display-name="40% - Accent1 3 3" style:family="table-cell" style:data-style-name="N0">
      <style:table-cell-properties fo:background-color="#B8CCE4"/>
    </style:style>
    <style:style style:name="_52_0_37__32_-_32_Accent1_32_3_32_3_32_2" style:display-name="40% - Accent1 3 3 2" style:family="table-cell" style:data-style-name="N0">
      <style:table-cell-properties fo:background-color="#B8CCE4"/>
    </style:style>
    <style:style style:name="_52_0_37__32_-_32_Accent1_32_3_32_3_32_2_32_2" style:display-name="40% - Accent1 3 3 2 2" style:family="table-cell" style:data-style-name="N0">
      <style:table-cell-properties fo:background-color="#B8CCE4"/>
    </style:style>
    <style:style style:name="_52_0_37__32_-_32_Accent1_32_3_32_3_32_2_32_3" style:display-name="40% - Accent1 3 3 2 3" style:family="table-cell" style:data-style-name="N0">
      <style:table-cell-properties fo:background-color="#B8CCE4"/>
    </style:style>
    <style:style style:name="_52_0_37__32_-_32_Accent1_32_3_32_3_32_2_32_4" style:display-name="40% - Accent1 3 3 2 4" style:family="table-cell" style:data-style-name="N0">
      <style:table-cell-properties fo:background-color="#B8CCE4"/>
    </style:style>
    <style:style style:name="_52_0_37__32_-_32_Accent1_32_3_32_3_32_3" style:display-name="40% - Accent1 3 3 3" style:family="table-cell" style:data-style-name="N0">
      <style:table-cell-properties fo:background-color="#B8CCE4"/>
    </style:style>
    <style:style style:name="_52_0_37__32_-_32_Accent1_32_3_32_3_32_4" style:display-name="40% - Accent1 3 3 4" style:family="table-cell" style:data-style-name="N0">
      <style:table-cell-properties fo:background-color="#B8CCE4"/>
    </style:style>
    <style:style style:name="_52_0_37__32_-_32_Accent1_32_3_32_3_32_5" style:display-name="40% - Accent1 3 3 5" style:family="table-cell" style:data-style-name="N0">
      <style:table-cell-properties fo:background-color="#B8CCE4"/>
    </style:style>
    <style:style style:name="_52_0_37__32_-_32_Accent1_32_3_32_4" style:display-name="40% - Accent1 3 4" style:family="table-cell" style:data-style-name="N0">
      <style:table-cell-properties fo:background-color="#B8CCE4"/>
    </style:style>
    <style:style style:name="_52_0_37__32_-_32_Accent1_32_3_32_4_32_2" style:display-name="40% - Accent1 3 4 2" style:family="table-cell" style:data-style-name="N0">
      <style:table-cell-properties fo:background-color="#B8CCE4"/>
    </style:style>
    <style:style style:name="_52_0_37__32_-_32_Accent1_32_3_32_4_32_3" style:display-name="40% - Accent1 3 4 3" style:family="table-cell" style:data-style-name="N0">
      <style:table-cell-properties fo:background-color="#B8CCE4"/>
    </style:style>
    <style:style style:name="_52_0_37__32_-_32_Accent1_32_3_32_4_32_4" style:display-name="40% - Accent1 3 4 4" style:family="table-cell" style:data-style-name="N0">
      <style:table-cell-properties fo:background-color="#B8CCE4"/>
    </style:style>
    <style:style style:name="_52_0_37__32_-_32_Accent1_32_3_32_5" style:display-name="40% - Accent1 3 5" style:family="table-cell" style:data-style-name="N0">
      <style:table-cell-properties fo:background-color="#B8CCE4"/>
    </style:style>
    <style:style style:name="_52_0_37__32_-_32_Accent1_32_3_32_6" style:display-name="40% - Accent1 3 6" style:family="table-cell" style:data-style-name="N0">
      <style:table-cell-properties fo:background-color="#B8CCE4"/>
    </style:style>
    <style:style style:name="_52_0_37__32_-_32_Accent1_32_3_32_7" style:display-name="40% - Accent1 3 7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1_32_4_32_2" style:display-name="40% - Accent1 4 2" style:family="table-cell" style:data-style-name="N0">
      <style:table-cell-properties fo:background-color="#C0C0C0"/>
    </style:style>
    <style:style style:name="_52_0_37__32_-_32_Accent1_32_4_32_2_32_2" style:display-name="40% - Accent1 4 2 2" style:family="table-cell" style:data-style-name="N0">
      <style:table-cell-properties fo:background-color="#C0C0C0"/>
    </style:style>
    <style:style style:name="_52_0_37__32_-_32_Accent1_32_4_32_2_32_2_32_2" style:display-name="40% - Accent1 4 2 2 2" style:family="table-cell" style:data-style-name="N0">
      <style:table-cell-properties fo:background-color="#C0C0C0"/>
    </style:style>
    <style:style style:name="_52_0_37__32_-_32_Accent1_32_4_32_2_32_2_32_2_32_2" style:display-name="40% - Accent1 4 2 2 2 2" style:family="table-cell" style:data-style-name="N0">
      <style:table-cell-properties fo:background-color="#C0C0C0"/>
    </style:style>
    <style:style style:name="_52_0_37__32_-_32_Accent1_32_4_32_2_32_2_32_2_32_3" style:display-name="40% - Accent1 4 2 2 2 3" style:family="table-cell" style:data-style-name="N0">
      <style:table-cell-properties fo:background-color="#C0C0C0"/>
    </style:style>
    <style:style style:name="_52_0_37__32_-_32_Accent1_32_4_32_2_32_2_32_2_32_4" style:display-name="40% - Accent1 4 2 2 2 4" style:family="table-cell" style:data-style-name="N0">
      <style:table-cell-properties fo:background-color="#C0C0C0"/>
    </style:style>
    <style:style style:name="_52_0_37__32_-_32_Accent1_32_4_32_2_32_2_32_3" style:display-name="40% - Accent1 4 2 2 3" style:family="table-cell" style:data-style-name="N0">
      <style:table-cell-properties fo:background-color="#C0C0C0"/>
    </style:style>
    <style:style style:name="_52_0_37__32_-_32_Accent1_32_4_32_2_32_2_32_4" style:display-name="40% - Accent1 4 2 2 4" style:family="table-cell" style:data-style-name="N0">
      <style:table-cell-properties fo:background-color="#C0C0C0"/>
    </style:style>
    <style:style style:name="_52_0_37__32_-_32_Accent1_32_4_32_2_32_2_32_5" style:display-name="40% - Accent1 4 2 2 5" style:family="table-cell" style:data-style-name="N0">
      <style:table-cell-properties fo:background-color="#C0C0C0"/>
    </style:style>
    <style:style style:name="_52_0_37__32_-_32_Accent1_32_4_32_2_32_3" style:display-name="40% - Accent1 4 2 3" style:family="table-cell" style:data-style-name="N0">
      <style:table-cell-properties fo:background-color="#C0C0C0"/>
    </style:style>
    <style:style style:name="_52_0_37__32_-_32_Accent1_32_4_32_2_32_3_32_2" style:display-name="40% - Accent1 4 2 3 2" style:family="table-cell" style:data-style-name="N0">
      <style:table-cell-properties fo:background-color="#C0C0C0"/>
    </style:style>
    <style:style style:name="_52_0_37__32_-_32_Accent1_32_4_32_2_32_3_32_3" style:display-name="40% - Accent1 4 2 3 3" style:family="table-cell" style:data-style-name="N0">
      <style:table-cell-properties fo:background-color="#C0C0C0"/>
    </style:style>
    <style:style style:name="_52_0_37__32_-_32_Accent1_32_4_32_2_32_3_32_4" style:display-name="40% - Accent1 4 2 3 4" style:family="table-cell" style:data-style-name="N0">
      <style:table-cell-properties fo:background-color="#C0C0C0"/>
    </style:style>
    <style:style style:name="_52_0_37__32_-_32_Accent1_32_4_32_2_32_4" style:display-name="40% - Accent1 4 2 4" style:family="table-cell" style:data-style-name="N0">
      <style:table-cell-properties fo:background-color="#C0C0C0"/>
    </style:style>
    <style:style style:name="_52_0_37__32_-_32_Accent1_32_4_32_2_32_5" style:display-name="40% - Accent1 4 2 5" style:family="table-cell" style:data-style-name="N0">
      <style:table-cell-properties fo:background-color="#C0C0C0"/>
    </style:style>
    <style:style style:name="_52_0_37__32_-_32_Accent1_32_4_32_2_32_6" style:display-name="40% - Accent1 4 2 6" style:family="table-cell" style:data-style-name="N0">
      <style:table-cell-properties fo:background-color="#C0C0C0"/>
    </style:style>
    <style:style style:name="_52_0_37__32_-_32_Accent1_32_4_32_3" style:display-name="40% - Accent1 4 3" style:family="table-cell" style:data-style-name="N0">
      <style:table-cell-properties fo:background-color="#B8CCE4"/>
    </style:style>
    <style:style style:name="_52_0_37__32_-_32_Accent1_32_4_32_3_32_2" style:display-name="40% - Accent1 4 3 2" style:family="table-cell" style:data-style-name="N0">
      <style:table-cell-properties fo:background-color="#B8CCE4"/>
    </style:style>
    <style:style style:name="_52_0_37__32_-_32_Accent1_32_4_32_3_32_2_32_2" style:display-name="40% - Accent1 4 3 2 2" style:family="table-cell" style:data-style-name="N0">
      <style:table-cell-properties fo:background-color="#B8CCE4"/>
    </style:style>
    <style:style style:name="_52_0_37__32_-_32_Accent1_32_4_32_3_32_2_32_3" style:display-name="40% - Accent1 4 3 2 3" style:family="table-cell" style:data-style-name="N0">
      <style:table-cell-properties fo:background-color="#B8CCE4"/>
    </style:style>
    <style:style style:name="_52_0_37__32_-_32_Accent1_32_4_32_3_32_2_32_4" style:display-name="40% - Accent1 4 3 2 4" style:family="table-cell" style:data-style-name="N0">
      <style:table-cell-properties fo:background-color="#B8CCE4"/>
    </style:style>
    <style:style style:name="_52_0_37__32_-_32_Accent1_32_4_32_3_32_3" style:display-name="40% - Accent1 4 3 3" style:family="table-cell" style:data-style-name="N0">
      <style:table-cell-properties fo:background-color="#B8CCE4"/>
    </style:style>
    <style:style style:name="_52_0_37__32_-_32_Accent1_32_4_32_3_32_4" style:display-name="40% - Accent1 4 3 4" style:family="table-cell" style:data-style-name="N0">
      <style:table-cell-properties fo:background-color="#B8CCE4"/>
    </style:style>
    <style:style style:name="_52_0_37__32_-_32_Accent1_32_4_32_3_32_5" style:display-name="40% - Accent1 4 3 5" style:family="table-cell" style:data-style-name="N0">
      <style:table-cell-properties fo:background-color="#B8CCE4"/>
    </style:style>
    <style:style style:name="_52_0_37__32_-_32_Accent1_32_4_32_4" style:display-name="40% - Accent1 4 4" style:family="table-cell" style:data-style-name="N0">
      <style:table-cell-properties fo:background-color="#B8CCE4"/>
    </style:style>
    <style:style style:name="_52_0_37__32_-_32_Accent1_32_4_32_4_32_2" style:display-name="40% - Accent1 4 4 2" style:family="table-cell" style:data-style-name="N0">
      <style:table-cell-properties fo:background-color="#B8CCE4"/>
    </style:style>
    <style:style style:name="_52_0_37__32_-_32_Accent1_32_4_32_4_32_3" style:display-name="40% - Accent1 4 4 3" style:family="table-cell" style:data-style-name="N0">
      <style:table-cell-properties fo:background-color="#B8CCE4"/>
    </style:style>
    <style:style style:name="_52_0_37__32_-_32_Accent1_32_4_32_4_32_4" style:display-name="40% - Accent1 4 4 4" style:family="table-cell" style:data-style-name="N0">
      <style:table-cell-properties fo:background-color="#B8CCE4"/>
    </style:style>
    <style:style style:name="_52_0_37__32_-_32_Accent1_32_4_32_5" style:display-name="40% - Accent1 4 5" style:family="table-cell" style:data-style-name="N0">
      <style:table-cell-properties fo:background-color="#B8CCE4"/>
    </style:style>
    <style:style style:name="_52_0_37__32_-_32_Accent1_32_4_32_6" style:display-name="40% - Accent1 4 6" style:family="table-cell" style:data-style-name="N0">
      <style:table-cell-properties fo:background-color="#B8CCE4"/>
    </style:style>
    <style:style style:name="_52_0_37__32_-_32_Accent1_32_4_32_7" style:display-name="40% - Accent1 4 7" style:family="table-cell" style:data-style-name="N0">
      <style:table-cell-properties fo:background-color="#B8CCE4"/>
    </style:style>
    <style:style style:name="_52_0_37__32_-_32_Accent1_32_5" style:display-name="40% - Accent1 5" style:family="table-cell" style:data-style-name="N0">
      <style:table-cell-properties fo:background-color="#B8CCE4"/>
    </style:style>
    <style:style style:name="_52_0_37__32_-_32_Accent1_32_5_32_2" style:display-name="40% - Accent1 5 2" style:family="table-cell" style:data-style-name="N0">
      <style:table-cell-properties fo:background-color="#C0C0C0"/>
    </style:style>
    <style:style style:name="_52_0_37__32_-_32_Accent1_32_5_32_2_32_2" style:display-name="40% - Accent1 5 2 2" style:family="table-cell" style:data-style-name="N0">
      <style:table-cell-properties fo:background-color="#C0C0C0"/>
    </style:style>
    <style:style style:name="_52_0_37__32_-_32_Accent1_32_5_32_2_32_2_32_2" style:display-name="40% - Accent1 5 2 2 2" style:family="table-cell" style:data-style-name="N0">
      <style:table-cell-properties fo:background-color="#C0C0C0"/>
    </style:style>
    <style:style style:name="_52_0_37__32_-_32_Accent1_32_5_32_2_32_2_32_2_32_2" style:display-name="40% - Accent1 5 2 2 2 2" style:family="table-cell" style:data-style-name="N0">
      <style:table-cell-properties fo:background-color="#C0C0C0"/>
    </style:style>
    <style:style style:name="_52_0_37__32_-_32_Accent1_32_5_32_2_32_2_32_2_32_3" style:display-name="40% - Accent1 5 2 2 2 3" style:family="table-cell" style:data-style-name="N0">
      <style:table-cell-properties fo:background-color="#C0C0C0"/>
    </style:style>
    <style:style style:name="_52_0_37__32_-_32_Accent1_32_5_32_2_32_2_32_2_32_4" style:display-name="40% - Accent1 5 2 2 2 4" style:family="table-cell" style:data-style-name="N0">
      <style:table-cell-properties fo:background-color="#C0C0C0"/>
    </style:style>
    <style:style style:name="_52_0_37__32_-_32_Accent1_32_5_32_2_32_2_32_3" style:display-name="40% - Accent1 5 2 2 3" style:family="table-cell" style:data-style-name="N0">
      <style:table-cell-properties fo:background-color="#C0C0C0"/>
    </style:style>
    <style:style style:name="_52_0_37__32_-_32_Accent1_32_5_32_2_32_2_32_4" style:display-name="40% - Accent1 5 2 2 4" style:family="table-cell" style:data-style-name="N0">
      <style:table-cell-properties fo:background-color="#C0C0C0"/>
    </style:style>
    <style:style style:name="_52_0_37__32_-_32_Accent1_32_5_32_2_32_2_32_5" style:display-name="40% - Accent1 5 2 2 5" style:family="table-cell" style:data-style-name="N0">
      <style:table-cell-properties fo:background-color="#C0C0C0"/>
    </style:style>
    <style:style style:name="_52_0_37__32_-_32_Accent1_32_5_32_2_32_3" style:display-name="40% - Accent1 5 2 3" style:family="table-cell" style:data-style-name="N0">
      <style:table-cell-properties fo:background-color="#C0C0C0"/>
    </style:style>
    <style:style style:name="_52_0_37__32_-_32_Accent1_32_5_32_2_32_3_32_2" style:display-name="40% - Accent1 5 2 3 2" style:family="table-cell" style:data-style-name="N0">
      <style:table-cell-properties fo:background-color="#C0C0C0"/>
    </style:style>
    <style:style style:name="_52_0_37__32_-_32_Accent1_32_5_32_2_32_3_32_3" style:display-name="40% - Accent1 5 2 3 3" style:family="table-cell" style:data-style-name="N0">
      <style:table-cell-properties fo:background-color="#C0C0C0"/>
    </style:style>
    <style:style style:name="_52_0_37__32_-_32_Accent1_32_5_32_2_32_3_32_4" style:display-name="40% - Accent1 5 2 3 4" style:family="table-cell" style:data-style-name="N0">
      <style:table-cell-properties fo:background-color="#C0C0C0"/>
    </style:style>
    <style:style style:name="_52_0_37__32_-_32_Accent1_32_5_32_2_32_4" style:display-name="40% - Accent1 5 2 4" style:family="table-cell" style:data-style-name="N0">
      <style:table-cell-properties fo:background-color="#C0C0C0"/>
    </style:style>
    <style:style style:name="_52_0_37__32_-_32_Accent1_32_5_32_2_32_5" style:display-name="40% - Accent1 5 2 5" style:family="table-cell" style:data-style-name="N0">
      <style:table-cell-properties fo:background-color="#C0C0C0"/>
    </style:style>
    <style:style style:name="_52_0_37__32_-_32_Accent1_32_5_32_2_32_6" style:display-name="40% - Accent1 5 2 6" style:family="table-cell" style:data-style-name="N0">
      <style:table-cell-properties fo:background-color="#C0C0C0"/>
    </style:style>
    <style:style style:name="_52_0_37__32_-_32_Accent1_32_5_32_3" style:display-name="40% - Accent1 5 3" style:family="table-cell" style:data-style-name="N0">
      <style:table-cell-properties fo:background-color="#B8CCE4"/>
    </style:style>
    <style:style style:name="_52_0_37__32_-_32_Accent1_32_5_32_3_32_2" style:display-name="40% - Accent1 5 3 2" style:family="table-cell" style:data-style-name="N0">
      <style:table-cell-properties fo:background-color="#B8CCE4"/>
    </style:style>
    <style:style style:name="_52_0_37__32_-_32_Accent1_32_5_32_3_32_2_32_2" style:display-name="40% - Accent1 5 3 2 2" style:family="table-cell" style:data-style-name="N0">
      <style:table-cell-properties fo:background-color="#B8CCE4"/>
    </style:style>
    <style:style style:name="_52_0_37__32_-_32_Accent1_32_5_32_3_32_2_32_3" style:display-name="40% - Accent1 5 3 2 3" style:family="table-cell" style:data-style-name="N0">
      <style:table-cell-properties fo:background-color="#B8CCE4"/>
    </style:style>
    <style:style style:name="_52_0_37__32_-_32_Accent1_32_5_32_3_32_2_32_4" style:display-name="40% - Accent1 5 3 2 4" style:family="table-cell" style:data-style-name="N0">
      <style:table-cell-properties fo:background-color="#B8CCE4"/>
    </style:style>
    <style:style style:name="_52_0_37__32_-_32_Accent1_32_5_32_3_32_3" style:display-name="40% - Accent1 5 3 3" style:family="table-cell" style:data-style-name="N0">
      <style:table-cell-properties fo:background-color="#B8CCE4"/>
    </style:style>
    <style:style style:name="_52_0_37__32_-_32_Accent1_32_5_32_3_32_4" style:display-name="40% - Accent1 5 3 4" style:family="table-cell" style:data-style-name="N0">
      <style:table-cell-properties fo:background-color="#B8CCE4"/>
    </style:style>
    <style:style style:name="_52_0_37__32_-_32_Accent1_32_5_32_3_32_5" style:display-name="40% - Accent1 5 3 5" style:family="table-cell" style:data-style-name="N0">
      <style:table-cell-properties fo:background-color="#B8CCE4"/>
    </style:style>
    <style:style style:name="_52_0_37__32_-_32_Accent1_32_5_32_4" style:display-name="40% - Accent1 5 4" style:family="table-cell" style:data-style-name="N0">
      <style:table-cell-properties fo:background-color="#B8CCE4"/>
    </style:style>
    <style:style style:name="_52_0_37__32_-_32_Accent1_32_5_32_4_32_2" style:display-name="40% - Accent1 5 4 2" style:family="table-cell" style:data-style-name="N0">
      <style:table-cell-properties fo:background-color="#B8CCE4"/>
    </style:style>
    <style:style style:name="_52_0_37__32_-_32_Accent1_32_5_32_4_32_3" style:display-name="40% - Accent1 5 4 3" style:family="table-cell" style:data-style-name="N0">
      <style:table-cell-properties fo:background-color="#B8CCE4"/>
    </style:style>
    <style:style style:name="_52_0_37__32_-_32_Accent1_32_5_32_4_32_4" style:display-name="40% - Accent1 5 4 4" style:family="table-cell" style:data-style-name="N0">
      <style:table-cell-properties fo:background-color="#B8CCE4"/>
    </style:style>
    <style:style style:name="_52_0_37__32_-_32_Accent1_32_5_32_5" style:display-name="40% - Accent1 5 5" style:family="table-cell" style:data-style-name="N0">
      <style:table-cell-properties fo:background-color="#B8CCE4"/>
    </style:style>
    <style:style style:name="_52_0_37__32_-_32_Accent1_32_5_32_6" style:display-name="40% - Accent1 5 6" style:family="table-cell" style:data-style-name="N0">
      <style:table-cell-properties fo:background-color="#B8CCE4"/>
    </style:style>
    <style:style style:name="_52_0_37__32_-_32_Accent1_32_5_32_7" style:display-name="40% - Accent1 5 7" style:family="table-cell" style:data-style-name="N0">
      <style:table-cell-properties fo:background-color="#B8CCE4"/>
    </style:style>
    <style:style style:name="_52_0_37__32_-_32_Accent1_32_6" style:display-name="40% - Accent1 6" style:family="table-cell" style:data-style-name="N0">
      <style:table-cell-properties fo:background-color="#B8CCE4"/>
    </style:style>
    <style:style style:name="_52_0_37__32_-_32_Accent1_32_6_32_2" style:display-name="40% - Accent1 6 2" style:family="table-cell" style:data-style-name="N0">
      <style:table-cell-properties fo:background-color="#B8CCE4"/>
    </style:style>
    <style:style style:name="_52_0_37__32_-_32_Accent1_32_6_32_2_32_2" style:display-name="40% - Accent1 6 2 2" style:family="table-cell" style:data-style-name="N0">
      <style:table-cell-properties fo:background-color="#B8CCE4"/>
    </style:style>
    <style:style style:name="_52_0_37__32_-_32_Accent1_32_6_32_2_32_2_32_2" style:display-name="40% - Accent1 6 2 2 2" style:family="table-cell" style:data-style-name="N0">
      <style:table-cell-properties fo:background-color="#B8CCE4"/>
    </style:style>
    <style:style style:name="_52_0_37__32_-_32_Accent1_32_6_32_2_32_2_32_3" style:display-name="40% - Accent1 6 2 2 3" style:family="table-cell" style:data-style-name="N0">
      <style:table-cell-properties fo:background-color="#B8CCE4"/>
    </style:style>
    <style:style style:name="_52_0_37__32_-_32_Accent1_32_6_32_2_32_2_32_4" style:display-name="40% - Accent1 6 2 2 4" style:family="table-cell" style:data-style-name="N0">
      <style:table-cell-properties fo:background-color="#B8CCE4"/>
    </style:style>
    <style:style style:name="_52_0_37__32_-_32_Accent1_32_6_32_2_32_3" style:display-name="40% - Accent1 6 2 3" style:family="table-cell" style:data-style-name="N0">
      <style:table-cell-properties fo:background-color="#B8CCE4"/>
    </style:style>
    <style:style style:name="_52_0_37__32_-_32_Accent1_32_6_32_2_32_4" style:display-name="40% - Accent1 6 2 4" style:family="table-cell" style:data-style-name="N0">
      <style:table-cell-properties fo:background-color="#B8CCE4"/>
    </style:style>
    <style:style style:name="_52_0_37__32_-_32_Accent1_32_6_32_2_32_5" style:display-name="40% - Accent1 6 2 5" style:family="table-cell" style:data-style-name="N0">
      <style:table-cell-properties fo:background-color="#B8CCE4"/>
    </style:style>
    <style:style style:name="_52_0_37__32_-_32_Accent1_32_6_32_3" style:display-name="40% - Accent1 6 3" style:family="table-cell" style:data-style-name="N0">
      <style:table-cell-properties fo:background-color="#B8CCE4"/>
    </style:style>
    <style:style style:name="_52_0_37__32_-_32_Accent1_32_6_32_3_32_2" style:display-name="40% - Accent1 6 3 2" style:family="table-cell" style:data-style-name="N0">
      <style:table-cell-properties fo:background-color="#B8CCE4"/>
    </style:style>
    <style:style style:name="_52_0_37__32_-_32_Accent1_32_6_32_3_32_3" style:display-name="40% - Accent1 6 3 3" style:family="table-cell" style:data-style-name="N0">
      <style:table-cell-properties fo:background-color="#B8CCE4"/>
    </style:style>
    <style:style style:name="_52_0_37__32_-_32_Accent1_32_6_32_3_32_4" style:display-name="40% - Accent1 6 3 4" style:family="table-cell" style:data-style-name="N0">
      <style:table-cell-properties fo:background-color="#B8CCE4"/>
    </style:style>
    <style:style style:name="_52_0_37__32_-_32_Accent1_32_6_32_4" style:display-name="40% - Accent1 6 4" style:family="table-cell" style:data-style-name="N0">
      <style:table-cell-properties fo:background-color="#B8CCE4"/>
    </style:style>
    <style:style style:name="_52_0_37__32_-_32_Accent1_32_6_32_5" style:display-name="40% - Accent1 6 5" style:family="table-cell" style:data-style-name="N0">
      <style:table-cell-properties fo:background-color="#B8CCE4"/>
    </style:style>
    <style:style style:name="_52_0_37__32_-_32_Accent1_32_6_32_6" style:display-name="40% - Accent1 6 6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E6B8B7"/>
    </style:style>
    <style:style style:name="_52_0_37__32_-_32_Accent2_32_2_32_2" style:display-name="40% - Accent2 2 2" style:family="table-cell" style:data-style-name="N0">
      <style:table-cell-properties fo:background-color="#E6B8B7"/>
    </style:style>
    <style:style style:name="_52_0_37__32_-_32_Accent2_32_2_32_2_32_2" style:display-name="40% - Accent2 2 2 2" style:family="table-cell" style:data-style-name="N0">
      <style:table-cell-properties fo:background-color="#E6B8B7"/>
    </style:style>
    <style:style style:name="_52_0_37__32_-_32_Accent2_32_2_32_2_32_2_32_2" style:display-name="40% - Accent2 2 2 2 2" style:family="table-cell" style:data-style-name="N0">
      <style:table-cell-properties fo:background-color="#E6B8B7"/>
    </style:style>
    <style:style style:name="_52_0_37__32_-_32_Accent2_32_2_32_2_32_2_32_2_32_2" style:display-name="40% - Accent2 2 2 2 2 2" style:family="table-cell" style:data-style-name="N0">
      <style:table-cell-properties fo:background-color="#E6B8B7"/>
    </style:style>
    <style:style style:name="_52_0_37__32_-_32_Accent2_32_2_32_2_32_2_32_2_32_3" style:display-name="40% - Accent2 2 2 2 2 3" style:family="table-cell" style:data-style-name="N0">
      <style:table-cell-properties fo:background-color="#E6B8B7"/>
    </style:style>
    <style:style style:name="_52_0_37__32_-_32_Accent2_32_2_32_2_32_2_32_2_32_4" style:display-name="40% - Accent2 2 2 2 2 4" style:family="table-cell" style:data-style-name="N0">
      <style:table-cell-properties fo:background-color="#E6B8B7"/>
    </style:style>
    <style:style style:name="_52_0_37__32_-_32_Accent2_32_2_32_2_32_2_32_3" style:display-name="40% - Accent2 2 2 2 3" style:family="table-cell" style:data-style-name="N0">
      <style:table-cell-properties fo:background-color="#E6B8B7"/>
    </style:style>
    <style:style style:name="_52_0_37__32_-_32_Accent2_32_2_32_2_32_2_32_4" style:display-name="40% - Accent2 2 2 2 4" style:family="table-cell" style:data-style-name="N0">
      <style:table-cell-properties fo:background-color="#E6B8B7"/>
    </style:style>
    <style:style style:name="_52_0_37__32_-_32_Accent2_32_2_32_2_32_2_32_5" style:display-name="40% - Accent2 2 2 2 5" style:family="table-cell" style:data-style-name="N0">
      <style:table-cell-properties fo:background-color="#E6B8B7"/>
    </style:style>
    <style:style style:name="_52_0_37__32_-_32_Accent2_32_2_32_2_32_3" style:display-name="40% - Accent2 2 2 3" style:family="table-cell" style:data-style-name="N0">
      <style:table-cell-properties fo:background-color="#E6B8B7"/>
    </style:style>
    <style:style style:name="_52_0_37__32_-_32_Accent2_32_2_32_2_32_3_32_2" style:display-name="40% - Accent2 2 2 3 2" style:family="table-cell" style:data-style-name="N0">
      <style:table-cell-properties fo:background-color="#E6B8B7"/>
    </style:style>
    <style:style style:name="_52_0_37__32_-_32_Accent2_32_2_32_2_32_3_32_3" style:display-name="40% - Accent2 2 2 3 3" style:family="table-cell" style:data-style-name="N0">
      <style:table-cell-properties fo:background-color="#E6B8B7"/>
    </style:style>
    <style:style style:name="_52_0_37__32_-_32_Accent2_32_2_32_2_32_3_32_4" style:display-name="40% - Accent2 2 2 3 4" style:family="table-cell" style:data-style-name="N0">
      <style:table-cell-properties fo:background-color="#E6B8B7"/>
    </style:style>
    <style:style style:name="_52_0_37__32_-_32_Accent2_32_2_32_2_32_4" style:display-name="40% - Accent2 2 2 4" style:family="table-cell" style:data-style-name="N0">
      <style:table-cell-properties fo:background-color="#E6B8B7"/>
    </style:style>
    <style:style style:name="_52_0_37__32_-_32_Accent2_32_2_32_2_32_5" style:display-name="40% - Accent2 2 2 5" style:family="table-cell" style:data-style-name="N0">
      <style:table-cell-properties fo:background-color="#E6B8B7"/>
    </style:style>
    <style:style style:name="_52_0_37__32_-_32_Accent2_32_2_32_2_32_6" style:display-name="40% - Accent2 2 2 6" style:family="table-cell" style:data-style-name="N0">
      <style:table-cell-properties fo:background-color="#E6B8B7"/>
    </style:style>
    <style:style style:name="_52_0_37__32_-_32_Accent2_32_2_32_3" style:display-name="40% - Accent2 2 3" style:family="table-cell" style:data-style-name="N0">
      <style:table-cell-properties fo:background-color="#E6B8B7"/>
    </style:style>
    <style:style style:name="_52_0_37__32_-_32_Accent2_32_2_32_3_32_2" style:display-name="40% - Accent2 2 3 2" style:family="table-cell" style:data-style-name="N0">
      <style:table-cell-properties fo:background-color="#E6B8B7"/>
    </style:style>
    <style:style style:name="_52_0_37__32_-_32_Accent2_32_2_32_3_32_2_32_2" style:display-name="40% - Accent2 2 3 2 2" style:family="table-cell" style:data-style-name="N0">
      <style:table-cell-properties fo:background-color="#E6B8B7"/>
    </style:style>
    <style:style style:name="_52_0_37__32_-_32_Accent2_32_2_32_3_32_2_32_3" style:display-name="40% - Accent2 2 3 2 3" style:family="table-cell" style:data-style-name="N0">
      <style:table-cell-properties fo:background-color="#E6B8B7"/>
    </style:style>
    <style:style style:name="_52_0_37__32_-_32_Accent2_32_2_32_3_32_2_32_4" style:display-name="40% - Accent2 2 3 2 4" style:family="table-cell" style:data-style-name="N0">
      <style:table-cell-properties fo:background-color="#E6B8B7"/>
    </style:style>
    <style:style style:name="_52_0_37__32_-_32_Accent2_32_2_32_3_32_3" style:display-name="40% - Accent2 2 3 3" style:family="table-cell" style:data-style-name="N0">
      <style:table-cell-properties fo:background-color="#E6B8B7"/>
    </style:style>
    <style:style style:name="_52_0_37__32_-_32_Accent2_32_2_32_3_32_4" style:display-name="40% - Accent2 2 3 4" style:family="table-cell" style:data-style-name="N0">
      <style:table-cell-properties fo:background-color="#E6B8B7"/>
    </style:style>
    <style:style style:name="_52_0_37__32_-_32_Accent2_32_2_32_3_32_5" style:display-name="40% - Accent2 2 3 5" style:family="table-cell" style:data-style-name="N0">
      <style:table-cell-properties fo:background-color="#E6B8B7"/>
    </style:style>
    <style:style style:name="_52_0_37__32_-_32_Accent2_32_2_32_4" style:display-name="40% - Accent2 2 4" style:family="table-cell" style:data-style-name="N0">
      <style:table-cell-properties fo:background-color="#E6B8B7"/>
    </style:style>
    <style:style style:name="_52_0_37__32_-_32_Accent2_32_2_32_4_32_2" style:display-name="40% - Accent2 2 4 2" style:family="table-cell" style:data-style-name="N0">
      <style:table-cell-properties fo:background-color="#E6B8B7"/>
    </style:style>
    <style:style style:name="_52_0_37__32_-_32_Accent2_32_2_32_4_32_3" style:display-name="40% - Accent2 2 4 3" style:family="table-cell" style:data-style-name="N0">
      <style:table-cell-properties fo:background-color="#E6B8B7"/>
    </style:style>
    <style:style style:name="_52_0_37__32_-_32_Accent2_32_2_32_4_32_4" style:display-name="40% - Accent2 2 4 4" style:family="table-cell" style:data-style-name="N0">
      <style:table-cell-properties fo:background-color="#E6B8B7"/>
    </style:style>
    <style:style style:name="_52_0_37__32_-_32_Accent2_32_2_32_5" style:display-name="40% - Accent2 2 5" style:family="table-cell" style:data-style-name="N0">
      <style:table-cell-properties fo:background-color="#E6B8B7"/>
    </style:style>
    <style:style style:name="_52_0_37__32_-_32_Accent2_32_2_32_6" style:display-name="40% - Accent2 2 6" style:family="table-cell" style:data-style-name="N0">
      <style:table-cell-properties fo:background-color="#E6B8B7"/>
    </style:style>
    <style:style style:name="_52_0_37__32_-_32_Accent2_32_2_32_7" style:display-name="40% - Accent2 2 7" style:family="table-cell" style:data-style-name="N0">
      <style:table-cell-properties fo:background-color="#E6B8B7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3_32_2" style:display-name="40% - Accent2 3 2" style:family="table-cell" style:data-style-name="N0">
      <style:table-cell-properties fo:background-color="#E6B8B7"/>
    </style:style>
    <style:style style:name="_52_0_37__32_-_32_Accent2_32_3_32_2_32_2" style:display-name="40% - Accent2 3 2 2" style:family="table-cell" style:data-style-name="N0">
      <style:table-cell-properties fo:background-color="#E6B8B7"/>
    </style:style>
    <style:style style:name="_52_0_37__32_-_32_Accent2_32_3_32_2_32_2_32_2" style:display-name="40% - Accent2 3 2 2 2" style:family="table-cell" style:data-style-name="N0">
      <style:table-cell-properties fo:background-color="#E6B8B7"/>
    </style:style>
    <style:style style:name="_52_0_37__32_-_32_Accent2_32_3_32_2_32_2_32_2_32_2" style:display-name="40% - Accent2 3 2 2 2 2" style:family="table-cell" style:data-style-name="N0">
      <style:table-cell-properties fo:background-color="#E6B8B7"/>
    </style:style>
    <style:style style:name="_52_0_37__32_-_32_Accent2_32_3_32_2_32_2_32_2_32_3" style:display-name="40% - Accent2 3 2 2 2 3" style:family="table-cell" style:data-style-name="N0">
      <style:table-cell-properties fo:background-color="#E6B8B7"/>
    </style:style>
    <style:style style:name="_52_0_37__32_-_32_Accent2_32_3_32_2_32_2_32_2_32_4" style:display-name="40% - Accent2 3 2 2 2 4" style:family="table-cell" style:data-style-name="N0">
      <style:table-cell-properties fo:background-color="#E6B8B7"/>
    </style:style>
    <style:style style:name="_52_0_37__32_-_32_Accent2_32_3_32_2_32_2_32_3" style:display-name="40% - Accent2 3 2 2 3" style:family="table-cell" style:data-style-name="N0">
      <style:table-cell-properties fo:background-color="#E6B8B7"/>
    </style:style>
    <style:style style:name="_52_0_37__32_-_32_Accent2_32_3_32_2_32_2_32_4" style:display-name="40% - Accent2 3 2 2 4" style:family="table-cell" style:data-style-name="N0">
      <style:table-cell-properties fo:background-color="#E6B8B7"/>
    </style:style>
    <style:style style:name="_52_0_37__32_-_32_Accent2_32_3_32_2_32_2_32_5" style:display-name="40% - Accent2 3 2 2 5" style:family="table-cell" style:data-style-name="N0">
      <style:table-cell-properties fo:background-color="#E6B8B7"/>
    </style:style>
    <style:style style:name="_52_0_37__32_-_32_Accent2_32_3_32_2_32_3" style:display-name="40% - Accent2 3 2 3" style:family="table-cell" style:data-style-name="N0">
      <style:table-cell-properties fo:background-color="#E6B8B7"/>
    </style:style>
    <style:style style:name="_52_0_37__32_-_32_Accent2_32_3_32_2_32_3_32_2" style:display-name="40% - Accent2 3 2 3 2" style:family="table-cell" style:data-style-name="N0">
      <style:table-cell-properties fo:background-color="#E6B8B7"/>
    </style:style>
    <style:style style:name="_52_0_37__32_-_32_Accent2_32_3_32_2_32_3_32_3" style:display-name="40% - Accent2 3 2 3 3" style:family="table-cell" style:data-style-name="N0">
      <style:table-cell-properties fo:background-color="#E6B8B7"/>
    </style:style>
    <style:style style:name="_52_0_37__32_-_32_Accent2_32_3_32_2_32_3_32_4" style:display-name="40% - Accent2 3 2 3 4" style:family="table-cell" style:data-style-name="N0">
      <style:table-cell-properties fo:background-color="#E6B8B7"/>
    </style:style>
    <style:style style:name="_52_0_37__32_-_32_Accent2_32_3_32_2_32_4" style:display-name="40% - Accent2 3 2 4" style:family="table-cell" style:data-style-name="N0">
      <style:table-cell-properties fo:background-color="#E6B8B7"/>
    </style:style>
    <style:style style:name="_52_0_37__32_-_32_Accent2_32_3_32_2_32_5" style:display-name="40% - Accent2 3 2 5" style:family="table-cell" style:data-style-name="N0">
      <style:table-cell-properties fo:background-color="#E6B8B7"/>
    </style:style>
    <style:style style:name="_52_0_37__32_-_32_Accent2_32_3_32_2_32_6" style:display-name="40% - Accent2 3 2 6" style:family="table-cell" style:data-style-name="N0">
      <style:table-cell-properties fo:background-color="#E6B8B7"/>
    </style:style>
    <style:style style:name="_52_0_37__32_-_32_Accent2_32_3_32_3" style:display-name="40% - Accent2 3 3" style:family="table-cell" style:data-style-name="N0">
      <style:table-cell-properties fo:background-color="#E6B8B7"/>
    </style:style>
    <style:style style:name="_52_0_37__32_-_32_Accent2_32_3_32_3_32_2" style:display-name="40% - Accent2 3 3 2" style:family="table-cell" style:data-style-name="N0">
      <style:table-cell-properties fo:background-color="#E6B8B7"/>
    </style:style>
    <style:style style:name="_52_0_37__32_-_32_Accent2_32_3_32_3_32_2_32_2" style:display-name="40% - Accent2 3 3 2 2" style:family="table-cell" style:data-style-name="N0">
      <style:table-cell-properties fo:background-color="#E6B8B7"/>
    </style:style>
    <style:style style:name="_52_0_37__32_-_32_Accent2_32_3_32_3_32_2_32_3" style:display-name="40% - Accent2 3 3 2 3" style:family="table-cell" style:data-style-name="N0">
      <style:table-cell-properties fo:background-color="#E6B8B7"/>
    </style:style>
    <style:style style:name="_52_0_37__32_-_32_Accent2_32_3_32_3_32_2_32_4" style:display-name="40% - Accent2 3 3 2 4" style:family="table-cell" style:data-style-name="N0">
      <style:table-cell-properties fo:background-color="#E6B8B7"/>
    </style:style>
    <style:style style:name="_52_0_37__32_-_32_Accent2_32_3_32_3_32_3" style:display-name="40% - Accent2 3 3 3" style:family="table-cell" style:data-style-name="N0">
      <style:table-cell-properties fo:background-color="#E6B8B7"/>
    </style:style>
    <style:style style:name="_52_0_37__32_-_32_Accent2_32_3_32_3_32_4" style:display-name="40% - Accent2 3 3 4" style:family="table-cell" style:data-style-name="N0">
      <style:table-cell-properties fo:background-color="#E6B8B7"/>
    </style:style>
    <style:style style:name="_52_0_37__32_-_32_Accent2_32_3_32_3_32_5" style:display-name="40% - Accent2 3 3 5" style:family="table-cell" style:data-style-name="N0">
      <style:table-cell-properties fo:background-color="#E6B8B7"/>
    </style:style>
    <style:style style:name="_52_0_37__32_-_32_Accent2_32_3_32_4" style:display-name="40% - Accent2 3 4" style:family="table-cell" style:data-style-name="N0">
      <style:table-cell-properties fo:background-color="#E6B8B7"/>
    </style:style>
    <style:style style:name="_52_0_37__32_-_32_Accent2_32_3_32_4_32_2" style:display-name="40% - Accent2 3 4 2" style:family="table-cell" style:data-style-name="N0">
      <style:table-cell-properties fo:background-color="#E6B8B7"/>
    </style:style>
    <style:style style:name="_52_0_37__32_-_32_Accent2_32_3_32_4_32_3" style:display-name="40% - Accent2 3 4 3" style:family="table-cell" style:data-style-name="N0">
      <style:table-cell-properties fo:background-color="#E6B8B7"/>
    </style:style>
    <style:style style:name="_52_0_37__32_-_32_Accent2_32_3_32_4_32_4" style:display-name="40% - Accent2 3 4 4" style:family="table-cell" style:data-style-name="N0">
      <style:table-cell-properties fo:background-color="#E6B8B7"/>
    </style:style>
    <style:style style:name="_52_0_37__32_-_32_Accent2_32_3_32_5" style:display-name="40% - Accent2 3 5" style:family="table-cell" style:data-style-name="N0">
      <style:table-cell-properties fo:background-color="#E6B8B7"/>
    </style:style>
    <style:style style:name="_52_0_37__32_-_32_Accent2_32_3_32_6" style:display-name="40% - Accent2 3 6" style:family="table-cell" style:data-style-name="N0">
      <style:table-cell-properties fo:background-color="#E6B8B7"/>
    </style:style>
    <style:style style:name="_52_0_37__32_-_32_Accent2_32_3_32_7" style:display-name="40% - Accent2 3 7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2_32_4_32_2" style:display-name="40% - Accent2 4 2" style:family="table-cell" style:data-style-name="N0">
      <style:table-cell-properties fo:background-color="#E6B8B7"/>
    </style:style>
    <style:style style:name="_52_0_37__32_-_32_Accent2_32_4_32_2_32_2" style:display-name="40% - Accent2 4 2 2" style:family="table-cell" style:data-style-name="N0">
      <style:table-cell-properties fo:background-color="#E6B8B7"/>
    </style:style>
    <style:style style:name="_52_0_37__32_-_32_Accent2_32_4_32_2_32_2_32_2" style:display-name="40% - Accent2 4 2 2 2" style:family="table-cell" style:data-style-name="N0">
      <style:table-cell-properties fo:background-color="#E6B8B7"/>
    </style:style>
    <style:style style:name="_52_0_37__32_-_32_Accent2_32_4_32_2_32_2_32_2_32_2" style:display-name="40% - Accent2 4 2 2 2 2" style:family="table-cell" style:data-style-name="N0">
      <style:table-cell-properties fo:background-color="#E6B8B7"/>
    </style:style>
    <style:style style:name="_52_0_37__32_-_32_Accent2_32_4_32_2_32_2_32_2_32_3" style:display-name="40% - Accent2 4 2 2 2 3" style:family="table-cell" style:data-style-name="N0">
      <style:table-cell-properties fo:background-color="#E6B8B7"/>
    </style:style>
    <style:style style:name="_52_0_37__32_-_32_Accent2_32_4_32_2_32_2_32_2_32_4" style:display-name="40% - Accent2 4 2 2 2 4" style:family="table-cell" style:data-style-name="N0">
      <style:table-cell-properties fo:background-color="#E6B8B7"/>
    </style:style>
    <style:style style:name="_52_0_37__32_-_32_Accent2_32_4_32_2_32_2_32_3" style:display-name="40% - Accent2 4 2 2 3" style:family="table-cell" style:data-style-name="N0">
      <style:table-cell-properties fo:background-color="#E6B8B7"/>
    </style:style>
    <style:style style:name="_52_0_37__32_-_32_Accent2_32_4_32_2_32_2_32_4" style:display-name="40% - Accent2 4 2 2 4" style:family="table-cell" style:data-style-name="N0">
      <style:table-cell-properties fo:background-color="#E6B8B7"/>
    </style:style>
    <style:style style:name="_52_0_37__32_-_32_Accent2_32_4_32_2_32_2_32_5" style:display-name="40% - Accent2 4 2 2 5" style:family="table-cell" style:data-style-name="N0">
      <style:table-cell-properties fo:background-color="#E6B8B7"/>
    </style:style>
    <style:style style:name="_52_0_37__32_-_32_Accent2_32_4_32_2_32_3" style:display-name="40% - Accent2 4 2 3" style:family="table-cell" style:data-style-name="N0">
      <style:table-cell-properties fo:background-color="#E6B8B7"/>
    </style:style>
    <style:style style:name="_52_0_37__32_-_32_Accent2_32_4_32_2_32_3_32_2" style:display-name="40% - Accent2 4 2 3 2" style:family="table-cell" style:data-style-name="N0">
      <style:table-cell-properties fo:background-color="#E6B8B7"/>
    </style:style>
    <style:style style:name="_52_0_37__32_-_32_Accent2_32_4_32_2_32_3_32_3" style:display-name="40% - Accent2 4 2 3 3" style:family="table-cell" style:data-style-name="N0">
      <style:table-cell-properties fo:background-color="#E6B8B7"/>
    </style:style>
    <style:style style:name="_52_0_37__32_-_32_Accent2_32_4_32_2_32_3_32_4" style:display-name="40% - Accent2 4 2 3 4" style:family="table-cell" style:data-style-name="N0">
      <style:table-cell-properties fo:background-color="#E6B8B7"/>
    </style:style>
    <style:style style:name="_52_0_37__32_-_32_Accent2_32_4_32_2_32_4" style:display-name="40% - Accent2 4 2 4" style:family="table-cell" style:data-style-name="N0">
      <style:table-cell-properties fo:background-color="#E6B8B7"/>
    </style:style>
    <style:style style:name="_52_0_37__32_-_32_Accent2_32_4_32_2_32_5" style:display-name="40% - Accent2 4 2 5" style:family="table-cell" style:data-style-name="N0">
      <style:table-cell-properties fo:background-color="#E6B8B7"/>
    </style:style>
    <style:style style:name="_52_0_37__32_-_32_Accent2_32_4_32_2_32_6" style:display-name="40% - Accent2 4 2 6" style:family="table-cell" style:data-style-name="N0">
      <style:table-cell-properties fo:background-color="#E6B8B7"/>
    </style:style>
    <style:style style:name="_52_0_37__32_-_32_Accent2_32_4_32_3" style:display-name="40% - Accent2 4 3" style:family="table-cell" style:data-style-name="N0">
      <style:table-cell-properties fo:background-color="#E6B8B7"/>
    </style:style>
    <style:style style:name="_52_0_37__32_-_32_Accent2_32_4_32_3_32_2" style:display-name="40% - Accent2 4 3 2" style:family="table-cell" style:data-style-name="N0">
      <style:table-cell-properties fo:background-color="#E6B8B7"/>
    </style:style>
    <style:style style:name="_52_0_37__32_-_32_Accent2_32_4_32_3_32_2_32_2" style:display-name="40% - Accent2 4 3 2 2" style:family="table-cell" style:data-style-name="N0">
      <style:table-cell-properties fo:background-color="#E6B8B7"/>
    </style:style>
    <style:style style:name="_52_0_37__32_-_32_Accent2_32_4_32_3_32_2_32_3" style:display-name="40% - Accent2 4 3 2 3" style:family="table-cell" style:data-style-name="N0">
      <style:table-cell-properties fo:background-color="#E6B8B7"/>
    </style:style>
    <style:style style:name="_52_0_37__32_-_32_Accent2_32_4_32_3_32_2_32_4" style:display-name="40% - Accent2 4 3 2 4" style:family="table-cell" style:data-style-name="N0">
      <style:table-cell-properties fo:background-color="#E6B8B7"/>
    </style:style>
    <style:style style:name="_52_0_37__32_-_32_Accent2_32_4_32_3_32_3" style:display-name="40% - Accent2 4 3 3" style:family="table-cell" style:data-style-name="N0">
      <style:table-cell-properties fo:background-color="#E6B8B7"/>
    </style:style>
    <style:style style:name="_52_0_37__32_-_32_Accent2_32_4_32_3_32_4" style:display-name="40% - Accent2 4 3 4" style:family="table-cell" style:data-style-name="N0">
      <style:table-cell-properties fo:background-color="#E6B8B7"/>
    </style:style>
    <style:style style:name="_52_0_37__32_-_32_Accent2_32_4_32_3_32_5" style:display-name="40% - Accent2 4 3 5" style:family="table-cell" style:data-style-name="N0">
      <style:table-cell-properties fo:background-color="#E6B8B7"/>
    </style:style>
    <style:style style:name="_52_0_37__32_-_32_Accent2_32_4_32_4" style:display-name="40% - Accent2 4 4" style:family="table-cell" style:data-style-name="N0">
      <style:table-cell-properties fo:background-color="#E6B8B7"/>
    </style:style>
    <style:style style:name="_52_0_37__32_-_32_Accent2_32_4_32_4_32_2" style:display-name="40% - Accent2 4 4 2" style:family="table-cell" style:data-style-name="N0">
      <style:table-cell-properties fo:background-color="#E6B8B7"/>
    </style:style>
    <style:style style:name="_52_0_37__32_-_32_Accent2_32_4_32_4_32_3" style:display-name="40% - Accent2 4 4 3" style:family="table-cell" style:data-style-name="N0">
      <style:table-cell-properties fo:background-color="#E6B8B7"/>
    </style:style>
    <style:style style:name="_52_0_37__32_-_32_Accent2_32_4_32_4_32_4" style:display-name="40% - Accent2 4 4 4" style:family="table-cell" style:data-style-name="N0">
      <style:table-cell-properties fo:background-color="#E6B8B7"/>
    </style:style>
    <style:style style:name="_52_0_37__32_-_32_Accent2_32_4_32_5" style:display-name="40% - Accent2 4 5" style:family="table-cell" style:data-style-name="N0">
      <style:table-cell-properties fo:background-color="#E6B8B7"/>
    </style:style>
    <style:style style:name="_52_0_37__32_-_32_Accent2_32_4_32_6" style:display-name="40% - Accent2 4 6" style:family="table-cell" style:data-style-name="N0">
      <style:table-cell-properties fo:background-color="#E6B8B7"/>
    </style:style>
    <style:style style:name="_52_0_37__32_-_32_Accent2_32_4_32_7" style:display-name="40% - Accent2 4 7" style:family="table-cell" style:data-style-name="N0">
      <style:table-cell-properties fo:background-color="#E6B8B7"/>
    </style:style>
    <style:style style:name="_52_0_37__32_-_32_Accent2_32_5" style:display-name="40% - Accent2 5" style:family="table-cell" style:data-style-name="N0">
      <style:table-cell-properties fo:background-color="#E6B8B7"/>
    </style:style>
    <style:style style:name="_52_0_37__32_-_32_Accent2_32_5_32_2" style:display-name="40% - Accent2 5 2" style:family="table-cell" style:data-style-name="N0">
      <style:table-cell-properties fo:background-color="#E6B8B7"/>
    </style:style>
    <style:style style:name="_52_0_37__32_-_32_Accent2_32_5_32_2_32_2" style:display-name="40% - Accent2 5 2 2" style:family="table-cell" style:data-style-name="N0">
      <style:table-cell-properties fo:background-color="#E6B8B7"/>
    </style:style>
    <style:style style:name="_52_0_37__32_-_32_Accent2_32_5_32_2_32_2_32_2" style:display-name="40% - Accent2 5 2 2 2" style:family="table-cell" style:data-style-name="N0">
      <style:table-cell-properties fo:background-color="#E6B8B7"/>
    </style:style>
    <style:style style:name="_52_0_37__32_-_32_Accent2_32_5_32_2_32_2_32_2_32_2" style:display-name="40% - Accent2 5 2 2 2 2" style:family="table-cell" style:data-style-name="N0">
      <style:table-cell-properties fo:background-color="#E6B8B7"/>
    </style:style>
    <style:style style:name="_52_0_37__32_-_32_Accent2_32_5_32_2_32_2_32_2_32_3" style:display-name="40% - Accent2 5 2 2 2 3" style:family="table-cell" style:data-style-name="N0">
      <style:table-cell-properties fo:background-color="#E6B8B7"/>
    </style:style>
    <style:style style:name="_52_0_37__32_-_32_Accent2_32_5_32_2_32_2_32_2_32_4" style:display-name="40% - Accent2 5 2 2 2 4" style:family="table-cell" style:data-style-name="N0">
      <style:table-cell-properties fo:background-color="#E6B8B7"/>
    </style:style>
    <style:style style:name="_52_0_37__32_-_32_Accent2_32_5_32_2_32_2_32_3" style:display-name="40% - Accent2 5 2 2 3" style:family="table-cell" style:data-style-name="N0">
      <style:table-cell-properties fo:background-color="#E6B8B7"/>
    </style:style>
    <style:style style:name="_52_0_37__32_-_32_Accent2_32_5_32_2_32_2_32_4" style:display-name="40% - Accent2 5 2 2 4" style:family="table-cell" style:data-style-name="N0">
      <style:table-cell-properties fo:background-color="#E6B8B7"/>
    </style:style>
    <style:style style:name="_52_0_37__32_-_32_Accent2_32_5_32_2_32_2_32_5" style:display-name="40% - Accent2 5 2 2 5" style:family="table-cell" style:data-style-name="N0">
      <style:table-cell-properties fo:background-color="#E6B8B7"/>
    </style:style>
    <style:style style:name="_52_0_37__32_-_32_Accent2_32_5_32_2_32_3" style:display-name="40% - Accent2 5 2 3" style:family="table-cell" style:data-style-name="N0">
      <style:table-cell-properties fo:background-color="#E6B8B7"/>
    </style:style>
    <style:style style:name="_52_0_37__32_-_32_Accent2_32_5_32_2_32_3_32_2" style:display-name="40% - Accent2 5 2 3 2" style:family="table-cell" style:data-style-name="N0">
      <style:table-cell-properties fo:background-color="#E6B8B7"/>
    </style:style>
    <style:style style:name="_52_0_37__32_-_32_Accent2_32_5_32_2_32_3_32_3" style:display-name="40% - Accent2 5 2 3 3" style:family="table-cell" style:data-style-name="N0">
      <style:table-cell-properties fo:background-color="#E6B8B7"/>
    </style:style>
    <style:style style:name="_52_0_37__32_-_32_Accent2_32_5_32_2_32_3_32_4" style:display-name="40% - Accent2 5 2 3 4" style:family="table-cell" style:data-style-name="N0">
      <style:table-cell-properties fo:background-color="#E6B8B7"/>
    </style:style>
    <style:style style:name="_52_0_37__32_-_32_Accent2_32_5_32_2_32_4" style:display-name="40% - Accent2 5 2 4" style:family="table-cell" style:data-style-name="N0">
      <style:table-cell-properties fo:background-color="#E6B8B7"/>
    </style:style>
    <style:style style:name="_52_0_37__32_-_32_Accent2_32_5_32_2_32_5" style:display-name="40% - Accent2 5 2 5" style:family="table-cell" style:data-style-name="N0">
      <style:table-cell-properties fo:background-color="#E6B8B7"/>
    </style:style>
    <style:style style:name="_52_0_37__32_-_32_Accent2_32_5_32_2_32_6" style:display-name="40% - Accent2 5 2 6" style:family="table-cell" style:data-style-name="N0">
      <style:table-cell-properties fo:background-color="#E6B8B7"/>
    </style:style>
    <style:style style:name="_52_0_37__32_-_32_Accent2_32_5_32_3" style:display-name="40% - Accent2 5 3" style:family="table-cell" style:data-style-name="N0">
      <style:table-cell-properties fo:background-color="#E6B8B7"/>
    </style:style>
    <style:style style:name="_52_0_37__32_-_32_Accent2_32_5_32_3_32_2" style:display-name="40% - Accent2 5 3 2" style:family="table-cell" style:data-style-name="N0">
      <style:table-cell-properties fo:background-color="#E6B8B7"/>
    </style:style>
    <style:style style:name="_52_0_37__32_-_32_Accent2_32_5_32_3_32_2_32_2" style:display-name="40% - Accent2 5 3 2 2" style:family="table-cell" style:data-style-name="N0">
      <style:table-cell-properties fo:background-color="#E6B8B7"/>
    </style:style>
    <style:style style:name="_52_0_37__32_-_32_Accent2_32_5_32_3_32_2_32_3" style:display-name="40% - Accent2 5 3 2 3" style:family="table-cell" style:data-style-name="N0">
      <style:table-cell-properties fo:background-color="#E6B8B7"/>
    </style:style>
    <style:style style:name="_52_0_37__32_-_32_Accent2_32_5_32_3_32_2_32_4" style:display-name="40% - Accent2 5 3 2 4" style:family="table-cell" style:data-style-name="N0">
      <style:table-cell-properties fo:background-color="#E6B8B7"/>
    </style:style>
    <style:style style:name="_52_0_37__32_-_32_Accent2_32_5_32_3_32_3" style:display-name="40% - Accent2 5 3 3" style:family="table-cell" style:data-style-name="N0">
      <style:table-cell-properties fo:background-color="#E6B8B7"/>
    </style:style>
    <style:style style:name="_52_0_37__32_-_32_Accent2_32_5_32_3_32_4" style:display-name="40% - Accent2 5 3 4" style:family="table-cell" style:data-style-name="N0">
      <style:table-cell-properties fo:background-color="#E6B8B7"/>
    </style:style>
    <style:style style:name="_52_0_37__32_-_32_Accent2_32_5_32_3_32_5" style:display-name="40% - Accent2 5 3 5" style:family="table-cell" style:data-style-name="N0">
      <style:table-cell-properties fo:background-color="#E6B8B7"/>
    </style:style>
    <style:style style:name="_52_0_37__32_-_32_Accent2_32_5_32_4" style:display-name="40% - Accent2 5 4" style:family="table-cell" style:data-style-name="N0">
      <style:table-cell-properties fo:background-color="#E6B8B7"/>
    </style:style>
    <style:style style:name="_52_0_37__32_-_32_Accent2_32_5_32_4_32_2" style:display-name="40% - Accent2 5 4 2" style:family="table-cell" style:data-style-name="N0">
      <style:table-cell-properties fo:background-color="#E6B8B7"/>
    </style:style>
    <style:style style:name="_52_0_37__32_-_32_Accent2_32_5_32_4_32_3" style:display-name="40% - Accent2 5 4 3" style:family="table-cell" style:data-style-name="N0">
      <style:table-cell-properties fo:background-color="#E6B8B7"/>
    </style:style>
    <style:style style:name="_52_0_37__32_-_32_Accent2_32_5_32_4_32_4" style:display-name="40% - Accent2 5 4 4" style:family="table-cell" style:data-style-name="N0">
      <style:table-cell-properties fo:background-color="#E6B8B7"/>
    </style:style>
    <style:style style:name="_52_0_37__32_-_32_Accent2_32_5_32_5" style:display-name="40% - Accent2 5 5" style:family="table-cell" style:data-style-name="N0">
      <style:table-cell-properties fo:background-color="#E6B8B7"/>
    </style:style>
    <style:style style:name="_52_0_37__32_-_32_Accent2_32_5_32_6" style:display-name="40% - Accent2 5 6" style:family="table-cell" style:data-style-name="N0">
      <style:table-cell-properties fo:background-color="#E6B8B7"/>
    </style:style>
    <style:style style:name="_52_0_37__32_-_32_Accent2_32_5_32_7" style:display-name="40% - Accent2 5 7" style:family="table-cell" style:data-style-name="N0">
      <style:table-cell-properties fo:background-color="#E6B8B7"/>
    </style:style>
    <style:style style:name="_52_0_37__32_-_32_Accent2_32_6" style:display-name="40% - Accent2 6" style:family="table-cell" style:data-style-name="N0">
      <style:table-cell-properties fo:background-color="#E6B8B7"/>
    </style:style>
    <style:style style:name="_52_0_37__32_-_32_Accent2_32_6_32_2" style:display-name="40% - Accent2 6 2" style:family="table-cell" style:data-style-name="N0">
      <style:table-cell-properties fo:background-color="#E6B8B7"/>
    </style:style>
    <style:style style:name="_52_0_37__32_-_32_Accent2_32_6_32_2_32_2" style:display-name="40% - Accent2 6 2 2" style:family="table-cell" style:data-style-name="N0">
      <style:table-cell-properties fo:background-color="#E6B8B7"/>
    </style:style>
    <style:style style:name="_52_0_37__32_-_32_Accent2_32_6_32_2_32_2_32_2" style:display-name="40% - Accent2 6 2 2 2" style:family="table-cell" style:data-style-name="N0">
      <style:table-cell-properties fo:background-color="#E6B8B7"/>
    </style:style>
    <style:style style:name="_52_0_37__32_-_32_Accent2_32_6_32_2_32_2_32_3" style:display-name="40% - Accent2 6 2 2 3" style:family="table-cell" style:data-style-name="N0">
      <style:table-cell-properties fo:background-color="#E6B8B7"/>
    </style:style>
    <style:style style:name="_52_0_37__32_-_32_Accent2_32_6_32_2_32_2_32_4" style:display-name="40% - Accent2 6 2 2 4" style:family="table-cell" style:data-style-name="N0">
      <style:table-cell-properties fo:background-color="#E6B8B7"/>
    </style:style>
    <style:style style:name="_52_0_37__32_-_32_Accent2_32_6_32_2_32_3" style:display-name="40% - Accent2 6 2 3" style:family="table-cell" style:data-style-name="N0">
      <style:table-cell-properties fo:background-color="#E6B8B7"/>
    </style:style>
    <style:style style:name="_52_0_37__32_-_32_Accent2_32_6_32_2_32_4" style:display-name="40% - Accent2 6 2 4" style:family="table-cell" style:data-style-name="N0">
      <style:table-cell-properties fo:background-color="#E6B8B7"/>
    </style:style>
    <style:style style:name="_52_0_37__32_-_32_Accent2_32_6_32_2_32_5" style:display-name="40% - Accent2 6 2 5" style:family="table-cell" style:data-style-name="N0">
      <style:table-cell-properties fo:background-color="#E6B8B7"/>
    </style:style>
    <style:style style:name="_52_0_37__32_-_32_Accent2_32_6_32_3" style:display-name="40% - Accent2 6 3" style:family="table-cell" style:data-style-name="N0">
      <style:table-cell-properties fo:background-color="#E6B8B7"/>
    </style:style>
    <style:style style:name="_52_0_37__32_-_32_Accent2_32_6_32_3_32_2" style:display-name="40% - Accent2 6 3 2" style:family="table-cell" style:data-style-name="N0">
      <style:table-cell-properties fo:background-color="#E6B8B7"/>
    </style:style>
    <style:style style:name="_52_0_37__32_-_32_Accent2_32_6_32_3_32_3" style:display-name="40% - Accent2 6 3 3" style:family="table-cell" style:data-style-name="N0">
      <style:table-cell-properties fo:background-color="#E6B8B7"/>
    </style:style>
    <style:style style:name="_52_0_37__32_-_32_Accent2_32_6_32_3_32_4" style:display-name="40% - Accent2 6 3 4" style:family="table-cell" style:data-style-name="N0">
      <style:table-cell-properties fo:background-color="#E6B8B7"/>
    </style:style>
    <style:style style:name="_52_0_37__32_-_32_Accent2_32_6_32_4" style:display-name="40% - Accent2 6 4" style:family="table-cell" style:data-style-name="N0">
      <style:table-cell-properties fo:background-color="#E6B8B7"/>
    </style:style>
    <style:style style:name="_52_0_37__32_-_32_Accent2_32_6_32_5" style:display-name="40% - Accent2 6 5" style:family="table-cell" style:data-style-name="N0">
      <style:table-cell-properties fo:background-color="#E6B8B7"/>
    </style:style>
    <style:style style:name="_52_0_37__32_-_32_Accent2_32_6_32_6" style:display-name="40% - Accent2 6 6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D8E4BC"/>
    </style:style>
    <style:style style:name="_52_0_37__32_-_32_Accent3_32_2_32_2" style:display-name="40% - Accent3 2 2" style:family="table-cell" style:data-style-name="N0">
      <style:table-cell-properties fo:background-color="#D8E4BC"/>
    </style:style>
    <style:style style:name="_52_0_37__32_-_32_Accent3_32_2_32_2_32_2" style:display-name="40% - Accent3 2 2 2" style:family="table-cell" style:data-style-name="N0">
      <style:table-cell-properties fo:background-color="#D8E4BC"/>
    </style:style>
    <style:style style:name="_52_0_37__32_-_32_Accent3_32_2_32_2_32_2_32_2" style:display-name="40% - Accent3 2 2 2 2" style:family="table-cell" style:data-style-name="N0">
      <style:table-cell-properties fo:background-color="#D8E4BC"/>
    </style:style>
    <style:style style:name="_52_0_37__32_-_32_Accent3_32_2_32_2_32_2_32_2_32_2" style:display-name="40% - Accent3 2 2 2 2 2" style:family="table-cell" style:data-style-name="N0">
      <style:table-cell-properties fo:background-color="#D8E4BC"/>
    </style:style>
    <style:style style:name="_52_0_37__32_-_32_Accent3_32_2_32_2_32_2_32_2_32_3" style:display-name="40% - Accent3 2 2 2 2 3" style:family="table-cell" style:data-style-name="N0">
      <style:table-cell-properties fo:background-color="#D8E4BC"/>
    </style:style>
    <style:style style:name="_52_0_37__32_-_32_Accent3_32_2_32_2_32_2_32_2_32_4" style:display-name="40% - Accent3 2 2 2 2 4" style:family="table-cell" style:data-style-name="N0">
      <style:table-cell-properties fo:background-color="#D8E4BC"/>
    </style:style>
    <style:style style:name="_52_0_37__32_-_32_Accent3_32_2_32_2_32_2_32_3" style:display-name="40% - Accent3 2 2 2 3" style:family="table-cell" style:data-style-name="N0">
      <style:table-cell-properties fo:background-color="#D8E4BC"/>
    </style:style>
    <style:style style:name="_52_0_37__32_-_32_Accent3_32_2_32_2_32_2_32_4" style:display-name="40% - Accent3 2 2 2 4" style:family="table-cell" style:data-style-name="N0">
      <style:table-cell-properties fo:background-color="#D8E4BC"/>
    </style:style>
    <style:style style:name="_52_0_37__32_-_32_Accent3_32_2_32_2_32_2_32_5" style:display-name="40% - Accent3 2 2 2 5" style:family="table-cell" style:data-style-name="N0">
      <style:table-cell-properties fo:background-color="#D8E4BC"/>
    </style:style>
    <style:style style:name="_52_0_37__32_-_32_Accent3_32_2_32_2_32_3" style:display-name="40% - Accent3 2 2 3" style:family="table-cell" style:data-style-name="N0">
      <style:table-cell-properties fo:background-color="#D8E4BC"/>
    </style:style>
    <style:style style:name="_52_0_37__32_-_32_Accent3_32_2_32_2_32_3_32_2" style:display-name="40% - Accent3 2 2 3 2" style:family="table-cell" style:data-style-name="N0">
      <style:table-cell-properties fo:background-color="#D8E4BC"/>
    </style:style>
    <style:style style:name="_52_0_37__32_-_32_Accent3_32_2_32_2_32_3_32_3" style:display-name="40% - Accent3 2 2 3 3" style:family="table-cell" style:data-style-name="N0">
      <style:table-cell-properties fo:background-color="#D8E4BC"/>
    </style:style>
    <style:style style:name="_52_0_37__32_-_32_Accent3_32_2_32_2_32_3_32_4" style:display-name="40% - Accent3 2 2 3 4" style:family="table-cell" style:data-style-name="N0">
      <style:table-cell-properties fo:background-color="#D8E4BC"/>
    </style:style>
    <style:style style:name="_52_0_37__32_-_32_Accent3_32_2_32_2_32_4" style:display-name="40% - Accent3 2 2 4" style:family="table-cell" style:data-style-name="N0">
      <style:table-cell-properties fo:background-color="#D8E4BC"/>
    </style:style>
    <style:style style:name="_52_0_37__32_-_32_Accent3_32_2_32_2_32_5" style:display-name="40% - Accent3 2 2 5" style:family="table-cell" style:data-style-name="N0">
      <style:table-cell-properties fo:background-color="#D8E4BC"/>
    </style:style>
    <style:style style:name="_52_0_37__32_-_32_Accent3_32_2_32_2_32_6" style:display-name="40% - Accent3 2 2 6" style:family="table-cell" style:data-style-name="N0">
      <style:table-cell-properties fo:background-color="#D8E4BC"/>
    </style:style>
    <style:style style:name="_52_0_37__32_-_32_Accent3_32_2_32_3" style:display-name="40% - Accent3 2 3" style:family="table-cell" style:data-style-name="N0">
      <style:table-cell-properties fo:background-color="#D8E4BC"/>
    </style:style>
    <style:style style:name="_52_0_37__32_-_32_Accent3_32_2_32_3_32_2" style:display-name="40% - Accent3 2 3 2" style:family="table-cell" style:data-style-name="N0">
      <style:table-cell-properties fo:background-color="#D8E4BC"/>
    </style:style>
    <style:style style:name="_52_0_37__32_-_32_Accent3_32_2_32_3_32_2_32_2" style:display-name="40% - Accent3 2 3 2 2" style:family="table-cell" style:data-style-name="N0">
      <style:table-cell-properties fo:background-color="#D8E4BC"/>
    </style:style>
    <style:style style:name="_52_0_37__32_-_32_Accent3_32_2_32_3_32_2_32_3" style:display-name="40% - Accent3 2 3 2 3" style:family="table-cell" style:data-style-name="N0">
      <style:table-cell-properties fo:background-color="#D8E4BC"/>
    </style:style>
    <style:style style:name="_52_0_37__32_-_32_Accent3_32_2_32_3_32_2_32_4" style:display-name="40% - Accent3 2 3 2 4" style:family="table-cell" style:data-style-name="N0">
      <style:table-cell-properties fo:background-color="#D8E4BC"/>
    </style:style>
    <style:style style:name="_52_0_37__32_-_32_Accent3_32_2_32_3_32_3" style:display-name="40% - Accent3 2 3 3" style:family="table-cell" style:data-style-name="N0">
      <style:table-cell-properties fo:background-color="#D8E4BC"/>
    </style:style>
    <style:style style:name="_52_0_37__32_-_32_Accent3_32_2_32_3_32_4" style:display-name="40% - Accent3 2 3 4" style:family="table-cell" style:data-style-name="N0">
      <style:table-cell-properties fo:background-color="#D8E4BC"/>
    </style:style>
    <style:style style:name="_52_0_37__32_-_32_Accent3_32_2_32_3_32_5" style:display-name="40% - Accent3 2 3 5" style:family="table-cell" style:data-style-name="N0">
      <style:table-cell-properties fo:background-color="#D8E4BC"/>
    </style:style>
    <style:style style:name="_52_0_37__32_-_32_Accent3_32_2_32_4" style:display-name="40% - Accent3 2 4" style:family="table-cell" style:data-style-name="N0">
      <style:table-cell-properties fo:background-color="#D8E4BC"/>
    </style:style>
    <style:style style:name="_52_0_37__32_-_32_Accent3_32_2_32_4_32_2" style:display-name="40% - Accent3 2 4 2" style:family="table-cell" style:data-style-name="N0">
      <style:table-cell-properties fo:background-color="#D8E4BC"/>
    </style:style>
    <style:style style:name="_52_0_37__32_-_32_Accent3_32_2_32_4_32_3" style:display-name="40% - Accent3 2 4 3" style:family="table-cell" style:data-style-name="N0">
      <style:table-cell-properties fo:background-color="#D8E4BC"/>
    </style:style>
    <style:style style:name="_52_0_37__32_-_32_Accent3_32_2_32_4_32_4" style:display-name="40% - Accent3 2 4 4" style:family="table-cell" style:data-style-name="N0">
      <style:table-cell-properties fo:background-color="#D8E4BC"/>
    </style:style>
    <style:style style:name="_52_0_37__32_-_32_Accent3_32_2_32_5" style:display-name="40% - Accent3 2 5" style:family="table-cell" style:data-style-name="N0">
      <style:table-cell-properties fo:background-color="#D8E4BC"/>
    </style:style>
    <style:style style:name="_52_0_37__32_-_32_Accent3_32_2_32_6" style:display-name="40% - Accent3 2 6" style:family="table-cell" style:data-style-name="N0">
      <style:table-cell-properties fo:background-color="#D8E4BC"/>
    </style:style>
    <style:style style:name="_52_0_37__32_-_32_Accent3_32_2_32_7" style:display-name="40% - Accent3 2 7" style:family="table-cell" style:data-style-name="N0">
      <style:table-cell-properties fo:background-color="#D8E4BC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3_32_2" style:display-name="40% - Accent3 3 2" style:family="table-cell" style:data-style-name="N0">
      <style:table-cell-properties fo:background-color="#D8E4BC"/>
    </style:style>
    <style:style style:name="_52_0_37__32_-_32_Accent3_32_3_32_2_32_2" style:display-name="40% - Accent3 3 2 2" style:family="table-cell" style:data-style-name="N0">
      <style:table-cell-properties fo:background-color="#D8E4BC"/>
    </style:style>
    <style:style style:name="_52_0_37__32_-_32_Accent3_32_3_32_2_32_2_32_2" style:display-name="40% - Accent3 3 2 2 2" style:family="table-cell" style:data-style-name="N0">
      <style:table-cell-properties fo:background-color="#D8E4BC"/>
    </style:style>
    <style:style style:name="_52_0_37__32_-_32_Accent3_32_3_32_2_32_2_32_2_32_2" style:display-name="40% - Accent3 3 2 2 2 2" style:family="table-cell" style:data-style-name="N0">
      <style:table-cell-properties fo:background-color="#D8E4BC"/>
    </style:style>
    <style:style style:name="_52_0_37__32_-_32_Accent3_32_3_32_2_32_2_32_2_32_3" style:display-name="40% - Accent3 3 2 2 2 3" style:family="table-cell" style:data-style-name="N0">
      <style:table-cell-properties fo:background-color="#D8E4BC"/>
    </style:style>
    <style:style style:name="_52_0_37__32_-_32_Accent3_32_3_32_2_32_2_32_2_32_4" style:display-name="40% - Accent3 3 2 2 2 4" style:family="table-cell" style:data-style-name="N0">
      <style:table-cell-properties fo:background-color="#D8E4BC"/>
    </style:style>
    <style:style style:name="_52_0_37__32_-_32_Accent3_32_3_32_2_32_2_32_3" style:display-name="40% - Accent3 3 2 2 3" style:family="table-cell" style:data-style-name="N0">
      <style:table-cell-properties fo:background-color="#D8E4BC"/>
    </style:style>
    <style:style style:name="_52_0_37__32_-_32_Accent3_32_3_32_2_32_2_32_4" style:display-name="40% - Accent3 3 2 2 4" style:family="table-cell" style:data-style-name="N0">
      <style:table-cell-properties fo:background-color="#D8E4BC"/>
    </style:style>
    <style:style style:name="_52_0_37__32_-_32_Accent3_32_3_32_2_32_2_32_5" style:display-name="40% - Accent3 3 2 2 5" style:family="table-cell" style:data-style-name="N0">
      <style:table-cell-properties fo:background-color="#D8E4BC"/>
    </style:style>
    <style:style style:name="_52_0_37__32_-_32_Accent3_32_3_32_2_32_3" style:display-name="40% - Accent3 3 2 3" style:family="table-cell" style:data-style-name="N0">
      <style:table-cell-properties fo:background-color="#D8E4BC"/>
    </style:style>
    <style:style style:name="_52_0_37__32_-_32_Accent3_32_3_32_2_32_3_32_2" style:display-name="40% - Accent3 3 2 3 2" style:family="table-cell" style:data-style-name="N0">
      <style:table-cell-properties fo:background-color="#D8E4BC"/>
    </style:style>
    <style:style style:name="_52_0_37__32_-_32_Accent3_32_3_32_2_32_3_32_3" style:display-name="40% - Accent3 3 2 3 3" style:family="table-cell" style:data-style-name="N0">
      <style:table-cell-properties fo:background-color="#D8E4BC"/>
    </style:style>
    <style:style style:name="_52_0_37__32_-_32_Accent3_32_3_32_2_32_3_32_4" style:display-name="40% - Accent3 3 2 3 4" style:family="table-cell" style:data-style-name="N0">
      <style:table-cell-properties fo:background-color="#D8E4BC"/>
    </style:style>
    <style:style style:name="_52_0_37__32_-_32_Accent3_32_3_32_2_32_4" style:display-name="40% - Accent3 3 2 4" style:family="table-cell" style:data-style-name="N0">
      <style:table-cell-properties fo:background-color="#D8E4BC"/>
    </style:style>
    <style:style style:name="_52_0_37__32_-_32_Accent3_32_3_32_2_32_5" style:display-name="40% - Accent3 3 2 5" style:family="table-cell" style:data-style-name="N0">
      <style:table-cell-properties fo:background-color="#D8E4BC"/>
    </style:style>
    <style:style style:name="_52_0_37__32_-_32_Accent3_32_3_32_2_32_6" style:display-name="40% - Accent3 3 2 6" style:family="table-cell" style:data-style-name="N0">
      <style:table-cell-properties fo:background-color="#D8E4BC"/>
    </style:style>
    <style:style style:name="_52_0_37__32_-_32_Accent3_32_3_32_3" style:display-name="40% - Accent3 3 3" style:family="table-cell" style:data-style-name="N0">
      <style:table-cell-properties fo:background-color="#D8E4BC"/>
    </style:style>
    <style:style style:name="_52_0_37__32_-_32_Accent3_32_3_32_3_32_2" style:display-name="40% - Accent3 3 3 2" style:family="table-cell" style:data-style-name="N0">
      <style:table-cell-properties fo:background-color="#D8E4BC"/>
    </style:style>
    <style:style style:name="_52_0_37__32_-_32_Accent3_32_3_32_3_32_2_32_2" style:display-name="40% - Accent3 3 3 2 2" style:family="table-cell" style:data-style-name="N0">
      <style:table-cell-properties fo:background-color="#D8E4BC"/>
    </style:style>
    <style:style style:name="_52_0_37__32_-_32_Accent3_32_3_32_3_32_2_32_3" style:display-name="40% - Accent3 3 3 2 3" style:family="table-cell" style:data-style-name="N0">
      <style:table-cell-properties fo:background-color="#D8E4BC"/>
    </style:style>
    <style:style style:name="_52_0_37__32_-_32_Accent3_32_3_32_3_32_2_32_4" style:display-name="40% - Accent3 3 3 2 4" style:family="table-cell" style:data-style-name="N0">
      <style:table-cell-properties fo:background-color="#D8E4BC"/>
    </style:style>
    <style:style style:name="_52_0_37__32_-_32_Accent3_32_3_32_3_32_3" style:display-name="40% - Accent3 3 3 3" style:family="table-cell" style:data-style-name="N0">
      <style:table-cell-properties fo:background-color="#D8E4BC"/>
    </style:style>
    <style:style style:name="_52_0_37__32_-_32_Accent3_32_3_32_3_32_4" style:display-name="40% - Accent3 3 3 4" style:family="table-cell" style:data-style-name="N0">
      <style:table-cell-properties fo:background-color="#D8E4BC"/>
    </style:style>
    <style:style style:name="_52_0_37__32_-_32_Accent3_32_3_32_3_32_5" style:display-name="40% - Accent3 3 3 5" style:family="table-cell" style:data-style-name="N0">
      <style:table-cell-properties fo:background-color="#D8E4BC"/>
    </style:style>
    <style:style style:name="_52_0_37__32_-_32_Accent3_32_3_32_4" style:display-name="40% - Accent3 3 4" style:family="table-cell" style:data-style-name="N0">
      <style:table-cell-properties fo:background-color="#D8E4BC"/>
    </style:style>
    <style:style style:name="_52_0_37__32_-_32_Accent3_32_3_32_4_32_2" style:display-name="40% - Accent3 3 4 2" style:family="table-cell" style:data-style-name="N0">
      <style:table-cell-properties fo:background-color="#D8E4BC"/>
    </style:style>
    <style:style style:name="_52_0_37__32_-_32_Accent3_32_3_32_4_32_3" style:display-name="40% - Accent3 3 4 3" style:family="table-cell" style:data-style-name="N0">
      <style:table-cell-properties fo:background-color="#D8E4BC"/>
    </style:style>
    <style:style style:name="_52_0_37__32_-_32_Accent3_32_3_32_4_32_4" style:display-name="40% - Accent3 3 4 4" style:family="table-cell" style:data-style-name="N0">
      <style:table-cell-properties fo:background-color="#D8E4BC"/>
    </style:style>
    <style:style style:name="_52_0_37__32_-_32_Accent3_32_3_32_5" style:display-name="40% - Accent3 3 5" style:family="table-cell" style:data-style-name="N0">
      <style:table-cell-properties fo:background-color="#D8E4BC"/>
    </style:style>
    <style:style style:name="_52_0_37__32_-_32_Accent3_32_3_32_6" style:display-name="40% - Accent3 3 6" style:family="table-cell" style:data-style-name="N0">
      <style:table-cell-properties fo:background-color="#D8E4BC"/>
    </style:style>
    <style:style style:name="_52_0_37__32_-_32_Accent3_32_3_32_7" style:display-name="40% - Accent3 3 7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3_32_4_32_2" style:display-name="40% - Accent3 4 2" style:family="table-cell" style:data-style-name="N0">
      <style:table-cell-properties fo:background-color="#D8E4BC"/>
    </style:style>
    <style:style style:name="_52_0_37__32_-_32_Accent3_32_4_32_2_32_2" style:display-name="40% - Accent3 4 2 2" style:family="table-cell" style:data-style-name="N0">
      <style:table-cell-properties fo:background-color="#D8E4BC"/>
    </style:style>
    <style:style style:name="_52_0_37__32_-_32_Accent3_32_4_32_2_32_2_32_2" style:display-name="40% - Accent3 4 2 2 2" style:family="table-cell" style:data-style-name="N0">
      <style:table-cell-properties fo:background-color="#D8E4BC"/>
    </style:style>
    <style:style style:name="_52_0_37__32_-_32_Accent3_32_4_32_2_32_2_32_2_32_2" style:display-name="40% - Accent3 4 2 2 2 2" style:family="table-cell" style:data-style-name="N0">
      <style:table-cell-properties fo:background-color="#D8E4BC"/>
    </style:style>
    <style:style style:name="_52_0_37__32_-_32_Accent3_32_4_32_2_32_2_32_2_32_3" style:display-name="40% - Accent3 4 2 2 2 3" style:family="table-cell" style:data-style-name="N0">
      <style:table-cell-properties fo:background-color="#D8E4BC"/>
    </style:style>
    <style:style style:name="_52_0_37__32_-_32_Accent3_32_4_32_2_32_2_32_2_32_4" style:display-name="40% - Accent3 4 2 2 2 4" style:family="table-cell" style:data-style-name="N0">
      <style:table-cell-properties fo:background-color="#D8E4BC"/>
    </style:style>
    <style:style style:name="_52_0_37__32_-_32_Accent3_32_4_32_2_32_2_32_3" style:display-name="40% - Accent3 4 2 2 3" style:family="table-cell" style:data-style-name="N0">
      <style:table-cell-properties fo:background-color="#D8E4BC"/>
    </style:style>
    <style:style style:name="_52_0_37__32_-_32_Accent3_32_4_32_2_32_2_32_4" style:display-name="40% - Accent3 4 2 2 4" style:family="table-cell" style:data-style-name="N0">
      <style:table-cell-properties fo:background-color="#D8E4BC"/>
    </style:style>
    <style:style style:name="_52_0_37__32_-_32_Accent3_32_4_32_2_32_2_32_5" style:display-name="40% - Accent3 4 2 2 5" style:family="table-cell" style:data-style-name="N0">
      <style:table-cell-properties fo:background-color="#D8E4BC"/>
    </style:style>
    <style:style style:name="_52_0_37__32_-_32_Accent3_32_4_32_2_32_3" style:display-name="40% - Accent3 4 2 3" style:family="table-cell" style:data-style-name="N0">
      <style:table-cell-properties fo:background-color="#D8E4BC"/>
    </style:style>
    <style:style style:name="_52_0_37__32_-_32_Accent3_32_4_32_2_32_3_32_2" style:display-name="40% - Accent3 4 2 3 2" style:family="table-cell" style:data-style-name="N0">
      <style:table-cell-properties fo:background-color="#D8E4BC"/>
    </style:style>
    <style:style style:name="_52_0_37__32_-_32_Accent3_32_4_32_2_32_3_32_3" style:display-name="40% - Accent3 4 2 3 3" style:family="table-cell" style:data-style-name="N0">
      <style:table-cell-properties fo:background-color="#D8E4BC"/>
    </style:style>
    <style:style style:name="_52_0_37__32_-_32_Accent3_32_4_32_2_32_3_32_4" style:display-name="40% - Accent3 4 2 3 4" style:family="table-cell" style:data-style-name="N0">
      <style:table-cell-properties fo:background-color="#D8E4BC"/>
    </style:style>
    <style:style style:name="_52_0_37__32_-_32_Accent3_32_4_32_2_32_4" style:display-name="40% - Accent3 4 2 4" style:family="table-cell" style:data-style-name="N0">
      <style:table-cell-properties fo:background-color="#D8E4BC"/>
    </style:style>
    <style:style style:name="_52_0_37__32_-_32_Accent3_32_4_32_2_32_5" style:display-name="40% - Accent3 4 2 5" style:family="table-cell" style:data-style-name="N0">
      <style:table-cell-properties fo:background-color="#D8E4BC"/>
    </style:style>
    <style:style style:name="_52_0_37__32_-_32_Accent3_32_4_32_2_32_6" style:display-name="40% - Accent3 4 2 6" style:family="table-cell" style:data-style-name="N0">
      <style:table-cell-properties fo:background-color="#D8E4BC"/>
    </style:style>
    <style:style style:name="_52_0_37__32_-_32_Accent3_32_4_32_3" style:display-name="40% - Accent3 4 3" style:family="table-cell" style:data-style-name="N0">
      <style:table-cell-properties fo:background-color="#D8E4BC"/>
    </style:style>
    <style:style style:name="_52_0_37__32_-_32_Accent3_32_4_32_3_32_2" style:display-name="40% - Accent3 4 3 2" style:family="table-cell" style:data-style-name="N0">
      <style:table-cell-properties fo:background-color="#D8E4BC"/>
    </style:style>
    <style:style style:name="_52_0_37__32_-_32_Accent3_32_4_32_3_32_2_32_2" style:display-name="40% - Accent3 4 3 2 2" style:family="table-cell" style:data-style-name="N0">
      <style:table-cell-properties fo:background-color="#D8E4BC"/>
    </style:style>
    <style:style style:name="_52_0_37__32_-_32_Accent3_32_4_32_3_32_2_32_3" style:display-name="40% - Accent3 4 3 2 3" style:family="table-cell" style:data-style-name="N0">
      <style:table-cell-properties fo:background-color="#D8E4BC"/>
    </style:style>
    <style:style style:name="_52_0_37__32_-_32_Accent3_32_4_32_3_32_2_32_4" style:display-name="40% - Accent3 4 3 2 4" style:family="table-cell" style:data-style-name="N0">
      <style:table-cell-properties fo:background-color="#D8E4BC"/>
    </style:style>
    <style:style style:name="_52_0_37__32_-_32_Accent3_32_4_32_3_32_3" style:display-name="40% - Accent3 4 3 3" style:family="table-cell" style:data-style-name="N0">
      <style:table-cell-properties fo:background-color="#D8E4BC"/>
    </style:style>
    <style:style style:name="_52_0_37__32_-_32_Accent3_32_4_32_3_32_4" style:display-name="40% - Accent3 4 3 4" style:family="table-cell" style:data-style-name="N0">
      <style:table-cell-properties fo:background-color="#D8E4BC"/>
    </style:style>
    <style:style style:name="_52_0_37__32_-_32_Accent3_32_4_32_3_32_5" style:display-name="40% - Accent3 4 3 5" style:family="table-cell" style:data-style-name="N0">
      <style:table-cell-properties fo:background-color="#D8E4BC"/>
    </style:style>
    <style:style style:name="_52_0_37__32_-_32_Accent3_32_4_32_4" style:display-name="40% - Accent3 4 4" style:family="table-cell" style:data-style-name="N0">
      <style:table-cell-properties fo:background-color="#D8E4BC"/>
    </style:style>
    <style:style style:name="_52_0_37__32_-_32_Accent3_32_4_32_4_32_2" style:display-name="40% - Accent3 4 4 2" style:family="table-cell" style:data-style-name="N0">
      <style:table-cell-properties fo:background-color="#D8E4BC"/>
    </style:style>
    <style:style style:name="_52_0_37__32_-_32_Accent3_32_4_32_4_32_3" style:display-name="40% - Accent3 4 4 3" style:family="table-cell" style:data-style-name="N0">
      <style:table-cell-properties fo:background-color="#D8E4BC"/>
    </style:style>
    <style:style style:name="_52_0_37__32_-_32_Accent3_32_4_32_4_32_4" style:display-name="40% - Accent3 4 4 4" style:family="table-cell" style:data-style-name="N0">
      <style:table-cell-properties fo:background-color="#D8E4BC"/>
    </style:style>
    <style:style style:name="_52_0_37__32_-_32_Accent3_32_4_32_5" style:display-name="40% - Accent3 4 5" style:family="table-cell" style:data-style-name="N0">
      <style:table-cell-properties fo:background-color="#D8E4BC"/>
    </style:style>
    <style:style style:name="_52_0_37__32_-_32_Accent3_32_4_32_6" style:display-name="40% - Accent3 4 6" style:family="table-cell" style:data-style-name="N0">
      <style:table-cell-properties fo:background-color="#D8E4BC"/>
    </style:style>
    <style:style style:name="_52_0_37__32_-_32_Accent3_32_4_32_7" style:display-name="40% - Accent3 4 7" style:family="table-cell" style:data-style-name="N0">
      <style:table-cell-properties fo:background-color="#D8E4BC"/>
    </style:style>
    <style:style style:name="_52_0_37__32_-_32_Accent3_32_5" style:display-name="40% - Accent3 5" style:family="table-cell" style:data-style-name="N0">
      <style:table-cell-properties fo:background-color="#D8E4BC"/>
    </style:style>
    <style:style style:name="_52_0_37__32_-_32_Accent3_32_5_32_2" style:display-name="40% - Accent3 5 2" style:family="table-cell" style:data-style-name="N0">
      <style:table-cell-properties fo:background-color="#D8E4BC"/>
    </style:style>
    <style:style style:name="_52_0_37__32_-_32_Accent3_32_5_32_2_32_2" style:display-name="40% - Accent3 5 2 2" style:family="table-cell" style:data-style-name="N0">
      <style:table-cell-properties fo:background-color="#D8E4BC"/>
    </style:style>
    <style:style style:name="_52_0_37__32_-_32_Accent3_32_5_32_2_32_2_32_2" style:display-name="40% - Accent3 5 2 2 2" style:family="table-cell" style:data-style-name="N0">
      <style:table-cell-properties fo:background-color="#D8E4BC"/>
    </style:style>
    <style:style style:name="_52_0_37__32_-_32_Accent3_32_5_32_2_32_2_32_2_32_2" style:display-name="40% - Accent3 5 2 2 2 2" style:family="table-cell" style:data-style-name="N0">
      <style:table-cell-properties fo:background-color="#D8E4BC"/>
    </style:style>
    <style:style style:name="_52_0_37__32_-_32_Accent3_32_5_32_2_32_2_32_2_32_3" style:display-name="40% - Accent3 5 2 2 2 3" style:family="table-cell" style:data-style-name="N0">
      <style:table-cell-properties fo:background-color="#D8E4BC"/>
    </style:style>
    <style:style style:name="_52_0_37__32_-_32_Accent3_32_5_32_2_32_2_32_2_32_4" style:display-name="40% - Accent3 5 2 2 2 4" style:family="table-cell" style:data-style-name="N0">
      <style:table-cell-properties fo:background-color="#D8E4BC"/>
    </style:style>
    <style:style style:name="_52_0_37__32_-_32_Accent3_32_5_32_2_32_2_32_3" style:display-name="40% - Accent3 5 2 2 3" style:family="table-cell" style:data-style-name="N0">
      <style:table-cell-properties fo:background-color="#D8E4BC"/>
    </style:style>
    <style:style style:name="_52_0_37__32_-_32_Accent3_32_5_32_2_32_2_32_4" style:display-name="40% - Accent3 5 2 2 4" style:family="table-cell" style:data-style-name="N0">
      <style:table-cell-properties fo:background-color="#D8E4BC"/>
    </style:style>
    <style:style style:name="_52_0_37__32_-_32_Accent3_32_5_32_2_32_2_32_5" style:display-name="40% - Accent3 5 2 2 5" style:family="table-cell" style:data-style-name="N0">
      <style:table-cell-properties fo:background-color="#D8E4BC"/>
    </style:style>
    <style:style style:name="_52_0_37__32_-_32_Accent3_32_5_32_2_32_3" style:display-name="40% - Accent3 5 2 3" style:family="table-cell" style:data-style-name="N0">
      <style:table-cell-properties fo:background-color="#D8E4BC"/>
    </style:style>
    <style:style style:name="_52_0_37__32_-_32_Accent3_32_5_32_2_32_3_32_2" style:display-name="40% - Accent3 5 2 3 2" style:family="table-cell" style:data-style-name="N0">
      <style:table-cell-properties fo:background-color="#D8E4BC"/>
    </style:style>
    <style:style style:name="_52_0_37__32_-_32_Accent3_32_5_32_2_32_3_32_3" style:display-name="40% - Accent3 5 2 3 3" style:family="table-cell" style:data-style-name="N0">
      <style:table-cell-properties fo:background-color="#D8E4BC"/>
    </style:style>
    <style:style style:name="_52_0_37__32_-_32_Accent3_32_5_32_2_32_3_32_4" style:display-name="40% - Accent3 5 2 3 4" style:family="table-cell" style:data-style-name="N0">
      <style:table-cell-properties fo:background-color="#D8E4BC"/>
    </style:style>
    <style:style style:name="_52_0_37__32_-_32_Accent3_32_5_32_2_32_4" style:display-name="40% - Accent3 5 2 4" style:family="table-cell" style:data-style-name="N0">
      <style:table-cell-properties fo:background-color="#D8E4BC"/>
    </style:style>
    <style:style style:name="_52_0_37__32_-_32_Accent3_32_5_32_2_32_5" style:display-name="40% - Accent3 5 2 5" style:family="table-cell" style:data-style-name="N0">
      <style:table-cell-properties fo:background-color="#D8E4BC"/>
    </style:style>
    <style:style style:name="_52_0_37__32_-_32_Accent3_32_5_32_2_32_6" style:display-name="40% - Accent3 5 2 6" style:family="table-cell" style:data-style-name="N0">
      <style:table-cell-properties fo:background-color="#D8E4BC"/>
    </style:style>
    <style:style style:name="_52_0_37__32_-_32_Accent3_32_5_32_3" style:display-name="40% - Accent3 5 3" style:family="table-cell" style:data-style-name="N0">
      <style:table-cell-properties fo:background-color="#D8E4BC"/>
    </style:style>
    <style:style style:name="_52_0_37__32_-_32_Accent3_32_5_32_3_32_2" style:display-name="40% - Accent3 5 3 2" style:family="table-cell" style:data-style-name="N0">
      <style:table-cell-properties fo:background-color="#D8E4BC"/>
    </style:style>
    <style:style style:name="_52_0_37__32_-_32_Accent3_32_5_32_3_32_2_32_2" style:display-name="40% - Accent3 5 3 2 2" style:family="table-cell" style:data-style-name="N0">
      <style:table-cell-properties fo:background-color="#D8E4BC"/>
    </style:style>
    <style:style style:name="_52_0_37__32_-_32_Accent3_32_5_32_3_32_2_32_3" style:display-name="40% - Accent3 5 3 2 3" style:family="table-cell" style:data-style-name="N0">
      <style:table-cell-properties fo:background-color="#D8E4BC"/>
    </style:style>
    <style:style style:name="_52_0_37__32_-_32_Accent3_32_5_32_3_32_2_32_4" style:display-name="40% - Accent3 5 3 2 4" style:family="table-cell" style:data-style-name="N0">
      <style:table-cell-properties fo:background-color="#D8E4BC"/>
    </style:style>
    <style:style style:name="_52_0_37__32_-_32_Accent3_32_5_32_3_32_3" style:display-name="40% - Accent3 5 3 3" style:family="table-cell" style:data-style-name="N0">
      <style:table-cell-properties fo:background-color="#D8E4BC"/>
    </style:style>
    <style:style style:name="_52_0_37__32_-_32_Accent3_32_5_32_3_32_4" style:display-name="40% - Accent3 5 3 4" style:family="table-cell" style:data-style-name="N0">
      <style:table-cell-properties fo:background-color="#D8E4BC"/>
    </style:style>
    <style:style style:name="_52_0_37__32_-_32_Accent3_32_5_32_3_32_5" style:display-name="40% - Accent3 5 3 5" style:family="table-cell" style:data-style-name="N0">
      <style:table-cell-properties fo:background-color="#D8E4BC"/>
    </style:style>
    <style:style style:name="_52_0_37__32_-_32_Accent3_32_5_32_4" style:display-name="40% - Accent3 5 4" style:family="table-cell" style:data-style-name="N0">
      <style:table-cell-properties fo:background-color="#D8E4BC"/>
    </style:style>
    <style:style style:name="_52_0_37__32_-_32_Accent3_32_5_32_4_32_2" style:display-name="40% - Accent3 5 4 2" style:family="table-cell" style:data-style-name="N0">
      <style:table-cell-properties fo:background-color="#D8E4BC"/>
    </style:style>
    <style:style style:name="_52_0_37__32_-_32_Accent3_32_5_32_4_32_3" style:display-name="40% - Accent3 5 4 3" style:family="table-cell" style:data-style-name="N0">
      <style:table-cell-properties fo:background-color="#D8E4BC"/>
    </style:style>
    <style:style style:name="_52_0_37__32_-_32_Accent3_32_5_32_4_32_4" style:display-name="40% - Accent3 5 4 4" style:family="table-cell" style:data-style-name="N0">
      <style:table-cell-properties fo:background-color="#D8E4BC"/>
    </style:style>
    <style:style style:name="_52_0_37__32_-_32_Accent3_32_5_32_5" style:display-name="40% - Accent3 5 5" style:family="table-cell" style:data-style-name="N0">
      <style:table-cell-properties fo:background-color="#D8E4BC"/>
    </style:style>
    <style:style style:name="_52_0_37__32_-_32_Accent3_32_5_32_6" style:display-name="40% - Accent3 5 6" style:family="table-cell" style:data-style-name="N0">
      <style:table-cell-properties fo:background-color="#D8E4BC"/>
    </style:style>
    <style:style style:name="_52_0_37__32_-_32_Accent3_32_5_32_7" style:display-name="40% - Accent3 5 7" style:family="table-cell" style:data-style-name="N0">
      <style:table-cell-properties fo:background-color="#D8E4BC"/>
    </style:style>
    <style:style style:name="_52_0_37__32_-_32_Accent3_32_6" style:display-name="40% - Accent3 6" style:family="table-cell" style:data-style-name="N0">
      <style:table-cell-properties fo:background-color="#D8E4BC"/>
    </style:style>
    <style:style style:name="_52_0_37__32_-_32_Accent3_32_6_32_2" style:display-name="40% - Accent3 6 2" style:family="table-cell" style:data-style-name="N0">
      <style:table-cell-properties fo:background-color="#D8E4BC"/>
    </style:style>
    <style:style style:name="_52_0_37__32_-_32_Accent3_32_6_32_2_32_2" style:display-name="40% - Accent3 6 2 2" style:family="table-cell" style:data-style-name="N0">
      <style:table-cell-properties fo:background-color="#D8E4BC"/>
    </style:style>
    <style:style style:name="_52_0_37__32_-_32_Accent3_32_6_32_2_32_2_32_2" style:display-name="40% - Accent3 6 2 2 2" style:family="table-cell" style:data-style-name="N0">
      <style:table-cell-properties fo:background-color="#D8E4BC"/>
    </style:style>
    <style:style style:name="_52_0_37__32_-_32_Accent3_32_6_32_2_32_2_32_3" style:display-name="40% - Accent3 6 2 2 3" style:family="table-cell" style:data-style-name="N0">
      <style:table-cell-properties fo:background-color="#D8E4BC"/>
    </style:style>
    <style:style style:name="_52_0_37__32_-_32_Accent3_32_6_32_2_32_2_32_4" style:display-name="40% - Accent3 6 2 2 4" style:family="table-cell" style:data-style-name="N0">
      <style:table-cell-properties fo:background-color="#D8E4BC"/>
    </style:style>
    <style:style style:name="_52_0_37__32_-_32_Accent3_32_6_32_2_32_3" style:display-name="40% - Accent3 6 2 3" style:family="table-cell" style:data-style-name="N0">
      <style:table-cell-properties fo:background-color="#D8E4BC"/>
    </style:style>
    <style:style style:name="_52_0_37__32_-_32_Accent3_32_6_32_2_32_4" style:display-name="40% - Accent3 6 2 4" style:family="table-cell" style:data-style-name="N0">
      <style:table-cell-properties fo:background-color="#D8E4BC"/>
    </style:style>
    <style:style style:name="_52_0_37__32_-_32_Accent3_32_6_32_2_32_5" style:display-name="40% - Accent3 6 2 5" style:family="table-cell" style:data-style-name="N0">
      <style:table-cell-properties fo:background-color="#D8E4BC"/>
    </style:style>
    <style:style style:name="_52_0_37__32_-_32_Accent3_32_6_32_3" style:display-name="40% - Accent3 6 3" style:family="table-cell" style:data-style-name="N0">
      <style:table-cell-properties fo:background-color="#D8E4BC"/>
    </style:style>
    <style:style style:name="_52_0_37__32_-_32_Accent3_32_6_32_3_32_2" style:display-name="40% - Accent3 6 3 2" style:family="table-cell" style:data-style-name="N0">
      <style:table-cell-properties fo:background-color="#D8E4BC"/>
    </style:style>
    <style:style style:name="_52_0_37__32_-_32_Accent3_32_6_32_3_32_3" style:display-name="40% - Accent3 6 3 3" style:family="table-cell" style:data-style-name="N0">
      <style:table-cell-properties fo:background-color="#D8E4BC"/>
    </style:style>
    <style:style style:name="_52_0_37__32_-_32_Accent3_32_6_32_3_32_4" style:display-name="40% - Accent3 6 3 4" style:family="table-cell" style:data-style-name="N0">
      <style:table-cell-properties fo:background-color="#D8E4BC"/>
    </style:style>
    <style:style style:name="_52_0_37__32_-_32_Accent3_32_6_32_4" style:display-name="40% - Accent3 6 4" style:family="table-cell" style:data-style-name="N0">
      <style:table-cell-properties fo:background-color="#D8E4BC"/>
    </style:style>
    <style:style style:name="_52_0_37__32_-_32_Accent3_32_6_32_5" style:display-name="40% - Accent3 6 5" style:family="table-cell" style:data-style-name="N0">
      <style:table-cell-properties fo:background-color="#D8E4BC"/>
    </style:style>
    <style:style style:name="_52_0_37__32_-_32_Accent3_32_6_32_6" style:display-name="40% - Accent3 6 6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C0DA"/>
    </style:style>
    <style:style style:name="_52_0_37__32_-_32_Accent4_32_2_32_2" style:display-name="40% - Accent4 2 2" style:family="table-cell" style:data-style-name="N0">
      <style:table-cell-properties fo:background-color="#C0C0C0"/>
    </style:style>
    <style:style style:name="_52_0_37__32_-_32_Accent4_32_2_32_2_32_2" style:display-name="40% - Accent4 2 2 2" style:family="table-cell" style:data-style-name="N0">
      <style:table-cell-properties fo:background-color="#C0C0C0"/>
    </style:style>
    <style:style style:name="_52_0_37__32_-_32_Accent4_32_2_32_2_32_2_32_2" style:display-name="40% - Accent4 2 2 2 2" style:family="table-cell" style:data-style-name="N0">
      <style:table-cell-properties fo:background-color="#C0C0C0"/>
    </style:style>
    <style:style style:name="_52_0_37__32_-_32_Accent4_32_2_32_2_32_2_32_2_32_2" style:display-name="40% - Accent4 2 2 2 2 2" style:family="table-cell" style:data-style-name="N0">
      <style:table-cell-properties fo:background-color="#C0C0C0"/>
    </style:style>
    <style:style style:name="_52_0_37__32_-_32_Accent4_32_2_32_2_32_2_32_2_32_3" style:display-name="40% - Accent4 2 2 2 2 3" style:family="table-cell" style:data-style-name="N0">
      <style:table-cell-properties fo:background-color="#C0C0C0"/>
    </style:style>
    <style:style style:name="_52_0_37__32_-_32_Accent4_32_2_32_2_32_2_32_2_32_4" style:display-name="40% - Accent4 2 2 2 2 4" style:family="table-cell" style:data-style-name="N0">
      <style:table-cell-properties fo:background-color="#C0C0C0"/>
    </style:style>
    <style:style style:name="_52_0_37__32_-_32_Accent4_32_2_32_2_32_2_32_3" style:display-name="40% - Accent4 2 2 2 3" style:family="table-cell" style:data-style-name="N0">
      <style:table-cell-properties fo:background-color="#C0C0C0"/>
    </style:style>
    <style:style style:name="_52_0_37__32_-_32_Accent4_32_2_32_2_32_2_32_4" style:display-name="40% - Accent4 2 2 2 4" style:family="table-cell" style:data-style-name="N0">
      <style:table-cell-properties fo:background-color="#C0C0C0"/>
    </style:style>
    <style:style style:name="_52_0_37__32_-_32_Accent4_32_2_32_2_32_2_32_5" style:display-name="40% - Accent4 2 2 2 5" style:family="table-cell" style:data-style-name="N0">
      <style:table-cell-properties fo:background-color="#C0C0C0"/>
    </style:style>
    <style:style style:name="_52_0_37__32_-_32_Accent4_32_2_32_2_32_3" style:display-name="40% - Accent4 2 2 3" style:family="table-cell" style:data-style-name="N0">
      <style:table-cell-properties fo:background-color="#C0C0C0"/>
    </style:style>
    <style:style style:name="_52_0_37__32_-_32_Accent4_32_2_32_2_32_3_32_2" style:display-name="40% - Accent4 2 2 3 2" style:family="table-cell" style:data-style-name="N0">
      <style:table-cell-properties fo:background-color="#C0C0C0"/>
    </style:style>
    <style:style style:name="_52_0_37__32_-_32_Accent4_32_2_32_2_32_3_32_3" style:display-name="40% - Accent4 2 2 3 3" style:family="table-cell" style:data-style-name="N0">
      <style:table-cell-properties fo:background-color="#C0C0C0"/>
    </style:style>
    <style:style style:name="_52_0_37__32_-_32_Accent4_32_2_32_2_32_3_32_4" style:display-name="40% - Accent4 2 2 3 4" style:family="table-cell" style:data-style-name="N0">
      <style:table-cell-properties fo:background-color="#C0C0C0"/>
    </style:style>
    <style:style style:name="_52_0_37__32_-_32_Accent4_32_2_32_2_32_4" style:display-name="40% - Accent4 2 2 4" style:family="table-cell" style:data-style-name="N0">
      <style:table-cell-properties fo:background-color="#C0C0C0"/>
    </style:style>
    <style:style style:name="_52_0_37__32_-_32_Accent4_32_2_32_2_32_5" style:display-name="40% - Accent4 2 2 5" style:family="table-cell" style:data-style-name="N0">
      <style:table-cell-properties fo:background-color="#C0C0C0"/>
    </style:style>
    <style:style style:name="_52_0_37__32_-_32_Accent4_32_2_32_2_32_6" style:display-name="40% - Accent4 2 2 6" style:family="table-cell" style:data-style-name="N0">
      <style:table-cell-properties fo:background-color="#C0C0C0"/>
    </style:style>
    <style:style style:name="_52_0_37__32_-_32_Accent4_32_2_32_3" style:display-name="40% - Accent4 2 3" style:family="table-cell" style:data-style-name="N0">
      <style:table-cell-properties fo:background-color="#CCC0DA"/>
    </style:style>
    <style:style style:name="_52_0_37__32_-_32_Accent4_32_2_32_3_32_2" style:display-name="40% - Accent4 2 3 2" style:family="table-cell" style:data-style-name="N0">
      <style:table-cell-properties fo:background-color="#CCC0DA"/>
    </style:style>
    <style:style style:name="_52_0_37__32_-_32_Accent4_32_2_32_3_32_2_32_2" style:display-name="40% - Accent4 2 3 2 2" style:family="table-cell" style:data-style-name="N0">
      <style:table-cell-properties fo:background-color="#CCC0DA"/>
    </style:style>
    <style:style style:name="_52_0_37__32_-_32_Accent4_32_2_32_3_32_2_32_3" style:display-name="40% - Accent4 2 3 2 3" style:family="table-cell" style:data-style-name="N0">
      <style:table-cell-properties fo:background-color="#CCC0DA"/>
    </style:style>
    <style:style style:name="_52_0_37__32_-_32_Accent4_32_2_32_3_32_2_32_4" style:display-name="40% - Accent4 2 3 2 4" style:family="table-cell" style:data-style-name="N0">
      <style:table-cell-properties fo:background-color="#CCC0DA"/>
    </style:style>
    <style:style style:name="_52_0_37__32_-_32_Accent4_32_2_32_3_32_3" style:display-name="40% - Accent4 2 3 3" style:family="table-cell" style:data-style-name="N0">
      <style:table-cell-properties fo:background-color="#CCC0DA"/>
    </style:style>
    <style:style style:name="_52_0_37__32_-_32_Accent4_32_2_32_3_32_4" style:display-name="40% - Accent4 2 3 4" style:family="table-cell" style:data-style-name="N0">
      <style:table-cell-properties fo:background-color="#CCC0DA"/>
    </style:style>
    <style:style style:name="_52_0_37__32_-_32_Accent4_32_2_32_3_32_5" style:display-name="40% - Accent4 2 3 5" style:family="table-cell" style:data-style-name="N0">
      <style:table-cell-properties fo:background-color="#CCC0DA"/>
    </style:style>
    <style:style style:name="_52_0_37__32_-_32_Accent4_32_2_32_4" style:display-name="40% - Accent4 2 4" style:family="table-cell" style:data-style-name="N0">
      <style:table-cell-properties fo:background-color="#CCC0DA"/>
    </style:style>
    <style:style style:name="_52_0_37__32_-_32_Accent4_32_2_32_4_32_2" style:display-name="40% - Accent4 2 4 2" style:family="table-cell" style:data-style-name="N0">
      <style:table-cell-properties fo:background-color="#CCC0DA"/>
    </style:style>
    <style:style style:name="_52_0_37__32_-_32_Accent4_32_2_32_4_32_3" style:display-name="40% - Accent4 2 4 3" style:family="table-cell" style:data-style-name="N0">
      <style:table-cell-properties fo:background-color="#CCC0DA"/>
    </style:style>
    <style:style style:name="_52_0_37__32_-_32_Accent4_32_2_32_4_32_4" style:display-name="40% - Accent4 2 4 4" style:family="table-cell" style:data-style-name="N0">
      <style:table-cell-properties fo:background-color="#CCC0DA"/>
    </style:style>
    <style:style style:name="_52_0_37__32_-_32_Accent4_32_2_32_5" style:display-name="40% - Accent4 2 5" style:family="table-cell" style:data-style-name="N0">
      <style:table-cell-properties fo:background-color="#CCC0DA"/>
    </style:style>
    <style:style style:name="_52_0_37__32_-_32_Accent4_32_2_32_6" style:display-name="40% - Accent4 2 6" style:family="table-cell" style:data-style-name="N0">
      <style:table-cell-properties fo:background-color="#CCC0DA"/>
    </style:style>
    <style:style style:name="_52_0_37__32_-_32_Accent4_32_2_32_7" style:display-name="40% - Accent4 2 7" style:family="table-cell" style:data-style-name="N0">
      <style:table-cell-properties fo:background-color="#CCC0DA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3_32_2" style:display-name="40% - Accent4 3 2" style:family="table-cell" style:data-style-name="N0">
      <style:table-cell-properties fo:background-color="#C0C0C0"/>
    </style:style>
    <style:style style:name="_52_0_37__32_-_32_Accent4_32_3_32_2_32_2" style:display-name="40% - Accent4 3 2 2" style:family="table-cell" style:data-style-name="N0">
      <style:table-cell-properties fo:background-color="#C0C0C0"/>
    </style:style>
    <style:style style:name="_52_0_37__32_-_32_Accent4_32_3_32_2_32_2_32_2" style:display-name="40% - Accent4 3 2 2 2" style:family="table-cell" style:data-style-name="N0">
      <style:table-cell-properties fo:background-color="#C0C0C0"/>
    </style:style>
    <style:style style:name="_52_0_37__32_-_32_Accent4_32_3_32_2_32_2_32_2_32_2" style:display-name="40% - Accent4 3 2 2 2 2" style:family="table-cell" style:data-style-name="N0">
      <style:table-cell-properties fo:background-color="#C0C0C0"/>
    </style:style>
    <style:style style:name="_52_0_37__32_-_32_Accent4_32_3_32_2_32_2_32_2_32_3" style:display-name="40% - Accent4 3 2 2 2 3" style:family="table-cell" style:data-style-name="N0">
      <style:table-cell-properties fo:background-color="#C0C0C0"/>
    </style:style>
    <style:style style:name="_52_0_37__32_-_32_Accent4_32_3_32_2_32_2_32_2_32_4" style:display-name="40% - Accent4 3 2 2 2 4" style:family="table-cell" style:data-style-name="N0">
      <style:table-cell-properties fo:background-color="#C0C0C0"/>
    </style:style>
    <style:style style:name="_52_0_37__32_-_32_Accent4_32_3_32_2_32_2_32_3" style:display-name="40% - Accent4 3 2 2 3" style:family="table-cell" style:data-style-name="N0">
      <style:table-cell-properties fo:background-color="#C0C0C0"/>
    </style:style>
    <style:style style:name="_52_0_37__32_-_32_Accent4_32_3_32_2_32_2_32_4" style:display-name="40% - Accent4 3 2 2 4" style:family="table-cell" style:data-style-name="N0">
      <style:table-cell-properties fo:background-color="#C0C0C0"/>
    </style:style>
    <style:style style:name="_52_0_37__32_-_32_Accent4_32_3_32_2_32_2_32_5" style:display-name="40% - Accent4 3 2 2 5" style:family="table-cell" style:data-style-name="N0">
      <style:table-cell-properties fo:background-color="#C0C0C0"/>
    </style:style>
    <style:style style:name="_52_0_37__32_-_32_Accent4_32_3_32_2_32_3" style:display-name="40% - Accent4 3 2 3" style:family="table-cell" style:data-style-name="N0">
      <style:table-cell-properties fo:background-color="#C0C0C0"/>
    </style:style>
    <style:style style:name="_52_0_37__32_-_32_Accent4_32_3_32_2_32_3_32_2" style:display-name="40% - Accent4 3 2 3 2" style:family="table-cell" style:data-style-name="N0">
      <style:table-cell-properties fo:background-color="#C0C0C0"/>
    </style:style>
    <style:style style:name="_52_0_37__32_-_32_Accent4_32_3_32_2_32_3_32_3" style:display-name="40% - Accent4 3 2 3 3" style:family="table-cell" style:data-style-name="N0">
      <style:table-cell-properties fo:background-color="#C0C0C0"/>
    </style:style>
    <style:style style:name="_52_0_37__32_-_32_Accent4_32_3_32_2_32_3_32_4" style:display-name="40% - Accent4 3 2 3 4" style:family="table-cell" style:data-style-name="N0">
      <style:table-cell-properties fo:background-color="#C0C0C0"/>
    </style:style>
    <style:style style:name="_52_0_37__32_-_32_Accent4_32_3_32_2_32_4" style:display-name="40% - Accent4 3 2 4" style:family="table-cell" style:data-style-name="N0">
      <style:table-cell-properties fo:background-color="#C0C0C0"/>
    </style:style>
    <style:style style:name="_52_0_37__32_-_32_Accent4_32_3_32_2_32_5" style:display-name="40% - Accent4 3 2 5" style:family="table-cell" style:data-style-name="N0">
      <style:table-cell-properties fo:background-color="#C0C0C0"/>
    </style:style>
    <style:style style:name="_52_0_37__32_-_32_Accent4_32_3_32_2_32_6" style:display-name="40% - Accent4 3 2 6" style:family="table-cell" style:data-style-name="N0">
      <style:table-cell-properties fo:background-color="#C0C0C0"/>
    </style:style>
    <style:style style:name="_52_0_37__32_-_32_Accent4_32_3_32_3" style:display-name="40% - Accent4 3 3" style:family="table-cell" style:data-style-name="N0">
      <style:table-cell-properties fo:background-color="#CCC0DA"/>
    </style:style>
    <style:style style:name="_52_0_37__32_-_32_Accent4_32_3_32_3_32_2" style:display-name="40% - Accent4 3 3 2" style:family="table-cell" style:data-style-name="N0">
      <style:table-cell-properties fo:background-color="#CCC0DA"/>
    </style:style>
    <style:style style:name="_52_0_37__32_-_32_Accent4_32_3_32_3_32_2_32_2" style:display-name="40% - Accent4 3 3 2 2" style:family="table-cell" style:data-style-name="N0">
      <style:table-cell-properties fo:background-color="#CCC0DA"/>
    </style:style>
    <style:style style:name="_52_0_37__32_-_32_Accent4_32_3_32_3_32_2_32_3" style:display-name="40% - Accent4 3 3 2 3" style:family="table-cell" style:data-style-name="N0">
      <style:table-cell-properties fo:background-color="#CCC0DA"/>
    </style:style>
    <style:style style:name="_52_0_37__32_-_32_Accent4_32_3_32_3_32_2_32_4" style:display-name="40% - Accent4 3 3 2 4" style:family="table-cell" style:data-style-name="N0">
      <style:table-cell-properties fo:background-color="#CCC0DA"/>
    </style:style>
    <style:style style:name="_52_0_37__32_-_32_Accent4_32_3_32_3_32_3" style:display-name="40% - Accent4 3 3 3" style:family="table-cell" style:data-style-name="N0">
      <style:table-cell-properties fo:background-color="#CCC0DA"/>
    </style:style>
    <style:style style:name="_52_0_37__32_-_32_Accent4_32_3_32_3_32_4" style:display-name="40% - Accent4 3 3 4" style:family="table-cell" style:data-style-name="N0">
      <style:table-cell-properties fo:background-color="#CCC0DA"/>
    </style:style>
    <style:style style:name="_52_0_37__32_-_32_Accent4_32_3_32_3_32_5" style:display-name="40% - Accent4 3 3 5" style:family="table-cell" style:data-style-name="N0">
      <style:table-cell-properties fo:background-color="#CCC0DA"/>
    </style:style>
    <style:style style:name="_52_0_37__32_-_32_Accent4_32_3_32_4" style:display-name="40% - Accent4 3 4" style:family="table-cell" style:data-style-name="N0">
      <style:table-cell-properties fo:background-color="#CCC0DA"/>
    </style:style>
    <style:style style:name="_52_0_37__32_-_32_Accent4_32_3_32_4_32_2" style:display-name="40% - Accent4 3 4 2" style:family="table-cell" style:data-style-name="N0">
      <style:table-cell-properties fo:background-color="#CCC0DA"/>
    </style:style>
    <style:style style:name="_52_0_37__32_-_32_Accent4_32_3_32_4_32_3" style:display-name="40% - Accent4 3 4 3" style:family="table-cell" style:data-style-name="N0">
      <style:table-cell-properties fo:background-color="#CCC0DA"/>
    </style:style>
    <style:style style:name="_52_0_37__32_-_32_Accent4_32_3_32_4_32_4" style:display-name="40% - Accent4 3 4 4" style:family="table-cell" style:data-style-name="N0">
      <style:table-cell-properties fo:background-color="#CCC0DA"/>
    </style:style>
    <style:style style:name="_52_0_37__32_-_32_Accent4_32_3_32_5" style:display-name="40% - Accent4 3 5" style:family="table-cell" style:data-style-name="N0">
      <style:table-cell-properties fo:background-color="#CCC0DA"/>
    </style:style>
    <style:style style:name="_52_0_37__32_-_32_Accent4_32_3_32_6" style:display-name="40% - Accent4 3 6" style:family="table-cell" style:data-style-name="N0">
      <style:table-cell-properties fo:background-color="#CCC0DA"/>
    </style:style>
    <style:style style:name="_52_0_37__32_-_32_Accent4_32_3_32_7" style:display-name="40% - Accent4 3 7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4_32_4_32_2" style:display-name="40% - Accent4 4 2" style:family="table-cell" style:data-style-name="N0">
      <style:table-cell-properties fo:background-color="#C0C0C0"/>
    </style:style>
    <style:style style:name="_52_0_37__32_-_32_Accent4_32_4_32_2_32_2" style:display-name="40% - Accent4 4 2 2" style:family="table-cell" style:data-style-name="N0">
      <style:table-cell-properties fo:background-color="#C0C0C0"/>
    </style:style>
    <style:style style:name="_52_0_37__32_-_32_Accent4_32_4_32_2_32_2_32_2" style:display-name="40% - Accent4 4 2 2 2" style:family="table-cell" style:data-style-name="N0">
      <style:table-cell-properties fo:background-color="#C0C0C0"/>
    </style:style>
    <style:style style:name="_52_0_37__32_-_32_Accent4_32_4_32_2_32_2_32_2_32_2" style:display-name="40% - Accent4 4 2 2 2 2" style:family="table-cell" style:data-style-name="N0">
      <style:table-cell-properties fo:background-color="#C0C0C0"/>
    </style:style>
    <style:style style:name="_52_0_37__32_-_32_Accent4_32_4_32_2_32_2_32_2_32_3" style:display-name="40% - Accent4 4 2 2 2 3" style:family="table-cell" style:data-style-name="N0">
      <style:table-cell-properties fo:background-color="#C0C0C0"/>
    </style:style>
    <style:style style:name="_52_0_37__32_-_32_Accent4_32_4_32_2_32_2_32_2_32_4" style:display-name="40% - Accent4 4 2 2 2 4" style:family="table-cell" style:data-style-name="N0">
      <style:table-cell-properties fo:background-color="#C0C0C0"/>
    </style:style>
    <style:style style:name="_52_0_37__32_-_32_Accent4_32_4_32_2_32_2_32_3" style:display-name="40% - Accent4 4 2 2 3" style:family="table-cell" style:data-style-name="N0">
      <style:table-cell-properties fo:background-color="#C0C0C0"/>
    </style:style>
    <style:style style:name="_52_0_37__32_-_32_Accent4_32_4_32_2_32_2_32_4" style:display-name="40% - Accent4 4 2 2 4" style:family="table-cell" style:data-style-name="N0">
      <style:table-cell-properties fo:background-color="#C0C0C0"/>
    </style:style>
    <style:style style:name="_52_0_37__32_-_32_Accent4_32_4_32_2_32_2_32_5" style:display-name="40% - Accent4 4 2 2 5" style:family="table-cell" style:data-style-name="N0">
      <style:table-cell-properties fo:background-color="#C0C0C0"/>
    </style:style>
    <style:style style:name="_52_0_37__32_-_32_Accent4_32_4_32_2_32_3" style:display-name="40% - Accent4 4 2 3" style:family="table-cell" style:data-style-name="N0">
      <style:table-cell-properties fo:background-color="#C0C0C0"/>
    </style:style>
    <style:style style:name="_52_0_37__32_-_32_Accent4_32_4_32_2_32_3_32_2" style:display-name="40% - Accent4 4 2 3 2" style:family="table-cell" style:data-style-name="N0">
      <style:table-cell-properties fo:background-color="#C0C0C0"/>
    </style:style>
    <style:style style:name="_52_0_37__32_-_32_Accent4_32_4_32_2_32_3_32_3" style:display-name="40% - Accent4 4 2 3 3" style:family="table-cell" style:data-style-name="N0">
      <style:table-cell-properties fo:background-color="#C0C0C0"/>
    </style:style>
    <style:style style:name="_52_0_37__32_-_32_Accent4_32_4_32_2_32_3_32_4" style:display-name="40% - Accent4 4 2 3 4" style:family="table-cell" style:data-style-name="N0">
      <style:table-cell-properties fo:background-color="#C0C0C0"/>
    </style:style>
    <style:style style:name="_52_0_37__32_-_32_Accent4_32_4_32_2_32_4" style:display-name="40% - Accent4 4 2 4" style:family="table-cell" style:data-style-name="N0">
      <style:table-cell-properties fo:background-color="#C0C0C0"/>
    </style:style>
    <style:style style:name="_52_0_37__32_-_32_Accent4_32_4_32_2_32_5" style:display-name="40% - Accent4 4 2 5" style:family="table-cell" style:data-style-name="N0">
      <style:table-cell-properties fo:background-color="#C0C0C0"/>
    </style:style>
    <style:style style:name="_52_0_37__32_-_32_Accent4_32_4_32_2_32_6" style:display-name="40% - Accent4 4 2 6" style:family="table-cell" style:data-style-name="N0">
      <style:table-cell-properties fo:background-color="#C0C0C0"/>
    </style:style>
    <style:style style:name="_52_0_37__32_-_32_Accent4_32_4_32_3" style:display-name="40% - Accent4 4 3" style:family="table-cell" style:data-style-name="N0">
      <style:table-cell-properties fo:background-color="#CCC0DA"/>
    </style:style>
    <style:style style:name="_52_0_37__32_-_32_Accent4_32_4_32_3_32_2" style:display-name="40% - Accent4 4 3 2" style:family="table-cell" style:data-style-name="N0">
      <style:table-cell-properties fo:background-color="#CCC0DA"/>
    </style:style>
    <style:style style:name="_52_0_37__32_-_32_Accent4_32_4_32_3_32_2_32_2" style:display-name="40% - Accent4 4 3 2 2" style:family="table-cell" style:data-style-name="N0">
      <style:table-cell-properties fo:background-color="#CCC0DA"/>
    </style:style>
    <style:style style:name="_52_0_37__32_-_32_Accent4_32_4_32_3_32_2_32_3" style:display-name="40% - Accent4 4 3 2 3" style:family="table-cell" style:data-style-name="N0">
      <style:table-cell-properties fo:background-color="#CCC0DA"/>
    </style:style>
    <style:style style:name="_52_0_37__32_-_32_Accent4_32_4_32_3_32_2_32_4" style:display-name="40% - Accent4 4 3 2 4" style:family="table-cell" style:data-style-name="N0">
      <style:table-cell-properties fo:background-color="#CCC0DA"/>
    </style:style>
    <style:style style:name="_52_0_37__32_-_32_Accent4_32_4_32_3_32_3" style:display-name="40% - Accent4 4 3 3" style:family="table-cell" style:data-style-name="N0">
      <style:table-cell-properties fo:background-color="#CCC0DA"/>
    </style:style>
    <style:style style:name="_52_0_37__32_-_32_Accent4_32_4_32_3_32_4" style:display-name="40% - Accent4 4 3 4" style:family="table-cell" style:data-style-name="N0">
      <style:table-cell-properties fo:background-color="#CCC0DA"/>
    </style:style>
    <style:style style:name="_52_0_37__32_-_32_Accent4_32_4_32_3_32_5" style:display-name="40% - Accent4 4 3 5" style:family="table-cell" style:data-style-name="N0">
      <style:table-cell-properties fo:background-color="#CCC0DA"/>
    </style:style>
    <style:style style:name="_52_0_37__32_-_32_Accent4_32_4_32_4" style:display-name="40% - Accent4 4 4" style:family="table-cell" style:data-style-name="N0">
      <style:table-cell-properties fo:background-color="#CCC0DA"/>
    </style:style>
    <style:style style:name="_52_0_37__32_-_32_Accent4_32_4_32_4_32_2" style:display-name="40% - Accent4 4 4 2" style:family="table-cell" style:data-style-name="N0">
      <style:table-cell-properties fo:background-color="#CCC0DA"/>
    </style:style>
    <style:style style:name="_52_0_37__32_-_32_Accent4_32_4_32_4_32_3" style:display-name="40% - Accent4 4 4 3" style:family="table-cell" style:data-style-name="N0">
      <style:table-cell-properties fo:background-color="#CCC0DA"/>
    </style:style>
    <style:style style:name="_52_0_37__32_-_32_Accent4_32_4_32_4_32_4" style:display-name="40% - Accent4 4 4 4" style:family="table-cell" style:data-style-name="N0">
      <style:table-cell-properties fo:background-color="#CCC0DA"/>
    </style:style>
    <style:style style:name="_52_0_37__32_-_32_Accent4_32_4_32_5" style:display-name="40% - Accent4 4 5" style:family="table-cell" style:data-style-name="N0">
      <style:table-cell-properties fo:background-color="#CCC0DA"/>
    </style:style>
    <style:style style:name="_52_0_37__32_-_32_Accent4_32_4_32_6" style:display-name="40% - Accent4 4 6" style:family="table-cell" style:data-style-name="N0">
      <style:table-cell-properties fo:background-color="#CCC0DA"/>
    </style:style>
    <style:style style:name="_52_0_37__32_-_32_Accent4_32_4_32_7" style:display-name="40% - Accent4 4 7" style:family="table-cell" style:data-style-name="N0">
      <style:table-cell-properties fo:background-color="#CCC0DA"/>
    </style:style>
    <style:style style:name="_52_0_37__32_-_32_Accent4_32_5" style:display-name="40% - Accent4 5" style:family="table-cell" style:data-style-name="N0">
      <style:table-cell-properties fo:background-color="#CCC0DA"/>
    </style:style>
    <style:style style:name="_52_0_37__32_-_32_Accent4_32_5_32_2" style:display-name="40% - Accent4 5 2" style:family="table-cell" style:data-style-name="N0">
      <style:table-cell-properties fo:background-color="#C0C0C0"/>
    </style:style>
    <style:style style:name="_52_0_37__32_-_32_Accent4_32_5_32_2_32_2" style:display-name="40% - Accent4 5 2 2" style:family="table-cell" style:data-style-name="N0">
      <style:table-cell-properties fo:background-color="#C0C0C0"/>
    </style:style>
    <style:style style:name="_52_0_37__32_-_32_Accent4_32_5_32_2_32_2_32_2" style:display-name="40% - Accent4 5 2 2 2" style:family="table-cell" style:data-style-name="N0">
      <style:table-cell-properties fo:background-color="#C0C0C0"/>
    </style:style>
    <style:style style:name="_52_0_37__32_-_32_Accent4_32_5_32_2_32_2_32_2_32_2" style:display-name="40% - Accent4 5 2 2 2 2" style:family="table-cell" style:data-style-name="N0">
      <style:table-cell-properties fo:background-color="#C0C0C0"/>
    </style:style>
    <style:style style:name="_52_0_37__32_-_32_Accent4_32_5_32_2_32_2_32_2_32_3" style:display-name="40% - Accent4 5 2 2 2 3" style:family="table-cell" style:data-style-name="N0">
      <style:table-cell-properties fo:background-color="#C0C0C0"/>
    </style:style>
    <style:style style:name="_52_0_37__32_-_32_Accent4_32_5_32_2_32_2_32_2_32_4" style:display-name="40% - Accent4 5 2 2 2 4" style:family="table-cell" style:data-style-name="N0">
      <style:table-cell-properties fo:background-color="#C0C0C0"/>
    </style:style>
    <style:style style:name="_52_0_37__32_-_32_Accent4_32_5_32_2_32_2_32_3" style:display-name="40% - Accent4 5 2 2 3" style:family="table-cell" style:data-style-name="N0">
      <style:table-cell-properties fo:background-color="#C0C0C0"/>
    </style:style>
    <style:style style:name="_52_0_37__32_-_32_Accent4_32_5_32_2_32_2_32_4" style:display-name="40% - Accent4 5 2 2 4" style:family="table-cell" style:data-style-name="N0">
      <style:table-cell-properties fo:background-color="#C0C0C0"/>
    </style:style>
    <style:style style:name="_52_0_37__32_-_32_Accent4_32_5_32_2_32_2_32_5" style:display-name="40% - Accent4 5 2 2 5" style:family="table-cell" style:data-style-name="N0">
      <style:table-cell-properties fo:background-color="#C0C0C0"/>
    </style:style>
    <style:style style:name="_52_0_37__32_-_32_Accent4_32_5_32_2_32_3" style:display-name="40% - Accent4 5 2 3" style:family="table-cell" style:data-style-name="N0">
      <style:table-cell-properties fo:background-color="#C0C0C0"/>
    </style:style>
    <style:style style:name="_52_0_37__32_-_32_Accent4_32_5_32_2_32_3_32_2" style:display-name="40% - Accent4 5 2 3 2" style:family="table-cell" style:data-style-name="N0">
      <style:table-cell-properties fo:background-color="#C0C0C0"/>
    </style:style>
    <style:style style:name="_52_0_37__32_-_32_Accent4_32_5_32_2_32_3_32_3" style:display-name="40% - Accent4 5 2 3 3" style:family="table-cell" style:data-style-name="N0">
      <style:table-cell-properties fo:background-color="#C0C0C0"/>
    </style:style>
    <style:style style:name="_52_0_37__32_-_32_Accent4_32_5_32_2_32_3_32_4" style:display-name="40% - Accent4 5 2 3 4" style:family="table-cell" style:data-style-name="N0">
      <style:table-cell-properties fo:background-color="#C0C0C0"/>
    </style:style>
    <style:style style:name="_52_0_37__32_-_32_Accent4_32_5_32_2_32_4" style:display-name="40% - Accent4 5 2 4" style:family="table-cell" style:data-style-name="N0">
      <style:table-cell-properties fo:background-color="#C0C0C0"/>
    </style:style>
    <style:style style:name="_52_0_37__32_-_32_Accent4_32_5_32_2_32_5" style:display-name="40% - Accent4 5 2 5" style:family="table-cell" style:data-style-name="N0">
      <style:table-cell-properties fo:background-color="#C0C0C0"/>
    </style:style>
    <style:style style:name="_52_0_37__32_-_32_Accent4_32_5_32_2_32_6" style:display-name="40% - Accent4 5 2 6" style:family="table-cell" style:data-style-name="N0">
      <style:table-cell-properties fo:background-color="#C0C0C0"/>
    </style:style>
    <style:style style:name="_52_0_37__32_-_32_Accent4_32_5_32_3" style:display-name="40% - Accent4 5 3" style:family="table-cell" style:data-style-name="N0">
      <style:table-cell-properties fo:background-color="#CCC0DA"/>
    </style:style>
    <style:style style:name="_52_0_37__32_-_32_Accent4_32_5_32_3_32_2" style:display-name="40% - Accent4 5 3 2" style:family="table-cell" style:data-style-name="N0">
      <style:table-cell-properties fo:background-color="#CCC0DA"/>
    </style:style>
    <style:style style:name="_52_0_37__32_-_32_Accent4_32_5_32_3_32_2_32_2" style:display-name="40% - Accent4 5 3 2 2" style:family="table-cell" style:data-style-name="N0">
      <style:table-cell-properties fo:background-color="#CCC0DA"/>
    </style:style>
    <style:style style:name="_52_0_37__32_-_32_Accent4_32_5_32_3_32_2_32_3" style:display-name="40% - Accent4 5 3 2 3" style:family="table-cell" style:data-style-name="N0">
      <style:table-cell-properties fo:background-color="#CCC0DA"/>
    </style:style>
    <style:style style:name="_52_0_37__32_-_32_Accent4_32_5_32_3_32_2_32_4" style:display-name="40% - Accent4 5 3 2 4" style:family="table-cell" style:data-style-name="N0">
      <style:table-cell-properties fo:background-color="#CCC0DA"/>
    </style:style>
    <style:style style:name="_52_0_37__32_-_32_Accent4_32_5_32_3_32_3" style:display-name="40% - Accent4 5 3 3" style:family="table-cell" style:data-style-name="N0">
      <style:table-cell-properties fo:background-color="#CCC0DA"/>
    </style:style>
    <style:style style:name="_52_0_37__32_-_32_Accent4_32_5_32_3_32_4" style:display-name="40% - Accent4 5 3 4" style:family="table-cell" style:data-style-name="N0">
      <style:table-cell-properties fo:background-color="#CCC0DA"/>
    </style:style>
    <style:style style:name="_52_0_37__32_-_32_Accent4_32_5_32_3_32_5" style:display-name="40% - Accent4 5 3 5" style:family="table-cell" style:data-style-name="N0">
      <style:table-cell-properties fo:background-color="#CCC0DA"/>
    </style:style>
    <style:style style:name="_52_0_37__32_-_32_Accent4_32_5_32_4" style:display-name="40% - Accent4 5 4" style:family="table-cell" style:data-style-name="N0">
      <style:table-cell-properties fo:background-color="#CCC0DA"/>
    </style:style>
    <style:style style:name="_52_0_37__32_-_32_Accent4_32_5_32_4_32_2" style:display-name="40% - Accent4 5 4 2" style:family="table-cell" style:data-style-name="N0">
      <style:table-cell-properties fo:background-color="#CCC0DA"/>
    </style:style>
    <style:style style:name="_52_0_37__32_-_32_Accent4_32_5_32_4_32_3" style:display-name="40% - Accent4 5 4 3" style:family="table-cell" style:data-style-name="N0">
      <style:table-cell-properties fo:background-color="#CCC0DA"/>
    </style:style>
    <style:style style:name="_52_0_37__32_-_32_Accent4_32_5_32_4_32_4" style:display-name="40% - Accent4 5 4 4" style:family="table-cell" style:data-style-name="N0">
      <style:table-cell-properties fo:background-color="#CCC0DA"/>
    </style:style>
    <style:style style:name="_52_0_37__32_-_32_Accent4_32_5_32_5" style:display-name="40% - Accent4 5 5" style:family="table-cell" style:data-style-name="N0">
      <style:table-cell-properties fo:background-color="#CCC0DA"/>
    </style:style>
    <style:style style:name="_52_0_37__32_-_32_Accent4_32_5_32_6" style:display-name="40% - Accent4 5 6" style:family="table-cell" style:data-style-name="N0">
      <style:table-cell-properties fo:background-color="#CCC0DA"/>
    </style:style>
    <style:style style:name="_52_0_37__32_-_32_Accent4_32_5_32_7" style:display-name="40% - Accent4 5 7" style:family="table-cell" style:data-style-name="N0">
      <style:table-cell-properties fo:background-color="#CCC0DA"/>
    </style:style>
    <style:style style:name="_52_0_37__32_-_32_Accent4_32_6" style:display-name="40% - Accent4 6" style:family="table-cell" style:data-style-name="N0">
      <style:table-cell-properties fo:background-color="#CCC0DA"/>
    </style:style>
    <style:style style:name="_52_0_37__32_-_32_Accent4_32_6_32_2" style:display-name="40% - Accent4 6 2" style:family="table-cell" style:data-style-name="N0">
      <style:table-cell-properties fo:background-color="#CCC0DA"/>
    </style:style>
    <style:style style:name="_52_0_37__32_-_32_Accent4_32_6_32_2_32_2" style:display-name="40% - Accent4 6 2 2" style:family="table-cell" style:data-style-name="N0">
      <style:table-cell-properties fo:background-color="#CCC0DA"/>
    </style:style>
    <style:style style:name="_52_0_37__32_-_32_Accent4_32_6_32_2_32_2_32_2" style:display-name="40% - Accent4 6 2 2 2" style:family="table-cell" style:data-style-name="N0">
      <style:table-cell-properties fo:background-color="#CCC0DA"/>
    </style:style>
    <style:style style:name="_52_0_37__32_-_32_Accent4_32_6_32_2_32_2_32_3" style:display-name="40% - Accent4 6 2 2 3" style:family="table-cell" style:data-style-name="N0">
      <style:table-cell-properties fo:background-color="#CCC0DA"/>
    </style:style>
    <style:style style:name="_52_0_37__32_-_32_Accent4_32_6_32_2_32_2_32_4" style:display-name="40% - Accent4 6 2 2 4" style:family="table-cell" style:data-style-name="N0">
      <style:table-cell-properties fo:background-color="#CCC0DA"/>
    </style:style>
    <style:style style:name="_52_0_37__32_-_32_Accent4_32_6_32_2_32_3" style:display-name="40% - Accent4 6 2 3" style:family="table-cell" style:data-style-name="N0">
      <style:table-cell-properties fo:background-color="#CCC0DA"/>
    </style:style>
    <style:style style:name="_52_0_37__32_-_32_Accent4_32_6_32_2_32_4" style:display-name="40% - Accent4 6 2 4" style:family="table-cell" style:data-style-name="N0">
      <style:table-cell-properties fo:background-color="#CCC0DA"/>
    </style:style>
    <style:style style:name="_52_0_37__32_-_32_Accent4_32_6_32_2_32_5" style:display-name="40% - Accent4 6 2 5" style:family="table-cell" style:data-style-name="N0">
      <style:table-cell-properties fo:background-color="#CCC0DA"/>
    </style:style>
    <style:style style:name="_52_0_37__32_-_32_Accent4_32_6_32_3" style:display-name="40% - Accent4 6 3" style:family="table-cell" style:data-style-name="N0">
      <style:table-cell-properties fo:background-color="#CCC0DA"/>
    </style:style>
    <style:style style:name="_52_0_37__32_-_32_Accent4_32_6_32_3_32_2" style:display-name="40% - Accent4 6 3 2" style:family="table-cell" style:data-style-name="N0">
      <style:table-cell-properties fo:background-color="#CCC0DA"/>
    </style:style>
    <style:style style:name="_52_0_37__32_-_32_Accent4_32_6_32_3_32_3" style:display-name="40% - Accent4 6 3 3" style:family="table-cell" style:data-style-name="N0">
      <style:table-cell-properties fo:background-color="#CCC0DA"/>
    </style:style>
    <style:style style:name="_52_0_37__32_-_32_Accent4_32_6_32_3_32_4" style:display-name="40% - Accent4 6 3 4" style:family="table-cell" style:data-style-name="N0">
      <style:table-cell-properties fo:background-color="#CCC0DA"/>
    </style:style>
    <style:style style:name="_52_0_37__32_-_32_Accent4_32_6_32_4" style:display-name="40% - Accent4 6 4" style:family="table-cell" style:data-style-name="N0">
      <style:table-cell-properties fo:background-color="#CCC0DA"/>
    </style:style>
    <style:style style:name="_52_0_37__32_-_32_Accent4_32_6_32_5" style:display-name="40% - Accent4 6 5" style:family="table-cell" style:data-style-name="N0">
      <style:table-cell-properties fo:background-color="#CCC0DA"/>
    </style:style>
    <style:style style:name="_52_0_37__32_-_32_Accent4_32_6_32_6" style:display-name="40% - Accent4 6 6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B7DEE8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2_32_2_32_2" style:display-name="40% - Accent5 2 2 2 2" style:family="table-cell" style:data-style-name="N0">
      <style:table-cell-properties fo:background-color="#99CCFF"/>
    </style:style>
    <style:style style:name="_52_0_37__32_-_32_Accent5_32_2_32_2_32_2_32_2_32_2" style:display-name="40% - Accent5 2 2 2 2 2" style:family="table-cell" style:data-style-name="N0">
      <style:table-cell-properties fo:background-color="#99CCFF"/>
    </style:style>
    <style:style style:name="_52_0_37__32_-_32_Accent5_32_2_32_2_32_2_32_2_32_3" style:display-name="40% - Accent5 2 2 2 2 3" style:family="table-cell" style:data-style-name="N0">
      <style:table-cell-properties fo:background-color="#99CCFF"/>
    </style:style>
    <style:style style:name="_52_0_37__32_-_32_Accent5_32_2_32_2_32_2_32_2_32_4" style:display-name="40% - Accent5 2 2 2 2 4" style:family="table-cell" style:data-style-name="N0">
      <style:table-cell-properties fo:background-color="#99CCFF"/>
    </style:style>
    <style:style style:name="_52_0_37__32_-_32_Accent5_32_2_32_2_32_2_32_3" style:display-name="40% - Accent5 2 2 2 3" style:family="table-cell" style:data-style-name="N0">
      <style:table-cell-properties fo:background-color="#99CCFF"/>
    </style:style>
    <style:style style:name="_52_0_37__32_-_32_Accent5_32_2_32_2_32_2_32_4" style:display-name="40% - Accent5 2 2 2 4" style:family="table-cell" style:data-style-name="N0">
      <style:table-cell-properties fo:background-color="#99CCFF"/>
    </style:style>
    <style:style style:name="_52_0_37__32_-_32_Accent5_32_2_32_2_32_2_32_5" style:display-name="40% - Accent5 2 2 2 5" style:family="table-cell" style:data-style-name="N0">
      <style:table-cell-properties fo:background-color="#99CCFF"/>
    </style:style>
    <style:style style:name="_52_0_37__32_-_32_Accent5_32_2_32_2_32_3" style:display-name="40% - Accent5 2 2 3" style:family="table-cell" style:data-style-name="N0">
      <style:table-cell-properties fo:background-color="#99CCFF"/>
    </style:style>
    <style:style style:name="_52_0_37__32_-_32_Accent5_32_2_32_2_32_3_32_2" style:display-name="40% - Accent5 2 2 3 2" style:family="table-cell" style:data-style-name="N0">
      <style:table-cell-properties fo:background-color="#99CCFF"/>
    </style:style>
    <style:style style:name="_52_0_37__32_-_32_Accent5_32_2_32_2_32_3_32_3" style:display-name="40% - Accent5 2 2 3 3" style:family="table-cell" style:data-style-name="N0">
      <style:table-cell-properties fo:background-color="#99CCFF"/>
    </style:style>
    <style:style style:name="_52_0_37__32_-_32_Accent5_32_2_32_2_32_3_32_4" style:display-name="40% - Accent5 2 2 3 4" style:family="table-cell" style:data-style-name="N0">
      <style:table-cell-properties fo:background-color="#99CCFF"/>
    </style:style>
    <style:style style:name="_52_0_37__32_-_32_Accent5_32_2_32_2_32_4" style:display-name="40% - Accent5 2 2 4" style:family="table-cell" style:data-style-name="N0">
      <style:table-cell-properties fo:background-color="#99CCFF"/>
    </style:style>
    <style:style style:name="_52_0_37__32_-_32_Accent5_32_2_32_2_32_5" style:display-name="40% - Accent5 2 2 5" style:family="table-cell" style:data-style-name="N0">
      <style:table-cell-properties fo:background-color="#99CCFF"/>
    </style:style>
    <style:style style:name="_52_0_37__32_-_32_Accent5_32_2_32_2_32_6" style:display-name="40% - Accent5 2 2 6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B7DEE8"/>
    </style:style>
    <style:style style:name="_52_0_37__32_-_32_Accent5_32_2_32_3_32_2" style:display-name="40% - Accent5 2 3 2" style:family="table-cell" style:data-style-name="N0">
      <style:table-cell-properties fo:background-color="#B7DEE8"/>
    </style:style>
    <style:style style:name="_52_0_37__32_-_32_Accent5_32_2_32_3_32_2_32_2" style:display-name="40% - Accent5 2 3 2 2" style:family="table-cell" style:data-style-name="N0">
      <style:table-cell-properties fo:background-color="#B7DEE8"/>
    </style:style>
    <style:style style:name="_52_0_37__32_-_32_Accent5_32_2_32_3_32_2_32_3" style:display-name="40% - Accent5 2 3 2 3" style:family="table-cell" style:data-style-name="N0">
      <style:table-cell-properties fo:background-color="#B7DEE8"/>
    </style:style>
    <style:style style:name="_52_0_37__32_-_32_Accent5_32_2_32_3_32_2_32_4" style:display-name="40% - Accent5 2 3 2 4" style:family="table-cell" style:data-style-name="N0">
      <style:table-cell-properties fo:background-color="#B7DEE8"/>
    </style:style>
    <style:style style:name="_52_0_37__32_-_32_Accent5_32_2_32_3_32_3" style:display-name="40% - Accent5 2 3 3" style:family="table-cell" style:data-style-name="N0">
      <style:table-cell-properties fo:background-color="#B7DEE8"/>
    </style:style>
    <style:style style:name="_52_0_37__32_-_32_Accent5_32_2_32_3_32_4" style:display-name="40% - Accent5 2 3 4" style:family="table-cell" style:data-style-name="N0">
      <style:table-cell-properties fo:background-color="#B7DEE8"/>
    </style:style>
    <style:style style:name="_52_0_37__32_-_32_Accent5_32_2_32_3_32_5" style:display-name="40% - Accent5 2 3 5" style:family="table-cell" style:data-style-name="N0">
      <style:table-cell-properties fo:background-color="#B7DEE8"/>
    </style:style>
    <style:style style:name="_52_0_37__32_-_32_Accent5_32_2_32_4" style:display-name="40% - Accent5 2 4" style:family="table-cell" style:data-style-name="N0">
      <style:table-cell-properties fo:background-color="#B7DEE8"/>
    </style:style>
    <style:style style:name="_52_0_37__32_-_32_Accent5_32_2_32_4_32_2" style:display-name="40% - Accent5 2 4 2" style:family="table-cell" style:data-style-name="N0">
      <style:table-cell-properties fo:background-color="#B7DEE8"/>
    </style:style>
    <style:style style:name="_52_0_37__32_-_32_Accent5_32_2_32_4_32_3" style:display-name="40% - Accent5 2 4 3" style:family="table-cell" style:data-style-name="N0">
      <style:table-cell-properties fo:background-color="#B7DEE8"/>
    </style:style>
    <style:style style:name="_52_0_37__32_-_32_Accent5_32_2_32_4_32_4" style:display-name="40% - Accent5 2 4 4" style:family="table-cell" style:data-style-name="N0">
      <style:table-cell-properties fo:background-color="#B7DEE8"/>
    </style:style>
    <style:style style:name="_52_0_37__32_-_32_Accent5_32_2_32_5" style:display-name="40% - Accent5 2 5" style:family="table-cell" style:data-style-name="N0">
      <style:table-cell-properties fo:background-color="#B7DEE8"/>
    </style:style>
    <style:style style:name="_52_0_37__32_-_32_Accent5_32_2_32_6" style:display-name="40% - Accent5 2 6" style:family="table-cell" style:data-style-name="N0">
      <style:table-cell-properties fo:background-color="#B7DEE8"/>
    </style:style>
    <style:style style:name="_52_0_37__32_-_32_Accent5_32_2_32_7" style:display-name="40% - Accent5 2 7" style:family="table-cell" style:data-style-name="N0">
      <style:table-cell-properties fo:background-color="#B7DEE8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3_32_2_32_2" style:display-name="40% - Accent5 3 2 2" style:family="table-cell" style:data-style-name="N0">
      <style:table-cell-properties fo:background-color="#99CCFF"/>
    </style:style>
    <style:style style:name="_52_0_37__32_-_32_Accent5_32_3_32_2_32_2_32_2" style:display-name="40% - Accent5 3 2 2 2" style:family="table-cell" style:data-style-name="N0">
      <style:table-cell-properties fo:background-color="#99CCFF"/>
    </style:style>
    <style:style style:name="_52_0_37__32_-_32_Accent5_32_3_32_2_32_2_32_2_32_2" style:display-name="40% - Accent5 3 2 2 2 2" style:family="table-cell" style:data-style-name="N0">
      <style:table-cell-properties fo:background-color="#99CCFF"/>
    </style:style>
    <style:style style:name="_52_0_37__32_-_32_Accent5_32_3_32_2_32_2_32_2_32_3" style:display-name="40% - Accent5 3 2 2 2 3" style:family="table-cell" style:data-style-name="N0">
      <style:table-cell-properties fo:background-color="#99CCFF"/>
    </style:style>
    <style:style style:name="_52_0_37__32_-_32_Accent5_32_3_32_2_32_2_32_2_32_4" style:display-name="40% - Accent5 3 2 2 2 4" style:family="table-cell" style:data-style-name="N0">
      <style:table-cell-properties fo:background-color="#99CCFF"/>
    </style:style>
    <style:style style:name="_52_0_37__32_-_32_Accent5_32_3_32_2_32_2_32_3" style:display-name="40% - Accent5 3 2 2 3" style:family="table-cell" style:data-style-name="N0">
      <style:table-cell-properties fo:background-color="#99CCFF"/>
    </style:style>
    <style:style style:name="_52_0_37__32_-_32_Accent5_32_3_32_2_32_2_32_4" style:display-name="40% - Accent5 3 2 2 4" style:family="table-cell" style:data-style-name="N0">
      <style:table-cell-properties fo:background-color="#99CCFF"/>
    </style:style>
    <style:style style:name="_52_0_37__32_-_32_Accent5_32_3_32_2_32_2_32_5" style:display-name="40% - Accent5 3 2 2 5" style:family="table-cell" style:data-style-name="N0">
      <style:table-cell-properties fo:background-color="#99CCFF"/>
    </style:style>
    <style:style style:name="_52_0_37__32_-_32_Accent5_32_3_32_2_32_3" style:display-name="40% - Accent5 3 2 3" style:family="table-cell" style:data-style-name="N0">
      <style:table-cell-properties fo:background-color="#99CCFF"/>
    </style:style>
    <style:style style:name="_52_0_37__32_-_32_Accent5_32_3_32_2_32_3_32_2" style:display-name="40% - Accent5 3 2 3 2" style:family="table-cell" style:data-style-name="N0">
      <style:table-cell-properties fo:background-color="#99CCFF"/>
    </style:style>
    <style:style style:name="_52_0_37__32_-_32_Accent5_32_3_32_2_32_3_32_3" style:display-name="40% - Accent5 3 2 3 3" style:family="table-cell" style:data-style-name="N0">
      <style:table-cell-properties fo:background-color="#99CCFF"/>
    </style:style>
    <style:style style:name="_52_0_37__32_-_32_Accent5_32_3_32_2_32_3_32_4" style:display-name="40% - Accent5 3 2 3 4" style:family="table-cell" style:data-style-name="N0">
      <style:table-cell-properties fo:background-color="#99CCFF"/>
    </style:style>
    <style:style style:name="_52_0_37__32_-_32_Accent5_32_3_32_2_32_4" style:display-name="40% - Accent5 3 2 4" style:family="table-cell" style:data-style-name="N0">
      <style:table-cell-properties fo:background-color="#99CCFF"/>
    </style:style>
    <style:style style:name="_52_0_37__32_-_32_Accent5_32_3_32_2_32_5" style:display-name="40% - Accent5 3 2 5" style:family="table-cell" style:data-style-name="N0">
      <style:table-cell-properties fo:background-color="#99CCFF"/>
    </style:style>
    <style:style style:name="_52_0_37__32_-_32_Accent5_32_3_32_2_32_6" style:display-name="40% - Accent5 3 2 6" style:family="table-cell" style:data-style-name="N0">
      <style:table-cell-properties fo:background-color="#99CCFF"/>
    </style:style>
    <style:style style:name="_52_0_37__32_-_32_Accent5_32_3_32_3" style:display-name="40% - Accent5 3 3" style:family="table-cell" style:data-style-name="N0">
      <style:table-cell-properties fo:background-color="#B7DEE8"/>
    </style:style>
    <style:style style:name="_52_0_37__32_-_32_Accent5_32_3_32_3_32_2" style:display-name="40% - Accent5 3 3 2" style:family="table-cell" style:data-style-name="N0">
      <style:table-cell-properties fo:background-color="#B7DEE8"/>
    </style:style>
    <style:style style:name="_52_0_37__32_-_32_Accent5_32_3_32_3_32_2_32_2" style:display-name="40% - Accent5 3 3 2 2" style:family="table-cell" style:data-style-name="N0">
      <style:table-cell-properties fo:background-color="#B7DEE8"/>
    </style:style>
    <style:style style:name="_52_0_37__32_-_32_Accent5_32_3_32_3_32_2_32_3" style:display-name="40% - Accent5 3 3 2 3" style:family="table-cell" style:data-style-name="N0">
      <style:table-cell-properties fo:background-color="#B7DEE8"/>
    </style:style>
    <style:style style:name="_52_0_37__32_-_32_Accent5_32_3_32_3_32_2_32_4" style:display-name="40% - Accent5 3 3 2 4" style:family="table-cell" style:data-style-name="N0">
      <style:table-cell-properties fo:background-color="#B7DEE8"/>
    </style:style>
    <style:style style:name="_52_0_37__32_-_32_Accent5_32_3_32_3_32_3" style:display-name="40% - Accent5 3 3 3" style:family="table-cell" style:data-style-name="N0">
      <style:table-cell-properties fo:background-color="#B7DEE8"/>
    </style:style>
    <style:style style:name="_52_0_37__32_-_32_Accent5_32_3_32_3_32_4" style:display-name="40% - Accent5 3 3 4" style:family="table-cell" style:data-style-name="N0">
      <style:table-cell-properties fo:background-color="#B7DEE8"/>
    </style:style>
    <style:style style:name="_52_0_37__32_-_32_Accent5_32_3_32_3_32_5" style:display-name="40% - Accent5 3 3 5" style:family="table-cell" style:data-style-name="N0">
      <style:table-cell-properties fo:background-color="#B7DEE8"/>
    </style:style>
    <style:style style:name="_52_0_37__32_-_32_Accent5_32_3_32_4" style:display-name="40% - Accent5 3 4" style:family="table-cell" style:data-style-name="N0">
      <style:table-cell-properties fo:background-color="#B7DEE8"/>
    </style:style>
    <style:style style:name="_52_0_37__32_-_32_Accent5_32_3_32_4_32_2" style:display-name="40% - Accent5 3 4 2" style:family="table-cell" style:data-style-name="N0">
      <style:table-cell-properties fo:background-color="#B7DEE8"/>
    </style:style>
    <style:style style:name="_52_0_37__32_-_32_Accent5_32_3_32_4_32_3" style:display-name="40% - Accent5 3 4 3" style:family="table-cell" style:data-style-name="N0">
      <style:table-cell-properties fo:background-color="#B7DEE8"/>
    </style:style>
    <style:style style:name="_52_0_37__32_-_32_Accent5_32_3_32_4_32_4" style:display-name="40% - Accent5 3 4 4" style:family="table-cell" style:data-style-name="N0">
      <style:table-cell-properties fo:background-color="#B7DEE8"/>
    </style:style>
    <style:style style:name="_52_0_37__32_-_32_Accent5_32_3_32_5" style:display-name="40% - Accent5 3 5" style:family="table-cell" style:data-style-name="N0">
      <style:table-cell-properties fo:background-color="#B7DEE8"/>
    </style:style>
    <style:style style:name="_52_0_37__32_-_32_Accent5_32_3_32_6" style:display-name="40% - Accent5 3 6" style:family="table-cell" style:data-style-name="N0">
      <style:table-cell-properties fo:background-color="#B7DEE8"/>
    </style:style>
    <style:style style:name="_52_0_37__32_-_32_Accent5_32_3_32_7" style:display-name="40% - Accent5 3 7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4_32_2_32_2" style:display-name="40% - Accent5 4 2 2" style:family="table-cell" style:data-style-name="N0">
      <style:table-cell-properties fo:background-color="#99CCFF"/>
    </style:style>
    <style:style style:name="_52_0_37__32_-_32_Accent5_32_4_32_2_32_2_32_2" style:display-name="40% - Accent5 4 2 2 2" style:family="table-cell" style:data-style-name="N0">
      <style:table-cell-properties fo:background-color="#99CCFF"/>
    </style:style>
    <style:style style:name="_52_0_37__32_-_32_Accent5_32_4_32_2_32_2_32_2_32_2" style:display-name="40% - Accent5 4 2 2 2 2" style:family="table-cell" style:data-style-name="N0">
      <style:table-cell-properties fo:background-color="#99CCFF"/>
    </style:style>
    <style:style style:name="_52_0_37__32_-_32_Accent5_32_4_32_2_32_2_32_2_32_3" style:display-name="40% - Accent5 4 2 2 2 3" style:family="table-cell" style:data-style-name="N0">
      <style:table-cell-properties fo:background-color="#99CCFF"/>
    </style:style>
    <style:style style:name="_52_0_37__32_-_32_Accent5_32_4_32_2_32_2_32_2_32_4" style:display-name="40% - Accent5 4 2 2 2 4" style:family="table-cell" style:data-style-name="N0">
      <style:table-cell-properties fo:background-color="#99CCFF"/>
    </style:style>
    <style:style style:name="_52_0_37__32_-_32_Accent5_32_4_32_2_32_2_32_3" style:display-name="40% - Accent5 4 2 2 3" style:family="table-cell" style:data-style-name="N0">
      <style:table-cell-properties fo:background-color="#99CCFF"/>
    </style:style>
    <style:style style:name="_52_0_37__32_-_32_Accent5_32_4_32_2_32_2_32_4" style:display-name="40% - Accent5 4 2 2 4" style:family="table-cell" style:data-style-name="N0">
      <style:table-cell-properties fo:background-color="#99CCFF"/>
    </style:style>
    <style:style style:name="_52_0_37__32_-_32_Accent5_32_4_32_2_32_2_32_5" style:display-name="40% - Accent5 4 2 2 5" style:family="table-cell" style:data-style-name="N0">
      <style:table-cell-properties fo:background-color="#99CCFF"/>
    </style:style>
    <style:style style:name="_52_0_37__32_-_32_Accent5_32_4_32_2_32_3" style:display-name="40% - Accent5 4 2 3" style:family="table-cell" style:data-style-name="N0">
      <style:table-cell-properties fo:background-color="#99CCFF"/>
    </style:style>
    <style:style style:name="_52_0_37__32_-_32_Accent5_32_4_32_2_32_3_32_2" style:display-name="40% - Accent5 4 2 3 2" style:family="table-cell" style:data-style-name="N0">
      <style:table-cell-properties fo:background-color="#99CCFF"/>
    </style:style>
    <style:style style:name="_52_0_37__32_-_32_Accent5_32_4_32_2_32_3_32_3" style:display-name="40% - Accent5 4 2 3 3" style:family="table-cell" style:data-style-name="N0">
      <style:table-cell-properties fo:background-color="#99CCFF"/>
    </style:style>
    <style:style style:name="_52_0_37__32_-_32_Accent5_32_4_32_2_32_3_32_4" style:display-name="40% - Accent5 4 2 3 4" style:family="table-cell" style:data-style-name="N0">
      <style:table-cell-properties fo:background-color="#99CCFF"/>
    </style:style>
    <style:style style:name="_52_0_37__32_-_32_Accent5_32_4_32_2_32_4" style:display-name="40% - Accent5 4 2 4" style:family="table-cell" style:data-style-name="N0">
      <style:table-cell-properties fo:background-color="#99CCFF"/>
    </style:style>
    <style:style style:name="_52_0_37__32_-_32_Accent5_32_4_32_2_32_5" style:display-name="40% - Accent5 4 2 5" style:family="table-cell" style:data-style-name="N0">
      <style:table-cell-properties fo:background-color="#99CCFF"/>
    </style:style>
    <style:style style:name="_52_0_37__32_-_32_Accent5_32_4_32_2_32_6" style:display-name="40% - Accent5 4 2 6" style:family="table-cell" style:data-style-name="N0">
      <style:table-cell-properties fo:background-color="#99CCFF"/>
    </style:style>
    <style:style style:name="_52_0_37__32_-_32_Accent5_32_4_32_3" style:display-name="40% - Accent5 4 3" style:family="table-cell" style:data-style-name="N0">
      <style:table-cell-properties fo:background-color="#B7DEE8"/>
    </style:style>
    <style:style style:name="_52_0_37__32_-_32_Accent5_32_4_32_3_32_2" style:display-name="40% - Accent5 4 3 2" style:family="table-cell" style:data-style-name="N0">
      <style:table-cell-properties fo:background-color="#B7DEE8"/>
    </style:style>
    <style:style style:name="_52_0_37__32_-_32_Accent5_32_4_32_3_32_2_32_2" style:display-name="40% - Accent5 4 3 2 2" style:family="table-cell" style:data-style-name="N0">
      <style:table-cell-properties fo:background-color="#B7DEE8"/>
    </style:style>
    <style:style style:name="_52_0_37__32_-_32_Accent5_32_4_32_3_32_2_32_3" style:display-name="40% - Accent5 4 3 2 3" style:family="table-cell" style:data-style-name="N0">
      <style:table-cell-properties fo:background-color="#B7DEE8"/>
    </style:style>
    <style:style style:name="_52_0_37__32_-_32_Accent5_32_4_32_3_32_2_32_4" style:display-name="40% - Accent5 4 3 2 4" style:family="table-cell" style:data-style-name="N0">
      <style:table-cell-properties fo:background-color="#B7DEE8"/>
    </style:style>
    <style:style style:name="_52_0_37__32_-_32_Accent5_32_4_32_3_32_3" style:display-name="40% - Accent5 4 3 3" style:family="table-cell" style:data-style-name="N0">
      <style:table-cell-properties fo:background-color="#B7DEE8"/>
    </style:style>
    <style:style style:name="_52_0_37__32_-_32_Accent5_32_4_32_3_32_4" style:display-name="40% - Accent5 4 3 4" style:family="table-cell" style:data-style-name="N0">
      <style:table-cell-properties fo:background-color="#B7DEE8"/>
    </style:style>
    <style:style style:name="_52_0_37__32_-_32_Accent5_32_4_32_3_32_5" style:display-name="40% - Accent5 4 3 5" style:family="table-cell" style:data-style-name="N0">
      <style:table-cell-properties fo:background-color="#B7DEE8"/>
    </style:style>
    <style:style style:name="_52_0_37__32_-_32_Accent5_32_4_32_4" style:display-name="40% - Accent5 4 4" style:family="table-cell" style:data-style-name="N0">
      <style:table-cell-properties fo:background-color="#B7DEE8"/>
    </style:style>
    <style:style style:name="_52_0_37__32_-_32_Accent5_32_4_32_4_32_2" style:display-name="40% - Accent5 4 4 2" style:family="table-cell" style:data-style-name="N0">
      <style:table-cell-properties fo:background-color="#B7DEE8"/>
    </style:style>
    <style:style style:name="_52_0_37__32_-_32_Accent5_32_4_32_4_32_3" style:display-name="40% - Accent5 4 4 3" style:family="table-cell" style:data-style-name="N0">
      <style:table-cell-properties fo:background-color="#B7DEE8"/>
    </style:style>
    <style:style style:name="_52_0_37__32_-_32_Accent5_32_4_32_4_32_4" style:display-name="40% - Accent5 4 4 4" style:family="table-cell" style:data-style-name="N0">
      <style:table-cell-properties fo:background-color="#B7DEE8"/>
    </style:style>
    <style:style style:name="_52_0_37__32_-_32_Accent5_32_4_32_5" style:display-name="40% - Accent5 4 5" style:family="table-cell" style:data-style-name="N0">
      <style:table-cell-properties fo:background-color="#B7DEE8"/>
    </style:style>
    <style:style style:name="_52_0_37__32_-_32_Accent5_32_4_32_6" style:display-name="40% - Accent5 4 6" style:family="table-cell" style:data-style-name="N0">
      <style:table-cell-properties fo:background-color="#B7DEE8"/>
    </style:style>
    <style:style style:name="_52_0_37__32_-_32_Accent5_32_4_32_7" style:display-name="40% - Accent5 4 7" style:family="table-cell" style:data-style-name="N0">
      <style:table-cell-properties fo:background-color="#B7DEE8"/>
    </style:style>
    <style:style style:name="_52_0_37__32_-_32_Accent5_32_5" style:display-name="40% - Accent5 5" style:family="table-cell" style:data-style-name="N0">
      <style:table-cell-properties fo:background-color="#B7DEE8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5_32_2_32_2" style:display-name="40% - Accent5 5 2 2" style:family="table-cell" style:data-style-name="N0">
      <style:table-cell-properties fo:background-color="#99CCFF"/>
    </style:style>
    <style:style style:name="_52_0_37__32_-_32_Accent5_32_5_32_2_32_2_32_2" style:display-name="40% - Accent5 5 2 2 2" style:family="table-cell" style:data-style-name="N0">
      <style:table-cell-properties fo:background-color="#99CCFF"/>
    </style:style>
    <style:style style:name="_52_0_37__32_-_32_Accent5_32_5_32_2_32_2_32_2_32_2" style:display-name="40% - Accent5 5 2 2 2 2" style:family="table-cell" style:data-style-name="N0">
      <style:table-cell-properties fo:background-color="#99CCFF"/>
    </style:style>
    <style:style style:name="_52_0_37__32_-_32_Accent5_32_5_32_2_32_2_32_2_32_3" style:display-name="40% - Accent5 5 2 2 2 3" style:family="table-cell" style:data-style-name="N0">
      <style:table-cell-properties fo:background-color="#99CCFF"/>
    </style:style>
    <style:style style:name="_52_0_37__32_-_32_Accent5_32_5_32_2_32_2_32_2_32_4" style:display-name="40% - Accent5 5 2 2 2 4" style:family="table-cell" style:data-style-name="N0">
      <style:table-cell-properties fo:background-color="#99CCFF"/>
    </style:style>
    <style:style style:name="_52_0_37__32_-_32_Accent5_32_5_32_2_32_2_32_3" style:display-name="40% - Accent5 5 2 2 3" style:family="table-cell" style:data-style-name="N0">
      <style:table-cell-properties fo:background-color="#99CCFF"/>
    </style:style>
    <style:style style:name="_52_0_37__32_-_32_Accent5_32_5_32_2_32_2_32_4" style:display-name="40% - Accent5 5 2 2 4" style:family="table-cell" style:data-style-name="N0">
      <style:table-cell-properties fo:background-color="#99CCFF"/>
    </style:style>
    <style:style style:name="_52_0_37__32_-_32_Accent5_32_5_32_2_32_2_32_5" style:display-name="40% - Accent5 5 2 2 5" style:family="table-cell" style:data-style-name="N0">
      <style:table-cell-properties fo:background-color="#99CCFF"/>
    </style:style>
    <style:style style:name="_52_0_37__32_-_32_Accent5_32_5_32_2_32_3" style:display-name="40% - Accent5 5 2 3" style:family="table-cell" style:data-style-name="N0">
      <style:table-cell-properties fo:background-color="#99CCFF"/>
    </style:style>
    <style:style style:name="_52_0_37__32_-_32_Accent5_32_5_32_2_32_3_32_2" style:display-name="40% - Accent5 5 2 3 2" style:family="table-cell" style:data-style-name="N0">
      <style:table-cell-properties fo:background-color="#99CCFF"/>
    </style:style>
    <style:style style:name="_52_0_37__32_-_32_Accent5_32_5_32_2_32_3_32_3" style:display-name="40% - Accent5 5 2 3 3" style:family="table-cell" style:data-style-name="N0">
      <style:table-cell-properties fo:background-color="#99CCFF"/>
    </style:style>
    <style:style style:name="_52_0_37__32_-_32_Accent5_32_5_32_2_32_3_32_4" style:display-name="40% - Accent5 5 2 3 4" style:family="table-cell" style:data-style-name="N0">
      <style:table-cell-properties fo:background-color="#99CCFF"/>
    </style:style>
    <style:style style:name="_52_0_37__32_-_32_Accent5_32_5_32_2_32_4" style:display-name="40% - Accent5 5 2 4" style:family="table-cell" style:data-style-name="N0">
      <style:table-cell-properties fo:background-color="#99CCFF"/>
    </style:style>
    <style:style style:name="_52_0_37__32_-_32_Accent5_32_5_32_2_32_5" style:display-name="40% - Accent5 5 2 5" style:family="table-cell" style:data-style-name="N0">
      <style:table-cell-properties fo:background-color="#99CCFF"/>
    </style:style>
    <style:style style:name="_52_0_37__32_-_32_Accent5_32_5_32_2_32_6" style:display-name="40% - Accent5 5 2 6" style:family="table-cell" style:data-style-name="N0">
      <style:table-cell-properties fo:background-color="#99CCFF"/>
    </style:style>
    <style:style style:name="_52_0_37__32_-_32_Accent5_32_5_32_3" style:display-name="40% - Accent5 5 3" style:family="table-cell" style:data-style-name="N0">
      <style:table-cell-properties fo:background-color="#B7DEE8"/>
    </style:style>
    <style:style style:name="_52_0_37__32_-_32_Accent5_32_5_32_3_32_2" style:display-name="40% - Accent5 5 3 2" style:family="table-cell" style:data-style-name="N0">
      <style:table-cell-properties fo:background-color="#B7DEE8"/>
    </style:style>
    <style:style style:name="_52_0_37__32_-_32_Accent5_32_5_32_3_32_2_32_2" style:display-name="40% - Accent5 5 3 2 2" style:family="table-cell" style:data-style-name="N0">
      <style:table-cell-properties fo:background-color="#B7DEE8"/>
    </style:style>
    <style:style style:name="_52_0_37__32_-_32_Accent5_32_5_32_3_32_2_32_3" style:display-name="40% - Accent5 5 3 2 3" style:family="table-cell" style:data-style-name="N0">
      <style:table-cell-properties fo:background-color="#B7DEE8"/>
    </style:style>
    <style:style style:name="_52_0_37__32_-_32_Accent5_32_5_32_3_32_2_32_4" style:display-name="40% - Accent5 5 3 2 4" style:family="table-cell" style:data-style-name="N0">
      <style:table-cell-properties fo:background-color="#B7DEE8"/>
    </style:style>
    <style:style style:name="_52_0_37__32_-_32_Accent5_32_5_32_3_32_3" style:display-name="40% - Accent5 5 3 3" style:family="table-cell" style:data-style-name="N0">
      <style:table-cell-properties fo:background-color="#B7DEE8"/>
    </style:style>
    <style:style style:name="_52_0_37__32_-_32_Accent5_32_5_32_3_32_4" style:display-name="40% - Accent5 5 3 4" style:family="table-cell" style:data-style-name="N0">
      <style:table-cell-properties fo:background-color="#B7DEE8"/>
    </style:style>
    <style:style style:name="_52_0_37__32_-_32_Accent5_32_5_32_3_32_5" style:display-name="40% - Accent5 5 3 5" style:family="table-cell" style:data-style-name="N0">
      <style:table-cell-properties fo:background-color="#B7DEE8"/>
    </style:style>
    <style:style style:name="_52_0_37__32_-_32_Accent5_32_5_32_4" style:display-name="40% - Accent5 5 4" style:family="table-cell" style:data-style-name="N0">
      <style:table-cell-properties fo:background-color="#B7DEE8"/>
    </style:style>
    <style:style style:name="_52_0_37__32_-_32_Accent5_32_5_32_4_32_2" style:display-name="40% - Accent5 5 4 2" style:family="table-cell" style:data-style-name="N0">
      <style:table-cell-properties fo:background-color="#B7DEE8"/>
    </style:style>
    <style:style style:name="_52_0_37__32_-_32_Accent5_32_5_32_4_32_3" style:display-name="40% - Accent5 5 4 3" style:family="table-cell" style:data-style-name="N0">
      <style:table-cell-properties fo:background-color="#B7DEE8"/>
    </style:style>
    <style:style style:name="_52_0_37__32_-_32_Accent5_32_5_32_4_32_4" style:display-name="40% - Accent5 5 4 4" style:family="table-cell" style:data-style-name="N0">
      <style:table-cell-properties fo:background-color="#B7DEE8"/>
    </style:style>
    <style:style style:name="_52_0_37__32_-_32_Accent5_32_5_32_5" style:display-name="40% - Accent5 5 5" style:family="table-cell" style:data-style-name="N0">
      <style:table-cell-properties fo:background-color="#B7DEE8"/>
    </style:style>
    <style:style style:name="_52_0_37__32_-_32_Accent5_32_5_32_6" style:display-name="40% - Accent5 5 6" style:family="table-cell" style:data-style-name="N0">
      <style:table-cell-properties fo:background-color="#B7DEE8"/>
    </style:style>
    <style:style style:name="_52_0_37__32_-_32_Accent5_32_5_32_7" style:display-name="40% - Accent5 5 7" style:family="table-cell" style:data-style-name="N0">
      <style:table-cell-properties fo:background-color="#B7DEE8"/>
    </style:style>
    <style:style style:name="_52_0_37__32_-_32_Accent5_32_6" style:display-name="40% - Accent5 6" style:family="table-cell" style:data-style-name="N0">
      <style:table-cell-properties fo:background-color="#B7DEE8"/>
    </style:style>
    <style:style style:name="_52_0_37__32_-_32_Accent5_32_6_32_2" style:display-name="40% - Accent5 6 2" style:family="table-cell" style:data-style-name="N0">
      <style:table-cell-properties fo:background-color="#B7DEE8"/>
    </style:style>
    <style:style style:name="_52_0_37__32_-_32_Accent5_32_6_32_2_32_2" style:display-name="40% - Accent5 6 2 2" style:family="table-cell" style:data-style-name="N0">
      <style:table-cell-properties fo:background-color="#B7DEE8"/>
    </style:style>
    <style:style style:name="_52_0_37__32_-_32_Accent5_32_6_32_2_32_2_32_2" style:display-name="40% - Accent5 6 2 2 2" style:family="table-cell" style:data-style-name="N0">
      <style:table-cell-properties fo:background-color="#B7DEE8"/>
    </style:style>
    <style:style style:name="_52_0_37__32_-_32_Accent5_32_6_32_2_32_2_32_3" style:display-name="40% - Accent5 6 2 2 3" style:family="table-cell" style:data-style-name="N0">
      <style:table-cell-properties fo:background-color="#B7DEE8"/>
    </style:style>
    <style:style style:name="_52_0_37__32_-_32_Accent5_32_6_32_2_32_2_32_4" style:display-name="40% - Accent5 6 2 2 4" style:family="table-cell" style:data-style-name="N0">
      <style:table-cell-properties fo:background-color="#B7DEE8"/>
    </style:style>
    <style:style style:name="_52_0_37__32_-_32_Accent5_32_6_32_2_32_3" style:display-name="40% - Accent5 6 2 3" style:family="table-cell" style:data-style-name="N0">
      <style:table-cell-properties fo:background-color="#B7DEE8"/>
    </style:style>
    <style:style style:name="_52_0_37__32_-_32_Accent5_32_6_32_2_32_4" style:display-name="40% - Accent5 6 2 4" style:family="table-cell" style:data-style-name="N0">
      <style:table-cell-properties fo:background-color="#B7DEE8"/>
    </style:style>
    <style:style style:name="_52_0_37__32_-_32_Accent5_32_6_32_2_32_5" style:display-name="40% - Accent5 6 2 5" style:family="table-cell" style:data-style-name="N0">
      <style:table-cell-properties fo:background-color="#B7DEE8"/>
    </style:style>
    <style:style style:name="_52_0_37__32_-_32_Accent5_32_6_32_3" style:display-name="40% - Accent5 6 3" style:family="table-cell" style:data-style-name="N0">
      <style:table-cell-properties fo:background-color="#B7DEE8"/>
    </style:style>
    <style:style style:name="_52_0_37__32_-_32_Accent5_32_6_32_3_32_2" style:display-name="40% - Accent5 6 3 2" style:family="table-cell" style:data-style-name="N0">
      <style:table-cell-properties fo:background-color="#B7DEE8"/>
    </style:style>
    <style:style style:name="_52_0_37__32_-_32_Accent5_32_6_32_3_32_3" style:display-name="40% - Accent5 6 3 3" style:family="table-cell" style:data-style-name="N0">
      <style:table-cell-properties fo:background-color="#B7DEE8"/>
    </style:style>
    <style:style style:name="_52_0_37__32_-_32_Accent5_32_6_32_3_32_4" style:display-name="40% - Accent5 6 3 4" style:family="table-cell" style:data-style-name="N0">
      <style:table-cell-properties fo:background-color="#B7DEE8"/>
    </style:style>
    <style:style style:name="_52_0_37__32_-_32_Accent5_32_6_32_4" style:display-name="40% - Accent5 6 4" style:family="table-cell" style:data-style-name="N0">
      <style:table-cell-properties fo:background-color="#B7DEE8"/>
    </style:style>
    <style:style style:name="_52_0_37__32_-_32_Accent5_32_6_32_5" style:display-name="40% - Accent5 6 5" style:family="table-cell" style:data-style-name="N0">
      <style:table-cell-properties fo:background-color="#B7DEE8"/>
    </style:style>
    <style:style style:name="_52_0_37__32_-_32_Accent5_32_6_32_6" style:display-name="40% - Accent5 6 6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CD5B4"/>
    </style:style>
    <style:style style:name="_52_0_37__32_-_32_Accent6_32_2_32_2" style:display-name="40% - Accent6 2 2" style:family="table-cell" style:data-style-name="N0">
      <style:table-cell-properties fo:background-color="#FFFF99"/>
    </style:style>
    <style:style style:name="_52_0_37__32_-_32_Accent6_32_2_32_2_32_2" style:display-name="40% - Accent6 2 2 2" style:family="table-cell" style:data-style-name="N0">
      <style:table-cell-properties fo:background-color="#FFFF99"/>
    </style:style>
    <style:style style:name="_52_0_37__32_-_32_Accent6_32_2_32_2_32_2_32_2" style:display-name="40% - Accent6 2 2 2 2" style:family="table-cell" style:data-style-name="N0">
      <style:table-cell-properties fo:background-color="#FFFF99"/>
    </style:style>
    <style:style style:name="_52_0_37__32_-_32_Accent6_32_2_32_2_32_2_32_2_32_2" style:display-name="40% - Accent6 2 2 2 2 2" style:family="table-cell" style:data-style-name="N0">
      <style:table-cell-properties fo:background-color="#FFFF99"/>
    </style:style>
    <style:style style:name="_52_0_37__32_-_32_Accent6_32_2_32_2_32_2_32_2_32_3" style:display-name="40% - Accent6 2 2 2 2 3" style:family="table-cell" style:data-style-name="N0">
      <style:table-cell-properties fo:background-color="#FFFF99"/>
    </style:style>
    <style:style style:name="_52_0_37__32_-_32_Accent6_32_2_32_2_32_2_32_2_32_4" style:display-name="40% - Accent6 2 2 2 2 4" style:family="table-cell" style:data-style-name="N0">
      <style:table-cell-properties fo:background-color="#FFFF99"/>
    </style:style>
    <style:style style:name="_52_0_37__32_-_32_Accent6_32_2_32_2_32_2_32_3" style:display-name="40% - Accent6 2 2 2 3" style:family="table-cell" style:data-style-name="N0">
      <style:table-cell-properties fo:background-color="#FFFF99"/>
    </style:style>
    <style:style style:name="_52_0_37__32_-_32_Accent6_32_2_32_2_32_2_32_4" style:display-name="40% - Accent6 2 2 2 4" style:family="table-cell" style:data-style-name="N0">
      <style:table-cell-properties fo:background-color="#FFFF99"/>
    </style:style>
    <style:style style:name="_52_0_37__32_-_32_Accent6_32_2_32_2_32_2_32_5" style:display-name="40% - Accent6 2 2 2 5" style:family="table-cell" style:data-style-name="N0">
      <style:table-cell-properties fo:background-color="#FFFF99"/>
    </style:style>
    <style:style style:name="_52_0_37__32_-_32_Accent6_32_2_32_2_32_3" style:display-name="40% - Accent6 2 2 3" style:family="table-cell" style:data-style-name="N0">
      <style:table-cell-properties fo:background-color="#FFFF99"/>
    </style:style>
    <style:style style:name="_52_0_37__32_-_32_Accent6_32_2_32_2_32_3_32_2" style:display-name="40% - Accent6 2 2 3 2" style:family="table-cell" style:data-style-name="N0">
      <style:table-cell-properties fo:background-color="#FFFF99"/>
    </style:style>
    <style:style style:name="_52_0_37__32_-_32_Accent6_32_2_32_2_32_3_32_3" style:display-name="40% - Accent6 2 2 3 3" style:family="table-cell" style:data-style-name="N0">
      <style:table-cell-properties fo:background-color="#FFFF99"/>
    </style:style>
    <style:style style:name="_52_0_37__32_-_32_Accent6_32_2_32_2_32_3_32_4" style:display-name="40% - Accent6 2 2 3 4" style:family="table-cell" style:data-style-name="N0">
      <style:table-cell-properties fo:background-color="#FFFF99"/>
    </style:style>
    <style:style style:name="_52_0_37__32_-_32_Accent6_32_2_32_2_32_4" style:display-name="40% - Accent6 2 2 4" style:family="table-cell" style:data-style-name="N0">
      <style:table-cell-properties fo:background-color="#FFFF99"/>
    </style:style>
    <style:style style:name="_52_0_37__32_-_32_Accent6_32_2_32_2_32_5" style:display-name="40% - Accent6 2 2 5" style:family="table-cell" style:data-style-name="N0">
      <style:table-cell-properties fo:background-color="#FFFF99"/>
    </style:style>
    <style:style style:name="_52_0_37__32_-_32_Accent6_32_2_32_2_32_6" style:display-name="40% - Accent6 2 2 6" style:family="table-cell" style:data-style-name="N0">
      <style:table-cell-properties fo:background-color="#FFFF99"/>
    </style:style>
    <style:style style:name="_52_0_37__32_-_32_Accent6_32_2_32_3" style:display-name="40% - Accent6 2 3" style:family="table-cell" style:data-style-name="N0">
      <style:table-cell-properties fo:background-color="#FCD5B4"/>
    </style:style>
    <style:style style:name="_52_0_37__32_-_32_Accent6_32_2_32_3_32_2" style:display-name="40% - Accent6 2 3 2" style:family="table-cell" style:data-style-name="N0">
      <style:table-cell-properties fo:background-color="#FCD5B4"/>
    </style:style>
    <style:style style:name="_52_0_37__32_-_32_Accent6_32_2_32_3_32_2_32_2" style:display-name="40% - Accent6 2 3 2 2" style:family="table-cell" style:data-style-name="N0">
      <style:table-cell-properties fo:background-color="#FCD5B4"/>
    </style:style>
    <style:style style:name="_52_0_37__32_-_32_Accent6_32_2_32_3_32_2_32_3" style:display-name="40% - Accent6 2 3 2 3" style:family="table-cell" style:data-style-name="N0">
      <style:table-cell-properties fo:background-color="#FCD5B4"/>
    </style:style>
    <style:style style:name="_52_0_37__32_-_32_Accent6_32_2_32_3_32_2_32_4" style:display-name="40% - Accent6 2 3 2 4" style:family="table-cell" style:data-style-name="N0">
      <style:table-cell-properties fo:background-color="#FCD5B4"/>
    </style:style>
    <style:style style:name="_52_0_37__32_-_32_Accent6_32_2_32_3_32_3" style:display-name="40% - Accent6 2 3 3" style:family="table-cell" style:data-style-name="N0">
      <style:table-cell-properties fo:background-color="#FCD5B4"/>
    </style:style>
    <style:style style:name="_52_0_37__32_-_32_Accent6_32_2_32_3_32_4" style:display-name="40% - Accent6 2 3 4" style:family="table-cell" style:data-style-name="N0">
      <style:table-cell-properties fo:background-color="#FCD5B4"/>
    </style:style>
    <style:style style:name="_52_0_37__32_-_32_Accent6_32_2_32_3_32_5" style:display-name="40% - Accent6 2 3 5" style:family="table-cell" style:data-style-name="N0">
      <style:table-cell-properties fo:background-color="#FCD5B4"/>
    </style:style>
    <style:style style:name="_52_0_37__32_-_32_Accent6_32_2_32_4" style:display-name="40% - Accent6 2 4" style:family="table-cell" style:data-style-name="N0">
      <style:table-cell-properties fo:background-color="#FCD5B4"/>
    </style:style>
    <style:style style:name="_52_0_37__32_-_32_Accent6_32_2_32_4_32_2" style:display-name="40% - Accent6 2 4 2" style:family="table-cell" style:data-style-name="N0">
      <style:table-cell-properties fo:background-color="#FCD5B4"/>
    </style:style>
    <style:style style:name="_52_0_37__32_-_32_Accent6_32_2_32_4_32_3" style:display-name="40% - Accent6 2 4 3" style:family="table-cell" style:data-style-name="N0">
      <style:table-cell-properties fo:background-color="#FCD5B4"/>
    </style:style>
    <style:style style:name="_52_0_37__32_-_32_Accent6_32_2_32_4_32_4" style:display-name="40% - Accent6 2 4 4" style:family="table-cell" style:data-style-name="N0">
      <style:table-cell-properties fo:background-color="#FCD5B4"/>
    </style:style>
    <style:style style:name="_52_0_37__32_-_32_Accent6_32_2_32_5" style:display-name="40% - Accent6 2 5" style:family="table-cell" style:data-style-name="N0">
      <style:table-cell-properties fo:background-color="#FCD5B4"/>
    </style:style>
    <style:style style:name="_52_0_37__32_-_32_Accent6_32_2_32_6" style:display-name="40% - Accent6 2 6" style:family="table-cell" style:data-style-name="N0">
      <style:table-cell-properties fo:background-color="#FCD5B4"/>
    </style:style>
    <style:style style:name="_52_0_37__32_-_32_Accent6_32_2_32_7" style:display-name="40% - Accent6 2 7" style:family="table-cell" style:data-style-name="N0">
      <style:table-cell-properties fo:background-color="#FCD5B4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3_32_2" style:display-name="40% - Accent6 3 2" style:family="table-cell" style:data-style-name="N0">
      <style:table-cell-properties fo:background-color="#FFFF99"/>
    </style:style>
    <style:style style:name="_52_0_37__32_-_32_Accent6_32_3_32_2_32_2" style:display-name="40% - Accent6 3 2 2" style:family="table-cell" style:data-style-name="N0">
      <style:table-cell-properties fo:background-color="#FFFF99"/>
    </style:style>
    <style:style style:name="_52_0_37__32_-_32_Accent6_32_3_32_2_32_2_32_2" style:display-name="40% - Accent6 3 2 2 2" style:family="table-cell" style:data-style-name="N0">
      <style:table-cell-properties fo:background-color="#FFFF99"/>
    </style:style>
    <style:style style:name="_52_0_37__32_-_32_Accent6_32_3_32_2_32_2_32_2_32_2" style:display-name="40% - Accent6 3 2 2 2 2" style:family="table-cell" style:data-style-name="N0">
      <style:table-cell-properties fo:background-color="#FFFF99"/>
    </style:style>
    <style:style style:name="_52_0_37__32_-_32_Accent6_32_3_32_2_32_2_32_2_32_3" style:display-name="40% - Accent6 3 2 2 2 3" style:family="table-cell" style:data-style-name="N0">
      <style:table-cell-properties fo:background-color="#FFFF99"/>
    </style:style>
    <style:style style:name="_52_0_37__32_-_32_Accent6_32_3_32_2_32_2_32_2_32_4" style:display-name="40% - Accent6 3 2 2 2 4" style:family="table-cell" style:data-style-name="N0">
      <style:table-cell-properties fo:background-color="#FFFF99"/>
    </style:style>
    <style:style style:name="_52_0_37__32_-_32_Accent6_32_3_32_2_32_2_32_3" style:display-name="40% - Accent6 3 2 2 3" style:family="table-cell" style:data-style-name="N0">
      <style:table-cell-properties fo:background-color="#FFFF99"/>
    </style:style>
    <style:style style:name="_52_0_37__32_-_32_Accent6_32_3_32_2_32_2_32_4" style:display-name="40% - Accent6 3 2 2 4" style:family="table-cell" style:data-style-name="N0">
      <style:table-cell-properties fo:background-color="#FFFF99"/>
    </style:style>
    <style:style style:name="_52_0_37__32_-_32_Accent6_32_3_32_2_32_2_32_5" style:display-name="40% - Accent6 3 2 2 5" style:family="table-cell" style:data-style-name="N0">
      <style:table-cell-properties fo:background-color="#FFFF99"/>
    </style:style>
    <style:style style:name="_52_0_37__32_-_32_Accent6_32_3_32_2_32_3" style:display-name="40% - Accent6 3 2 3" style:family="table-cell" style:data-style-name="N0">
      <style:table-cell-properties fo:background-color="#FFFF99"/>
    </style:style>
    <style:style style:name="_52_0_37__32_-_32_Accent6_32_3_32_2_32_3_32_2" style:display-name="40% - Accent6 3 2 3 2" style:family="table-cell" style:data-style-name="N0">
      <style:table-cell-properties fo:background-color="#FFFF99"/>
    </style:style>
    <style:style style:name="_52_0_37__32_-_32_Accent6_32_3_32_2_32_3_32_3" style:display-name="40% - Accent6 3 2 3 3" style:family="table-cell" style:data-style-name="N0">
      <style:table-cell-properties fo:background-color="#FFFF99"/>
    </style:style>
    <style:style style:name="_52_0_37__32_-_32_Accent6_32_3_32_2_32_3_32_4" style:display-name="40% - Accent6 3 2 3 4" style:family="table-cell" style:data-style-name="N0">
      <style:table-cell-properties fo:background-color="#FFFF99"/>
    </style:style>
    <style:style style:name="_52_0_37__32_-_32_Accent6_32_3_32_2_32_4" style:display-name="40% - Accent6 3 2 4" style:family="table-cell" style:data-style-name="N0">
      <style:table-cell-properties fo:background-color="#FFFF99"/>
    </style:style>
    <style:style style:name="_52_0_37__32_-_32_Accent6_32_3_32_2_32_5" style:display-name="40% - Accent6 3 2 5" style:family="table-cell" style:data-style-name="N0">
      <style:table-cell-properties fo:background-color="#FFFF99"/>
    </style:style>
    <style:style style:name="_52_0_37__32_-_32_Accent6_32_3_32_2_32_6" style:display-name="40% - Accent6 3 2 6" style:family="table-cell" style:data-style-name="N0">
      <style:table-cell-properties fo:background-color="#FFFF99"/>
    </style:style>
    <style:style style:name="_52_0_37__32_-_32_Accent6_32_3_32_3" style:display-name="40% - Accent6 3 3" style:family="table-cell" style:data-style-name="N0">
      <style:table-cell-properties fo:background-color="#FCD5B4"/>
    </style:style>
    <style:style style:name="_52_0_37__32_-_32_Accent6_32_3_32_3_32_2" style:display-name="40% - Accent6 3 3 2" style:family="table-cell" style:data-style-name="N0">
      <style:table-cell-properties fo:background-color="#FCD5B4"/>
    </style:style>
    <style:style style:name="_52_0_37__32_-_32_Accent6_32_3_32_3_32_2_32_2" style:display-name="40% - Accent6 3 3 2 2" style:family="table-cell" style:data-style-name="N0">
      <style:table-cell-properties fo:background-color="#FCD5B4"/>
    </style:style>
    <style:style style:name="_52_0_37__32_-_32_Accent6_32_3_32_3_32_2_32_3" style:display-name="40% - Accent6 3 3 2 3" style:family="table-cell" style:data-style-name="N0">
      <style:table-cell-properties fo:background-color="#FCD5B4"/>
    </style:style>
    <style:style style:name="_52_0_37__32_-_32_Accent6_32_3_32_3_32_2_32_4" style:display-name="40% - Accent6 3 3 2 4" style:family="table-cell" style:data-style-name="N0">
      <style:table-cell-properties fo:background-color="#FCD5B4"/>
    </style:style>
    <style:style style:name="_52_0_37__32_-_32_Accent6_32_3_32_3_32_3" style:display-name="40% - Accent6 3 3 3" style:family="table-cell" style:data-style-name="N0">
      <style:table-cell-properties fo:background-color="#FCD5B4"/>
    </style:style>
    <style:style style:name="_52_0_37__32_-_32_Accent6_32_3_32_3_32_4" style:display-name="40% - Accent6 3 3 4" style:family="table-cell" style:data-style-name="N0">
      <style:table-cell-properties fo:background-color="#FCD5B4"/>
    </style:style>
    <style:style style:name="_52_0_37__32_-_32_Accent6_32_3_32_3_32_5" style:display-name="40% - Accent6 3 3 5" style:family="table-cell" style:data-style-name="N0">
      <style:table-cell-properties fo:background-color="#FCD5B4"/>
    </style:style>
    <style:style style:name="_52_0_37__32_-_32_Accent6_32_3_32_4" style:display-name="40% - Accent6 3 4" style:family="table-cell" style:data-style-name="N0">
      <style:table-cell-properties fo:background-color="#FCD5B4"/>
    </style:style>
    <style:style style:name="_52_0_37__32_-_32_Accent6_32_3_32_4_32_2" style:display-name="40% - Accent6 3 4 2" style:family="table-cell" style:data-style-name="N0">
      <style:table-cell-properties fo:background-color="#FCD5B4"/>
    </style:style>
    <style:style style:name="_52_0_37__32_-_32_Accent6_32_3_32_4_32_3" style:display-name="40% - Accent6 3 4 3" style:family="table-cell" style:data-style-name="N0">
      <style:table-cell-properties fo:background-color="#FCD5B4"/>
    </style:style>
    <style:style style:name="_52_0_37__32_-_32_Accent6_32_3_32_4_32_4" style:display-name="40% - Accent6 3 4 4" style:family="table-cell" style:data-style-name="N0">
      <style:table-cell-properties fo:background-color="#FCD5B4"/>
    </style:style>
    <style:style style:name="_52_0_37__32_-_32_Accent6_32_3_32_5" style:display-name="40% - Accent6 3 5" style:family="table-cell" style:data-style-name="N0">
      <style:table-cell-properties fo:background-color="#FCD5B4"/>
    </style:style>
    <style:style style:name="_52_0_37__32_-_32_Accent6_32_3_32_6" style:display-name="40% - Accent6 3 6" style:family="table-cell" style:data-style-name="N0">
      <style:table-cell-properties fo:background-color="#FCD5B4"/>
    </style:style>
    <style:style style:name="_52_0_37__32_-_32_Accent6_32_3_32_7" style:display-name="40% - Accent6 3 7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2_0_37__32_-_32_Accent6_32_4_32_2" style:display-name="40% - Accent6 4 2" style:family="table-cell" style:data-style-name="N0">
      <style:table-cell-properties fo:background-color="#FFFF99"/>
    </style:style>
    <style:style style:name="_52_0_37__32_-_32_Accent6_32_4_32_2_32_2" style:display-name="40% - Accent6 4 2 2" style:family="table-cell" style:data-style-name="N0">
      <style:table-cell-properties fo:background-color="#FFFF99"/>
    </style:style>
    <style:style style:name="_52_0_37__32_-_32_Accent6_32_4_32_2_32_2_32_2" style:display-name="40% - Accent6 4 2 2 2" style:family="table-cell" style:data-style-name="N0">
      <style:table-cell-properties fo:background-color="#FFFF99"/>
    </style:style>
    <style:style style:name="_52_0_37__32_-_32_Accent6_32_4_32_2_32_2_32_2_32_2" style:display-name="40% - Accent6 4 2 2 2 2" style:family="table-cell" style:data-style-name="N0">
      <style:table-cell-properties fo:background-color="#FFFF99"/>
    </style:style>
    <style:style style:name="_52_0_37__32_-_32_Accent6_32_4_32_2_32_2_32_2_32_3" style:display-name="40% - Accent6 4 2 2 2 3" style:family="table-cell" style:data-style-name="N0">
      <style:table-cell-properties fo:background-color="#FFFF99"/>
    </style:style>
    <style:style style:name="_52_0_37__32_-_32_Accent6_32_4_32_2_32_2_32_2_32_4" style:display-name="40% - Accent6 4 2 2 2 4" style:family="table-cell" style:data-style-name="N0">
      <style:table-cell-properties fo:background-color="#FFFF99"/>
    </style:style>
    <style:style style:name="_52_0_37__32_-_32_Accent6_32_4_32_2_32_2_32_3" style:display-name="40% - Accent6 4 2 2 3" style:family="table-cell" style:data-style-name="N0">
      <style:table-cell-properties fo:background-color="#FFFF99"/>
    </style:style>
    <style:style style:name="_52_0_37__32_-_32_Accent6_32_4_32_2_32_2_32_4" style:display-name="40% - Accent6 4 2 2 4" style:family="table-cell" style:data-style-name="N0">
      <style:table-cell-properties fo:background-color="#FFFF99"/>
    </style:style>
    <style:style style:name="_52_0_37__32_-_32_Accent6_32_4_32_2_32_2_32_5" style:display-name="40% - Accent6 4 2 2 5" style:family="table-cell" style:data-style-name="N0">
      <style:table-cell-properties fo:background-color="#FFFF99"/>
    </style:style>
    <style:style style:name="_52_0_37__32_-_32_Accent6_32_4_32_2_32_3" style:display-name="40% - Accent6 4 2 3" style:family="table-cell" style:data-style-name="N0">
      <style:table-cell-properties fo:background-color="#FFFF99"/>
    </style:style>
    <style:style style:name="_52_0_37__32_-_32_Accent6_32_4_32_2_32_3_32_2" style:display-name="40% - Accent6 4 2 3 2" style:family="table-cell" style:data-style-name="N0">
      <style:table-cell-properties fo:background-color="#FFFF99"/>
    </style:style>
    <style:style style:name="_52_0_37__32_-_32_Accent6_32_4_32_2_32_3_32_3" style:display-name="40% - Accent6 4 2 3 3" style:family="table-cell" style:data-style-name="N0">
      <style:table-cell-properties fo:background-color="#FFFF99"/>
    </style:style>
    <style:style style:name="_52_0_37__32_-_32_Accent6_32_4_32_2_32_3_32_4" style:display-name="40% - Accent6 4 2 3 4" style:family="table-cell" style:data-style-name="N0">
      <style:table-cell-properties fo:background-color="#FFFF99"/>
    </style:style>
    <style:style style:name="_52_0_37__32_-_32_Accent6_32_4_32_2_32_4" style:display-name="40% - Accent6 4 2 4" style:family="table-cell" style:data-style-name="N0">
      <style:table-cell-properties fo:background-color="#FFFF99"/>
    </style:style>
    <style:style style:name="_52_0_37__32_-_32_Accent6_32_4_32_2_32_5" style:display-name="40% - Accent6 4 2 5" style:family="table-cell" style:data-style-name="N0">
      <style:table-cell-properties fo:background-color="#FFFF99"/>
    </style:style>
    <style:style style:name="_52_0_37__32_-_32_Accent6_32_4_32_2_32_6" style:display-name="40% - Accent6 4 2 6" style:family="table-cell" style:data-style-name="N0">
      <style:table-cell-properties fo:background-color="#FFFF99"/>
    </style:style>
    <style:style style:name="_52_0_37__32_-_32_Accent6_32_4_32_3" style:display-name="40% - Accent6 4 3" style:family="table-cell" style:data-style-name="N0">
      <style:table-cell-properties fo:background-color="#FCD5B4"/>
    </style:style>
    <style:style style:name="_52_0_37__32_-_32_Accent6_32_4_32_3_32_2" style:display-name="40% - Accent6 4 3 2" style:family="table-cell" style:data-style-name="N0">
      <style:table-cell-properties fo:background-color="#FCD5B4"/>
    </style:style>
    <style:style style:name="_52_0_37__32_-_32_Accent6_32_4_32_3_32_2_32_2" style:display-name="40% - Accent6 4 3 2 2" style:family="table-cell" style:data-style-name="N0">
      <style:table-cell-properties fo:background-color="#FCD5B4"/>
    </style:style>
    <style:style style:name="_52_0_37__32_-_32_Accent6_32_4_32_3_32_2_32_3" style:display-name="40% - Accent6 4 3 2 3" style:family="table-cell" style:data-style-name="N0">
      <style:table-cell-properties fo:background-color="#FCD5B4"/>
    </style:style>
    <style:style style:name="_52_0_37__32_-_32_Accent6_32_4_32_3_32_2_32_4" style:display-name="40% - Accent6 4 3 2 4" style:family="table-cell" style:data-style-name="N0">
      <style:table-cell-properties fo:background-color="#FCD5B4"/>
    </style:style>
    <style:style style:name="_52_0_37__32_-_32_Accent6_32_4_32_3_32_3" style:display-name="40% - Accent6 4 3 3" style:family="table-cell" style:data-style-name="N0">
      <style:table-cell-properties fo:background-color="#FCD5B4"/>
    </style:style>
    <style:style style:name="_52_0_37__32_-_32_Accent6_32_4_32_3_32_4" style:display-name="40% - Accent6 4 3 4" style:family="table-cell" style:data-style-name="N0">
      <style:table-cell-properties fo:background-color="#FCD5B4"/>
    </style:style>
    <style:style style:name="_52_0_37__32_-_32_Accent6_32_4_32_3_32_5" style:display-name="40% - Accent6 4 3 5" style:family="table-cell" style:data-style-name="N0">
      <style:table-cell-properties fo:background-color="#FCD5B4"/>
    </style:style>
    <style:style style:name="_52_0_37__32_-_32_Accent6_32_4_32_4" style:display-name="40% - Accent6 4 4" style:family="table-cell" style:data-style-name="N0">
      <style:table-cell-properties fo:background-color="#FCD5B4"/>
    </style:style>
    <style:style style:name="_52_0_37__32_-_32_Accent6_32_4_32_4_32_2" style:display-name="40% - Accent6 4 4 2" style:family="table-cell" style:data-style-name="N0">
      <style:table-cell-properties fo:background-color="#FCD5B4"/>
    </style:style>
    <style:style style:name="_52_0_37__32_-_32_Accent6_32_4_32_4_32_3" style:display-name="40% - Accent6 4 4 3" style:family="table-cell" style:data-style-name="N0">
      <style:table-cell-properties fo:background-color="#FCD5B4"/>
    </style:style>
    <style:style style:name="_52_0_37__32_-_32_Accent6_32_4_32_4_32_4" style:display-name="40% - Accent6 4 4 4" style:family="table-cell" style:data-style-name="N0">
      <style:table-cell-properties fo:background-color="#FCD5B4"/>
    </style:style>
    <style:style style:name="_52_0_37__32_-_32_Accent6_32_4_32_5" style:display-name="40% - Accent6 4 5" style:family="table-cell" style:data-style-name="N0">
      <style:table-cell-properties fo:background-color="#FCD5B4"/>
    </style:style>
    <style:style style:name="_52_0_37__32_-_32_Accent6_32_4_32_6" style:display-name="40% - Accent6 4 6" style:family="table-cell" style:data-style-name="N0">
      <style:table-cell-properties fo:background-color="#FCD5B4"/>
    </style:style>
    <style:style style:name="_52_0_37__32_-_32_Accent6_32_4_32_7" style:display-name="40% - Accent6 4 7" style:family="table-cell" style:data-style-name="N0">
      <style:table-cell-properties fo:background-color="#FCD5B4"/>
    </style:style>
    <style:style style:name="_52_0_37__32_-_32_Accent6_32_5" style:display-name="40% - Accent6 5" style:family="table-cell" style:data-style-name="N0">
      <style:table-cell-properties fo:background-color="#FCD5B4"/>
    </style:style>
    <style:style style:name="_52_0_37__32_-_32_Accent6_32_5_32_2" style:display-name="40% - Accent6 5 2" style:family="table-cell" style:data-style-name="N0">
      <style:table-cell-properties fo:background-color="#FFFF99"/>
    </style:style>
    <style:style style:name="_52_0_37__32_-_32_Accent6_32_5_32_2_32_2" style:display-name="40% - Accent6 5 2 2" style:family="table-cell" style:data-style-name="N0">
      <style:table-cell-properties fo:background-color="#FFFF99"/>
    </style:style>
    <style:style style:name="_52_0_37__32_-_32_Accent6_32_5_32_2_32_2_32_2" style:display-name="40% - Accent6 5 2 2 2" style:family="table-cell" style:data-style-name="N0">
      <style:table-cell-properties fo:background-color="#FFFF99"/>
    </style:style>
    <style:style style:name="_52_0_37__32_-_32_Accent6_32_5_32_2_32_2_32_2_32_2" style:display-name="40% - Accent6 5 2 2 2 2" style:family="table-cell" style:data-style-name="N0">
      <style:table-cell-properties fo:background-color="#FFFF99"/>
    </style:style>
    <style:style style:name="_52_0_37__32_-_32_Accent6_32_5_32_2_32_2_32_2_32_3" style:display-name="40% - Accent6 5 2 2 2 3" style:family="table-cell" style:data-style-name="N0">
      <style:table-cell-properties fo:background-color="#FFFF99"/>
    </style:style>
    <style:style style:name="_52_0_37__32_-_32_Accent6_32_5_32_2_32_2_32_2_32_4" style:display-name="40% - Accent6 5 2 2 2 4" style:family="table-cell" style:data-style-name="N0">
      <style:table-cell-properties fo:background-color="#FFFF99"/>
    </style:style>
    <style:style style:name="_52_0_37__32_-_32_Accent6_32_5_32_2_32_2_32_3" style:display-name="40% - Accent6 5 2 2 3" style:family="table-cell" style:data-style-name="N0">
      <style:table-cell-properties fo:background-color="#FFFF99"/>
    </style:style>
    <style:style style:name="_52_0_37__32_-_32_Accent6_32_5_32_2_32_2_32_4" style:display-name="40% - Accent6 5 2 2 4" style:family="table-cell" style:data-style-name="N0">
      <style:table-cell-properties fo:background-color="#FFFF99"/>
    </style:style>
    <style:style style:name="_52_0_37__32_-_32_Accent6_32_5_32_2_32_2_32_5" style:display-name="40% - Accent6 5 2 2 5" style:family="table-cell" style:data-style-name="N0">
      <style:table-cell-properties fo:background-color="#FFFF99"/>
    </style:style>
    <style:style style:name="_52_0_37__32_-_32_Accent6_32_5_32_2_32_3" style:display-name="40% - Accent6 5 2 3" style:family="table-cell" style:data-style-name="N0">
      <style:table-cell-properties fo:background-color="#FFFF99"/>
    </style:style>
    <style:style style:name="_52_0_37__32_-_32_Accent6_32_5_32_2_32_3_32_2" style:display-name="40% - Accent6 5 2 3 2" style:family="table-cell" style:data-style-name="N0">
      <style:table-cell-properties fo:background-color="#FFFF99"/>
    </style:style>
    <style:style style:name="_52_0_37__32_-_32_Accent6_32_5_32_2_32_3_32_3" style:display-name="40% - Accent6 5 2 3 3" style:family="table-cell" style:data-style-name="N0">
      <style:table-cell-properties fo:background-color="#FFFF99"/>
    </style:style>
    <style:style style:name="_52_0_37__32_-_32_Accent6_32_5_32_2_32_3_32_4" style:display-name="40% - Accent6 5 2 3 4" style:family="table-cell" style:data-style-name="N0">
      <style:table-cell-properties fo:background-color="#FFFF99"/>
    </style:style>
    <style:style style:name="_52_0_37__32_-_32_Accent6_32_5_32_2_32_4" style:display-name="40% - Accent6 5 2 4" style:family="table-cell" style:data-style-name="N0">
      <style:table-cell-properties fo:background-color="#FFFF99"/>
    </style:style>
    <style:style style:name="_52_0_37__32_-_32_Accent6_32_5_32_2_32_5" style:display-name="40% - Accent6 5 2 5" style:family="table-cell" style:data-style-name="N0">
      <style:table-cell-properties fo:background-color="#FFFF99"/>
    </style:style>
    <style:style style:name="_52_0_37__32_-_32_Accent6_32_5_32_2_32_6" style:display-name="40% - Accent6 5 2 6" style:family="table-cell" style:data-style-name="N0">
      <style:table-cell-properties fo:background-color="#FFFF99"/>
    </style:style>
    <style:style style:name="_52_0_37__32_-_32_Accent6_32_5_32_3" style:display-name="40% - Accent6 5 3" style:family="table-cell" style:data-style-name="N0">
      <style:table-cell-properties fo:background-color="#FCD5B4"/>
    </style:style>
    <style:style style:name="_52_0_37__32_-_32_Accent6_32_5_32_3_32_2" style:display-name="40% - Accent6 5 3 2" style:family="table-cell" style:data-style-name="N0">
      <style:table-cell-properties fo:background-color="#FCD5B4"/>
    </style:style>
    <style:style style:name="_52_0_37__32_-_32_Accent6_32_5_32_3_32_2_32_2" style:display-name="40% - Accent6 5 3 2 2" style:family="table-cell" style:data-style-name="N0">
      <style:table-cell-properties fo:background-color="#FCD5B4"/>
    </style:style>
    <style:style style:name="_52_0_37__32_-_32_Accent6_32_5_32_3_32_2_32_3" style:display-name="40% - Accent6 5 3 2 3" style:family="table-cell" style:data-style-name="N0">
      <style:table-cell-properties fo:background-color="#FCD5B4"/>
    </style:style>
    <style:style style:name="_52_0_37__32_-_32_Accent6_32_5_32_3_32_2_32_4" style:display-name="40% - Accent6 5 3 2 4" style:family="table-cell" style:data-style-name="N0">
      <style:table-cell-properties fo:background-color="#FCD5B4"/>
    </style:style>
    <style:style style:name="_52_0_37__32_-_32_Accent6_32_5_32_3_32_3" style:display-name="40% - Accent6 5 3 3" style:family="table-cell" style:data-style-name="N0">
      <style:table-cell-properties fo:background-color="#FCD5B4"/>
    </style:style>
    <style:style style:name="_52_0_37__32_-_32_Accent6_32_5_32_3_32_4" style:display-name="40% - Accent6 5 3 4" style:family="table-cell" style:data-style-name="N0">
      <style:table-cell-properties fo:background-color="#FCD5B4"/>
    </style:style>
    <style:style style:name="_52_0_37__32_-_32_Accent6_32_5_32_3_32_5" style:display-name="40% - Accent6 5 3 5" style:family="table-cell" style:data-style-name="N0">
      <style:table-cell-properties fo:background-color="#FCD5B4"/>
    </style:style>
    <style:style style:name="_52_0_37__32_-_32_Accent6_32_5_32_4" style:display-name="40% - Accent6 5 4" style:family="table-cell" style:data-style-name="N0">
      <style:table-cell-properties fo:background-color="#FCD5B4"/>
    </style:style>
    <style:style style:name="_52_0_37__32_-_32_Accent6_32_5_32_4_32_2" style:display-name="40% - Accent6 5 4 2" style:family="table-cell" style:data-style-name="N0">
      <style:table-cell-properties fo:background-color="#FCD5B4"/>
    </style:style>
    <style:style style:name="_52_0_37__32_-_32_Accent6_32_5_32_4_32_3" style:display-name="40% - Accent6 5 4 3" style:family="table-cell" style:data-style-name="N0">
      <style:table-cell-properties fo:background-color="#FCD5B4"/>
    </style:style>
    <style:style style:name="_52_0_37__32_-_32_Accent6_32_5_32_4_32_4" style:display-name="40% - Accent6 5 4 4" style:family="table-cell" style:data-style-name="N0">
      <style:table-cell-properties fo:background-color="#FCD5B4"/>
    </style:style>
    <style:style style:name="_52_0_37__32_-_32_Accent6_32_5_32_5" style:display-name="40% - Accent6 5 5" style:family="table-cell" style:data-style-name="N0">
      <style:table-cell-properties fo:background-color="#FCD5B4"/>
    </style:style>
    <style:style style:name="_52_0_37__32_-_32_Accent6_32_5_32_6" style:display-name="40% - Accent6 5 6" style:family="table-cell" style:data-style-name="N0">
      <style:table-cell-properties fo:background-color="#FCD5B4"/>
    </style:style>
    <style:style style:name="_52_0_37__32_-_32_Accent6_32_5_32_7" style:display-name="40% - Accent6 5 7" style:family="table-cell" style:data-style-name="N0">
      <style:table-cell-properties fo:background-color="#FCD5B4"/>
    </style:style>
    <style:style style:name="_52_0_37__32_-_32_Accent6_32_6" style:display-name="40% - Accent6 6" style:family="table-cell" style:data-style-name="N0">
      <style:table-cell-properties fo:background-color="#FCD5B4"/>
    </style:style>
    <style:style style:name="_52_0_37__32_-_32_Accent6_32_6_32_2" style:display-name="40% - Accent6 6 2" style:family="table-cell" style:data-style-name="N0">
      <style:table-cell-properties fo:background-color="#FCD5B4"/>
    </style:style>
    <style:style style:name="_52_0_37__32_-_32_Accent6_32_6_32_2_32_2" style:display-name="40% - Accent6 6 2 2" style:family="table-cell" style:data-style-name="N0">
      <style:table-cell-properties fo:background-color="#FCD5B4"/>
    </style:style>
    <style:style style:name="_52_0_37__32_-_32_Accent6_32_6_32_2_32_2_32_2" style:display-name="40% - Accent6 6 2 2 2" style:family="table-cell" style:data-style-name="N0">
      <style:table-cell-properties fo:background-color="#FCD5B4"/>
    </style:style>
    <style:style style:name="_52_0_37__32_-_32_Accent6_32_6_32_2_32_2_32_3" style:display-name="40% - Accent6 6 2 2 3" style:family="table-cell" style:data-style-name="N0">
      <style:table-cell-properties fo:background-color="#FCD5B4"/>
    </style:style>
    <style:style style:name="_52_0_37__32_-_32_Accent6_32_6_32_2_32_2_32_4" style:display-name="40% - Accent6 6 2 2 4" style:family="table-cell" style:data-style-name="N0">
      <style:table-cell-properties fo:background-color="#FCD5B4"/>
    </style:style>
    <style:style style:name="_52_0_37__32_-_32_Accent6_32_6_32_2_32_3" style:display-name="40% - Accent6 6 2 3" style:family="table-cell" style:data-style-name="N0">
      <style:table-cell-properties fo:background-color="#FCD5B4"/>
    </style:style>
    <style:style style:name="_52_0_37__32_-_32_Accent6_32_6_32_2_32_4" style:display-name="40% - Accent6 6 2 4" style:family="table-cell" style:data-style-name="N0">
      <style:table-cell-properties fo:background-color="#FCD5B4"/>
    </style:style>
    <style:style style:name="_52_0_37__32_-_32_Accent6_32_6_32_2_32_5" style:display-name="40% - Accent6 6 2 5" style:family="table-cell" style:data-style-name="N0">
      <style:table-cell-properties fo:background-color="#FCD5B4"/>
    </style:style>
    <style:style style:name="_52_0_37__32_-_32_Accent6_32_6_32_3" style:display-name="40% - Accent6 6 3" style:family="table-cell" style:data-style-name="N0">
      <style:table-cell-properties fo:background-color="#FCD5B4"/>
    </style:style>
    <style:style style:name="_52_0_37__32_-_32_Accent6_32_6_32_3_32_2" style:display-name="40% - Accent6 6 3 2" style:family="table-cell" style:data-style-name="N0">
      <style:table-cell-properties fo:background-color="#FCD5B4"/>
    </style:style>
    <style:style style:name="_52_0_37__32_-_32_Accent6_32_6_32_3_32_3" style:display-name="40% - Accent6 6 3 3" style:family="table-cell" style:data-style-name="N0">
      <style:table-cell-properties fo:background-color="#FCD5B4"/>
    </style:style>
    <style:style style:name="_52_0_37__32_-_32_Accent6_32_6_32_3_32_4" style:display-name="40% - Accent6 6 3 4" style:family="table-cell" style:data-style-name="N0">
      <style:table-cell-properties fo:background-color="#FCD5B4"/>
    </style:style>
    <style:style style:name="_52_0_37__32_-_32_Accent6_32_6_32_4" style:display-name="40% - Accent6 6 4" style:family="table-cell" style:data-style-name="N0">
      <style:table-cell-properties fo:background-color="#FCD5B4"/>
    </style:style>
    <style:style style:name="_52_0_37__32_-_32_Accent6_32_6_32_5" style:display-name="40% - Accent6 6 5" style:family="table-cell" style:data-style-name="N0">
      <style:table-cell-properties fo:background-color="#FCD5B4"/>
    </style:style>
    <style:style style:name="_52_0_37__32_-_32_Accent6_32_6_32_6" style:display-name="40% - Accent6 6 6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2_32_2" style:display-name="Accent1 2 2" style:family="table-cell" style:data-style-name="N0">
      <style:table-cell-properties fo:background-color="#33CCCC"/>
      <style:text-properties fo:color="#FFFFFF"/>
    </style:style>
    <style:style style:name="Accent1_32_2_32_2_32_2" style:display-name="Accent1 2 2 2" style:family="table-cell" style:data-style-name="N0">
      <style:table-cell-properties fo:background-color="#33CCCC"/>
      <style:text-properties fo:color="#FFFFFF"/>
    </style:style>
    <style:style style:name="Accent1_32_2_32_2_32_3" style:display-name="Accent1 2 2 3" style:family="table-cell" style:data-style-name="N0">
      <style:table-cell-properties fo:background-color="#33CCCC"/>
      <style:text-properties fo:color="#FFFFFF"/>
    </style:style>
    <style:style style:name="Accent1_32_2_32_2_32_4" style:display-name="Accent1 2 2 4" style:family="table-cell" style:data-style-name="N0">
      <style:table-cell-properties fo:background-color="#33CCCC"/>
      <style:text-properties fo:color="#FFFFFF"/>
    </style:style>
    <style:style style:name="Accent1_32_2_32_3" style:display-name="Accent1 2 3" style:family="table-cell" style:data-style-name="N0">
      <style:table-cell-properties fo:background-color="#4F81BD"/>
      <style:text-properties fo:color="#FFFFFF"/>
    </style:style>
    <style:style style:name="Accent1_32_2_32_4" style:display-name="Accent1 2 4" style:family="table-cell" style:data-style-name="N0">
      <style:table-cell-properties fo:background-color="#4F81BD"/>
      <style:text-properties fo:color="#FFFFFF"/>
    </style:style>
    <style:style style:name="Accent1_32_2_32_5" style:display-name="Accent1 2 5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3_32_2" style:display-name="Accent1 3 2" style:family="table-cell" style:data-style-name="N0">
      <style:table-cell-properties fo:background-color="#33CCCC"/>
      <style:text-properties fo:color="#FFFFFF"/>
    </style:style>
    <style:style style:name="Accent1_32_3_32_2_32_2" style:display-name="Accent1 3 2 2" style:family="table-cell" style:data-style-name="N0">
      <style:table-cell-properties fo:background-color="#33CCCC"/>
      <style:text-properties fo:color="#FFFFFF"/>
    </style:style>
    <style:style style:name="Accent1_32_3_32_2_32_3" style:display-name="Accent1 3 2 3" style:family="table-cell" style:data-style-name="N0">
      <style:table-cell-properties fo:background-color="#33CCCC"/>
      <style:text-properties fo:color="#FFFFFF"/>
    </style:style>
    <style:style style:name="Accent1_32_3_32_2_32_4" style:display-name="Accent1 3 2 4" style:family="table-cell" style:data-style-name="N0">
      <style:table-cell-properties fo:background-color="#33CCCC"/>
      <style:text-properties fo:color="#FFFFFF"/>
    </style:style>
    <style:style style:name="Accent1_32_3_32_3" style:display-name="Accent1 3 3" style:family="table-cell" style:data-style-name="N0">
      <style:table-cell-properties fo:background-color="#4F81BD"/>
      <style:text-properties fo:color="#FFFFFF"/>
    </style:style>
    <style:style style:name="Accent1_32_3_32_4" style:display-name="Accent1 3 4" style:family="table-cell" style:data-style-name="N0">
      <style:table-cell-properties fo:background-color="#4F81BD"/>
      <style:text-properties fo:color="#FFFFFF"/>
    </style:style>
    <style:style style:name="Accent1_32_3_32_5" style:display-name="Accent1 3 5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4_32_2" style:display-name="Accent1 4 2" style:family="table-cell" style:data-style-name="N0">
      <style:table-cell-properties fo:background-color="#33CCCC"/>
      <style:text-properties fo:color="#FFFFFF"/>
    </style:style>
    <style:style style:name="Accent1_32_4_32_2_32_2" style:display-name="Accent1 4 2 2" style:family="table-cell" style:data-style-name="N0">
      <style:table-cell-properties fo:background-color="#33CCCC"/>
      <style:text-properties fo:color="#FFFFFF"/>
    </style:style>
    <style:style style:name="Accent1_32_4_32_2_32_3" style:display-name="Accent1 4 2 3" style:family="table-cell" style:data-style-name="N0">
      <style:table-cell-properties fo:background-color="#33CCCC"/>
      <style:text-properties fo:color="#FFFFFF"/>
    </style:style>
    <style:style style:name="Accent1_32_4_32_2_32_4" style:display-name="Accent1 4 2 4" style:family="table-cell" style:data-style-name="N0">
      <style:table-cell-properties fo:background-color="#33CCCC"/>
      <style:text-properties fo:color="#FFFFFF"/>
    </style:style>
    <style:style style:name="Accent1_32_4_32_3" style:display-name="Accent1 4 3" style:family="table-cell" style:data-style-name="N0">
      <style:table-cell-properties fo:background-color="#4F81BD"/>
      <style:text-properties fo:color="#FFFFFF"/>
    </style:style>
    <style:style style:name="Accent1_32_4_32_4" style:display-name="Accent1 4 4" style:family="table-cell" style:data-style-name="N0">
      <style:table-cell-properties fo:background-color="#4F81BD"/>
      <style:text-properties fo:color="#FFFFFF"/>
    </style:style>
    <style:style style:name="Accent1_32_4_32_5" style:display-name="Accent1 4 5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5_32_2" style:display-name="Accent1 5 2" style:family="table-cell" style:data-style-name="N0">
      <style:table-cell-properties fo:background-color="#33CCCC"/>
      <style:text-properties fo:color="#FFFFFF"/>
    </style:style>
    <style:style style:name="Accent1_32_5_32_2_32_2" style:display-name="Accent1 5 2 2" style:family="table-cell" style:data-style-name="N0">
      <style:table-cell-properties fo:background-color="#33CCCC"/>
      <style:text-properties fo:color="#FFFFFF"/>
    </style:style>
    <style:style style:name="Accent1_32_5_32_2_32_3" style:display-name="Accent1 5 2 3" style:family="table-cell" style:data-style-name="N0">
      <style:table-cell-properties fo:background-color="#33CCCC"/>
      <style:text-properties fo:color="#FFFFFF"/>
    </style:style>
    <style:style style:name="Accent1_32_5_32_2_32_4" style:display-name="Accent1 5 2 4" style:family="table-cell" style:data-style-name="N0">
      <style:table-cell-properties fo:background-color="#33CCCC"/>
      <style:text-properties fo:color="#FFFFFF"/>
    </style:style>
    <style:style style:name="Accent1_32_5_32_3" style:display-name="Accent1 5 3" style:family="table-cell" style:data-style-name="N0">
      <style:table-cell-properties fo:background-color="#4F81BD"/>
      <style:text-properties fo:color="#FFFFFF"/>
    </style:style>
    <style:style style:name="Accent1_32_5_32_4" style:display-name="Accent1 5 4" style:family="table-cell" style:data-style-name="N0">
      <style:table-cell-properties fo:background-color="#4F81BD"/>
      <style:text-properties fo:color="#FFFFFF"/>
    </style:style>
    <style:style style:name="Accent1_32_5_32_5" style:display-name="Accent1 5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6_32_2" style:display-name="Accent1 6 2" style:family="table-cell" style:data-style-name="N0">
      <style:table-cell-properties fo:background-color="#4F81BD"/>
      <style:text-properties fo:color="#FFFFFF"/>
    </style:style>
    <style:style style:name="Accent1_32_6_32_3" style:display-name="Accent1 6 3" style:family="table-cell" style:data-style-name="N0">
      <style:table-cell-properties fo:background-color="#4F81BD"/>
      <style:text-properties fo:color="#FFFFFF"/>
    </style:style>
    <style:style style:name="Accent1_32_6_32_4" style:display-name="Accent1 6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2_32_2" style:display-name="Accent2 2 2 2" style:family="table-cell" style:data-style-name="N0">
      <style:table-cell-properties fo:background-color="#FF0000"/>
      <style:text-properties fo:color="#FFFFFF"/>
    </style:style>
    <style:style style:name="Accent2_32_2_32_2_32_3" style:display-name="Accent2 2 2 3" style:family="table-cell" style:data-style-name="N0">
      <style:table-cell-properties fo:background-color="#FF0000"/>
      <style:text-properties fo:color="#FFFFFF"/>
    </style:style>
    <style:style style:name="Accent2_32_2_32_2_32_4" style:display-name="Accent2 2 2 4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C0504D"/>
      <style:text-properties fo:color="#FFFFFF"/>
    </style:style>
    <style:style style:name="Accent2_32_2_32_4" style:display-name="Accent2 2 4" style:family="table-cell" style:data-style-name="N0">
      <style:table-cell-properties fo:background-color="#C0504D"/>
      <style:text-properties fo:color="#FFFFFF"/>
    </style:style>
    <style:style style:name="Accent2_32_2_32_5" style:display-name="Accent2 2 5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3_32_2" style:display-name="Accent2 3 2" style:family="table-cell" style:data-style-name="N0">
      <style:table-cell-properties fo:background-color="#FF0000"/>
      <style:text-properties fo:color="#FFFFFF"/>
    </style:style>
    <style:style style:name="Accent2_32_3_32_2_32_2" style:display-name="Accent2 3 2 2" style:family="table-cell" style:data-style-name="N0">
      <style:table-cell-properties fo:background-color="#FF0000"/>
      <style:text-properties fo:color="#FFFFFF"/>
    </style:style>
    <style:style style:name="Accent2_32_3_32_2_32_3" style:display-name="Accent2 3 2 3" style:family="table-cell" style:data-style-name="N0">
      <style:table-cell-properties fo:background-color="#FF0000"/>
      <style:text-properties fo:color="#FFFFFF"/>
    </style:style>
    <style:style style:name="Accent2_32_3_32_2_32_4" style:display-name="Accent2 3 2 4" style:family="table-cell" style:data-style-name="N0">
      <style:table-cell-properties fo:background-color="#FF0000"/>
      <style:text-properties fo:color="#FFFFFF"/>
    </style:style>
    <style:style style:name="Accent2_32_3_32_3" style:display-name="Accent2 3 3" style:family="table-cell" style:data-style-name="N0">
      <style:table-cell-properties fo:background-color="#C0504D"/>
      <style:text-properties fo:color="#FFFFFF"/>
    </style:style>
    <style:style style:name="Accent2_32_3_32_4" style:display-name="Accent2 3 4" style:family="table-cell" style:data-style-name="N0">
      <style:table-cell-properties fo:background-color="#C0504D"/>
      <style:text-properties fo:color="#FFFFFF"/>
    </style:style>
    <style:style style:name="Accent2_32_3_32_5" style:display-name="Accent2 3 5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4_32_2" style:display-name="Accent2 4 2" style:family="table-cell" style:data-style-name="N0">
      <style:table-cell-properties fo:background-color="#FF0000"/>
      <style:text-properties fo:color="#FFFFFF"/>
    </style:style>
    <style:style style:name="Accent2_32_4_32_2_32_2" style:display-name="Accent2 4 2 2" style:family="table-cell" style:data-style-name="N0">
      <style:table-cell-properties fo:background-color="#FF0000"/>
      <style:text-properties fo:color="#FFFFFF"/>
    </style:style>
    <style:style style:name="Accent2_32_4_32_2_32_3" style:display-name="Accent2 4 2 3" style:family="table-cell" style:data-style-name="N0">
      <style:table-cell-properties fo:background-color="#FF0000"/>
      <style:text-properties fo:color="#FFFFFF"/>
    </style:style>
    <style:style style:name="Accent2_32_4_32_2_32_4" style:display-name="Accent2 4 2 4" style:family="table-cell" style:data-style-name="N0">
      <style:table-cell-properties fo:background-color="#FF0000"/>
      <style:text-properties fo:color="#FFFFFF"/>
    </style:style>
    <style:style style:name="Accent2_32_4_32_3" style:display-name="Accent2 4 3" style:family="table-cell" style:data-style-name="N0">
      <style:table-cell-properties fo:background-color="#C0504D"/>
      <style:text-properties fo:color="#FFFFFF"/>
    </style:style>
    <style:style style:name="Accent2_32_4_32_4" style:display-name="Accent2 4 4" style:family="table-cell" style:data-style-name="N0">
      <style:table-cell-properties fo:background-color="#C0504D"/>
      <style:text-properties fo:color="#FFFFFF"/>
    </style:style>
    <style:style style:name="Accent2_32_4_32_5" style:display-name="Accent2 4 5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5_32_2" style:display-name="Accent2 5 2" style:family="table-cell" style:data-style-name="N0">
      <style:table-cell-properties fo:background-color="#FF0000"/>
      <style:text-properties fo:color="#FFFFFF"/>
    </style:style>
    <style:style style:name="Accent2_32_5_32_2_32_2" style:display-name="Accent2 5 2 2" style:family="table-cell" style:data-style-name="N0">
      <style:table-cell-properties fo:background-color="#FF0000"/>
      <style:text-properties fo:color="#FFFFFF"/>
    </style:style>
    <style:style style:name="Accent2_32_5_32_2_32_3" style:display-name="Accent2 5 2 3" style:family="table-cell" style:data-style-name="N0">
      <style:table-cell-properties fo:background-color="#FF0000"/>
      <style:text-properties fo:color="#FFFFFF"/>
    </style:style>
    <style:style style:name="Accent2_32_5_32_2_32_4" style:display-name="Accent2 5 2 4" style:family="table-cell" style:data-style-name="N0">
      <style:table-cell-properties fo:background-color="#FF0000"/>
      <style:text-properties fo:color="#FFFFFF"/>
    </style:style>
    <style:style style:name="Accent2_32_5_32_3" style:display-name="Accent2 5 3" style:family="table-cell" style:data-style-name="N0">
      <style:table-cell-properties fo:background-color="#C0504D"/>
      <style:text-properties fo:color="#FFFFFF"/>
    </style:style>
    <style:style style:name="Accent2_32_5_32_4" style:display-name="Accent2 5 4" style:family="table-cell" style:data-style-name="N0">
      <style:table-cell-properties fo:background-color="#C0504D"/>
      <style:text-properties fo:color="#FFFFFF"/>
    </style:style>
    <style:style style:name="Accent2_32_5_32_5" style:display-name="Accent2 5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6_32_2" style:display-name="Accent2 6 2" style:family="table-cell" style:data-style-name="N0">
      <style:table-cell-properties fo:background-color="#C0504D"/>
      <style:text-properties fo:color="#FFFFFF"/>
    </style:style>
    <style:style style:name="Accent2_32_6_32_3" style:display-name="Accent2 6 3" style:family="table-cell" style:data-style-name="N0">
      <style:table-cell-properties fo:background-color="#C0504D"/>
      <style:text-properties fo:color="#FFFFFF"/>
    </style:style>
    <style:style style:name="Accent2_32_6_32_4" style:display-name="Accent2 6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2_32_2" style:display-name="Accent3 2 2 2" style:family="table-cell" style:data-style-name="N0">
      <style:table-cell-properties fo:background-color="#339966"/>
      <style:text-properties fo:color="#FFFFFF"/>
    </style:style>
    <style:style style:name="Accent3_32_2_32_2_32_3" style:display-name="Accent3 2 2 3" style:family="table-cell" style:data-style-name="N0">
      <style:table-cell-properties fo:background-color="#339966"/>
      <style:text-properties fo:color="#FFFFFF"/>
    </style:style>
    <style:style style:name="Accent3_32_2_32_2_32_4" style:display-name="Accent3 2 2 4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9BBB59"/>
      <style:text-properties fo:color="#FFFFFF"/>
    </style:style>
    <style:style style:name="Accent3_32_2_32_4" style:display-name="Accent3 2 4" style:family="table-cell" style:data-style-name="N0">
      <style:table-cell-properties fo:background-color="#9BBB59"/>
      <style:text-properties fo:color="#FFFFFF"/>
    </style:style>
    <style:style style:name="Accent3_32_2_32_5" style:display-name="Accent3 2 5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3_32_2" style:display-name="Accent3 3 2" style:family="table-cell" style:data-style-name="N0">
      <style:table-cell-properties fo:background-color="#339966"/>
      <style:text-properties fo:color="#FFFFFF"/>
    </style:style>
    <style:style style:name="Accent3_32_3_32_2_32_2" style:display-name="Accent3 3 2 2" style:family="table-cell" style:data-style-name="N0">
      <style:table-cell-properties fo:background-color="#339966"/>
      <style:text-properties fo:color="#FFFFFF"/>
    </style:style>
    <style:style style:name="Accent3_32_3_32_2_32_3" style:display-name="Accent3 3 2 3" style:family="table-cell" style:data-style-name="N0">
      <style:table-cell-properties fo:background-color="#339966"/>
      <style:text-properties fo:color="#FFFFFF"/>
    </style:style>
    <style:style style:name="Accent3_32_3_32_2_32_4" style:display-name="Accent3 3 2 4" style:family="table-cell" style:data-style-name="N0">
      <style:table-cell-properties fo:background-color="#339966"/>
      <style:text-properties fo:color="#FFFFFF"/>
    </style:style>
    <style:style style:name="Accent3_32_3_32_3" style:display-name="Accent3 3 3" style:family="table-cell" style:data-style-name="N0">
      <style:table-cell-properties fo:background-color="#9BBB59"/>
      <style:text-properties fo:color="#FFFFFF"/>
    </style:style>
    <style:style style:name="Accent3_32_3_32_4" style:display-name="Accent3 3 4" style:family="table-cell" style:data-style-name="N0">
      <style:table-cell-properties fo:background-color="#9BBB59"/>
      <style:text-properties fo:color="#FFFFFF"/>
    </style:style>
    <style:style style:name="Accent3_32_3_32_5" style:display-name="Accent3 3 5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4_32_2" style:display-name="Accent3 4 2" style:family="table-cell" style:data-style-name="N0">
      <style:table-cell-properties fo:background-color="#339966"/>
      <style:text-properties fo:color="#FFFFFF"/>
    </style:style>
    <style:style style:name="Accent3_32_4_32_2_32_2" style:display-name="Accent3 4 2 2" style:family="table-cell" style:data-style-name="N0">
      <style:table-cell-properties fo:background-color="#339966"/>
      <style:text-properties fo:color="#FFFFFF"/>
    </style:style>
    <style:style style:name="Accent3_32_4_32_2_32_3" style:display-name="Accent3 4 2 3" style:family="table-cell" style:data-style-name="N0">
      <style:table-cell-properties fo:background-color="#339966"/>
      <style:text-properties fo:color="#FFFFFF"/>
    </style:style>
    <style:style style:name="Accent3_32_4_32_2_32_4" style:display-name="Accent3 4 2 4" style:family="table-cell" style:data-style-name="N0">
      <style:table-cell-properties fo:background-color="#339966"/>
      <style:text-properties fo:color="#FFFFFF"/>
    </style:style>
    <style:style style:name="Accent3_32_4_32_3" style:display-name="Accent3 4 3" style:family="table-cell" style:data-style-name="N0">
      <style:table-cell-properties fo:background-color="#9BBB59"/>
      <style:text-properties fo:color="#FFFFFF"/>
    </style:style>
    <style:style style:name="Accent3_32_4_32_4" style:display-name="Accent3 4 4" style:family="table-cell" style:data-style-name="N0">
      <style:table-cell-properties fo:background-color="#9BBB59"/>
      <style:text-properties fo:color="#FFFFFF"/>
    </style:style>
    <style:style style:name="Accent3_32_4_32_5" style:display-name="Accent3 4 5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5_32_2" style:display-name="Accent3 5 2" style:family="table-cell" style:data-style-name="N0">
      <style:table-cell-properties fo:background-color="#339966"/>
      <style:text-properties fo:color="#FFFFFF"/>
    </style:style>
    <style:style style:name="Accent3_32_5_32_2_32_2" style:display-name="Accent3 5 2 2" style:family="table-cell" style:data-style-name="N0">
      <style:table-cell-properties fo:background-color="#339966"/>
      <style:text-properties fo:color="#FFFFFF"/>
    </style:style>
    <style:style style:name="Accent3_32_5_32_2_32_3" style:display-name="Accent3 5 2 3" style:family="table-cell" style:data-style-name="N0">
      <style:table-cell-properties fo:background-color="#339966"/>
      <style:text-properties fo:color="#FFFFFF"/>
    </style:style>
    <style:style style:name="Accent3_32_5_32_2_32_4" style:display-name="Accent3 5 2 4" style:family="table-cell" style:data-style-name="N0">
      <style:table-cell-properties fo:background-color="#339966"/>
      <style:text-properties fo:color="#FFFFFF"/>
    </style:style>
    <style:style style:name="Accent3_32_5_32_3" style:display-name="Accent3 5 3" style:family="table-cell" style:data-style-name="N0">
      <style:table-cell-properties fo:background-color="#9BBB59"/>
      <style:text-properties fo:color="#FFFFFF"/>
    </style:style>
    <style:style style:name="Accent3_32_5_32_4" style:display-name="Accent3 5 4" style:family="table-cell" style:data-style-name="N0">
      <style:table-cell-properties fo:background-color="#9BBB59"/>
      <style:text-properties fo:color="#FFFFFF"/>
    </style:style>
    <style:style style:name="Accent3_32_5_32_5" style:display-name="Accent3 5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6_32_2" style:display-name="Accent3 6 2" style:family="table-cell" style:data-style-name="N0">
      <style:table-cell-properties fo:background-color="#9BBB59"/>
      <style:text-properties fo:color="#FFFFFF"/>
    </style:style>
    <style:style style:name="Accent3_32_6_32_3" style:display-name="Accent3 6 3" style:family="table-cell" style:data-style-name="N0">
      <style:table-cell-properties fo:background-color="#9BBB59"/>
      <style:text-properties fo:color="#FFFFFF"/>
    </style:style>
    <style:style style:name="Accent3_32_6_32_4" style:display-name="Accent3 6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2_32_2" style:display-name="Accent4 2 2" style:family="table-cell" style:data-style-name="N0">
      <style:table-cell-properties fo:background-color="#8064A2"/>
      <style:text-properties fo:color="#FFFFFF"/>
    </style:style>
    <style:style style:name="Accent4_32_2_32_2_32_2" style:display-name="Accent4 2 2 2" style:family="table-cell" style:data-style-name="N0">
      <style:table-cell-properties fo:background-color="#8064A2"/>
      <style:text-properties fo:color="#FFFFFF"/>
    </style:style>
    <style:style style:name="Accent4_32_2_32_2_32_3" style:display-name="Accent4 2 2 3" style:family="table-cell" style:data-style-name="N0">
      <style:table-cell-properties fo:background-color="#8064A2"/>
      <style:text-properties fo:color="#FFFFFF"/>
    </style:style>
    <style:style style:name="Accent4_32_2_32_2_32_4" style:display-name="Accent4 2 2 4" style:family="table-cell" style:data-style-name="N0">
      <style:table-cell-properties fo:background-color="#8064A2"/>
      <style:text-properties fo:color="#FFFFFF"/>
    </style:style>
    <style:style style:name="Accent4_32_2_32_3" style:display-name="Accent4 2 3" style:family="table-cell" style:data-style-name="N0">
      <style:table-cell-properties fo:background-color="#8064A2"/>
      <style:text-properties fo:color="#FFFFFF"/>
    </style:style>
    <style:style style:name="Accent4_32_2_32_4" style:display-name="Accent4 2 4" style:family="table-cell" style:data-style-name="N0">
      <style:table-cell-properties fo:background-color="#8064A2"/>
      <style:text-properties fo:color="#FFFFFF"/>
    </style:style>
    <style:style style:name="Accent4_32_2_32_5" style:display-name="Accent4 2 5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3_32_2" style:display-name="Accent4 3 2" style:family="table-cell" style:data-style-name="N0">
      <style:table-cell-properties fo:background-color="#8064A2"/>
      <style:text-properties fo:color="#FFFFFF"/>
    </style:style>
    <style:style style:name="Accent4_32_3_32_2_32_2" style:display-name="Accent4 3 2 2" style:family="table-cell" style:data-style-name="N0">
      <style:table-cell-properties fo:background-color="#8064A2"/>
      <style:text-properties fo:color="#FFFFFF"/>
    </style:style>
    <style:style style:name="Accent4_32_3_32_2_32_3" style:display-name="Accent4 3 2 3" style:family="table-cell" style:data-style-name="N0">
      <style:table-cell-properties fo:background-color="#8064A2"/>
      <style:text-properties fo:color="#FFFFFF"/>
    </style:style>
    <style:style style:name="Accent4_32_3_32_2_32_4" style:display-name="Accent4 3 2 4" style:family="table-cell" style:data-style-name="N0">
      <style:table-cell-properties fo:background-color="#8064A2"/>
      <style:text-properties fo:color="#FFFFFF"/>
    </style:style>
    <style:style style:name="Accent4_32_3_32_3" style:display-name="Accent4 3 3" style:family="table-cell" style:data-style-name="N0">
      <style:table-cell-properties fo:background-color="#8064A2"/>
      <style:text-properties fo:color="#FFFFFF"/>
    </style:style>
    <style:style style:name="Accent4_32_3_32_4" style:display-name="Accent4 3 4" style:family="table-cell" style:data-style-name="N0">
      <style:table-cell-properties fo:background-color="#8064A2"/>
      <style:text-properties fo:color="#FFFFFF"/>
    </style:style>
    <style:style style:name="Accent4_32_3_32_5" style:display-name="Accent4 3 5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4_32_2" style:display-name="Accent4 4 2" style:family="table-cell" style:data-style-name="N0">
      <style:table-cell-properties fo:background-color="#8064A2"/>
      <style:text-properties fo:color="#FFFFFF"/>
    </style:style>
    <style:style style:name="Accent4_32_4_32_2_32_2" style:display-name="Accent4 4 2 2" style:family="table-cell" style:data-style-name="N0">
      <style:table-cell-properties fo:background-color="#8064A2"/>
      <style:text-properties fo:color="#FFFFFF"/>
    </style:style>
    <style:style style:name="Accent4_32_4_32_2_32_3" style:display-name="Accent4 4 2 3" style:family="table-cell" style:data-style-name="N0">
      <style:table-cell-properties fo:background-color="#8064A2"/>
      <style:text-properties fo:color="#FFFFFF"/>
    </style:style>
    <style:style style:name="Accent4_32_4_32_2_32_4" style:display-name="Accent4 4 2 4" style:family="table-cell" style:data-style-name="N0">
      <style:table-cell-properties fo:background-color="#8064A2"/>
      <style:text-properties fo:color="#FFFFFF"/>
    </style:style>
    <style:style style:name="Accent4_32_4_32_3" style:display-name="Accent4 4 3" style:family="table-cell" style:data-style-name="N0">
      <style:table-cell-properties fo:background-color="#8064A2"/>
      <style:text-properties fo:color="#FFFFFF"/>
    </style:style>
    <style:style style:name="Accent4_32_4_32_4" style:display-name="Accent4 4 4" style:family="table-cell" style:data-style-name="N0">
      <style:table-cell-properties fo:background-color="#8064A2"/>
      <style:text-properties fo:color="#FFFFFF"/>
    </style:style>
    <style:style style:name="Accent4_32_4_32_5" style:display-name="Accent4 4 5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5_32_2" style:display-name="Accent4 5 2" style:family="table-cell" style:data-style-name="N0">
      <style:table-cell-properties fo:background-color="#8064A2"/>
      <style:text-properties fo:color="#FFFFFF"/>
    </style:style>
    <style:style style:name="Accent4_32_5_32_2_32_2" style:display-name="Accent4 5 2 2" style:family="table-cell" style:data-style-name="N0">
      <style:table-cell-properties fo:background-color="#8064A2"/>
      <style:text-properties fo:color="#FFFFFF"/>
    </style:style>
    <style:style style:name="Accent4_32_5_32_2_32_3" style:display-name="Accent4 5 2 3" style:family="table-cell" style:data-style-name="N0">
      <style:table-cell-properties fo:background-color="#8064A2"/>
      <style:text-properties fo:color="#FFFFFF"/>
    </style:style>
    <style:style style:name="Accent4_32_5_32_2_32_4" style:display-name="Accent4 5 2 4" style:family="table-cell" style:data-style-name="N0">
      <style:table-cell-properties fo:background-color="#8064A2"/>
      <style:text-properties fo:color="#FFFFFF"/>
    </style:style>
    <style:style style:name="Accent4_32_5_32_3" style:display-name="Accent4 5 3" style:family="table-cell" style:data-style-name="N0">
      <style:table-cell-properties fo:background-color="#8064A2"/>
      <style:text-properties fo:color="#FFFFFF"/>
    </style:style>
    <style:style style:name="Accent4_32_5_32_4" style:display-name="Accent4 5 4" style:family="table-cell" style:data-style-name="N0">
      <style:table-cell-properties fo:background-color="#8064A2"/>
      <style:text-properties fo:color="#FFFFFF"/>
    </style:style>
    <style:style style:name="Accent4_32_5_32_5" style:display-name="Accent4 5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6_32_2" style:display-name="Accent4 6 2" style:family="table-cell" style:data-style-name="N0">
      <style:table-cell-properties fo:background-color="#8064A2"/>
      <style:text-properties fo:color="#FFFFFF"/>
    </style:style>
    <style:style style:name="Accent4_32_6_32_3" style:display-name="Accent4 6 3" style:family="table-cell" style:data-style-name="N0">
      <style:table-cell-properties fo:background-color="#8064A2"/>
      <style:text-properties fo:color="#FFFFFF"/>
    </style:style>
    <style:style style:name="Accent4_32_6_32_4" style:display-name="Accent4 6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2_32_2" style:display-name="Accent5 2 2" style:family="table-cell" style:data-style-name="N0">
      <style:table-cell-properties fo:background-color="#4BACC6"/>
      <style:text-properties fo:color="#FFFFFF"/>
    </style:style>
    <style:style style:name="Accent5_32_2_32_2_32_2" style:display-name="Accent5 2 2 2" style:family="table-cell" style:data-style-name="N0">
      <style:table-cell-properties fo:background-color="#4BACC6"/>
      <style:text-properties fo:color="#FFFFFF"/>
    </style:style>
    <style:style style:name="Accent5_32_2_32_2_32_3" style:display-name="Accent5 2 2 3" style:family="table-cell" style:data-style-name="N0">
      <style:table-cell-properties fo:background-color="#4BACC6"/>
      <style:text-properties fo:color="#FFFFFF"/>
    </style:style>
    <style:style style:name="Accent5_32_2_32_2_32_4" style:display-name="Accent5 2 2 4" style:family="table-cell" style:data-style-name="N0">
      <style:table-cell-properties fo:background-color="#4BACC6"/>
      <style:text-properties fo:color="#FFFFFF"/>
    </style:style>
    <style:style style:name="Accent5_32_2_32_3" style:display-name="Accent5 2 3" style:family="table-cell" style:data-style-name="N0">
      <style:table-cell-properties fo:background-color="#4BACC6"/>
      <style:text-properties fo:color="#FFFFFF"/>
    </style:style>
    <style:style style:name="Accent5_32_2_32_4" style:display-name="Accent5 2 4" style:family="table-cell" style:data-style-name="N0">
      <style:table-cell-properties fo:background-color="#4BACC6"/>
      <style:text-properties fo:color="#FFFFFF"/>
    </style:style>
    <style:style style:name="Accent5_32_2_32_5" style:display-name="Accent5 2 5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3_32_2" style:display-name="Accent5 3 2" style:family="table-cell" style:data-style-name="N0">
      <style:table-cell-properties fo:background-color="#4BACC6"/>
      <style:text-properties fo:color="#FFFFFF"/>
    </style:style>
    <style:style style:name="Accent5_32_3_32_2_32_2" style:display-name="Accent5 3 2 2" style:family="table-cell" style:data-style-name="N0">
      <style:table-cell-properties fo:background-color="#4BACC6"/>
      <style:text-properties fo:color="#FFFFFF"/>
    </style:style>
    <style:style style:name="Accent5_32_3_32_2_32_3" style:display-name="Accent5 3 2 3" style:family="table-cell" style:data-style-name="N0">
      <style:table-cell-properties fo:background-color="#4BACC6"/>
      <style:text-properties fo:color="#FFFFFF"/>
    </style:style>
    <style:style style:name="Accent5_32_3_32_2_32_4" style:display-name="Accent5 3 2 4" style:family="table-cell" style:data-style-name="N0">
      <style:table-cell-properties fo:background-color="#4BACC6"/>
      <style:text-properties fo:color="#FFFFFF"/>
    </style:style>
    <style:style style:name="Accent5_32_3_32_3" style:display-name="Accent5 3 3" style:family="table-cell" style:data-style-name="N0">
      <style:table-cell-properties fo:background-color="#4BACC6"/>
      <style:text-properties fo:color="#FFFFFF"/>
    </style:style>
    <style:style style:name="Accent5_32_3_32_4" style:display-name="Accent5 3 4" style:family="table-cell" style:data-style-name="N0">
      <style:table-cell-properties fo:background-color="#4BACC6"/>
      <style:text-properties fo:color="#FFFFFF"/>
    </style:style>
    <style:style style:name="Accent5_32_3_32_5" style:display-name="Accent5 3 5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4_32_2" style:display-name="Accent5 4 2" style:family="table-cell" style:data-style-name="N0">
      <style:table-cell-properties fo:background-color="#4BACC6"/>
      <style:text-properties fo:color="#FFFFFF"/>
    </style:style>
    <style:style style:name="Accent5_32_4_32_2_32_2" style:display-name="Accent5 4 2 2" style:family="table-cell" style:data-style-name="N0">
      <style:table-cell-properties fo:background-color="#4BACC6"/>
      <style:text-properties fo:color="#FFFFFF"/>
    </style:style>
    <style:style style:name="Accent5_32_4_32_2_32_3" style:display-name="Accent5 4 2 3" style:family="table-cell" style:data-style-name="N0">
      <style:table-cell-properties fo:background-color="#4BACC6"/>
      <style:text-properties fo:color="#FFFFFF"/>
    </style:style>
    <style:style style:name="Accent5_32_4_32_2_32_4" style:display-name="Accent5 4 2 4" style:family="table-cell" style:data-style-name="N0">
      <style:table-cell-properties fo:background-color="#4BACC6"/>
      <style:text-properties fo:color="#FFFFFF"/>
    </style:style>
    <style:style style:name="Accent5_32_4_32_3" style:display-name="Accent5 4 3" style:family="table-cell" style:data-style-name="N0">
      <style:table-cell-properties fo:background-color="#4BACC6"/>
      <style:text-properties fo:color="#FFFFFF"/>
    </style:style>
    <style:style style:name="Accent5_32_4_32_4" style:display-name="Accent5 4 4" style:family="table-cell" style:data-style-name="N0">
      <style:table-cell-properties fo:background-color="#4BACC6"/>
      <style:text-properties fo:color="#FFFFFF"/>
    </style:style>
    <style:style style:name="Accent5_32_4_32_5" style:display-name="Accent5 4 5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5_32_2" style:display-name="Accent5 5 2" style:family="table-cell" style:data-style-name="N0">
      <style:table-cell-properties fo:background-color="#4BACC6"/>
      <style:text-properties fo:color="#FFFFFF"/>
    </style:style>
    <style:style style:name="Accent5_32_5_32_2_32_2" style:display-name="Accent5 5 2 2" style:family="table-cell" style:data-style-name="N0">
      <style:table-cell-properties fo:background-color="#4BACC6"/>
      <style:text-properties fo:color="#FFFFFF"/>
    </style:style>
    <style:style style:name="Accent5_32_5_32_2_32_3" style:display-name="Accent5 5 2 3" style:family="table-cell" style:data-style-name="N0">
      <style:table-cell-properties fo:background-color="#4BACC6"/>
      <style:text-properties fo:color="#FFFFFF"/>
    </style:style>
    <style:style style:name="Accent5_32_5_32_2_32_4" style:display-name="Accent5 5 2 4" style:family="table-cell" style:data-style-name="N0">
      <style:table-cell-properties fo:background-color="#4BACC6"/>
      <style:text-properties fo:color="#FFFFFF"/>
    </style:style>
    <style:style style:name="Accent5_32_5_32_3" style:display-name="Accent5 5 3" style:family="table-cell" style:data-style-name="N0">
      <style:table-cell-properties fo:background-color="#4BACC6"/>
      <style:text-properties fo:color="#FFFFFF"/>
    </style:style>
    <style:style style:name="Accent5_32_5_32_4" style:display-name="Accent5 5 4" style:family="table-cell" style:data-style-name="N0">
      <style:table-cell-properties fo:background-color="#4BACC6"/>
      <style:text-properties fo:color="#FFFFFF"/>
    </style:style>
    <style:style style:name="Accent5_32_5_32_5" style:display-name="Accent5 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6_32_2" style:display-name="Accent5 6 2" style:family="table-cell" style:data-style-name="N0">
      <style:table-cell-properties fo:background-color="#4BACC6"/>
      <style:text-properties fo:color="#FFFFFF"/>
    </style:style>
    <style:style style:name="Accent5_32_6_32_3" style:display-name="Accent5 6 3" style:family="table-cell" style:data-style-name="N0">
      <style:table-cell-properties fo:background-color="#4BACC6"/>
      <style:text-properties fo:color="#FFFFFF"/>
    </style:style>
    <style:style style:name="Accent5_32_6_32_4" style:display-name="Accent5 6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2_32_2" style:display-name="Accent6 2 2 2" style:family="table-cell" style:data-style-name="N0">
      <style:table-cell-properties fo:background-color="#FF6600"/>
      <style:text-properties fo:color="#FFFFFF"/>
    </style:style>
    <style:style style:name="Accent6_32_2_32_2_32_3" style:display-name="Accent6 2 2 3" style:family="table-cell" style:data-style-name="N0">
      <style:table-cell-properties fo:background-color="#FF6600"/>
      <style:text-properties fo:color="#FFFFFF"/>
    </style:style>
    <style:style style:name="Accent6_32_2_32_2_32_4" style:display-name="Accent6 2 2 4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79646"/>
      <style:text-properties fo:color="#FFFFFF"/>
    </style:style>
    <style:style style:name="Accent6_32_2_32_4" style:display-name="Accent6 2 4" style:family="table-cell" style:data-style-name="N0">
      <style:table-cell-properties fo:background-color="#F79646"/>
      <style:text-properties fo:color="#FFFFFF"/>
    </style:style>
    <style:style style:name="Accent6_32_2_32_5" style:display-name="Accent6 2 5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3_32_2" style:display-name="Accent6 3 2" style:family="table-cell" style:data-style-name="N0">
      <style:table-cell-properties fo:background-color="#FF6600"/>
      <style:text-properties fo:color="#FFFFFF"/>
    </style:style>
    <style:style style:name="Accent6_32_3_32_2_32_2" style:display-name="Accent6 3 2 2" style:family="table-cell" style:data-style-name="N0">
      <style:table-cell-properties fo:background-color="#FF6600"/>
      <style:text-properties fo:color="#FFFFFF"/>
    </style:style>
    <style:style style:name="Accent6_32_3_32_2_32_3" style:display-name="Accent6 3 2 3" style:family="table-cell" style:data-style-name="N0">
      <style:table-cell-properties fo:background-color="#FF6600"/>
      <style:text-properties fo:color="#FFFFFF"/>
    </style:style>
    <style:style style:name="Accent6_32_3_32_2_32_4" style:display-name="Accent6 3 2 4" style:family="table-cell" style:data-style-name="N0">
      <style:table-cell-properties fo:background-color="#FF6600"/>
      <style:text-properties fo:color="#FFFFFF"/>
    </style:style>
    <style:style style:name="Accent6_32_3_32_3" style:display-name="Accent6 3 3" style:family="table-cell" style:data-style-name="N0">
      <style:table-cell-properties fo:background-color="#F79646"/>
      <style:text-properties fo:color="#FFFFFF"/>
    </style:style>
    <style:style style:name="Accent6_32_3_32_4" style:display-name="Accent6 3 4" style:family="table-cell" style:data-style-name="N0">
      <style:table-cell-properties fo:background-color="#F79646"/>
      <style:text-properties fo:color="#FFFFFF"/>
    </style:style>
    <style:style style:name="Accent6_32_3_32_5" style:display-name="Accent6 3 5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4_32_2" style:display-name="Accent6 4 2" style:family="table-cell" style:data-style-name="N0">
      <style:table-cell-properties fo:background-color="#FF6600"/>
      <style:text-properties fo:color="#FFFFFF"/>
    </style:style>
    <style:style style:name="Accent6_32_4_32_2_32_2" style:display-name="Accent6 4 2 2" style:family="table-cell" style:data-style-name="N0">
      <style:table-cell-properties fo:background-color="#FF6600"/>
      <style:text-properties fo:color="#FFFFFF"/>
    </style:style>
    <style:style style:name="Accent6_32_4_32_2_32_3" style:display-name="Accent6 4 2 3" style:family="table-cell" style:data-style-name="N0">
      <style:table-cell-properties fo:background-color="#FF6600"/>
      <style:text-properties fo:color="#FFFFFF"/>
    </style:style>
    <style:style style:name="Accent6_32_4_32_2_32_4" style:display-name="Accent6 4 2 4" style:family="table-cell" style:data-style-name="N0">
      <style:table-cell-properties fo:background-color="#FF6600"/>
      <style:text-properties fo:color="#FFFFFF"/>
    </style:style>
    <style:style style:name="Accent6_32_4_32_3" style:display-name="Accent6 4 3" style:family="table-cell" style:data-style-name="N0">
      <style:table-cell-properties fo:background-color="#F79646"/>
      <style:text-properties fo:color="#FFFFFF"/>
    </style:style>
    <style:style style:name="Accent6_32_4_32_4" style:display-name="Accent6 4 4" style:family="table-cell" style:data-style-name="N0">
      <style:table-cell-properties fo:background-color="#F79646"/>
      <style:text-properties fo:color="#FFFFFF"/>
    </style:style>
    <style:style style:name="Accent6_32_4_32_5" style:display-name="Accent6 4 5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5_32_2" style:display-name="Accent6 5 2" style:family="table-cell" style:data-style-name="N0">
      <style:table-cell-properties fo:background-color="#FF6600"/>
      <style:text-properties fo:color="#FFFFFF"/>
    </style:style>
    <style:style style:name="Accent6_32_5_32_2_32_2" style:display-name="Accent6 5 2 2" style:family="table-cell" style:data-style-name="N0">
      <style:table-cell-properties fo:background-color="#FF6600"/>
      <style:text-properties fo:color="#FFFFFF"/>
    </style:style>
    <style:style style:name="Accent6_32_5_32_2_32_3" style:display-name="Accent6 5 2 3" style:family="table-cell" style:data-style-name="N0">
      <style:table-cell-properties fo:background-color="#FF6600"/>
      <style:text-properties fo:color="#FFFFFF"/>
    </style:style>
    <style:style style:name="Accent6_32_5_32_2_32_4" style:display-name="Accent6 5 2 4" style:family="table-cell" style:data-style-name="N0">
      <style:table-cell-properties fo:background-color="#FF6600"/>
      <style:text-properties fo:color="#FFFFFF"/>
    </style:style>
    <style:style style:name="Accent6_32_5_32_3" style:display-name="Accent6 5 3" style:family="table-cell" style:data-style-name="N0">
      <style:table-cell-properties fo:background-color="#F79646"/>
      <style:text-properties fo:color="#FFFFFF"/>
    </style:style>
    <style:style style:name="Accent6_32_5_32_4" style:display-name="Accent6 5 4" style:family="table-cell" style:data-style-name="N0">
      <style:table-cell-properties fo:background-color="#F79646"/>
      <style:text-properties fo:color="#FFFFFF"/>
    </style:style>
    <style:style style:name="Accent6_32_5_32_5" style:display-name="Accent6 5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6_32_2" style:display-name="Accent6 6 2" style:family="table-cell" style:data-style-name="N0">
      <style:table-cell-properties fo:background-color="#F79646"/>
      <style:text-properties fo:color="#FFFFFF"/>
    </style:style>
    <style:style style:name="Accent6_32_6_32_3" style:display-name="Accent6 6 3" style:family="table-cell" style:data-style-name="N0">
      <style:table-cell-properties fo:background-color="#F79646"/>
      <style:text-properties fo:color="#FFFFFF"/>
    </style:style>
    <style:style style:name="Accent6_32_6_32_4" style:display-name="Accent6 6 4" style:family="table-cell" style:data-style-name="N0">
      <style:table-cell-properties fo:background-color="#F79646"/>
      <style:text-properties fo:color="#FFFFFF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9C0006"/>
    </style:style>
    <style:style style:name="Bad_32_2_32_2_32_2" style:display-name="Bad 2 2 2" style:family="table-cell" style:data-style-name="N0">
      <style:table-cell-properties fo:background-color="#FF99CC"/>
      <style:text-properties fo:color="#9C0006"/>
    </style:style>
    <style:style style:name="Bad_32_2_32_2_32_3" style:display-name="Bad 2 2 3" style:family="table-cell" style:data-style-name="N0">
      <style:table-cell-properties fo:background-color="#FF99CC"/>
      <style:text-properties fo:color="#9C0006"/>
    </style:style>
    <style:style style:name="Bad_32_2_32_2_32_4" style:display-name="Bad 2 2 4" style:family="table-cell" style:data-style-name="N0">
      <style:table-cell-properties fo:background-color="#FF99CC"/>
      <style:text-properties fo:color="#9C0006"/>
    </style:style>
    <style:style style:name="Bad_32_2_32_3" style:display-name="Bad 2 3" style:family="table-cell" style:data-style-name="N0">
      <style:table-cell-properties fo:background-color="#FFC7CE"/>
      <style:text-properties fo:color="#9C0006"/>
    </style:style>
    <style:style style:name="Bad_32_2_32_4" style:display-name="Bad 2 4" style:family="table-cell" style:data-style-name="N0">
      <style:table-cell-properties fo:background-color="#FFC7CE"/>
      <style:text-properties fo:color="#9C0006"/>
    </style:style>
    <style:style style:name="Bad_32_2_32_5" style:display-name="Bad 2 5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99CC"/>
      <style:text-properties fo:color="#9C0006"/>
    </style:style>
    <style:style style:name="Bad_32_3_32_2_32_2" style:display-name="Bad 3 2 2" style:family="table-cell" style:data-style-name="N0">
      <style:table-cell-properties fo:background-color="#FF99CC"/>
      <style:text-properties fo:color="#9C0006"/>
    </style:style>
    <style:style style:name="Bad_32_3_32_2_32_3" style:display-name="Bad 3 2 3" style:family="table-cell" style:data-style-name="N0">
      <style:table-cell-properties fo:background-color="#FF99CC"/>
      <style:text-properties fo:color="#9C0006"/>
    </style:style>
    <style:style style:name="Bad_32_3_32_2_32_4" style:display-name="Bad 3 2 4" style:family="table-cell" style:data-style-name="N0">
      <style:table-cell-properties fo:background-color="#FF99CC"/>
      <style:text-properties fo:color="#9C0006"/>
    </style:style>
    <style:style style:name="Bad_32_3_32_3" style:display-name="Bad 3 3" style:family="table-cell" style:data-style-name="N0">
      <style:table-cell-properties fo:background-color="#FFC7CE"/>
      <style:text-properties fo:color="#9C0006"/>
    </style:style>
    <style:style style:name="Bad_32_3_32_4" style:display-name="Bad 3 4" style:family="table-cell" style:data-style-name="N0">
      <style:table-cell-properties fo:background-color="#FFC7CE"/>
      <style:text-properties fo:color="#9C0006"/>
    </style:style>
    <style:style style:name="Bad_32_3_32_5" style:display-name="Bad 3 5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4_32_2" style:display-name="Bad 4 2" style:family="table-cell" style:data-style-name="N0">
      <style:table-cell-properties fo:background-color="#FF99CC"/>
      <style:text-properties fo:color="#9C0006"/>
    </style:style>
    <style:style style:name="Bad_32_4_32_2_32_2" style:display-name="Bad 4 2 2" style:family="table-cell" style:data-style-name="N0">
      <style:table-cell-properties fo:background-color="#FF99CC"/>
      <style:text-properties fo:color="#9C0006"/>
    </style:style>
    <style:style style:name="Bad_32_4_32_2_32_3" style:display-name="Bad 4 2 3" style:family="table-cell" style:data-style-name="N0">
      <style:table-cell-properties fo:background-color="#FF99CC"/>
      <style:text-properties fo:color="#9C0006"/>
    </style:style>
    <style:style style:name="Bad_32_4_32_2_32_4" style:display-name="Bad 4 2 4" style:family="table-cell" style:data-style-name="N0">
      <style:table-cell-properties fo:background-color="#FF99CC"/>
      <style:text-properties fo:color="#9C0006"/>
    </style:style>
    <style:style style:name="Bad_32_4_32_3" style:display-name="Bad 4 3" style:family="table-cell" style:data-style-name="N0">
      <style:table-cell-properties fo:background-color="#FFC7CE"/>
      <style:text-properties fo:color="#9C0006"/>
    </style:style>
    <style:style style:name="Bad_32_4_32_4" style:display-name="Bad 4 4" style:family="table-cell" style:data-style-name="N0">
      <style:table-cell-properties fo:background-color="#FFC7CE"/>
      <style:text-properties fo:color="#9C0006"/>
    </style:style>
    <style:style style:name="Bad_32_4_32_5" style:display-name="Bad 4 5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5_32_2" style:display-name="Bad 5 2" style:family="table-cell" style:data-style-name="N0">
      <style:table-cell-properties fo:background-color="#FF99CC"/>
      <style:text-properties fo:color="#9C0006"/>
    </style:style>
    <style:style style:name="Bad_32_5_32_2_32_2" style:display-name="Bad 5 2 2" style:family="table-cell" style:data-style-name="N0">
      <style:table-cell-properties fo:background-color="#FF99CC"/>
      <style:text-properties fo:color="#9C0006"/>
    </style:style>
    <style:style style:name="Bad_32_5_32_2_32_3" style:display-name="Bad 5 2 3" style:family="table-cell" style:data-style-name="N0">
      <style:table-cell-properties fo:background-color="#FF99CC"/>
      <style:text-properties fo:color="#9C0006"/>
    </style:style>
    <style:style style:name="Bad_32_5_32_2_32_4" style:display-name="Bad 5 2 4" style:family="table-cell" style:data-style-name="N0">
      <style:table-cell-properties fo:background-color="#FF99CC"/>
      <style:text-properties fo:color="#9C0006"/>
    </style:style>
    <style:style style:name="Bad_32_5_32_3" style:display-name="Bad 5 3" style:family="table-cell" style:data-style-name="N0">
      <style:table-cell-properties fo:background-color="#FFC7CE"/>
      <style:text-properties fo:color="#9C0006"/>
    </style:style>
    <style:style style:name="Bad_32_5_32_4" style:display-name="Bad 5 4" style:family="table-cell" style:data-style-name="N0">
      <style:table-cell-properties fo:background-color="#FFC7CE"/>
      <style:text-properties fo:color="#9C0006"/>
    </style:style>
    <style:style style:name="Bad_32_5_32_5" style:display-name="Bad 5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6_32_2" style:display-name="Bad 6 2" style:family="table-cell" style:data-style-name="N0">
      <style:table-cell-properties fo:background-color="#FFC7CE"/>
      <style:text-properties fo:color="#9C0006"/>
    </style:style>
    <style:style style:name="Bad_32_6_32_3" style:display-name="Bad 6 3" style:family="table-cell" style:data-style-name="N0">
      <style:table-cell-properties fo:background-color="#FFC7CE"/>
      <style:text-properties fo:color="#9C0006"/>
    </style:style>
    <style:style style:name="Bad_32_6_32_4" style:display-name="Bad 6 4" style:family="table-cell" style:data-style-name="N0">
      <style:table-cell-properties fo:background-color="#FFC7CE"/>
      <style:text-properties fo:color="#9C0006"/>
    </style:style>
    <style:style style:name="Bold_32_11" style:display-name="Bold 11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2" style:display-name="Bold 11 2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3" style:display-name="Bold 11 3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4" style:display-name="Bold 11 4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" style:family="table-cell" style:data-style-name="N51"/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2_32_3" style:display-name="Comma 10 2 2 3" style:family="table-cell" style:data-style-name="N51"/>
    <style:style style:name="Comma_32_10_32_2_32_2_32_4" style:display-name="Comma 10 2 2 4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3_32_3" style:display-name="Comma 10 2 3 3" style:family="table-cell" style:data-style-name="N51"/>
    <style:style style:name="Comma_32_10_32_2_32_3_32_4" style:display-name="Comma 10 2 3 4" style:family="table-cell" style:data-style-name="N51"/>
    <style:style style:name="Comma_32_10_32_2_32_4" style:display-name="Comma 10 2 4" style:family="table-cell" style:data-style-name="N51"/>
    <style:style style:name="Comma_32_10_32_2_32_5" style:display-name="Comma 10 2 5" style:family="table-cell" style:data-style-name="N51"/>
    <style:style style:name="Comma_32_10_32_2_32_6" style:display-name="Comma 10 2 6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3_32_3" style:display-name="Comma 10 3 3" style:family="table-cell" style:data-style-name="N51"/>
    <style:style style:name="Comma_32_10_32_3_32_4" style:display-name="Comma 10 3 4" style:family="table-cell" style:data-style-name="N51"/>
    <style:style style:name="Comma_32_10_32_4" style:display-name="Comma 10 4" style:family="table-cell" style:data-style-name="N51"/>
    <style:style style:name="Comma_32_10_32_5" style:display-name="Comma 10 5" style:family="table-cell" style:data-style-name="N51"/>
    <style:style style:name="Comma_32_10_32_6" style:display-name="Comma 10 6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2_32_3" style:display-name="Comma 11 2 3" style:family="table-cell" style:data-style-name="N51"/>
    <style:style style:name="Comma_32_11_32_2_32_4" style:display-name="Comma 11 2 4" style:family="table-cell" style:data-style-name="N51"/>
    <style:style style:name="Comma_32_11_32_3" style:display-name="Comma 11 3" style:family="table-cell" style:data-style-name="N51"/>
    <style:style style:name="Comma_32_11_32_4" style:display-name="Comma 11 4" style:family="table-cell" style:data-style-name="N51"/>
    <style:style style:name="Comma_32_11_32_5" style:display-name="Comma 11 5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2_32_3" style:display-name="Comma 12 3" style:family="table-cell" style:data-style-name="N51"/>
    <style:style style:name="Comma_32_12_32_4" style:display-name="Comma 12 4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13_32_3" style:display-name="Comma 13 3" style:family="table-cell" style:data-style-name="N51"/>
    <style:style style:name="Comma_32_13_32_4" style:display-name="Comma 13 4" style:family="table-cell" style:data-style-name="N51"/>
    <style:style style:name="Comma_32_2" style:display-name="Comma 2" style:family="table-cell" style:data-style-name="N51"/>
    <style:style style:name="Comma_32_2_32_10" style:display-name="Comma 2 10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2_32_3" style:display-name="Comma 2 2 2 2 3" style:family="table-cell" style:data-style-name="N51"/>
    <style:style style:name="Comma_32_2_32_2_32_2_32_2_32_4" style:display-name="Comma 2 2 2 2 4" style:family="table-cell" style:data-style-name="N51"/>
    <style:style style:name="Comma_32_2_32_2_32_2_32_3" style:display-name="Comma 2 2 2 3" style:family="table-cell" style:data-style-name="N51"/>
    <style:style style:name="Comma_32_2_32_2_32_2_32_4" style:display-name="Comma 2 2 2 4" style:family="table-cell" style:data-style-name="N51"/>
    <style:style style:name="Comma_32_2_32_2_32_2_32_5" style:display-name="Comma 2 2 2 5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3_32_3" style:display-name="Comma 2 2 3 3" style:family="table-cell" style:data-style-name="N51"/>
    <style:style style:name="Comma_32_2_32_2_32_3_32_4" style:display-name="Comma 2 2 3 4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2_32_3" style:display-name="Comma 2 2 4 2 3" style:family="table-cell" style:data-style-name="N51"/>
    <style:style style:name="Comma_32_2_32_2_32_4_32_2_32_4" style:display-name="Comma 2 2 4 2 4" style:family="table-cell" style:data-style-name="N51"/>
    <style:style style:name="Comma_32_2_32_2_32_4_32_3" style:display-name="Comma 2 2 4 3" style:family="table-cell" style:data-style-name="N51"/>
    <style:style style:name="Comma_32_2_32_2_32_4_32_4" style:display-name="Comma 2 2 4 4" style:family="table-cell" style:data-style-name="N51"/>
    <style:style style:name="Comma_32_2_32_2_32_4_32_5" style:display-name="Comma 2 2 4 5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5_32_3" style:display-name="Comma 2 2 5 3" style:family="table-cell" style:data-style-name="N51"/>
    <style:style style:name="Comma_32_2_32_2_32_5_32_4" style:display-name="Comma 2 2 5 4" style:family="table-cell" style:data-style-name="N51"/>
    <style:style style:name="Comma_32_2_32_2_32_6" style:display-name="Comma 2 2 6" style:family="table-cell" style:data-style-name="N51"/>
    <style:style style:name="Comma_32_2_32_2_32_7" style:display-name="Comma 2 2 7" style:family="table-cell" style:data-style-name="N51"/>
    <style:style style:name="Comma_32_2_32_2_32_8" style:display-name="Comma 2 2 8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3_32_3" style:display-name="Comma 2 3 3" style:family="table-cell" style:data-style-name="N51"/>
    <style:style style:name="Comma_32_2_32_3_32_4" style:display-name="Comma 2 3 4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4_32_3" style:display-name="Comma 2 4 3" style:family="table-cell" style:data-style-name="N51"/>
    <style:style style:name="Comma_32_2_32_4_32_4" style:display-name="Comma 2 4 4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5_32_3" style:display-name="Comma 2 5 3" style:family="table-cell" style:data-style-name="N51"/>
    <style:style style:name="Comma_32_2_32_5_32_4" style:display-name="Comma 2 5 4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6_32_3" style:display-name="Comma 2 6 3" style:family="table-cell" style:data-style-name="N51"/>
    <style:style style:name="Comma_32_2_32_6_32_4" style:display-name="Comma 2 6 4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7_32_3" style:display-name="Comma 2 7 3" style:family="table-cell" style:data-style-name="N51"/>
    <style:style style:name="Comma_32_2_32_7_32_4" style:display-name="Comma 2 7 4" style:family="table-cell" style:data-style-name="N51"/>
    <style:style style:name="Comma_32_2_32_8" style:display-name="Comma 2 8" style:family="table-cell" style:data-style-name="N51"/>
    <style:style style:name="Comma_32_2_32_9" style:display-name="Comma 2 9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2_32_3" style:display-name="Comma 3 2 2 3" style:family="table-cell" style:data-style-name="N51"/>
    <style:style style:name="Comma_32_3_32_2_32_2_32_4" style:display-name="Comma 3 2 2 4" style:family="table-cell" style:data-style-name="N51"/>
    <style:style style:name="Comma_32_3_32_2_32_3" style:display-name="Comma 3 2 3" style:family="table-cell" style:data-style-name="N51"/>
    <style:style style:name="Comma_32_3_32_2_32_4" style:display-name="Comma 3 2 4" style:family="table-cell" style:data-style-name="N51"/>
    <style:style style:name="Comma_32_3_32_2_32_5" style:display-name="Comma 3 2 5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3_32_3" style:display-name="Comma 3 3 3" style:family="table-cell" style:data-style-name="N51"/>
    <style:style style:name="Comma_32_3_32_3_32_4" style:display-name="Comma 3 3 4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4_32_3" style:display-name="Comma 3 4 3" style:family="table-cell" style:data-style-name="N51"/>
    <style:style style:name="Comma_32_3_32_4_32_4" style:display-name="Comma 3 4 4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5_32_3" style:display-name="Comma 3 5 3" style:family="table-cell" style:data-style-name="N51"/>
    <style:style style:name="Comma_32_3_32_5_32_4" style:display-name="Comma 3 5 4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3_32_8" style:display-name="Comma 3 8" style:family="table-cell" style:data-style-name="N51"/>
    <style:style style:name="Comma_32_3_32_9" style:display-name="Comma 3 9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2_32_3" style:display-name="Comma 4 2 3" style:family="table-cell" style:data-style-name="N51"/>
    <style:style style:name="Comma_32_4_32_2_32_4" style:display-name="Comma 4 2 4" style:family="table-cell" style:data-style-name="N51"/>
    <style:style style:name="Comma_32_4_32_3" style:display-name="Comma 4 3" style:family="table-cell" style:data-style-name="N51"/>
    <style:style style:name="Comma_32_4_32_4" style:display-name="Comma 4 4" style:family="table-cell" style:data-style-name="N51"/>
    <style:style style:name="Comma_32_4_32_5" style:display-name="Comma 4 5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2_32_3" style:display-name="Comma 5 2 2 3" style:family="table-cell" style:data-style-name="N51"/>
    <style:style style:name="Comma_32_5_32_2_32_2_32_4" style:display-name="Comma 5 2 2 4" style:family="table-cell" style:data-style-name="N51"/>
    <style:style style:name="Comma_32_5_32_2_32_3" style:display-name="Comma 5 2 3" style:family="table-cell" style:data-style-name="N51"/>
    <style:style style:name="Comma_32_5_32_2_32_4" style:display-name="Comma 5 2 4" style:family="table-cell" style:data-style-name="N51"/>
    <style:style style:name="Comma_32_5_32_2_32_5" style:display-name="Comma 5 2 5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3_32_3" style:display-name="Comma 5 3 3" style:family="table-cell" style:data-style-name="N51"/>
    <style:style style:name="Comma_32_5_32_3_32_4" style:display-name="Comma 5 3 4" style:family="table-cell" style:data-style-name="N51"/>
    <style:style style:name="Comma_32_5_32_4" style:display-name="Comma 5 4" style:family="table-cell" style:data-style-name="N51"/>
    <style:style style:name="Comma_32_5_32_5" style:display-name="Comma 5 5" style:family="table-cell" style:data-style-name="N51"/>
    <style:style style:name="Comma_32_5_32_6" style:display-name="Comma 5 6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2_32_3" style:display-name="Comma 6 2 3" style:family="table-cell" style:data-style-name="N51"/>
    <style:style style:name="Comma_32_6_32_2_32_4" style:display-name="Comma 6 2 4" style:family="table-cell" style:data-style-name="N51"/>
    <style:style style:name="Comma_32_6_32_3" style:display-name="Comma 6 3" style:family="table-cell" style:data-style-name="N51"/>
    <style:style style:name="Comma_32_6_32_4" style:display-name="Comma 6 4" style:family="table-cell" style:data-style-name="N51"/>
    <style:style style:name="Comma_32_6_32_5" style:display-name="Comma 6 5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2_32_3" style:display-name="Comma 7 2 2 3" style:family="table-cell" style:data-style-name="N51"/>
    <style:style style:name="Comma_32_7_32_2_32_2_32_4" style:display-name="Comma 7 2 2 4" style:family="table-cell" style:data-style-name="N51"/>
    <style:style style:name="Comma_32_7_32_2_32_3" style:display-name="Comma 7 2 3" style:family="table-cell" style:data-style-name="N51"/>
    <style:style style:name="Comma_32_7_32_2_32_4" style:display-name="Comma 7 2 4" style:family="table-cell" style:data-style-name="N51"/>
    <style:style style:name="Comma_32_7_32_2_32_5" style:display-name="Comma 7 2 5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3_32_3" style:display-name="Comma 7 3 3" style:family="table-cell" style:data-style-name="N51"/>
    <style:style style:name="Comma_32_7_32_3_32_4" style:display-name="Comma 7 3 4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4_32_3" style:display-name="Comma 7 4 3" style:family="table-cell" style:data-style-name="N51"/>
    <style:style style:name="Comma_32_7_32_4_32_4" style:display-name="Comma 7 4 4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7_32_7" style:display-name="Comma 7 7" style:family="table-cell" style:data-style-name="N51"/>
    <style:style style:name="Comma_32_7_32_8" style:display-name="Comma 7 8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2_32_3" style:display-name="Comma 8 2 3" style:family="table-cell" style:data-style-name="N51"/>
    <style:style style:name="Comma_32_8_32_2_32_4" style:display-name="Comma 8 2 4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3_32_3" style:display-name="Comma 8 3 3" style:family="table-cell" style:data-style-name="N51"/>
    <style:style style:name="Comma_32_8_32_3_32_4" style:display-name="Comma 8 3 4" style:family="table-cell" style:data-style-name="N51"/>
    <style:style style:name="Comma_32_8_32_4" style:display-name="Comma 8 4" style:family="table-cell" style:data-style-name="N51"/>
    <style:style style:name="Comma_32_8_32_5" style:display-name="Comma 8 5" style:family="table-cell" style:data-style-name="N51"/>
    <style:style style:name="Comma_32_8_32_6" style:display-name="Comma 8 6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_32_9_32_3" style:display-name="Comma 9 3" style:family="table-cell" style:data-style-name="N51"/>
    <style:style style:name="Comma_32_9_32_4" style:display-name="Comma 9 4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0_41__32_3" style:display-name="Currency (0) 3" style:family="table-cell" style:data-style-name="N52"/>
    <style:style style:name="Currency_32__40_0_41__32_4" style:display-name="Currency (0) 4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40_2_41__32_3" style:display-name="Currency (2) 3" style:family="table-cell" style:data-style-name="N53"/>
    <style:style style:name="Currency_32__40_2_41__32_4" style:display-name="Currency (2) 4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3" style:display-name="Currency [2] 2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4" style:display-name="Currency [2] 2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4" style:display-name="Currency [2]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5" style:display-name="Currency [2] 5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2_32_3" style:display-name="Currency 2 2 2 3" style:family="table-cell" style:data-style-name="N54"/>
    <style:style style:name="Currency_32_2_32_2_32_2_32_4" style:display-name="Currency 2 2 2 4" style:family="table-cell" style:data-style-name="N54"/>
    <style:style style:name="Currency_32_2_32_2_32_3" style:display-name="Currency 2 2 3" style:family="table-cell" style:data-style-name="N54"/>
    <style:style style:name="Currency_32_2_32_2_32_4" style:display-name="Currency 2 2 4" style:family="table-cell" style:data-style-name="N54"/>
    <style:style style:name="Currency_32_2_32_2_32_5" style:display-name="Currency 2 2 5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3_32_3" style:display-name="Currency 2 3 3" style:family="table-cell" style:data-style-name="N54"/>
    <style:style style:name="Currency_32_2_32_3_32_4" style:display-name="Currency 2 3 4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4_32_3" style:display-name="Currency 2 4 3" style:family="table-cell" style:data-style-name="N54"/>
    <style:style style:name="Currency_32_2_32_4_32_4" style:display-name="Currency 2 4 4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5_32_3" style:display-name="Currency 2 5 3" style:family="table-cell" style:data-style-name="N54"/>
    <style:style style:name="Currency_32_2_32_5_32_4" style:display-name="Currency 2 5 4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2_32_8" style:display-name="Currency 2 8" style:family="table-cell" style:data-style-name="N54"/>
    <style:style style:name="Currency_32_2_32_9" style:display-name="Currency 2 9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3_32_3" style:display-name="Currency 3 3" style:family="table-cell" style:data-style-name="N54"/>
    <style:style style:name="Currency_32_3_32_4" style:display-name="Currency 3 4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2_32_3" style:display-name="Currency 4 2 3" style:family="table-cell" style:data-style-name="N54"/>
    <style:style style:name="Currency_32_4_32_2_32_4" style:display-name="Currency 4 2 4" style:family="table-cell" style:data-style-name="N54"/>
    <style:style style:name="Currency_32_4_32_3" style:display-name="Currency 4 3" style:family="table-cell" style:data-style-name="N54"/>
    <style:style style:name="Currency_32_4_32_4" style:display-name="Currency 4 4" style:family="table-cell" style:data-style-name="N54"/>
    <style:style style:name="Currency_32_4_32_5" style:display-name="Currency 4 5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_32_5_32_3" style:display-name="Currency 5 3" style:family="table-cell" style:data-style-name="N54"/>
    <style:style style:name="Currency_32_5_32_4" style:display-name="Currency 5 4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erOgTimer_32_3" style:display-name="DagerOgTimer 3" style:family="table-cell" style:data-style-name="N55"/>
    <style:style style:name="DagerOgTimer_32_4" style:display-name="DagerOgTimer 4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_32_3" style:display-name="DagOgDato 3" style:family="table-cell" style:data-style-name="N56"/>
    <style:style style:name="DagOgDato_32_4" style:display-name="DagOgDato 4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gOgDatoLang_32_3" style:display-name="DagOgDatoLang 3" style:family="table-cell" style:data-style-name="N56"/>
    <style:style style:name="DagOgDatoLang_32_4" style:display-name="DagOgDatoLang 4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1_32_3" style:display-name="Decimal 1 3" style:family="table-cell" style:data-style-name="N59"/>
    <style:style style:name="Decimal_32_1_32_4" style:display-name="Decimal 1 4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2_32_3" style:display-name="Decimal 2 3" style:family="table-cell" style:data-style-name="N60"/>
    <style:style style:name="Decimal_32_2_32_4" style:display-name="Decimal 2 4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cimal_32_3_32_3" style:display-name="Decimal 3 3" style:family="table-cell" style:data-style-name="N61"/>
    <style:style style:name="Decimal_32_3_32_4" style:display-name="Decimal 3 4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6100"/>
    </style:style>
    <style:style style:name="Good_32_2_32_2_32_2" style:display-name="Good 2 2 2" style:family="table-cell" style:data-style-name="N0">
      <style:table-cell-properties fo:background-color="#CCFFCC"/>
      <style:text-properties fo:color="#006100"/>
    </style:style>
    <style:style style:name="Good_32_2_32_2_32_3" style:display-name="Good 2 2 3" style:family="table-cell" style:data-style-name="N0">
      <style:table-cell-properties fo:background-color="#CCFFCC"/>
      <style:text-properties fo:color="#006100"/>
    </style:style>
    <style:style style:name="Good_32_2_32_2_32_4" style:display-name="Good 2 2 4" style:family="table-cell" style:data-style-name="N0">
      <style:table-cell-properties fo:background-color="#CCFFCC"/>
      <style:text-properties fo:color="#006100"/>
    </style:style>
    <style:style style:name="Good_32_2_32_3" style:display-name="Good 2 3" style:family="table-cell" style:data-style-name="N0">
      <style:table-cell-properties fo:background-color="#C6EFCE"/>
      <style:text-properties fo:color="#006100"/>
    </style:style>
    <style:style style:name="Good_32_2_32_4" style:display-name="Good 2 4" style:family="table-cell" style:data-style-name="N0">
      <style:table-cell-properties fo:background-color="#C6EFCE"/>
      <style:text-properties fo:color="#006100"/>
    </style:style>
    <style:style style:name="Good_32_2_32_5" style:display-name="Good 2 5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CFFCC"/>
      <style:text-properties fo:color="#006100"/>
    </style:style>
    <style:style style:name="Good_32_3_32_2_32_2" style:display-name="Good 3 2 2" style:family="table-cell" style:data-style-name="N0">
      <style:table-cell-properties fo:background-color="#CCFFCC"/>
      <style:text-properties fo:color="#006100"/>
    </style:style>
    <style:style style:name="Good_32_3_32_2_32_3" style:display-name="Good 3 2 3" style:family="table-cell" style:data-style-name="N0">
      <style:table-cell-properties fo:background-color="#CCFFCC"/>
      <style:text-properties fo:color="#006100"/>
    </style:style>
    <style:style style:name="Good_32_3_32_2_32_4" style:display-name="Good 3 2 4" style:family="table-cell" style:data-style-name="N0">
      <style:table-cell-properties fo:background-color="#CCFFCC"/>
      <style:text-properties fo:color="#006100"/>
    </style:style>
    <style:style style:name="Good_32_3_32_3" style:display-name="Good 3 3" style:family="table-cell" style:data-style-name="N0">
      <style:table-cell-properties fo:background-color="#C6EFCE"/>
      <style:text-properties fo:color="#006100"/>
    </style:style>
    <style:style style:name="Good_32_3_32_4" style:display-name="Good 3 4" style:family="table-cell" style:data-style-name="N0">
      <style:table-cell-properties fo:background-color="#C6EFCE"/>
      <style:text-properties fo:color="#006100"/>
    </style:style>
    <style:style style:name="Good_32_3_32_5" style:display-name="Good 3 5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4_32_2" style:display-name="Good 4 2" style:family="table-cell" style:data-style-name="N0">
      <style:table-cell-properties fo:background-color="#CCFFCC"/>
      <style:text-properties fo:color="#006100"/>
    </style:style>
    <style:style style:name="Good_32_4_32_2_32_2" style:display-name="Good 4 2 2" style:family="table-cell" style:data-style-name="N0">
      <style:table-cell-properties fo:background-color="#CCFFCC"/>
      <style:text-properties fo:color="#006100"/>
    </style:style>
    <style:style style:name="Good_32_4_32_2_32_3" style:display-name="Good 4 2 3" style:family="table-cell" style:data-style-name="N0">
      <style:table-cell-properties fo:background-color="#CCFFCC"/>
      <style:text-properties fo:color="#006100"/>
    </style:style>
    <style:style style:name="Good_32_4_32_2_32_4" style:display-name="Good 4 2 4" style:family="table-cell" style:data-style-name="N0">
      <style:table-cell-properties fo:background-color="#CCFFCC"/>
      <style:text-properties fo:color="#006100"/>
    </style:style>
    <style:style style:name="Good_32_4_32_3" style:display-name="Good 4 3" style:family="table-cell" style:data-style-name="N0">
      <style:table-cell-properties fo:background-color="#C6EFCE"/>
      <style:text-properties fo:color="#006100"/>
    </style:style>
    <style:style style:name="Good_32_4_32_4" style:display-name="Good 4 4" style:family="table-cell" style:data-style-name="N0">
      <style:table-cell-properties fo:background-color="#C6EFCE"/>
      <style:text-properties fo:color="#006100"/>
    </style:style>
    <style:style style:name="Good_32_4_32_5" style:display-name="Good 4 5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5_32_2" style:display-name="Good 5 2" style:family="table-cell" style:data-style-name="N0">
      <style:table-cell-properties fo:background-color="#CCFFCC"/>
      <style:text-properties fo:color="#006100"/>
    </style:style>
    <style:style style:name="Good_32_5_32_2_32_2" style:display-name="Good 5 2 2" style:family="table-cell" style:data-style-name="N0">
      <style:table-cell-properties fo:background-color="#CCFFCC"/>
      <style:text-properties fo:color="#006100"/>
    </style:style>
    <style:style style:name="Good_32_5_32_2_32_3" style:display-name="Good 5 2 3" style:family="table-cell" style:data-style-name="N0">
      <style:table-cell-properties fo:background-color="#CCFFCC"/>
      <style:text-properties fo:color="#006100"/>
    </style:style>
    <style:style style:name="Good_32_5_32_2_32_4" style:display-name="Good 5 2 4" style:family="table-cell" style:data-style-name="N0">
      <style:table-cell-properties fo:background-color="#CCFFCC"/>
      <style:text-properties fo:color="#006100"/>
    </style:style>
    <style:style style:name="Good_32_5_32_3" style:display-name="Good 5 3" style:family="table-cell" style:data-style-name="N0">
      <style:table-cell-properties fo:background-color="#C6EFCE"/>
      <style:text-properties fo:color="#006100"/>
    </style:style>
    <style:style style:name="Good_32_5_32_4" style:display-name="Good 5 4" style:family="table-cell" style:data-style-name="N0">
      <style:table-cell-properties fo:background-color="#C6EFCE"/>
      <style:text-properties fo:color="#006100"/>
    </style:style>
    <style:style style:name="Good_32_5_32_5" style:display-name="Good 5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6_32_2" style:display-name="Good 6 2" style:family="table-cell" style:data-style-name="N0">
      <style:table-cell-properties fo:background-color="#C6EFCE"/>
      <style:text-properties fo:color="#006100"/>
    </style:style>
    <style:style style:name="Good_32_6_32_3" style:display-name="Good 6 3" style:family="table-cell" style:data-style-name="N0">
      <style:table-cell-properties fo:background-color="#C6EFCE"/>
      <style:text-properties fo:color="#006100"/>
    </style:style>
    <style:style style:name="Good_32_6_32_4" style:display-name="Good 6 4" style:family="table-cell" style:data-style-name="N0">
      <style:table-cell-properties fo:background-color="#C6EFCE"/>
      <style:text-properties fo:color="#006100"/>
    </style:style>
    <style:style style:name="Grey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lokkeslett_32_3" style:display-name="Klokkeslett 3" style:family="table-cell" style:data-style-name="N68"/>
    <style:style style:name="Klokkeslett_32_4" style:display-name="Klokkeslett 4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onto_32_3" style:display-name="Konto 3" style:family="table-cell" style:data-style-name="N69"/>
    <style:style style:name="Konto_32_4" style:display-name="Konto 4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_32_3" style:display-name="KPMGnormal 3" style:family="table-cell" style:data-style-name="N70"/>
    <style:style style:name="KPMGnormal_32_4" style:display-name="KPMGnormal 4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Month_32_3" style:display-name="Month 3" style:family="table-cell" style:data-style-name="N80"/>
    <style:style style:name="Month_32_4" style:display-name="Month 4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EB9C"/>
      <style:text-properties fo:color="#993300"/>
    </style:style>
    <style:style style:name="Neutral_32_2_32_2_32_2" style:display-name="Neutral 2 2 2" style:family="table-cell" style:data-style-name="N0">
      <style:table-cell-properties fo:background-color="#FFEB9C"/>
      <style:text-properties fo:color="#993300"/>
    </style:style>
    <style:style style:name="Neutral_32_2_32_2_32_3" style:display-name="Neutral 2 2 3" style:family="table-cell" style:data-style-name="N0">
      <style:table-cell-properties fo:background-color="#FFEB9C"/>
      <style:text-properties fo:color="#993300"/>
    </style:style>
    <style:style style:name="Neutral_32_2_32_2_32_4" style:display-name="Neutral 2 2 4" style:family="table-cell" style:data-style-name="N0">
      <style:table-cell-properties fo:background-color="#FFEB9C"/>
      <style:text-properties fo:color="#993300"/>
    </style:style>
    <style:style style:name="Neutral_32_2_32_3" style:display-name="Neutral 2 3" style:family="table-cell" style:data-style-name="N0">
      <style:table-cell-properties fo:background-color="#FFEB9C"/>
      <style:text-properties fo:color="#9C6500"/>
    </style:style>
    <style:style style:name="Neutral_32_2_32_4" style:display-name="Neutral 2 4" style:family="table-cell" style:data-style-name="N0">
      <style:table-cell-properties fo:background-color="#FFEB9C"/>
      <style:text-properties fo:color="#9C6500"/>
    </style:style>
    <style:style style:name="Neutral_32_2_32_5" style:display-name="Neutral 2 5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93300"/>
    </style:style>
    <style:style style:name="Neutral_32_3_32_2_32_2" style:display-name="Neutral 3 2 2" style:family="table-cell" style:data-style-name="N0">
      <style:table-cell-properties fo:background-color="#FFEB9C"/>
      <style:text-properties fo:color="#993300"/>
    </style:style>
    <style:style style:name="Neutral_32_3_32_2_32_3" style:display-name="Neutral 3 2 3" style:family="table-cell" style:data-style-name="N0">
      <style:table-cell-properties fo:background-color="#FFEB9C"/>
      <style:text-properties fo:color="#993300"/>
    </style:style>
    <style:style style:name="Neutral_32_3_32_2_32_4" style:display-name="Neutral 3 2 4" style:family="table-cell" style:data-style-name="N0">
      <style:table-cell-properties fo:background-color="#FFEB9C"/>
      <style:text-properties fo:color="#993300"/>
    </style:style>
    <style:style style:name="Neutral_32_3_32_3" style:display-name="Neutral 3 3" style:family="table-cell" style:data-style-name="N0">
      <style:table-cell-properties fo:background-color="#FFEB9C"/>
      <style:text-properties fo:color="#9C6500"/>
    </style:style>
    <style:style style:name="Neutral_32_3_32_4" style:display-name="Neutral 3 4" style:family="table-cell" style:data-style-name="N0">
      <style:table-cell-properties fo:background-color="#FFEB9C"/>
      <style:text-properties fo:color="#9C6500"/>
    </style:style>
    <style:style style:name="Neutral_32_3_32_5" style:display-name="Neutral 3 5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4_32_2" style:display-name="Neutral 4 2" style:family="table-cell" style:data-style-name="N0">
      <style:table-cell-properties fo:background-color="#FFEB9C"/>
      <style:text-properties fo:color="#993300"/>
    </style:style>
    <style:style style:name="Neutral_32_4_32_2_32_2" style:display-name="Neutral 4 2 2" style:family="table-cell" style:data-style-name="N0">
      <style:table-cell-properties fo:background-color="#FFEB9C"/>
      <style:text-properties fo:color="#993300"/>
    </style:style>
    <style:style style:name="Neutral_32_4_32_2_32_3" style:display-name="Neutral 4 2 3" style:family="table-cell" style:data-style-name="N0">
      <style:table-cell-properties fo:background-color="#FFEB9C"/>
      <style:text-properties fo:color="#993300"/>
    </style:style>
    <style:style style:name="Neutral_32_4_32_2_32_4" style:display-name="Neutral 4 2 4" style:family="table-cell" style:data-style-name="N0">
      <style:table-cell-properties fo:background-color="#FFEB9C"/>
      <style:text-properties fo:color="#993300"/>
    </style:style>
    <style:style style:name="Neutral_32_4_32_3" style:display-name="Neutral 4 3" style:family="table-cell" style:data-style-name="N0">
      <style:table-cell-properties fo:background-color="#FFEB9C"/>
      <style:text-properties fo:color="#9C6500"/>
    </style:style>
    <style:style style:name="Neutral_32_4_32_4" style:display-name="Neutral 4 4" style:family="table-cell" style:data-style-name="N0">
      <style:table-cell-properties fo:background-color="#FFEB9C"/>
      <style:text-properties fo:color="#9C6500"/>
    </style:style>
    <style:style style:name="Neutral_32_4_32_5" style:display-name="Neutral 4 5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5_32_2" style:display-name="Neutral 5 2" style:family="table-cell" style:data-style-name="N0">
      <style:table-cell-properties fo:background-color="#FFEB9C"/>
      <style:text-properties fo:color="#993300"/>
    </style:style>
    <style:style style:name="Neutral_32_5_32_2_32_2" style:display-name="Neutral 5 2 2" style:family="table-cell" style:data-style-name="N0">
      <style:table-cell-properties fo:background-color="#FFEB9C"/>
      <style:text-properties fo:color="#993300"/>
    </style:style>
    <style:style style:name="Neutral_32_5_32_2_32_3" style:display-name="Neutral 5 2 3" style:family="table-cell" style:data-style-name="N0">
      <style:table-cell-properties fo:background-color="#FFEB9C"/>
      <style:text-properties fo:color="#993300"/>
    </style:style>
    <style:style style:name="Neutral_32_5_32_2_32_4" style:display-name="Neutral 5 2 4" style:family="table-cell" style:data-style-name="N0">
      <style:table-cell-properties fo:background-color="#FFEB9C"/>
      <style:text-properties fo:color="#993300"/>
    </style:style>
    <style:style style:name="Neutral_32_5_32_3" style:display-name="Neutral 5 3" style:family="table-cell" style:data-style-name="N0">
      <style:table-cell-properties fo:background-color="#FFEB9C"/>
      <style:text-properties fo:color="#9C6500"/>
    </style:style>
    <style:style style:name="Neutral_32_5_32_4" style:display-name="Neutral 5 4" style:family="table-cell" style:data-style-name="N0">
      <style:table-cell-properties fo:background-color="#FFEB9C"/>
      <style:text-properties fo:color="#9C6500"/>
    </style:style>
    <style:style style:name="Neutral_32_5_32_5" style:display-name="Neutral 5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6_32_2" style:display-name="Neutral 6 2" style:family="table-cell" style:data-style-name="N0">
      <style:table-cell-properties fo:background-color="#FFEB9C"/>
      <style:text-properties fo:color="#9C6500"/>
    </style:style>
    <style:style style:name="Neutral_32_6_32_3" style:display-name="Neutral 6 3" style:family="table-cell" style:data-style-name="N0">
      <style:table-cell-properties fo:background-color="#FFEB9C"/>
      <style:text-properties fo:color="#9C6500"/>
    </style:style>
    <style:style style:name="Neutral_32_6_32_4" style:display-name="Neutral 6 4" style:family="table-cell" style:data-style-name="N0">
      <style:table-cell-properties fo:background-color="#FFEB9C"/>
      <style:text-properties fo:color="#9C6500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_32_6" style:display-name="Normal 10 6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4" style:display-name="Normal 15 4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5" style:display-name="Normal 15 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2_32_2" style:display-name="Normal 26 2 2" style:family="table-cell" style:data-style-name="N0">
      <style:table-cell-properties style:vertical-align="automatic" fo:background-color="transparen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</style:style>
    <style:style style:name="Normal_32_26_32_2_32_3" style:display-name="Normal 26 2 3" style:family="table-cell" style:data-style-name="N0">
      <style:table-cell-properties style:vertical-align="automatic" fo:background-color="transparen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</style:style>
    <style:style style:name="Normal_32_26_32_2_32_4" style:display-name="Normal 26 2 4" style:family="table-cell" style:data-style-name="N0">
      <style:table-cell-properties style:vertical-align="automatic" fo:background-color="transparent"/>
    </style:style>
    <style:style style:name="Normal_32_26_32_2_32_5" style:display-name="Normal 26 2 5" style:family="table-cell" style:data-style-name="N0">
      <style:table-cell-properties style:vertical-align="automatic" fo:background-color="transparent"/>
    </style:style>
    <style:style style:name="Normal_32_26_32_2_32_6" style:display-name="Normal 26 2 6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6_32_3_32_2" style:display-name="Normal 26 3 2" style:family="table-cell" style:data-style-name="N0">
      <style:table-cell-properties style:vertical-align="automatic" fo:background-color="transparent"/>
    </style:style>
    <style:style style:name="Normal_32_26_32_3_32_3" style:display-name="Normal 26 3 3" style:family="table-cell" style:data-style-name="N0">
      <style:table-cell-properties style:vertical-align="automatic" fo:background-color="transparent"/>
    </style:style>
    <style:style style:name="Normal_32_26_32_3_32_4" style:display-name="Normal 26 3 4" style:family="table-cell" style:data-style-name="N0">
      <style:table-cell-properties style:vertical-align="automatic" fo:background-color="transparent"/>
    </style:style>
    <style:style style:name="Normal_32_26_32_4" style:display-name="Normal 26 4" style:family="table-cell" style:data-style-name="N0">
      <style:table-cell-properties style:vertical-align="automatic" fo:background-color="transparent"/>
    </style:style>
    <style:style style:name="Normal_32_26_32_5" style:display-name="Normal 26 5" style:family="table-cell" style:data-style-name="N0">
      <style:table-cell-properties style:vertical-align="automatic" fo:background-color="transparent"/>
    </style:style>
    <style:style style:name="Normal_32_26_32_6" style:display-name="Normal 26 6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13" style:display-name="Normal 3 2 13" style:family="table-cell" style:data-style-name="N0">
      <style:table-cell-properties style:vertical-align="automatic" fo:background-color="transparen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2_32_2" style:display-name="Normal 3 2 2 2" style:family="table-cell" style:data-style-name="N0">
      <style:table-cell-properties style:vertical-align="automatic" fo:background-color="transparen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</style:style>
    <style:style style:name="Normal_32_3_32_2_32_2_32_3" style:display-name="Normal 3 2 2 3" style:family="table-cell" style:data-style-name="N0">
      <style:table-cell-properties style:vertical-align="automatic" fo:background-color="transparen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</style:style>
    <style:style style:name="Normal_32_3_32_2_32_2_32_4" style:display-name="Normal 3 2 2 4" style:family="table-cell" style:data-style-name="N0">
      <style:table-cell-properties style:vertical-align="automatic" fo:background-color="transparent"/>
    </style:style>
    <style:style style:name="Normal_32_3_32_2_32_2_32_5" style:display-name="Normal 3 2 2 5" style:family="table-cell" style:data-style-name="N0">
      <style:table-cell-properties style:vertical-align="automatic" fo:background-color="transparent"/>
    </style:style>
    <style:style style:name="Normal_32_3_32_2_32_2_32_6" style:display-name="Normal 3 2 2 6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</style:style>
    <style:style style:name="Normal_32_3_32_2_32_5" style:display-name="Normal 3 2 5" style:family="table-cell" style:data-style-name="N0">
      <style:table-cell-properties style:vertical-align="automatic" fo:background-color="transparent"/>
    </style:style>
    <style:style style:name="Normal_32_3_32_2_32_6" style:display-name="Normal 3 2 6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</style:style>
    <style:style style:name="Normal_32_3_32_4_32_5" style:display-name="Normal 3 4 5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</style:style>
    <style:style style:name="Normal_32_3_32_5_32_2_32_2" style:display-name="Normal 3 5 2 2" style:family="table-cell" style:data-style-name="N0">
      <style:table-cell-properties style:vertical-align="automatic" fo:background-color="transparent"/>
    </style:style>
    <style:style style:name="Normal_32_3_32_5_32_2_32_3" style:display-name="Normal 3 5 2 3" style:family="table-cell" style:data-style-name="N0">
      <style:table-cell-properties style:vertical-align="automatic" fo:background-color="transparent"/>
    </style:style>
    <style:style style:name="Normal_32_3_32_5_32_2_32_4" style:display-name="Normal 3 5 2 4" style:family="table-cell" style:data-style-name="N0">
      <style:table-cell-properties style:vertical-align="automatic" fo:background-color="transparent"/>
    </style:style>
    <style:style style:name="Normal_32_3_32_5_32_3" style:display-name="Normal 3 5 3" style:family="table-cell" style:data-style-name="N0">
      <style:table-cell-properties style:vertical-align="automatic" fo:background-color="transparent"/>
    </style:style>
    <style:style style:name="Normal_32_3_32_5_32_3_32_2" style:display-name="Normal 3 5 3 2" style:family="table-cell" style:data-style-name="N0">
      <style:table-cell-properties style:vertical-align="automatic" fo:background-color="transparent"/>
    </style:style>
    <style:style style:name="Normal_32_3_32_5_32_3_32_3" style:display-name="Normal 3 5 3 3" style:family="table-cell" style:data-style-name="N0">
      <style:table-cell-properties style:vertical-align="automatic" fo:background-color="transparent"/>
    </style:style>
    <style:style style:name="Normal_32_3_32_5_32_3_32_4" style:display-name="Normal 3 5 3 4" style:family="table-cell" style:data-style-name="N0">
      <style:table-cell-properties style:vertical-align="automatic" fo:background-color="transparen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</style:style>
    <style:style style:name="Normal_32_3_32_7" style:display-name="Normal 3 7" style:family="table-cell" style:data-style-name="N0">
      <style:table-cell-properties style:vertical-align="automatic" fo:background-color="transparen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2_32_2_32_2" style:display-name="Normal 42 2 2" style:family="table-cell" style:data-style-name="N0">
      <style:table-cell-properties style:vertical-align="automatic" fo:background-color="transparent"/>
    </style:style>
    <style:style style:name="Normal_32_42_32_2_32_3" style:display-name="Normal 42 2 3" style:family="table-cell" style:data-style-name="N0">
      <style:table-cell-properties style:vertical-align="automatic" fo:background-color="transparent"/>
    </style:style>
    <style:style style:name="Normal_32_42_32_2_32_4" style:display-name="Normal 42 2 4" style:family="table-cell" style:data-style-name="N0">
      <style:table-cell-properties style:vertical-align="automatic" fo:background-color="transparent"/>
    </style:style>
    <style:style style:name="Normal_32_42_32_3" style:display-name="Normal 42 3" style:family="table-cell" style:data-style-name="N0">
      <style:table-cell-properties style:vertical-align="automatic" fo:background-color="transparent"/>
    </style:style>
    <style:style style:name="Normal_32_42_32_4" style:display-name="Normal 42 4" style:family="table-cell" style:data-style-name="N0">
      <style:table-cell-properties style:vertical-align="automatic" fo:background-color="transparent"/>
    </style:style>
    <style:style style:name="Normal_32_42_32_5" style:display-name="Normal 42 5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2_32_2" style:display-name="Normal 44 2 2" style:family="table-cell" style:data-style-name="N0">
      <style:table-cell-properties style:vertical-align="automatic" fo:background-color="transparent"/>
    </style:style>
    <style:style style:name="Normal_32_44_32_2_32_3" style:display-name="Normal 44 2 3" style:family="table-cell" style:data-style-name="N0">
      <style:table-cell-properties style:vertical-align="automatic" fo:background-color="transparent"/>
    </style:style>
    <style:style style:name="Normal_32_44_32_2_32_4" style:display-name="Normal 44 2 4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4_32_4" style:display-name="Normal 44 4" style:family="table-cell" style:data-style-name="N0">
      <style:table-cell-properties style:vertical-align="automatic" fo:background-color="transparent"/>
    </style:style>
    <style:style style:name="Normal_32_44_32_5" style:display-name="Normal 44 5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</style:style>
    <style:style style:name="Normal_32_45_32_2_32_2" style:display-name="Normal 45 2 2" style:family="table-cell" style:data-style-name="N0">
      <style:table-cell-properties style:vertical-align="automatic" fo:background-color="transparent"/>
    </style:style>
    <style:style style:name="Normal_32_45_32_2_32_3" style:display-name="Normal 45 2 3" style:family="table-cell" style:data-style-name="N0">
      <style:table-cell-properties style:vertical-align="automatic" fo:background-color="transparent"/>
    </style:style>
    <style:style style:name="Normal_32_45_32_2_32_4" style:display-name="Normal 45 2 4" style:family="table-cell" style:data-style-name="N0">
      <style:table-cell-properties style:vertical-align="automatic" fo:background-color="transparent"/>
    </style:style>
    <style:style style:name="Normal_32_45_32_3" style:display-name="Normal 45 3" style:family="table-cell" style:data-style-name="N0">
      <style:table-cell-properties style:vertical-align="automatic" fo:background-color="transparent"/>
    </style:style>
    <style:style style:name="Normal_32_45_32_4" style:display-name="Normal 45 4" style:family="table-cell" style:data-style-name="N0">
      <style:table-cell-properties style:vertical-align="automatic" fo:background-color="transparent"/>
    </style:style>
    <style:style style:name="Normal_32_45_32_5" style:display-name="Normal 45 5" style:family="table-cell" style:data-style-name="N0">
      <style:table-cell-properties style:vertical-align="automatic" fo:background-color="transparent"/>
    </style:style>
    <style:style style:name="Normal_32_46" style:display-name="Normal 46" style:family="table-cell" style:data-style-name="N0">
      <style:table-cell-properties style:vertical-align="automatic" fo:background-color="transparent"/>
    </style:style>
    <style:style style:name="Normal_32_46_32_2" style:display-name="Normal 46 2" style:family="table-cell" style:data-style-name="N0">
      <style:table-cell-properties style:vertical-align="automatic" fo:background-color="transparent"/>
    </style:style>
    <style:style style:name="Normal_32_46_32_2_32_2" style:display-name="Normal 46 2 2" style:family="table-cell" style:data-style-name="N0">
      <style:table-cell-properties style:vertical-align="automatic" fo:background-color="transparent"/>
    </style:style>
    <style:style style:name="Normal_32_46_32_2_32_3" style:display-name="Normal 46 2 3" style:family="table-cell" style:data-style-name="N0">
      <style:table-cell-properties style:vertical-align="automatic" fo:background-color="transparent"/>
    </style:style>
    <style:style style:name="Normal_32_46_32_2_32_4" style:display-name="Normal 46 2 4" style:family="table-cell" style:data-style-name="N0">
      <style:table-cell-properties style:vertical-align="automatic" fo:background-color="transparent"/>
    </style:style>
    <style:style style:name="Normal_32_46_32_3" style:display-name="Normal 46 3" style:family="table-cell" style:data-style-name="N0">
      <style:table-cell-properties style:vertical-align="automatic" fo:background-color="transparent"/>
    </style:style>
    <style:style style:name="Normal_32_46_32_4" style:display-name="Normal 46 4" style:family="table-cell" style:data-style-name="N0">
      <style:table-cell-properties style:vertical-align="automatic" fo:background-color="transparent"/>
    </style:style>
    <style:style style:name="Normal_32_46_32_5" style:display-name="Normal 46 5" style:family="table-cell" style:data-style-name="N0">
      <style:table-cell-properties style:vertical-align="automatic" fo:background-color="transparen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49_32_2_32_2" style:display-name="Normal 49 2 2" style:family="table-cell" style:data-style-name="N0">
      <style:table-cell-properties style:vertical-align="automatic" fo:background-color="transparent"/>
    </style:style>
    <style:style style:name="Normal_32_49_32_2_32_3" style:display-name="Normal 49 2 3" style:family="table-cell" style:data-style-name="N0">
      <style:table-cell-properties style:vertical-align="automatic" fo:background-color="transparent"/>
    </style:style>
    <style:style style:name="Normal_32_49_32_2_32_4" style:display-name="Normal 49 2 4" style:family="table-cell" style:data-style-name="N0">
      <style:table-cell-properties style:vertical-align="automatic" fo:background-color="transparent"/>
    </style:style>
    <style:style style:name="Normal_32_49_32_3" style:display-name="Normal 49 3" style:family="table-cell" style:data-style-name="N0">
      <style:table-cell-properties style:vertical-align="automatic" fo:background-color="transparent"/>
    </style:style>
    <style:style style:name="Normal_32_49_32_3_32_2" style:display-name="Normal 49 3 2" style:family="table-cell" style:data-style-name="N0">
      <style:table-cell-properties style:vertical-align="automatic" fo:background-color="transparent"/>
    </style:style>
    <style:style style:name="Normal_32_49_32_3_32_3" style:display-name="Normal 49 3 3" style:family="table-cell" style:data-style-name="N0">
      <style:table-cell-properties style:vertical-align="automatic" fo:background-color="transparent"/>
    </style:style>
    <style:style style:name="Normal_32_49_32_3_32_4" style:display-name="Normal 49 3 4" style:family="table-cell" style:data-style-name="N0">
      <style:table-cell-properties style:vertical-align="automatic" fo:background-color="transparent"/>
    </style:style>
    <style:style style:name="Normal_32_49_32_4" style:display-name="Normal 49 4" style:family="table-cell" style:data-style-name="N0">
      <style:table-cell-properties style:vertical-align="automatic" fo:background-color="transparent"/>
    </style:style>
    <style:style style:name="Normal_32_49_32_5" style:display-name="Normal 49 5" style:family="table-cell" style:data-style-name="N0">
      <style:table-cell-properties style:vertical-align="automatic" fo:background-color="transparent"/>
    </style:style>
    <style:style style:name="Normal_32_49_32_6" style:display-name="Normal 49 6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8_32_4" style:display-name="Normal 5 8 4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1_32_2_32_2" style:display-name="Normal 51 2 2" style:family="table-cell" style:data-style-name="N0">
      <style:table-cell-properties style:vertical-align="automatic" fo:background-color="transparent"/>
    </style:style>
    <style:style style:name="Normal_32_51_32_2_32_3" style:display-name="Normal 51 2 3" style:family="table-cell" style:data-style-name="N0">
      <style:table-cell-properties style:vertical-align="automatic" fo:background-color="transparent"/>
    </style:style>
    <style:style style:name="Normal_32_51_32_2_32_4" style:display-name="Normal 51 2 4" style:family="table-cell" style:data-style-name="N0">
      <style:table-cell-properties style:vertical-align="automatic" fo:background-color="transparent"/>
    </style:style>
    <style:style style:name="Normal_32_51_32_3" style:display-name="Normal 51 3" style:family="table-cell" style:data-style-name="N0">
      <style:table-cell-properties style:vertical-align="automatic" fo:background-color="transparent"/>
    </style:style>
    <style:style style:name="Normal_32_51_32_4" style:display-name="Normal 51 4" style:family="table-cell" style:data-style-name="N0">
      <style:table-cell-properties style:vertical-align="automatic" fo:background-color="transparent"/>
    </style:style>
    <style:style style:name="Normal_32_51_32_5" style:display-name="Normal 51 5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</style:style>
    <style:style style:name="Normal_32_60_32_2_32_2" style:display-name="Normal 60 2 2" style:family="table-cell" style:data-style-name="N0">
      <style:table-cell-properties style:vertical-align="automatic" fo:background-color="transparent"/>
    </style:style>
    <style:style style:name="Normal_32_60_32_2_32_3" style:display-name="Normal 60 2 3" style:family="table-cell" style:data-style-name="N0">
      <style:table-cell-properties style:vertical-align="automatic" fo:background-color="transparent"/>
    </style:style>
    <style:style style:name="Normal_32_60_32_2_32_4" style:display-name="Normal 60 2 4" style:family="table-cell" style:data-style-name="N0">
      <style:table-cell-properties style:vertical-align="automatic" fo:background-color="transparen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2_32_2" style:display-name="Normal 7 2 2 2" style:family="table-cell" style:data-style-name="N0">
      <style:table-cell-properties style:vertical-align="automatic" fo:background-color="transparen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</style:style>
    <style:style style:name="Normal_32_7_32_2_32_2_32_3" style:display-name="Normal 7 2 2 3" style:family="table-cell" style:data-style-name="N0">
      <style:table-cell-properties style:vertical-align="automatic" fo:background-color="transparent"/>
    </style:style>
    <style:style style:name="Normal_32_7_32_2_32_2_32_4" style:display-name="Normal 7 2 2 4" style:family="table-cell" style:data-style-name="N0">
      <style:table-cell-properties style:vertical-align="automatic" fo:background-color="transparent"/>
    </style:style>
    <style:style style:name="Normal_32_7_32_2_32_2_32_5" style:display-name="Normal 7 2 2 5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</style:style>
    <style:style style:name="Normal_32_73_32_2" style:display-name="Normal 73 2" style:family="table-cell" style:data-style-name="N0">
      <style:table-cell-properties style:vertical-align="automatic" fo:background-color="transparent"/>
    </style:style>
    <style:style style:name="Normal_32_73_32_3" style:display-name="Normal 73 3" style:family="table-cell" style:data-style-name="N0">
      <style:table-cell-properties style:vertical-align="automatic" fo:background-color="transparent"/>
    </style:style>
    <style:style style:name="Normal_32_73_32_4" style:display-name="Normal 73 4" style:family="table-cell" style:data-style-name="N0">
      <style:table-cell-properties style:vertical-align="automatic" fo:background-color="transparen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2_32_2_32_2" style:display-name="Normal 8 2 2 2" style:family="table-cell" style:data-style-name="N0">
      <style:table-cell-properties style:vertical-align="automatic" fo:background-color="transparen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</style:style>
    <style:style style:name="Normal_32_8_32_2_32_2_32_3" style:display-name="Normal 8 2 2 3" style:family="table-cell" style:data-style-name="N0">
      <style:table-cell-properties style:vertical-align="automatic" fo:background-color="transparent"/>
    </style:style>
    <style:style style:name="Normal_32_8_32_2_32_2_32_4" style:display-name="Normal 8 2 2 4" style:family="table-cell" style:data-style-name="N0">
      <style:table-cell-properties style:vertical-align="automatic" fo:background-color="transparent"/>
    </style:style>
    <style:style style:name="Normal_32_8_32_2_32_2_32_5" style:display-name="Normal 8 2 2 5" style:family="table-cell" style:data-style-name="N0">
      <style:table-cell-properties style:vertical-align="automatic" fo:background-color="transparen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3_32_2_32_2" style:display-name="Normal 8 3 2 2" style:family="table-cell" style:data-style-name="N0">
      <style:table-cell-properties style:vertical-align="automatic" fo:background-color="transparen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</style:style>
    <style:style style:name="Normal_32_8_32_3_32_2_32_3" style:display-name="Normal 8 3 2 3" style:family="table-cell" style:data-style-name="N0">
      <style:table-cell-properties style:vertical-align="automatic" fo:background-color="transparent"/>
    </style:style>
    <style:style style:name="Normal_32_8_32_3_32_2_32_4" style:display-name="Normal 8 3 2 4" style:family="table-cell" style:data-style-name="N0">
      <style:table-cell-properties style:vertical-align="automatic" fo:background-color="transparent"/>
    </style:style>
    <style:style style:name="Normal_32_8_32_3_32_2_32_5" style:display-name="Normal 8 3 2 5" style:family="table-cell" style:data-style-name="N0">
      <style:table-cell-properties style:vertical-align="automatic" fo:background-color="transparent"/>
    </style:style>
    <style:style style:name="Normal_32_8_32_3_32_3" style:display-name="Normal 8 3 3" style:family="table-cell" style:data-style-name="N0">
      <style:table-cell-properties style:vertical-align="automatic" fo:background-color="transparent"/>
    </style:style>
    <style:style style:name="Normal_32_8_32_3_32_3_32_2" style:display-name="Normal 8 3 3 2" style:family="table-cell" style:data-style-name="N0">
      <style:table-cell-properties style:vertical-align="automatic" fo:background-color="transparent"/>
    </style:style>
    <style:style style:name="Normal_32_8_32_3_32_3_32_3" style:display-name="Normal 8 3 3 3" style:family="table-cell" style:data-style-name="N0">
      <style:table-cell-properties style:vertical-align="automatic" fo:background-color="transparent"/>
    </style:style>
    <style:style style:name="Normal_32_8_32_3_32_3_32_4" style:display-name="Normal 8 3 3 4" style:family="table-cell" style:data-style-name="N0">
      <style:table-cell-properties style:vertical-align="automatic" fo:background-color="transparent"/>
    </style:style>
    <style:style style:name="Normal_32_8_32_3_32_4" style:display-name="Normal 8 3 4" style:family="table-cell" style:data-style-name="N0">
      <style:table-cell-properties style:vertical-align="automatic" fo:background-color="transparent"/>
    </style:style>
    <style:style style:name="Normal_32_8_32_3_32_5" style:display-name="Normal 8 3 5" style:family="table-cell" style:data-style-name="N0">
      <style:table-cell-properties style:vertical-align="automatic" fo:background-color="transparent"/>
    </style:style>
    <style:style style:name="Normal_32_8_32_3_32_6" style:display-name="Normal 8 3 6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</style:style>
    <style:style style:name="Normal_32_8_32_4_32_2_32_2" style:display-name="Normal 8 4 2 2" style:family="table-cell" style:data-style-name="N0">
      <style:table-cell-properties style:vertical-align="automatic" fo:background-color="transparen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</style:style>
    <style:style style:name="Normal_32_8_32_4_32_2_32_3" style:display-name="Normal 8 4 2 3" style:family="table-cell" style:data-style-name="N0">
      <style:table-cell-properties style:vertical-align="automatic" fo:background-color="transparent"/>
    </style:style>
    <style:style style:name="Normal_32_8_32_4_32_2_32_4" style:display-name="Normal 8 4 2 4" style:family="table-cell" style:data-style-name="N0">
      <style:table-cell-properties style:vertical-align="automatic" fo:background-color="transparent"/>
    </style:style>
    <style:style style:name="Normal_32_8_32_4_32_2_32_5" style:display-name="Normal 8 4 2 5" style:family="table-cell" style:data-style-name="N0">
      <style:table-cell-properties style:vertical-align="automatic" fo:background-color="transparen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</style:style>
    <style:style style:name="Normal_32_8_32_5_32_2" style:display-name="Normal 8 5 2" style:family="table-cell" style:data-style-name="N0">
      <style:table-cell-properties style:vertical-align="automatic" fo:background-color="transparent"/>
    </style:style>
    <style:style style:name="Normal_32_8_32_5_32_2_32_2" style:display-name="Normal 8 5 2 2" style:family="table-cell" style:data-style-name="N0">
      <style:table-cell-properties style:vertical-align="automatic" fo:background-color="transparent"/>
    </style:style>
    <style:style style:name="Normal_32_8_32_5_32_2_32_3" style:display-name="Normal 8 5 2 3" style:family="table-cell" style:data-style-name="N0">
      <style:table-cell-properties style:vertical-align="automatic" fo:background-color="transparent"/>
    </style:style>
    <style:style style:name="Normal_32_8_32_5_32_2_32_4" style:display-name="Normal 8 5 2 4" style:family="table-cell" style:data-style-name="N0">
      <style:table-cell-properties style:vertical-align="automatic" fo:background-color="transparent"/>
    </style:style>
    <style:style style:name="Normal_32_8_32_5_32_3" style:display-name="Normal 8 5 3" style:family="table-cell" style:data-style-name="N0">
      <style:table-cell-properties style:vertical-align="automatic" fo:background-color="transparent"/>
    </style:style>
    <style:style style:name="Normal_32_8_32_5_32_4" style:display-name="Normal 8 5 4" style:family="table-cell" style:data-style-name="N0">
      <style:table-cell-properties style:vertical-align="automatic" fo:background-color="transparent"/>
    </style:style>
    <style:style style:name="Normal_32_8_32_5_32_5" style:display-name="Normal 8 5 5" style:family="table-cell" style:data-style-name="N0">
      <style:table-cell-properties style:vertical-align="automatic" fo:background-color="transparen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</style:style>
    <style:style style:name="Normal_32_9_32_5_32_2" style:display-name="Normal 9 5 2" style:family="table-cell" style:data-style-name="N0">
      <style:table-cell-properties style:vertical-align="automatic" fo:background-color="transparent"/>
    </style:style>
    <style:style style:name="Normal_32_9_32_5_32_3" style:display-name="Normal 9 5 3" style:family="table-cell" style:data-style-name="N0">
      <style:table-cell-properties style:vertical-align="automatic" fo:background-color="transparent"/>
    </style:style>
    <style:style style:name="Normal_32_9_32_5_32_4" style:display-name="Normal 9 5 4" style:family="table-cell" style:data-style-name="N0">
      <style:table-cell-properties style:vertical-align="automatic" fo:background-color="transparen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_41__32_3" style:display-name="Percent () 3" style:family="table-cell" style:data-style-name="N84"/>
    <style:style style:name="Percent_32__40__41__32_4" style:display-name="Percent () 4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0_41__32_3" style:display-name="Percent (0) 3" style:family="table-cell" style:data-style-name="N85"/>
    <style:style style:name="Percent_32__40_0_41__32_4" style:display-name="Percent (0) 4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40_1_41__32_3" style:display-name="Percent (1) 3" style:family="table-cell" style:data-style-name="N86"/>
    <style:style style:name="Percent_32__40_1_41__32_4" style:display-name="Percent (1) 4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_32_3" style:display-name="Percent 1 3" style:family="table-cell" style:data-style-name="N87"/>
    <style:style style:name="Percent_32_1_32_4" style:display-name="Percent 1 4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rsonNr_32_3" style:display-name="PersonNr 3" style:family="table-cell" style:data-style-name="N88"/>
    <style:style style:name="PersonNr_32_4" style:display-name="PersonNr 4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_32_3" style:display-name="PostNr 3" style:family="table-cell" style:data-style-name="N89"/>
    <style:style style:name="PostNr_32_4" style:display-name="PostNr 4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ostNrNorge_32_3" style:display-name="PostNrNorge 3" style:family="table-cell" style:data-style-name="N90"/>
    <style:style style:name="PostNrNorge_32_4" style:display-name="PostNrNorge 4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Alt_32_3" style:display-name="SkjulAlt 3" style:family="table-cell" style:data-style-name="N91"/>
    <style:style style:name="SkjulAlt_32_4" style:display-name="SkjulAlt 4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kjulTall_32_3" style:display-name="SkjulTall 3" style:family="table-cell" style:data-style-name="N92"/>
    <style:style style:name="SkjulTall_32_4" style:display-name="SkjulTall 4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elefon_32_3" style:display-name="Telefon 3" style:family="table-cell" style:data-style-name="N93"/>
    <style:style style:name="Telefon_32_4" style:display-name="Telefon 4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0_41__32_3" style:display-name="Thousands (0) 3" style:family="table-cell" style:data-style-name="N94"/>
    <style:style style:name="Thousands_32__40_0_41__32_4" style:display-name="Thousands (0) 4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housands_32__40_1_41__32_3" style:display-name="Thousands (1) 3" style:family="table-cell" style:data-style-name="N95"/>
    <style:style style:name="Thousands_32__40_1_41__32_4" style:display-name="Thousands (1) 4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_32_3" style:display-name="time 3" style:family="table-cell" style:data-style-name="N96"/>
    <style:style style:name="time_32_4" style:display-name="time 4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1_32_3" style:display-name="Timer1 3" style:family="table-cell" style:data-style-name="N97"/>
    <style:style style:name="Timer1_32_4" style:display-name="Timer1 4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mer2_32_3" style:display-name="Timer2 3" style:family="table-cell" style:data-style-name="N98"/>
    <style:style style:name="Timer2_32_4" style:display-name="Timer2 4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Siffer_32_3" style:display-name="ToSiffer 3" style:family="table-cell" style:data-style-name="N99"/>
    <style:style style:name="ToSiffer_32_4" style:display-name="ToSiffer 4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reSiffer_32_3" style:display-name="TreSiffer 3" style:family="table-cell" style:data-style-name="N100"/>
    <style:style style:name="TreSiffer_32_4" style:display-name="TreSiffer 4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1000_32_3" style:display-name="Tusenskille1000 3" style:family="table-cell" style:data-style-name="N101"/>
    <style:style style:name="Tusenskille1000_32_4" style:display-name="Tusenskille1000 4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TusenskilleFarger_32_3" style:display-name="TusenskilleFarger 3" style:family="table-cell" style:data-style-name="N102"/>
    <style:style style:name="TusenskilleFarger_32_4" style:display-name="TusenskilleFarger 4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1000_32_3" style:display-name="Valuta1000 3" style:family="table-cell" style:data-style-name="N103"/>
    <style:style style:name="Valuta1000_32_4" style:display-name="Valuta1000 4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ValutaFarger_32_3" style:display-name="ValutaFarger 3" style:family="table-cell" style:data-style-name="N104"/>
    <style:style style:name="ValutaFarger_32_4" style:display-name="ValutaFarger 4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2_32_2" style:display-name="Warning Text 2 2 2" style:family="table-cell" style:data-style-name="N0">
      <style:text-properties fo:color="#FF0000"/>
    </style:style>
    <style:style style:name="Warning_32_Text_32_2_32_2_32_3" style:display-name="Warning Text 2 2 3" style:family="table-cell" style:data-style-name="N0">
      <style:text-properties fo:color="#FF0000"/>
    </style:style>
    <style:style style:name="Warning_32_Text_32_2_32_2_32_4" style:display-name="Warning Text 2 2 4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/>
    </style:style>
    <style:style style:name="Warning_32_Text_32_2_32_5" style:display-name="Warning Text 2 5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3_32_2_32_2" style:display-name="Warning Text 3 2 2" style:family="table-cell" style:data-style-name="N0">
      <style:text-properties fo:color="#FF0000"/>
    </style:style>
    <style:style style:name="Warning_32_Text_32_3_32_2_32_3" style:display-name="Warning Text 3 2 3" style:family="table-cell" style:data-style-name="N0">
      <style:text-properties fo:color="#FF0000"/>
    </style:style>
    <style:style style:name="Warning_32_Text_32_3_32_2_32_4" style:display-name="Warning Text 3 2 4" style:family="table-cell" style:data-style-name="N0">
      <style:text-properties fo:color="#FF0000"/>
    </style:style>
    <style:style style:name="Warning_32_Text_32_3_32_3" style:display-name="Warning Text 3 3" style:family="table-cell" style:data-style-name="N0">
      <style:text-properties fo:color="#FF0000"/>
    </style:style>
    <style:style style:name="Warning_32_Text_32_3_32_4" style:display-name="Warning Text 3 4" style:family="table-cell" style:data-style-name="N0">
      <style:text-properties fo:color="#FF0000"/>
    </style:style>
    <style:style style:name="Warning_32_Text_32_3_32_5" style:display-name="Warning Text 3 5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4_32_2" style:display-name="Warning Text 4 2" style:family="table-cell" style:data-style-name="N0">
      <style:text-properties fo:color="#FF0000"/>
    </style:style>
    <style:style style:name="Warning_32_Text_32_4_32_2_32_2" style:display-name="Warning Text 4 2 2" style:family="table-cell" style:data-style-name="N0">
      <style:text-properties fo:color="#FF0000"/>
    </style:style>
    <style:style style:name="Warning_32_Text_32_4_32_2_32_3" style:display-name="Warning Text 4 2 3" style:family="table-cell" style:data-style-name="N0">
      <style:text-properties fo:color="#FF0000"/>
    </style:style>
    <style:style style:name="Warning_32_Text_32_4_32_2_32_4" style:display-name="Warning Text 4 2 4" style:family="table-cell" style:data-style-name="N0">
      <style:text-properties fo:color="#FF0000"/>
    </style:style>
    <style:style style:name="Warning_32_Text_32_4_32_3" style:display-name="Warning Text 4 3" style:family="table-cell" style:data-style-name="N0">
      <style:text-properties fo:color="#FF0000"/>
    </style:style>
    <style:style style:name="Warning_32_Text_32_4_32_4" style:display-name="Warning Text 4 4" style:family="table-cell" style:data-style-name="N0">
      <style:text-properties fo:color="#FF0000"/>
    </style:style>
    <style:style style:name="Warning_32_Text_32_4_32_5" style:display-name="Warning Text 4 5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5_32_2" style:display-name="Warning Text 5 2" style:family="table-cell" style:data-style-name="N0">
      <style:text-properties fo:color="#FF0000"/>
    </style:style>
    <style:style style:name="Warning_32_Text_32_5_32_2_32_2" style:display-name="Warning Text 5 2 2" style:family="table-cell" style:data-style-name="N0">
      <style:text-properties fo:color="#FF0000"/>
    </style:style>
    <style:style style:name="Warning_32_Text_32_5_32_2_32_3" style:display-name="Warning Text 5 2 3" style:family="table-cell" style:data-style-name="N0">
      <style:text-properties fo:color="#FF0000"/>
    </style:style>
    <style:style style:name="Warning_32_Text_32_5_32_2_32_4" style:display-name="Warning Text 5 2 4" style:family="table-cell" style:data-style-name="N0">
      <style:text-properties fo:color="#FF0000"/>
    </style:style>
    <style:style style:name="Warning_32_Text_32_5_32_3" style:display-name="Warning Text 5 3" style:family="table-cell" style:data-style-name="N0">
      <style:text-properties fo:color="#FF0000"/>
    </style:style>
    <style:style style:name="Warning_32_Text_32_5_32_4" style:display-name="Warning Text 5 4" style:family="table-cell" style:data-style-name="N0">
      <style:text-properties fo:color="#FF0000"/>
    </style:style>
    <style:style style:name="Warning_32_Text_32_5_32_5" style:display-name="Warning Text 5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6_32_2" style:display-name="Warning Text 6 2" style:family="table-cell" style:data-style-name="N0">
      <style:text-properties fo:color="#FF0000"/>
    </style:style>
    <style:style style:name="Warning_32_Text_32_6_32_3" style:display-name="Warning Text 6 3" style:family="table-cell" style:data-style-name="N0">
      <style:text-properties fo:color="#FF0000"/>
    </style:style>
    <style:style style:name="Warning_32_Text_32_6_32_4" style:display-name="Warning Text 6 4" style:family="table-cell" style:data-style-name="N0">
      <style:text-properties fo:color="#FF0000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2_32_3" style:display-name="Year 2 3" style:family="table-cell" style:data-style-name="N107"/>
    <style:style style:name="Year_32_2_32_4" style:display-name="Year 2 4" style:family="table-cell" style:data-style-name="N107"/>
    <style:style style:name="Year_32_3" style:display-name="Year 3" style:family="table-cell" style:data-style-name="N107"/>
    <style:style style:name="Year_32_4" style:display-name="Year 4" style:family="table-cell" style:data-style-name="N107"/>
    <style:style style:name="Year_32_5" style:display-name="Year 5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18-01-08T10:59:30Z</meta:creation-date>
    <dc:date>2022-02-15T09:58:29Z</dc:date>
  </office:meta>
</office:document-meta>
</file>